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>
          <table:table-cell office:value-type="float" office:value="-5">
            <text:p>-5</text:p>
          </table:table-cell>
          <table:table-cell office:value-type="float" office:value="-0.16335044">
            <text:p>-0,1634</text:p>
          </table:table-cell>
          <table:table-cell table:number-columns-repeated="2"/>
          <table:table-cell office:value-type="string">
            <text:p>Trainée droite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6356995">
            <text:p>-0,1636</text:p>
          </table:table-cell>
          <table:table-cell>
            <draw:frame table:end-cell-address="Feuille1.L28" table:end-x="0.726cm" table:end-y="0.267cm" draw:z-index="0" svg:width="19.933cm" svg:height="11.795cm" svg:x="1.115cm" svg:y="0.213cm">
              <draw:object draw:notify-on-update-of-ranges="Feuille1.A1:Feuille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6229726">
            <text:p>-0,1623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6062028">
            <text:p>-0,1606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6280353">
            <text:p>-0,1628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5319254">
            <text:p>-0,1532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4887349">
            <text:p>-0,1489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4947712">
            <text:p>-0,1495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4736124">
            <text:p>-0,1474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4663638">
            <text:p>-0,1466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4330741">
            <text:p>-0,1433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3968529">
            <text:p>-0,1397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3762147">
            <text:p>-0,1376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3593361">
            <text:p>-0,1359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3867458">
            <text:p>-0,138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4160955">
            <text:p>-0,1416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4439514">
            <text:p>-0,1444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4642571">
            <text:p>-0,1464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5246094">
            <text:p>-0,1525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5551124">
            <text:p>-0,1555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5695684">
            <text:p>-0,157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5875752">
            <text:p>-0,1588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597227">
            <text:p>-0,1597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6041347">
            <text:p>-0,1604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6261869">
            <text:p>-0,1626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6124801">
            <text:p>-0,1612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6026809">
            <text:p>-0,1603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5677151">
            <text:p>-0,1568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5511166">
            <text:p>-0,1551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5411775">
            <text:p>-0,1541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15059867">
            <text:p>-0,1506</text:p>
          </table:table-cell>
          <table:table-cell office:value-type="float" office:value="-0.14542173">
            <text:p>-0,1454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481888">
            <text:p>-0,1482</text:p>
          </table:table-cell>
          <table:table-cell office:value-type="float" office:value="-0.16097357">
            <text:p>-0,161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14906772">
            <text:p>-0,1491</text:p>
          </table:table-cell>
          <table:table-cell office:value-type="float" office:value="-0.17171685">
            <text:p>-0,1717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5002111">
            <text:p>-0,15</text:p>
          </table:table-cell>
          <table:table-cell office:value-type="float" office:value="-0.17746774">
            <text:p>-0,1775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5240823">
            <text:p>-0,1524</text:p>
          </table:table-cell>
          <table:table-cell office:value-type="float" office:value="-0.17716667">
            <text:p>-0,1772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5348187">
            <text:p>-0,1535</text:p>
          </table:table-cell>
          <table:table-cell office:value-type="float" office:value="-0.17791675">
            <text:p>-0,1779</text:p>
          </table:table-cell>
          <table:table-cell table:formula="oooc:=[.B36]-[.C36]" office:value-type="float" office:value="0.02443488">
            <text:p>0,0244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15861375">
            <text:p>-0,1586</text:p>
          </table:table-cell>
          <table:table-cell office:value-type="float" office:value="-0.18304863">
            <text:p>-0,183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15482827">
            <text:p>-0,1548</text:p>
          </table:table-cell>
          <table:table-cell office:value-type="float" office:value="-0.17926315">
            <text:p>-0,1793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15133063">
            <text:p>-0,1513</text:p>
          </table:table-cell>
          <table:table-cell office:value-type="float" office:value="-0.17576551">
            <text:p>-0,1758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14389288">
            <text:p>-0,1439</text:p>
          </table:table-cell>
          <table:table-cell office:value-type="float" office:value="-0.16832776">
            <text:p>-0,1683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13601337">
            <text:p>-0,136</text:p>
          </table:table-cell>
          <table:table-cell office:value-type="float" office:value="-0.16044825">
            <text:p>-0,1604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1275437">
            <text:p>-0,1275</text:p>
          </table:table-cell>
          <table:table-cell office:value-type="float" office:value="-0.15197858">
            <text:p>-0,152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12103007">
            <text:p>-0,121</text:p>
          </table:table-cell>
          <table:table-cell office:value-type="float" office:value="-0.14546495">
            <text:p>-0,1455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11781511">
            <text:p>-0,1178</text:p>
          </table:table-cell>
          <table:table-cell office:value-type="float" office:value="-0.14224999">
            <text:p>-0,1422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11382594">
            <text:p>-0,1138</text:p>
          </table:table-cell>
          <table:table-cell office:value-type="float" office:value="-0.13826082">
            <text:p>-0,1383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10848875">
            <text:p>-0,1085</text:p>
          </table:table-cell>
          <table:table-cell office:value-type="float" office:value="-0.13292363">
            <text:p>-0,1329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10285665">
            <text:p>-0,1029</text:p>
          </table:table-cell>
          <table:table-cell office:value-type="float" office:value="-0.12729153">
            <text:p>-0,1273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09856836">
            <text:p>-0,0986</text:p>
          </table:table-cell>
          <table:table-cell office:value-type="float" office:value="-0.12300324">
            <text:p>-0,123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09632071">
            <text:p>-0,0963</text:p>
          </table:table-cell>
          <table:table-cell office:value-type="float" office:value="-0.12075559">
            <text:p>-0,1208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0918497">
            <text:p>-0,0918</text:p>
          </table:table-cell>
          <table:table-cell office:value-type="float" office:value="-0.11628458">
            <text:p>-0,1163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08826459">
            <text:p>-0,0883</text:p>
          </table:table-cell>
          <table:table-cell office:value-type="float" office:value="-0.11269947">
            <text:p>-0,1127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08242733">
            <text:p>-0,0824</text:p>
          </table:table-cell>
          <table:table-cell office:value-type="float" office:value="-0.10686221">
            <text:p>-0,1069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07754896">
            <text:p>-0,0775</text:p>
          </table:table-cell>
          <table:table-cell office:value-type="float" office:value="-0.10198384">
            <text:p>-0,102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07361082">
            <text:p>-0,0736</text:p>
          </table:table-cell>
          <table:table-cell office:value-type="float" office:value="-0.0980457">
            <text:p>-0,098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06912724">
            <text:p>-0,0691</text:p>
          </table:table-cell>
          <table:table-cell office:value-type="float" office:value="-0.09356212">
            <text:p>-0,0936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06429609">
            <text:p>-0,0643</text:p>
          </table:table-cell>
          <table:table-cell office:value-type="float" office:value="-0.08873097">
            <text:p>-0,0887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-0.05875342">
            <text:p>-0,0588</text:p>
          </table:table-cell>
          <table:table-cell office:value-type="float" office:value="-0.0831883">
            <text:p>-0,0832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-0.05118317">
            <text:p>-0,0512</text:p>
          </table:table-cell>
          <table:table-cell office:value-type="float" office:value="-0.07561805">
            <text:p>-0,0756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-0.04363718">
            <text:p>-0,0436</text:p>
          </table:table-cell>
          <table:table-cell office:value-type="float" office:value="-0.06807206">
            <text:p>-0,0681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-0.03487286">
            <text:p>-0,0349</text:p>
          </table:table-cell>
          <table:table-cell office:value-type="float" office:value="-0.05930774">
            <text:p>-0,0593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-0.02585488">
            <text:p>-0,0259</text:p>
          </table:table-cell>
          <table:table-cell office:value-type="float" office:value="-0.05028976">
            <text:p>-0,0503</text:p>
          </table:table-cell>
          <table:table-cell office:value-type="float" office:value="-0.1925869">
            <text:p>-0,1926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-0.01840178">
            <text:p>-0,0184</text:p>
          </table:table-cell>
          <table:table-cell office:value-type="float" office:value="-0.04283666">
            <text:p>-0,0428</text:p>
          </table:table-cell>
          <table:table-cell office:value-type="float" office:value="-0.18581885">
            <text:p>-0,1858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-0.0119998">
            <text:p>-0,012</text:p>
          </table:table-cell>
          <table:table-cell office:value-type="float" office:value="-0.03643468">
            <text:p>-0,0364</text:p>
          </table:table-cell>
          <table:table-cell office:value-type="float" office:value="-0.18778131">
            <text:p>-0,1878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-0.00560682999999998">
            <text:p>-0,0056</text:p>
          </table:table-cell>
          <table:table-cell office:value-type="float" office:value="-0.03004171">
            <text:p>-0,03</text:p>
          </table:table-cell>
          <table:table-cell office:value-type="float" office:value="-0.16592682">
            <text:p>-0,1659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0.00297004000000002">
            <text:p>0,003</text:p>
          </table:table-cell>
          <table:table-cell office:value-type="float" office:value="-0.02146484">
            <text:p>-0,0215</text:p>
          </table:table-cell>
          <table:table-cell office:value-type="float" office:value="-0.16446843">
            <text:p>-0,1645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0.01172326">
            <text:p>0,0117</text:p>
          </table:table-cell>
          <table:table-cell office:value-type="float" office:value="-0.01271162">
            <text:p>-0,0127</text:p>
          </table:table-cell>
          <table:table-cell office:value-type="float" office:value="-0.14596398">
            <text:p>-0,146</text:p>
          </table:table-cell>
          <table:table-cell table:formula="oooc:=[.B66]-[.D66]" office:value-type="float" office:value="0.15768724">
            <text:p>0,1577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0.02775725">
            <text:p>0,0278</text:p>
          </table:table-cell>
          <table:table-cell/>
          <table:table-cell office:value-type="float" office:value="-0.12992999">
            <text:p>-0,1299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0.01048175">
            <text:p>0,0105</text:p>
          </table:table-cell>
          <table:table-cell/>
          <table:table-cell office:value-type="float" office:value="-0.14720549">
            <text:p>-0,1472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0.00280935000000002">
            <text:p>0,0028</text:p>
          </table:table-cell>
          <table:table-cell/>
          <table:table-cell office:value-type="float" office:value="-0.15487789">
            <text:p>-0,1549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0.01151473">
            <text:p>0,0115</text:p>
          </table:table-cell>
          <table:table-cell/>
          <table:table-cell office:value-type="float" office:value="-0.14617251">
            <text:p>-0,1462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0.01684563">
            <text:p>0,0168</text:p>
          </table:table-cell>
          <table:table-cell/>
          <table:table-cell office:value-type="float" office:value="-0.14084161">
            <text:p>-0,1408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0.01431494">
            <text:p>0,0143</text:p>
          </table:table-cell>
          <table:table-cell/>
          <table:table-cell office:value-type="float" office:value="-0.1433723">
            <text:p>-0,1434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0.02151662">
            <text:p>0,0215</text:p>
          </table:table-cell>
          <table:table-cell/>
          <table:table-cell office:value-type="float" office:value="-0.13617062">
            <text:p>-0,1362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0.02760275">
            <text:p>0,0276</text:p>
          </table:table-cell>
          <table:table-cell/>
          <table:table-cell office:value-type="float" office:value="-0.13008449">
            <text:p>-0,1301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0.04523987">
            <text:p>0,0452</text:p>
          </table:table-cell>
          <table:table-cell/>
          <table:table-cell office:value-type="float" office:value="-0.11244737">
            <text:p>-0,1124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0.0471358">
            <text:p>0,0471</text:p>
          </table:table-cell>
          <table:table-cell/>
          <table:table-cell office:value-type="float" office:value="-0.11055144">
            <text:p>-0,1106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0.05863319">
            <text:p>0,0586</text:p>
          </table:table-cell>
          <table:table-cell/>
          <table:table-cell office:value-type="float" office:value="-0.09905405">
            <text:p>-0,0991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0.07234877">
            <text:p>0,0723</text:p>
          </table:table-cell>
          <table:table-cell/>
          <table:table-cell office:value-type="float" office:value="-0.08533847">
            <text:p>-0,0853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0.08490236">
            <text:p>0,0849</text:p>
          </table:table-cell>
          <table:table-cell/>
          <table:table-cell office:value-type="float" office:value="-0.07278488">
            <text:p>-0,0728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0.08928694">
            <text:p>0,0893</text:p>
          </table:table-cell>
          <table:table-cell/>
          <table:table-cell office:value-type="float" office:value="-0.0684003">
            <text:p>-0,0684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0.09190793">
            <text:p>0,0919</text:p>
          </table:table-cell>
          <table:table-cell/>
          <table:table-cell office:value-type="float" office:value="-0.06577931">
            <text:p>-0,0658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0.1020984">
            <text:p>0,1021</text:p>
          </table:table-cell>
          <table:table-cell/>
          <table:table-cell office:value-type="float" office:value="-0.05558884">
            <text:p>-0,0556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0.10946574">
            <text:p>0,1095</text:p>
          </table:table-cell>
          <table:table-cell/>
          <table:table-cell office:value-type="float" office:value="-0.0482215">
            <text:p>-0,0482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12942425">
            <text:p>0,1294</text:p>
          </table:table-cell>
          <table:table-cell/>
          <table:table-cell office:value-type="float" office:value="-0.02826299">
            <text:p>-0,0283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13001772">
            <text:p>0,13</text:p>
          </table:table-cell>
          <table:table-cell/>
          <table:table-cell office:value-type="float" office:value="-0.02766952">
            <text:p>-0,0277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1423435">
            <text:p>0,1423</text:p>
          </table:table-cell>
          <table:table-cell/>
          <table:table-cell office:value-type="float" office:value="-0.01534374">
            <text:p>-0,0153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15575768">
            <text:p>0,1558</text:p>
          </table:table-cell>
          <table:table-cell/>
          <table:table-cell office:value-type="float" office:value="-0.00192956">
            <text:p>-0,0019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16448233">
            <text:p>0,1645</text:p>
          </table:table-cell>
          <table:table-cell/>
          <table:table-cell office:value-type="float" office:value="0.00679508999999999">
            <text:p>0,0068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0.16343346">
            <text:p>0,1634</text:p>
          </table:table-cell>
          <table:table-cell/>
          <table:table-cell office:value-type="float" office:value="0.00574622000000001">
            <text:p>0,0057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0.1741621">
            <text:p>0,1742</text:p>
          </table:table-cell>
          <table:table-cell/>
          <table:table-cell office:value-type="float" office:value="0.01647486">
            <text:p>0,0165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0.1810555">
            <text:p>0,1811</text:p>
          </table:table-cell>
          <table:table-cell/>
          <table:table-cell office:value-type="float" office:value="0.02336826">
            <text:p>0,0234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0.19552272">
            <text:p>0,1955</text:p>
          </table:table-cell>
          <table:table-cell/>
          <table:table-cell office:value-type="float" office:value="0.03783548">
            <text:p>0,0378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0.21224664">
            <text:p>0,2122</text:p>
          </table:table-cell>
          <table:table-cell/>
          <table:table-cell office:value-type="float" office:value="0.0545594">
            <text:p>0,0546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22118947">
            <text:p>0,2212</text:p>
          </table:table-cell>
          <table:table-cell/>
          <table:table-cell office:value-type="float" office:value="0.06350223">
            <text:p>0,0635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2325665">
            <text:p>0,2326</text:p>
          </table:table-cell>
          <table:table-cell/>
          <table:table-cell office:value-type="float" office:value="0.07487926">
            <text:p>0,0749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24408211">
            <text:p>0,2441</text:p>
          </table:table-cell>
          <table:table-cell/>
          <table:table-cell office:value-type="float" office:value="0.08639487">
            <text:p>0,0864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5849459">
            <text:p>-0,1585</text:p>
          </table:table-cell>
          <table:table-cell table:number-columns-repeated="2"/>
          <table:table-cell office:value-type="string">
            <text:p>Trainée gauche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6037391">
            <text:p>-0,1604</text:p>
          </table:table-cell>
          <table:table-cell>
            <draw:frame table:end-cell-address="Feuille1.L128" table:end-x="0.865cm" table:end-y="0.188cm" draw:z-index="1" svg:width="20.072cm" svg:height="11.715cm" svg:x="1.115cm" svg:y="0.214cm">
              <draw:object draw:notify-on-update-of-ranges="Feuille1.A101:Feuille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5980571">
            <text:p>-0,1598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6336619">
            <text:p>-0,1634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6430926">
            <text:p>-0,164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6865872">
            <text:p>-0,168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7116445">
            <text:p>-0,1712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7402567">
            <text:p>-0,174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7876525">
            <text:p>-0,178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8027559">
            <text:p>-0,1803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8245682">
            <text:p>-0,1825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8435127">
            <text:p>-0,1844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9056771">
            <text:p>-0,1906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9370983">
            <text:p>-0,1937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8973578">
            <text:p>-0,189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8579378">
            <text:p>-0,1858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8135658">
            <text:p>-0,1814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8155734">
            <text:p>-0,1816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7409767">
            <text:p>-0,1741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7342778">
            <text:p>-0,1734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7282606">
            <text:p>-0,1728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720653">
            <text:p>-0,1721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6858878">
            <text:p>-0,1686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6633302">
            <text:p>-0,1663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6705999">
            <text:p>-0,1671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6753234">
            <text:p>-0,1675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6958999">
            <text:p>-0,1696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6813499">
            <text:p>-0,1681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6735579">
            <text:p>-0,1674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6763247">
            <text:p>-0,1676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16908483">
            <text:p>-0,1691</text:p>
          </table:table-cell>
          <table:table-cell office:value-type="float" office:value="-0.20567611">
            <text:p>-0,2057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6773866">
            <text:p>-0,1677</text:p>
          </table:table-cell>
          <table:table-cell office:value-type="float" office:value="-0.18657863">
            <text:p>-0,1866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16682131">
            <text:p>-0,1668</text:p>
          </table:table-cell>
          <table:table-cell office:value-type="float" office:value="-0.17047739">
            <text:p>-0,1705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6609598">
            <text:p>-0,1661</text:p>
          </table:table-cell>
          <table:table-cell office:value-type="float" office:value="-0.16355435">
            <text:p>-0,1636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6505793">
            <text:p>-0,1651</text:p>
          </table:table-cell>
          <table:table-cell office:value-type="float" office:value="-0.15680697">
            <text:p>-0,1568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6499326">
            <text:p>-0,165</text:p>
          </table:table-cell>
          <table:table-cell office:value-type="float" office:value="-0.15308411">
            <text:p>-0,1531</text:p>
          </table:table-cell>
          <table:table-cell table:formula="oooc:=[.B136]-[.C136]" office:value-type="float" office:value="-0.01190915">
            <text:p>-0,0119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15365574">
            <text:p>-0,1537</text:p>
          </table:table-cell>
          <table:table-cell office:value-type="float" office:value="-0.14174659">
            <text:p>-0,1417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15541839">
            <text:p>-0,1554</text:p>
          </table:table-cell>
          <table:table-cell office:value-type="float" office:value="-0.14350924">
            <text:p>-0,1435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15440544">
            <text:p>-0,1544</text:p>
          </table:table-cell>
          <table:table-cell office:value-type="float" office:value="-0.14249629">
            <text:p>-0,1425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15403489">
            <text:p>-0,154</text:p>
          </table:table-cell>
          <table:table-cell office:value-type="float" office:value="-0.14212574">
            <text:p>-0,1421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1538058">
            <text:p>-0,1538</text:p>
          </table:table-cell>
          <table:table-cell office:value-type="float" office:value="-0.14189665">
            <text:p>-0,1419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15469293">
            <text:p>-0,1547</text:p>
          </table:table-cell>
          <table:table-cell office:value-type="float" office:value="-0.14278378">
            <text:p>-0,1428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15467046">
            <text:p>-0,1547</text:p>
          </table:table-cell>
          <table:table-cell office:value-type="float" office:value="-0.14276131">
            <text:p>-0,1428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14954748">
            <text:p>-0,1495</text:p>
          </table:table-cell>
          <table:table-cell office:value-type="float" office:value="-0.13763833">
            <text:p>-0,1376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14359827">
            <text:p>-0,1436</text:p>
          </table:table-cell>
          <table:table-cell office:value-type="float" office:value="-0.13168912">
            <text:p>-0,1317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13649059">
            <text:p>-0,1365</text:p>
          </table:table-cell>
          <table:table-cell office:value-type="float" office:value="-0.12458144">
            <text:p>-0,1246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13522205">
            <text:p>-0,1352</text:p>
          </table:table-cell>
          <table:table-cell office:value-type="float" office:value="-0.1233129">
            <text:p>-0,1233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12970713">
            <text:p>-0,1297</text:p>
          </table:table-cell>
          <table:table-cell office:value-type="float" office:value="-0.11779798">
            <text:p>-0,1178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12355227">
            <text:p>-0,1236</text:p>
          </table:table-cell>
          <table:table-cell office:value-type="float" office:value="-0.11164312">
            <text:p>-0,1116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12057914">
            <text:p>-0,1206</text:p>
          </table:table-cell>
          <table:table-cell office:value-type="float" office:value="-0.10866999">
            <text:p>-0,1087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11852269">
            <text:p>-0,1185</text:p>
          </table:table-cell>
          <table:table-cell office:value-type="float" office:value="-0.10661354">
            <text:p>-0,1066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11409352">
            <text:p>-0,1141</text:p>
          </table:table-cell>
          <table:table-cell office:value-type="float" office:value="-0.10218437">
            <text:p>-0,1022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1094082">
            <text:p>-0,1094</text:p>
          </table:table-cell>
          <table:table-cell office:value-type="float" office:value="-0.09749905">
            <text:p>-0,0975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10405296">
            <text:p>-0,1041</text:p>
          </table:table-cell>
          <table:table-cell office:value-type="float" office:value="-0.09214381">
            <text:p>-0,0921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09717962">
            <text:p>-0,0972</text:p>
          </table:table-cell>
          <table:table-cell office:value-type="float" office:value="-0.08527047">
            <text:p>-0,0853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0899078">
            <text:p>-0,0899</text:p>
          </table:table-cell>
          <table:table-cell office:value-type="float" office:value="-0.07799865">
            <text:p>-0,078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08457898">
            <text:p>-0,0846</text:p>
          </table:table-cell>
          <table:table-cell office:value-type="float" office:value="-0.07266983">
            <text:p>-0,0727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08061168">
            <text:p>-0,0806</text:p>
          </table:table-cell>
          <table:table-cell office:value-type="float" office:value="-0.06870253">
            <text:p>-0,0687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07626799">
            <text:p>-0,0763</text:p>
          </table:table-cell>
          <table:table-cell office:value-type="float" office:value="-0.06435884">
            <text:p>-0,0644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07422872">
            <text:p>-0,0742</text:p>
          </table:table-cell>
          <table:table-cell office:value-type="float" office:value="-0.06231957">
            <text:p>-0,0623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07332589">
            <text:p>-0,0733</text:p>
          </table:table-cell>
          <table:table-cell office:value-type="float" office:value="-0.06141674">
            <text:p>-0,0614</text:p>
          </table:table-cell>
          <table:table-cell office:value-type="float" office:value="-0.02031986">
            <text:p>-0,0203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07008471">
            <text:p>-0,0701</text:p>
          </table:table-cell>
          <table:table-cell office:value-type="float" office:value="-0.05817556">
            <text:p>-0,0582</text:p>
          </table:table-cell>
          <table:table-cell office:value-type="float" office:value="-0.01594244">
            <text:p>-0,0159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06255021">
            <text:p>-0,0626</text:p>
          </table:table-cell>
          <table:table-cell office:value-type="float" office:value="-0.05064106">
            <text:p>-0,0506</text:p>
          </table:table-cell>
          <table:table-cell office:value-type="float" office:value="-0.01724691">
            <text:p>-0,0172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06420621">
            <text:p>-0,0642</text:p>
          </table:table-cell>
          <table:table-cell office:value-type="float" office:value="-0.05229706">
            <text:p>-0,0523</text:p>
          </table:table-cell>
          <table:table-cell office:value-type="float" office:value="-0.0363365">
            <text:p>-0,0363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06480583">
            <text:p>-0,0648</text:p>
          </table:table-cell>
          <table:table-cell office:value-type="float" office:value="-0.05289668">
            <text:p>-0,0529</text:p>
          </table:table-cell>
          <table:table-cell office:value-type="float" office:value="-0.04179453">
            <text:p>-0,0418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05743904">
            <text:p>-0,0574</text:p>
          </table:table-cell>
          <table:table-cell office:value-type="float" office:value="-0.04552989">
            <text:p>-0,0455</text:p>
          </table:table-cell>
          <table:table-cell office:value-type="float" office:value="-0.04709604">
            <text:p>-0,0471</text:p>
          </table:table-cell>
          <table:table-cell table:formula="oooc:=[.B166]-[.D166]" office:value-type="float" office:value="-0.010343">
            <text:p>-0,010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06237446">
            <text:p>-0,0624</text:p>
          </table:table-cell>
          <table:table-cell/>
          <table:table-cell office:value-type="float" office:value="-0.05203146">
            <text:p>-0,052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0412709">
            <text:p>-0,0413</text:p>
          </table:table-cell>
          <table:table-cell/>
          <table:table-cell office:value-type="float" office:value="-0.0309279">
            <text:p>-0,0309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03141815">
            <text:p>-0,0314</text:p>
          </table:table-cell>
          <table:table-cell/>
          <table:table-cell office:value-type="float" office:value="-0.02107515">
            <text:p>-0,0211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03961981">
            <text:p>-0,0396</text:p>
          </table:table-cell>
          <table:table-cell/>
          <table:table-cell office:value-type="float" office:value="-0.02927681">
            <text:p>-0,0293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02548308">
            <text:p>-0,0255</text:p>
          </table:table-cell>
          <table:table-cell/>
          <table:table-cell office:value-type="float" office:value="-0.01514008">
            <text:p>-0,0151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01888465">
            <text:p>-0,0189</text:p>
          </table:table-cell>
          <table:table-cell/>
          <table:table-cell office:value-type="float" office:value="-0.00854165000000001">
            <text:p>-0,0085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01556052">
            <text:p>-0,0156</text:p>
          </table:table-cell>
          <table:table-cell/>
          <table:table-cell office:value-type="float" office:value="-0.00521752">
            <text:p>-0,0052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01506855">
            <text:p>-0,0151</text:p>
          </table:table-cell>
          <table:table-cell/>
          <table:table-cell office:value-type="float" office:value="-0.00472555000000001">
            <text:p>-0,0047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01883979">
            <text:p>-0,0188</text:p>
          </table:table-cell>
          <table:table-cell/>
          <table:table-cell office:value-type="float" office:value="-0.00849679">
            <text:p>-0,0085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01532599">
            <text:p>-0,0153</text:p>
          </table:table-cell>
          <table:table-cell/>
          <table:table-cell office:value-type="float" office:value="-0.00498299">
            <text:p>-0,005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-0.01558684">
            <text:p>-0,0156</text:p>
          </table:table-cell>
          <table:table-cell/>
          <table:table-cell office:value-type="float" office:value="-0.00524384">
            <text:p>-0,0052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02431997">
            <text:p>-0,0243</text:p>
          </table:table-cell>
          <table:table-cell/>
          <table:table-cell office:value-type="float" office:value="-0.01397697">
            <text:p>-0,014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-0.026886">
            <text:p>-0,0269</text:p>
          </table:table-cell>
          <table:table-cell/>
          <table:table-cell office:value-type="float" office:value="-0.016543">
            <text:p>-0,0165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-0.02289554">
            <text:p>-0,0229</text:p>
          </table:table-cell>
          <table:table-cell/>
          <table:table-cell office:value-type="float" office:value="-0.01255254">
            <text:p>-0,0126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-0.01585078">
            <text:p>-0,0159</text:p>
          </table:table-cell>
          <table:table-cell/>
          <table:table-cell office:value-type="float" office:value="-0.00550778">
            <text:p>-0,0055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-0.01899067">
            <text:p>-0,019</text:p>
          </table:table-cell>
          <table:table-cell/>
          <table:table-cell office:value-type="float" office:value="-0.00864767">
            <text:p>-0,0086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-0.01996988">
            <text:p>-0,02</text:p>
          </table:table-cell>
          <table:table-cell/>
          <table:table-cell office:value-type="float" office:value="-0.00962688">
            <text:p>-0,0096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-0.02895858">
            <text:p>-0,029</text:p>
          </table:table-cell>
          <table:table-cell/>
          <table:table-cell office:value-type="float" office:value="-0.01861558">
            <text:p>-0,0186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-0.02075271">
            <text:p>-0,0208</text:p>
          </table:table-cell>
          <table:table-cell/>
          <table:table-cell office:value-type="float" office:value="-0.01040971">
            <text:p>-0,0104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-0.02840327">
            <text:p>-0,0284</text:p>
          </table:table-cell>
          <table:table-cell/>
          <table:table-cell office:value-type="float" office:value="-0.01806027">
            <text:p>-0,0181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-0.02969329">
            <text:p>-0,0297</text:p>
          </table:table-cell>
          <table:table-cell/>
          <table:table-cell office:value-type="float" office:value="-0.01935029">
            <text:p>-0,0194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-0.02884607">
            <text:p>-0,0288</text:p>
          </table:table-cell>
          <table:table-cell/>
          <table:table-cell office:value-type="float" office:value="-0.01850307">
            <text:p>-0,0185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-0.01959604">
            <text:p>-0,0196</text:p>
          </table:table-cell>
          <table:table-cell/>
          <table:table-cell office:value-type="float" office:value="-0.00925304">
            <text:p>-0,0093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-0.01821236">
            <text:p>-0,0182</text:p>
          </table:table-cell>
          <table:table-cell/>
          <table:table-cell office:value-type="float" office:value="-0.00786936">
            <text:p>-0,0079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-0.01300454">
            <text:p>-0,013</text:p>
          </table:table-cell>
          <table:table-cell/>
          <table:table-cell office:value-type="float" office:value="-0.00266154">
            <text:p>-0,0027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-0.01702007">
            <text:p>-0,017</text:p>
          </table:table-cell>
          <table:table-cell/>
          <table:table-cell office:value-type="float" office:value="-0.00667707000000001">
            <text:p>-0,0067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-0.02540228">
            <text:p>-0,0254</text:p>
          </table:table-cell>
          <table:table-cell/>
          <table:table-cell office:value-type="float" office:value="-0.01505928">
            <text:p>-0,0151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-0.02544337">
            <text:p>-0,0254</text:p>
          </table:table-cell>
          <table:table-cell/>
          <table:table-cell office:value-type="float" office:value="-0.01510037">
            <text:p>-0,0151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-0.02717996">
            <text:p>-0,0272</text:p>
          </table:table-cell>
          <table:table-cell/>
          <table:table-cell office:value-type="float" office:value="-0.01683696">
            <text:p>-0,0168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-0.02933767">
            <text:p>-0,0293</text:p>
          </table:table-cell>
          <table:table-cell/>
          <table:table-cell office:value-type="float" office:value="-0.01899467">
            <text:p>-0,019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06634255">
            <text:p>0,0663</text:p>
          </table:table-cell>
          <table:table-cell table:number-columns-repeated="2"/>
          <table:table-cell office:value-type="string">
            <text:p>Portance droite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07085198">
            <text:p>0,0709</text:p>
          </table:table-cell>
          <table:table-cell>
            <draw:frame table:end-cell-address="Feuille1.L229" table:end-x="1.061cm" table:end-y="0.215cm" draw:z-index="2" svg:width="20.268cm" svg:height="12.194cm" svg:x="1.115cm" svg:y="0.214cm">
              <draw:object draw:notify-on-update-of-ranges="Feuille1.A201:Feuille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7561744">
            <text:p>0,0756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07986937">
            <text:p>0,0799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8423581">
            <text:p>0,084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645043">
            <text:p>0,0865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8861474">
            <text:p>0,0886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201588">
            <text:p>0,092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473084">
            <text:p>0,094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9684842">
            <text:p>0,096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0011456">
            <text:p>0,100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0211109">
            <text:p>0,10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0834402">
            <text:p>0,108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1300246">
            <text:p>0,113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766216">
            <text:p>0,117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2230331">
            <text:p>0,1223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2636433">
            <text:p>0,1264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3068678">
            <text:p>0,1307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3597548">
            <text:p>0,136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4189788">
            <text:p>0,1419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4786013">
            <text:p>0,1479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32772">
            <text:p>0,1533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670061">
            <text:p>0,1567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28323">
            <text:p>0,1628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901101">
            <text:p>0,169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7385015">
            <text:p>0,1739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7844481">
            <text:p>0,1784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8443734">
            <text:p>0,1844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905116">
            <text:p>0,1905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9475608">
            <text:p>0,1948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0007425">
            <text:p>0,2001</text:p>
          </table:table-cell>
          <table:table-cell office:value-type="float" office:value="-0.11581752">
            <text:p>-0,1158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0617754">
            <text:p>0,2062</text:p>
          </table:table-cell>
          <table:table-cell office:value-type="float" office:value="-0.10064868">
            <text:p>-0,1006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1138686">
            <text:p>0,2114</text:p>
          </table:table-cell>
          <table:table-cell office:value-type="float" office:value="-0.08351306">
            <text:p>-0,0835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1697881">
            <text:p>0,217</text:p>
          </table:table-cell>
          <table:table-cell office:value-type="float" office:value="-0.06630662">
            <text:p>-0,0663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25276">
            <text:p>0,2253</text:p>
          </table:table-cell>
          <table:table-cell office:value-type="float" office:value="-0.0583135">
            <text:p>-0,0583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3324522">
            <text:p>0,2332</text:p>
          </table:table-cell>
          <table:table-cell office:value-type="float" office:value="-0.04341711">
            <text:p>-0,0434</text:p>
          </table:table-cell>
          <table:table-cell table:formula="oooc:=[.B236]-[.C236]" office:value-type="float" office:value="0.27666233">
            <text:p>0,2767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25245896">
            <text:p>0,2525</text:p>
          </table:table-cell>
          <table:table-cell office:value-type="float" office:value="-0.02420337">
            <text:p>-0,0242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25259933">
            <text:p>0,2526</text:p>
          </table:table-cell>
          <table:table-cell office:value-type="float" office:value="-0.024063">
            <text:p>-0,0241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2540786">
            <text:p>0,2541</text:p>
          </table:table-cell>
          <table:table-cell office:value-type="float" office:value="-0.02258373">
            <text:p>-0,0226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25685247">
            <text:p>0,2569</text:p>
          </table:table-cell>
          <table:table-cell office:value-type="float" office:value="-0.01980986">
            <text:p>-0,0198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25867129">
            <text:p>0,2587</text:p>
          </table:table-cell>
          <table:table-cell office:value-type="float" office:value="-0.01799104">
            <text:p>-0,018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25923058">
            <text:p>0,2592</text:p>
          </table:table-cell>
          <table:table-cell office:value-type="float" office:value="-0.01743175">
            <text:p>-0,0174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26816174">
            <text:p>0,2682</text:p>
          </table:table-cell>
          <table:table-cell office:value-type="float" office:value="-0.00850058999999997">
            <text:p>-0,0085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27345792">
            <text:p>0,2735</text:p>
          </table:table-cell>
          <table:table-cell office:value-type="float" office:value="-0.00320440999999999">
            <text:p>-0,0032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28517683">
            <text:p>0,2852</text:p>
          </table:table-cell>
          <table:table-cell office:value-type="float" office:value="0.00851450000000001">
            <text:p>0,0085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29148424">
            <text:p>0,2915</text:p>
          </table:table-cell>
          <table:table-cell office:value-type="float" office:value="0.01482191">
            <text:p>0,0148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29383976">
            <text:p>0,2938</text:p>
          </table:table-cell>
          <table:table-cell office:value-type="float" office:value="0.01717743">
            <text:p>0,0172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30629212">
            <text:p>0,3063</text:p>
          </table:table-cell>
          <table:table-cell office:value-type="float" office:value="0.02962979">
            <text:p>0,0296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31771664">
            <text:p>0,3177</text:p>
          </table:table-cell>
          <table:table-cell office:value-type="float" office:value="0.04105431">
            <text:p>0,0411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32312534">
            <text:p>0,3231</text:p>
          </table:table-cell>
          <table:table-cell office:value-type="float" office:value="0.0464630100000001">
            <text:p>0,0465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33053571">
            <text:p>0,3305</text:p>
          </table:table-cell>
          <table:table-cell office:value-type="float" office:value="0.05387338">
            <text:p>0,0539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33570433">
            <text:p>0,3357</text:p>
          </table:table-cell>
          <table:table-cell office:value-type="float" office:value="0.059042">
            <text:p>0,059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34461014">
            <text:p>0,3446</text:p>
          </table:table-cell>
          <table:table-cell office:value-type="float" office:value="0.06794781">
            <text:p>0,0679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35133982">
            <text:p>0,3513</text:p>
          </table:table-cell>
          <table:table-cell office:value-type="float" office:value="0.07467749">
            <text:p>0,0747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36070557">
            <text:p>0,3607</text:p>
          </table:table-cell>
          <table:table-cell office:value-type="float" office:value="0.0840432399999999">
            <text:p>0,084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36668591">
            <text:p>0,3667</text:p>
          </table:table-cell>
          <table:table-cell office:value-type="float" office:value="0.09002358">
            <text:p>0,09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37519253">
            <text:p>0,3752</text:p>
          </table:table-cell>
          <table:table-cell office:value-type="float" office:value="0.0985302">
            <text:p>0,0985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37575723">
            <text:p>0,3758</text:p>
          </table:table-cell>
          <table:table-cell office:value-type="float" office:value="0.0990949">
            <text:p>0,0991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38143017">
            <text:p>0,3814</text:p>
          </table:table-cell>
          <table:table-cell office:value-type="float" office:value="0.10476784">
            <text:p>0,1048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38731197">
            <text:p>0,3873</text:p>
          </table:table-cell>
          <table:table-cell office:value-type="float" office:value="0.11064964">
            <text:p>0,1106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39294007">
            <text:p>0,3929</text:p>
          </table:table-cell>
          <table:table-cell office:value-type="float" office:value="0.11627774">
            <text:p>0,1163</text:p>
          </table:table-cell>
          <table:table-cell office:value-type="float" office:value="0.47222096">
            <text:p>0,4722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39686376">
            <text:p>0,3969</text:p>
          </table:table-cell>
          <table:table-cell office:value-type="float" office:value="0.12020143">
            <text:p>0,1202</text:p>
          </table:table-cell>
          <table:table-cell office:value-type="float" office:value="0.4700947">
            <text:p>0,4701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39079725">
            <text:p>0,3908</text:p>
          </table:table-cell>
          <table:table-cell office:value-type="float" office:value="0.11413492">
            <text:p>0,1141</text:p>
          </table:table-cell>
          <table:table-cell office:value-type="float" office:value="0.49326103">
            <text:p>0,4933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38115254">
            <text:p>0,3812</text:p>
          </table:table-cell>
          <table:table-cell office:value-type="float" office:value="0.10449021">
            <text:p>0,1045</text:p>
          </table:table-cell>
          <table:table-cell office:value-type="float" office:value="0.46819472">
            <text:p>0,4682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37728337">
            <text:p>0,3773</text:p>
          </table:table-cell>
          <table:table-cell office:value-type="float" office:value="0.10062104">
            <text:p>0,1006</text:p>
          </table:table-cell>
          <table:table-cell office:value-type="float" office:value="0.47978625">
            <text:p>0,4798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37338007">
            <text:p>0,3734</text:p>
          </table:table-cell>
          <table:table-cell office:value-type="float" office:value="0.09671774">
            <text:p>0,0967</text:p>
          </table:table-cell>
          <table:table-cell office:value-type="float" office:value="0.45700666">
            <text:p>0,457</text:p>
          </table:table-cell>
          <table:table-cell table:formula="oooc:=[.B266]-[.D266]" office:value-type="float" office:value="-0.08362659">
            <text:p>-0,0836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36544467">
            <text:p>0,3654</text:p>
          </table:table-cell>
          <table:table-cell/>
          <table:table-cell office:value-type="float" office:value="0.44907126">
            <text:p>0,4491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42358919">
            <text:p>0,4236</text:p>
          </table:table-cell>
          <table:table-cell/>
          <table:table-cell office:value-type="float" office:value="0.50721578">
            <text:p>0,5072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46649436">
            <text:p>0,4665</text:p>
          </table:table-cell>
          <table:table-cell/>
          <table:table-cell office:value-type="float" office:value="0.55012095">
            <text:p>0,5501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47604577">
            <text:p>0,476</text:p>
          </table:table-cell>
          <table:table-cell/>
          <table:table-cell office:value-type="float" office:value="0.55967236">
            <text:p>0,5597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48501247">
            <text:p>0,485</text:p>
          </table:table-cell>
          <table:table-cell/>
          <table:table-cell office:value-type="float" office:value="0.56863906">
            <text:p>0,5686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51684003">
            <text:p>0,5168</text:p>
          </table:table-cell>
          <table:table-cell/>
          <table:table-cell office:value-type="float" office:value="0.60046662">
            <text:p>0,6005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53764715">
            <text:p>0,5376</text:p>
          </table:table-cell>
          <table:table-cell/>
          <table:table-cell office:value-type="float" office:value="0.62127374">
            <text:p>0,6213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551013">
            <text:p>0,551</text:p>
          </table:table-cell>
          <table:table-cell/>
          <table:table-cell office:value-type="float" office:value="0.63463959">
            <text:p>0,6346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53084986">
            <text:p>0,5308</text:p>
          </table:table-cell>
          <table:table-cell/>
          <table:table-cell office:value-type="float" office:value="0.61447645">
            <text:p>0,6145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55250188">
            <text:p>0,5525</text:p>
          </table:table-cell>
          <table:table-cell/>
          <table:table-cell office:value-type="float" office:value="0.63612847">
            <text:p>0,6361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55385197">
            <text:p>0,5539</text:p>
          </table:table-cell>
          <table:table-cell/>
          <table:table-cell office:value-type="float" office:value="0.63747856">
            <text:p>0,6375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5441007">
            <text:p>0,5441</text:p>
          </table:table-cell>
          <table:table-cell/>
          <table:table-cell office:value-type="float" office:value="0.62772729">
            <text:p>0,6277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52281373">
            <text:p>0,5228</text:p>
          </table:table-cell>
          <table:table-cell/>
          <table:table-cell office:value-type="float" office:value="0.60644032">
            <text:p>0,6064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53674992">
            <text:p>0,5367</text:p>
          </table:table-cell>
          <table:table-cell/>
          <table:table-cell office:value-type="float" office:value="0.62037651">
            <text:p>0,6204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5504217">
            <text:p>0,5504</text:p>
          </table:table-cell>
          <table:table-cell/>
          <table:table-cell office:value-type="float" office:value="0.63404829">
            <text:p>0,634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55428379">
            <text:p>0,5543</text:p>
          </table:table-cell>
          <table:table-cell/>
          <table:table-cell office:value-type="float" office:value="0.63791038">
            <text:p>0,6379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55434624">
            <text:p>0,5543</text:p>
          </table:table-cell>
          <table:table-cell/>
          <table:table-cell office:value-type="float" office:value="0.63797283">
            <text:p>0,638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53972963">
            <text:p>0,5397</text:p>
          </table:table-cell>
          <table:table-cell/>
          <table:table-cell office:value-type="float" office:value="0.62335622">
            <text:p>0,6234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55899305">
            <text:p>0,559</text:p>
          </table:table-cell>
          <table:table-cell/>
          <table:table-cell office:value-type="float" office:value="0.64261964">
            <text:p>0,6426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57453536">
            <text:p>0,5745</text:p>
          </table:table-cell>
          <table:table-cell/>
          <table:table-cell office:value-type="float" office:value="0.65816195">
            <text:p>0,6582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56139283">
            <text:p>0,5614</text:p>
          </table:table-cell>
          <table:table-cell/>
          <table:table-cell office:value-type="float" office:value="0.64501942">
            <text:p>0,645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57148769">
            <text:p>0,5715</text:p>
          </table:table-cell>
          <table:table-cell/>
          <table:table-cell office:value-type="float" office:value="0.65511428">
            <text:p>0,6551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60486745">
            <text:p>0,6049</text:p>
          </table:table-cell>
          <table:table-cell/>
          <table:table-cell office:value-type="float" office:value="0.68849404">
            <text:p>0,6885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60538268">
            <text:p>0,6054</text:p>
          </table:table-cell>
          <table:table-cell/>
          <table:table-cell office:value-type="float" office:value="0.68900927">
            <text:p>0,689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62412702">
            <text:p>0,6241</text:p>
          </table:table-cell>
          <table:table-cell/>
          <table:table-cell office:value-type="float" office:value="0.70775361">
            <text:p>0,7078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6136411">
            <text:p>0,6136</text:p>
          </table:table-cell>
          <table:table-cell/>
          <table:table-cell office:value-type="float" office:value="0.69726769">
            <text:p>0,6973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57196305">
            <text:p>0,572</text:p>
          </table:table-cell>
          <table:table-cell/>
          <table:table-cell office:value-type="float" office:value="0.65558964">
            <text:p>0,6556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60786879">
            <text:p>0,6079</text:p>
          </table:table-cell>
          <table:table-cell/>
          <table:table-cell office:value-type="float" office:value="0.69149538">
            <text:p>0,6915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63610027">
            <text:p>0,6361</text:p>
          </table:table-cell>
          <table:table-cell/>
          <table:table-cell office:value-type="float" office:value="0.71972686">
            <text:p>0,7197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65374485">
            <text:p>0,6537</text:p>
          </table:table-cell>
          <table:table-cell/>
          <table:table-cell office:value-type="float" office:value="0.73737144">
            <text:p>0,7374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0587671">
            <text:p>-0,1059</text:p>
          </table:table-cell>
          <table:table-cell table:number-columns-repeated="2"/>
          <table:table-cell office:value-type="string">
            <text:p>Portance gauche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0381741">
            <text:p>-0,1038</text:p>
          </table:table-cell>
          <table:table-cell>
            <draw:frame table:end-cell-address="Feuille1.L328" table:end-x="0.81cm" table:end-y="0.163cm" draw:z-index="3" svg:width="20.017cm" svg:height="11.69cm" svg:x="1.115cm" svg:y="0.214cm">
              <draw:object draw:notify-on-update-of-ranges="Feuille1.A301:Feuille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9896781">
            <text:p>-0,099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9587394">
            <text:p>-0,0959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9209494">
            <text:p>-0,0921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867469">
            <text:p>-0,086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828424">
            <text:p>-0,0828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7869994">
            <text:p>-0,0787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7429874">
            <text:p>-0,074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6935479">
            <text:p>-0,0694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6309242">
            <text:p>-0,063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583132">
            <text:p>-0,0583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5393066">
            <text:p>-0,0539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4942984">
            <text:p>-0,0494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4566953">
            <text:p>-0,045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4195341">
            <text:p>-0,042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3877166">
            <text:p>-0,0388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3337049">
            <text:p>-0,0334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077176">
            <text:p>-0,0308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2733661">
            <text:p>-0,0273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231396">
            <text:p>-0,0231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1813876">
            <text:p>-0,0181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521474">
            <text:p>-0,0152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1061111">
            <text:p>-0,0106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720261">
            <text:p>-0,0072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136788999999998">
            <text:p>-0,0014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31012999999999">
            <text:p>0,0013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590321999999999">
            <text:p>0,0059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075818">
            <text:p>0,0108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644046">
            <text:p>0,0164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067197">
            <text:p>0,0207</text:p>
          </table:table-cell>
          <table:table-cell office:value-type="float" office:value="0.04468483">
            <text:p>0,0447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597781">
            <text:p>0,026</text:p>
          </table:table-cell>
          <table:table-cell office:value-type="float" office:value="0.04152496">
            <text:p>0,0415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2939171">
            <text:p>0,0294</text:p>
          </table:table-cell>
          <table:table-cell office:value-type="float" office:value="0.03842022">
            <text:p>0,0384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3212902">
            <text:p>0,0321</text:p>
          </table:table-cell>
          <table:table-cell office:value-type="float" office:value="0.04403844">
            <text:p>0,044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3567795">
            <text:p>0,0357</text:p>
          </table:table-cell>
          <table:table-cell office:value-type="float" office:value="0.04560605">
            <text:p>0,0456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3908066">
            <text:p>0,0391</text:p>
          </table:table-cell>
          <table:table-cell office:value-type="float" office:value="0.05110669">
            <text:p>0,0511</text:p>
          </table:table-cell>
          <table:table-cell table:formula="oooc:=[.B336]-[.C336]" office:value-type="float" office:value="-0.01202603">
            <text:p>-0,012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0.03661317">
            <text:p>0,0366</text:p>
          </table:table-cell>
          <table:table-cell office:value-type="float" office:value="0.0486392">
            <text:p>0,0486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0.04147477">
            <text:p>0,0415</text:p>
          </table:table-cell>
          <table:table-cell office:value-type="float" office:value="0.0535008">
            <text:p>0,0535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0.04393353">
            <text:p>0,0439</text:p>
          </table:table-cell>
          <table:table-cell office:value-type="float" office:value="0.05595956">
            <text:p>0,056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0.05100751">
            <text:p>0,051</text:p>
          </table:table-cell>
          <table:table-cell office:value-type="float" office:value="0.06303354">
            <text:p>0,063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0.05826876">
            <text:p>0,0583</text:p>
          </table:table-cell>
          <table:table-cell office:value-type="float" office:value="0.07029479">
            <text:p>0,0703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0.06353884">
            <text:p>0,0635</text:p>
          </table:table-cell>
          <table:table-cell office:value-type="float" office:value="0.07556487">
            <text:p>0,0756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0.06832834">
            <text:p>0,0683</text:p>
          </table:table-cell>
          <table:table-cell office:value-type="float" office:value="0.08035437">
            <text:p>0,0804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0.07116083">
            <text:p>0,0712</text:p>
          </table:table-cell>
          <table:table-cell office:value-type="float" office:value="0.08318686">
            <text:p>0,0832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0.07240313">
            <text:p>0,0724</text:p>
          </table:table-cell>
          <table:table-cell office:value-type="float" office:value="0.08442916">
            <text:p>0,0844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0.07545404">
            <text:p>0,0755</text:p>
          </table:table-cell>
          <table:table-cell office:value-type="float" office:value="0.08748007">
            <text:p>0,0875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0.07794891">
            <text:p>0,0779</text:p>
          </table:table-cell>
          <table:table-cell office:value-type="float" office:value="0.08997494">
            <text:p>0,09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0.08285245">
            <text:p>0,0829</text:p>
          </table:table-cell>
          <table:table-cell office:value-type="float" office:value="0.09487848">
            <text:p>0,0949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0.0861874">
            <text:p>0,0862</text:p>
          </table:table-cell>
          <table:table-cell office:value-type="float" office:value="0.09821343">
            <text:p>0,0982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0.08995865">
            <text:p>0,09</text:p>
          </table:table-cell>
          <table:table-cell office:value-type="float" office:value="0.10198468">
            <text:p>0,102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09496173">
            <text:p>0,095</text:p>
          </table:table-cell>
          <table:table-cell office:value-type="float" office:value="0.10698776">
            <text:p>0,107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10260715">
            <text:p>0,1026</text:p>
          </table:table-cell>
          <table:table-cell office:value-type="float" office:value="0.11463318">
            <text:p>0,1146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10675579">
            <text:p>0,1068</text:p>
          </table:table-cell>
          <table:table-cell office:value-type="float" office:value="0.11878182">
            <text:p>0,1188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11171345">
            <text:p>0,1117</text:p>
          </table:table-cell>
          <table:table-cell office:value-type="float" office:value="0.12373948">
            <text:p>0,1237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11698831">
            <text:p>0,117</text:p>
          </table:table-cell>
          <table:table-cell office:value-type="float" office:value="0.12901434">
            <text:p>0,129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12016921">
            <text:p>0,1202</text:p>
          </table:table-cell>
          <table:table-cell office:value-type="float" office:value="0.13219524">
            <text:p>0,1322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12591866">
            <text:p>0,1259</text:p>
          </table:table-cell>
          <table:table-cell office:value-type="float" office:value="0.13794469">
            <text:p>0,1379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12981112">
            <text:p>0,1298</text:p>
          </table:table-cell>
          <table:table-cell office:value-type="float" office:value="0.14183715">
            <text:p>0,1418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13557057">
            <text:p>0,1356</text:p>
          </table:table-cell>
          <table:table-cell office:value-type="float" office:value="0.1475966">
            <text:p>0,1476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1425538">
            <text:p>0,1426</text:p>
          </table:table-cell>
          <table:table-cell office:value-type="float" office:value="0.15457983">
            <text:p>0,1546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15166783">
            <text:p>0,1517</text:p>
          </table:table-cell>
          <table:table-cell office:value-type="float" office:value="0.16369386">
            <text:p>0,1637</text:p>
          </table:table-cell>
          <table:table-cell office:value-type="float" office:value="-0.04729098">
            <text:p>-0,0473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15813891">
            <text:p>0,1581</text:p>
          </table:table-cell>
          <table:table-cell office:value-type="float" office:value="0.17016494">
            <text:p>0,1702</text:p>
          </table:table-cell>
          <table:table-cell office:value-type="float" office:value="-0.05697689">
            <text:p>-0,057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16143052">
            <text:p>0,1614</text:p>
          </table:table-cell>
          <table:table-cell office:value-type="float" office:value="0.17345655">
            <text:p>0,1735</text:p>
          </table:table-cell>
          <table:table-cell office:value-type="float" office:value="-0.05427481">
            <text:p>-0,0543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16777717">
            <text:p>0,1678</text:p>
          </table:table-cell>
          <table:table-cell office:value-type="float" office:value="0.1798032">
            <text:p>0,1798</text:p>
          </table:table-cell>
          <table:table-cell office:value-type="float" office:value="-0.01213671">
            <text:p>-0,0121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17646383">
            <text:p>0,1765</text:p>
          </table:table-cell>
          <table:table-cell office:value-type="float" office:value="0.18848986">
            <text:p>0,1885</text:p>
          </table:table-cell>
          <table:table-cell office:value-type="float" office:value="0.00561940999999999">
            <text:p>0,0056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17808345">
            <text:p>0,1781</text:p>
          </table:table-cell>
          <table:table-cell office:value-type="float" office:value="0.19010948">
            <text:p>0,1901</text:p>
          </table:table-cell>
          <table:table-cell office:value-type="float" office:value="0.01551187">
            <text:p>0,0155</text:p>
          </table:table-cell>
          <table:table-cell table:formula="oooc:=[.B366]-[.D366]" office:value-type="float" office:value="0.16257158">
            <text:p>0,1626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1854073">
            <text:p>0,1854</text:p>
          </table:table-cell>
          <table:table-cell/>
          <table:table-cell office:value-type="float" office:value="0.02283572">
            <text:p>0,0228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1413919">
            <text:p>0,1414</text:p>
          </table:table-cell>
          <table:table-cell/>
          <table:table-cell office:value-type="float" office:value="-0.02117968">
            <text:p>-0,0212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11973414">
            <text:p>0,1197</text:p>
          </table:table-cell>
          <table:table-cell/>
          <table:table-cell office:value-type="float" office:value="-0.04283744">
            <text:p>-0,0428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13619962">
            <text:p>0,1362</text:p>
          </table:table-cell>
          <table:table-cell/>
          <table:table-cell office:value-type="float" office:value="-0.02637196">
            <text:p>-0,0264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10993026">
            <text:p>0,1099</text:p>
          </table:table-cell>
          <table:table-cell/>
          <table:table-cell office:value-type="float" office:value="-0.05264132">
            <text:p>-0,0526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09518193">
            <text:p>0,0952</text:p>
          </table:table-cell>
          <table:table-cell/>
          <table:table-cell office:value-type="float" office:value="-0.06738965">
            <text:p>-0,0674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07512876">
            <text:p>0,0751</text:p>
          </table:table-cell>
          <table:table-cell/>
          <table:table-cell office:value-type="float" office:value="-0.08744282">
            <text:p>-0,0874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06994421">
            <text:p>0,0699</text:p>
          </table:table-cell>
          <table:table-cell/>
          <table:table-cell office:value-type="float" office:value="-0.09262737">
            <text:p>-0,0926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08065099">
            <text:p>0,0807</text:p>
          </table:table-cell>
          <table:table-cell/>
          <table:table-cell office:value-type="float" office:value="-0.08192059">
            <text:p>-0,0819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07379638">
            <text:p>0,0738</text:p>
          </table:table-cell>
          <table:table-cell/>
          <table:table-cell office:value-type="float" office:value="-0.0887752">
            <text:p>-0,0888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0755321">
            <text:p>0,0755</text:p>
          </table:table-cell>
          <table:table-cell/>
          <table:table-cell office:value-type="float" office:value="-0.08703948">
            <text:p>-0,087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10008498">
            <text:p>0,1001</text:p>
          </table:table-cell>
          <table:table-cell/>
          <table:table-cell office:value-type="float" office:value="-0.0624866">
            <text:p>-0,0625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13146306">
            <text:p>0,1315</text:p>
          </table:table-cell>
          <table:table-cell/>
          <table:table-cell office:value-type="float" office:value="-0.03110852">
            <text:p>-0,0311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12551107">
            <text:p>0,1255</text:p>
          </table:table-cell>
          <table:table-cell/>
          <table:table-cell office:value-type="float" office:value="-0.03706051">
            <text:p>-0,0371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11285856">
            <text:p>0,1129</text:p>
          </table:table-cell>
          <table:table-cell/>
          <table:table-cell office:value-type="float" office:value="-0.04971302">
            <text:p>-0,0497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11402483">
            <text:p>0,114</text:p>
          </table:table-cell>
          <table:table-cell/>
          <table:table-cell office:value-type="float" office:value="-0.04854675">
            <text:p>-0,0485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12250455">
            <text:p>0,1225</text:p>
          </table:table-cell>
          <table:table-cell/>
          <table:table-cell office:value-type="float" office:value="-0.04006703">
            <text:p>-0,0401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15192408">
            <text:p>0,1519</text:p>
          </table:table-cell>
          <table:table-cell/>
          <table:table-cell office:value-type="float" office:value="-0.0106475">
            <text:p>-0,0106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12947372">
            <text:p>0,1295</text:p>
          </table:table-cell>
          <table:table-cell/>
          <table:table-cell office:value-type="float" office:value="-0.03309786">
            <text:p>-0,0331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13115421">
            <text:p>0,1312</text:p>
          </table:table-cell>
          <table:table-cell/>
          <table:table-cell office:value-type="float" office:value="-0.03141737">
            <text:p>-0,0314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12868092">
            <text:p>0,1287</text:p>
          </table:table-cell>
          <table:table-cell/>
          <table:table-cell office:value-type="float" office:value="-0.03389066">
            <text:p>-0,0339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12050666">
            <text:p>0,1205</text:p>
          </table:table-cell>
          <table:table-cell/>
          <table:table-cell office:value-type="float" office:value="-0.04206492">
            <text:p>-0,0421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09615251">
            <text:p>0,0962</text:p>
          </table:table-cell>
          <table:table-cell/>
          <table:table-cell office:value-type="float" office:value="-0.06641907">
            <text:p>-0,0664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09568945">
            <text:p>0,0957</text:p>
          </table:table-cell>
          <table:table-cell/>
          <table:table-cell office:value-type="float" office:value="-0.06688213">
            <text:p>-0,0669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07993314">
            <text:p>0,0799</text:p>
          </table:table-cell>
          <table:table-cell/>
          <table:table-cell office:value-type="float" office:value="-0.08263844">
            <text:p>-0,0826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09718093">
            <text:p>0,0972</text:p>
          </table:table-cell>
          <table:table-cell/>
          <table:table-cell office:value-type="float" office:value="-0.06539065">
            <text:p>-0,0654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14891453">
            <text:p>0,1489</text:p>
          </table:table-cell>
          <table:table-cell/>
          <table:table-cell office:value-type="float" office:value="-0.01365705">
            <text:p>-0,0137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12122102">
            <text:p>0,1212</text:p>
          </table:table-cell>
          <table:table-cell/>
          <table:table-cell office:value-type="float" office:value="-0.04135056">
            <text:p>-0,0414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092004">
            <text:p>0,092</text:p>
          </table:table-cell>
          <table:table-cell/>
          <table:table-cell office:value-type="float" office:value="-0.07056758">
            <text:p>-0,0706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07679187">
            <text:p>0,0768</text:p>
          </table:table-cell>
          <table:table-cell/>
          <table:table-cell office:value-type="float" office:value="-0.08577971">
            <text:p>-0,0858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23793939">
            <text:p>-0,2379</text:p>
          </table:table-cell>
          <table:table-cell table:number-columns-repeated="2"/>
          <table:table-cell office:value-type="string">
            <text:p>Portance 3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6645086">
            <text:p>-0,1665</text:p>
          </table:table-cell>
          <table:table-cell>
            <draw:frame table:end-cell-address="Feuille1.L428" table:end-x="0.865cm" table:end-y="0.269cm" draw:z-index="4" svg:width="20.072cm" svg:height="11.796cm" svg:x="1.115cm" svg:y="0.215cm">
              <draw:object draw:notify-on-update-of-ranges="Feuille1.A401:Feuille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20401227">
            <text:p>-0,204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4900691">
            <text:p>-0,149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6205823">
            <text:p>-0,1621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3700675">
            <text:p>-0,23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21834404">
            <text:p>-0,2183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25126641">
            <text:p>-0,2513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5379832">
            <text:p>-0,253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20348033">
            <text:p>-0,2035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1216378">
            <text:p>-0,212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20399508">
            <text:p>-0,204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1121144">
            <text:p>-0,2112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20288743">
            <text:p>-0,2029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20255465">
            <text:p>-0,2026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2037406">
            <text:p>-0,2037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20679799">
            <text:p>-0,2068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2094976">
            <text:p>-0,2095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2116777">
            <text:p>-0,2117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21514961">
            <text:p>-0,2151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21615165">
            <text:p>-0,2162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22020204">
            <text:p>-0,2202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22114685">
            <text:p>-0,2211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22505834">
            <text:p>-0,2251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22843364">
            <text:p>-0,2284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2300572">
            <text:p>-0,2301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22992304">
            <text:p>-0,2299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23198134">
            <text:p>-0,232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3464805">
            <text:p>-0,2346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23583924">
            <text:p>-0,2358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3677238">
            <text:p>-0,2368</text:p>
          </table:table-cell>
          <table:table-cell office:value-type="float" office:value="-0.30352312">
            <text:p>-0,3035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24088702">
            <text:p>-0,2409</text:p>
          </table:table-cell>
          <table:table-cell office:value-type="float" office:value="-0.23914386">
            <text:p>-0,2391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24401353">
            <text:p>-0,244</text:p>
          </table:table-cell>
          <table:table-cell office:value-type="float" office:value="-0.22456955">
            <text:p>-0,2246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24553221">
            <text:p>-0,2455</text:p>
          </table:table-cell>
          <table:table-cell office:value-type="float" office:value="-0.23868179">
            <text:p>-0,2387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4938533">
            <text:p>-0,2494</text:p>
          </table:table-cell>
          <table:table-cell office:value-type="float" office:value="-0.2381867">
            <text:p>-0,2382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6569209">
            <text:p>-0,2657</text:p>
          </table:table-cell>
          <table:table-cell table:formula="oooc:=[.F436]*COS(RADIANS(30))" office:value-type="float" office:value="-0.213316562877621">
            <text:p>-0,2133</text:p>
          </table:table-cell>
          <table:table-cell table:formula="oooc:=[.B436]-[.C436]" office:value-type="float" office:value="-0.0523755271223794">
            <text:p>-0,0524</text:p>
          </table:table-cell>
          <table:table-cell/>
          <table:table-cell office:value-type="float" office:value="-0.24631675">
            <text:p>-0,2463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71172142870575">
            <text:p>-0,2712</text:p>
          </table:table-cell>
          <table:table-cell table:formula="oooc:=[.F437]*COS(RADIANS(30))" office:value-type="float" office:value="-0.218796615748196">
            <text:p>-0,2188</text:p>
          </table:table-cell>
          <table:table-cell table:number-columns-repeated="2"/>
          <table:table-cell office:value-type="float" office:value="-0.25264457">
            <text:p>-0,252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274352266095558">
            <text:p>-0,2744</text:p>
          </table:table-cell>
          <table:table-cell table:formula="oooc:=[.F438]*COS(RADIANS(30))" office:value-type="float" office:value="-0.221976738973179">
            <text:p>-0,222</text:p>
          </table:table-cell>
          <table:table-cell table:number-columns-repeated="2"/>
          <table:table-cell office:value-type="float" office:value="-0.25631666">
            <text:p>-0,2563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27463375033255">
            <text:p>-0,2746</text:p>
          </table:table-cell>
          <table:table-cell table:formula="oooc:=[.F439]*COS(RADIANS(30))" office:value-type="float" office:value="-0.222258223210171">
            <text:p>-0,2223</text:p>
          </table:table-cell>
          <table:table-cell table:number-columns-repeated="2"/>
          <table:table-cell office:value-type="float" office:value="-0.25664169">
            <text:p>-0,2566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276415095306102">
            <text:p>-0,2764</text:p>
          </table:table-cell>
          <table:table-cell table:formula="oooc:=[.F440]*COS(RADIANS(30))" office:value-type="float" office:value="-0.224039568183723">
            <text:p>-0,224</text:p>
          </table:table-cell>
          <table:table-cell table:number-columns-repeated="2"/>
          <table:table-cell office:value-type="float" office:value="-0.25869861">
            <text:p>-0,2587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276786187191624">
            <text:p>-0,2768</text:p>
          </table:table-cell>
          <table:table-cell table:formula="oooc:=[.F441]*COS(RADIANS(30))" office:value-type="float" office:value="-0.224410660069245">
            <text:p>-0,2244</text:p>
          </table:table-cell>
          <table:table-cell table:number-columns-repeated="2"/>
          <table:table-cell office:value-type="float" office:value="-0.25912711">
            <text:p>-0,259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275188638789517">
            <text:p>-0,2752</text:p>
          </table:table-cell>
          <table:table-cell table:formula="oooc:=[.F442]*COS(RADIANS(30))" office:value-type="float" office:value="-0.222813111667138">
            <text:p>-0,2228</text:p>
          </table:table-cell>
          <table:table-cell table:number-columns-repeated="2"/>
          <table:table-cell office:value-type="float" office:value="-0.25728242">
            <text:p>-0,2573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276256257586794">
            <text:p>-0,2763</text:p>
          </table:table-cell>
          <table:table-cell table:formula="oooc:=[.F443]*COS(RADIANS(30))" office:value-type="float" office:value="-0.223880730464415">
            <text:p>-0,2239</text:p>
          </table:table-cell>
          <table:table-cell table:number-columns-repeated="2"/>
          <table:table-cell office:value-type="float" office:value="-0.2585152">
            <text:p>-0,2585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274458752579207">
            <text:p>-0,2745</text:p>
          </table:table-cell>
          <table:table-cell table:formula="oooc:=[.F444]*COS(RADIANS(30))" office:value-type="float" office:value="-0.222083225456828">
            <text:p>-0,2221</text:p>
          </table:table-cell>
          <table:table-cell table:number-columns-repeated="2"/>
          <table:table-cell office:value-type="float" office:value="-0.25643962">
            <text:p>-0,2564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272162598804375">
            <text:p>-0,2722</text:p>
          </table:table-cell>
          <table:table-cell table:formula="oooc:=[.F445]*COS(RADIANS(30))" office:value-type="float" office:value="-0.219787071681996">
            <text:p>-0,2198</text:p>
          </table:table-cell>
          <table:table-cell table:number-columns-repeated="2"/>
          <table:table-cell office:value-type="float" office:value="-0.25378825">
            <text:p>-0,2538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269313409866941">
            <text:p>-0,2693</text:p>
          </table:table-cell>
          <table:table-cell table:formula="oooc:=[.F446]*COS(RADIANS(30))" office:value-type="float" office:value="-0.216937882744561">
            <text:p>-0,2169</text:p>
          </table:table-cell>
          <table:table-cell table:number-columns-repeated="2"/>
          <table:table-cell office:value-type="float" office:value="-0.25049829">
            <text:p>-0,2505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265200672544877">
            <text:p>-0,2652</text:p>
          </table:table-cell>
          <table:table-cell table:formula="oooc:=[.F447]*COS(RADIANS(30))" office:value-type="float" office:value="-0.212825145422497">
            <text:p>-0,2128</text:p>
          </table:table-cell>
          <table:table-cell table:number-columns-repeated="2"/>
          <table:table-cell office:value-type="float" office:value="-0.24574931">
            <text:p>-0,2457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26766332836384">
            <text:p>-0,2677</text:p>
          </table:table-cell>
          <table:table-cell table:formula="oooc:=[.F448]*COS(RADIANS(30))" office:value-type="float" office:value="-0.215287801241461">
            <text:p>-0,2153</text:p>
          </table:table-cell>
          <table:table-cell table:number-columns-repeated="2"/>
          <table:table-cell office:value-type="float" office:value="-0.24859294">
            <text:p>-0,2486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269093448074634">
            <text:p>-0,2691</text:p>
          </table:table-cell>
          <table:table-cell table:formula="oooc:=[.F449]*COS(RADIANS(30))" office:value-type="float" office:value="-0.216717920952254">
            <text:p>-0,2167</text:p>
          </table:table-cell>
          <table:table-cell table:number-columns-repeated="2"/>
          <table:table-cell office:value-type="float" office:value="-0.2502443">
            <text:p>-0,2502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269509131608196">
            <text:p>-0,2695</text:p>
          </table:table-cell>
          <table:table-cell table:formula="oooc:=[.F450]*COS(RADIANS(30))" office:value-type="float" office:value="-0.217133604485817">
            <text:p>-0,2171</text:p>
          </table:table-cell>
          <table:table-cell table:number-columns-repeated="2"/>
          <table:table-cell office:value-type="float" office:value="-0.25072429">
            <text:p>-0,2507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271933240636437">
            <text:p>-0,2719</text:p>
          </table:table-cell>
          <table:table-cell table:formula="oooc:=[.F451]*COS(RADIANS(30))" office:value-type="float" office:value="-0.219557713514058">
            <text:p>-0,2196</text:p>
          </table:table-cell>
          <table:table-cell table:number-columns-repeated="2"/>
          <table:table-cell office:value-type="float" office:value="-0.25352341">
            <text:p>-0,2535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273786907391459">
            <text:p>-0,2738</text:p>
          </table:table-cell>
          <table:table-cell table:formula="oooc:=[.F452]*COS(RADIANS(30))" office:value-type="float" office:value="-0.22141138026908">
            <text:p>-0,2214</text:p>
          </table:table-cell>
          <table:table-cell table:number-columns-repeated="2"/>
          <table:table-cell office:value-type="float" office:value="-0.25566384">
            <text:p>-0,2557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276406902705783">
            <text:p>-0,2764</text:p>
          </table:table-cell>
          <table:table-cell table:formula="oooc:=[.F453]*COS(RADIANS(30))" office:value-type="float" office:value="-0.224031375583403">
            <text:p>-0,224</text:p>
          </table:table-cell>
          <table:table-cell table:number-columns-repeated="2"/>
          <table:table-cell office:value-type="float" office:value="-0.25868915">
            <text:p>-0,2587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278712522138278">
            <text:p>-0,2787</text:p>
          </table:table-cell>
          <table:table-cell table:formula="oooc:=[.F454]*COS(RADIANS(30))" office:value-type="float" office:value="-0.226336995015899">
            <text:p>-0,2263</text:p>
          </table:table-cell>
          <table:table-cell table:number-columns-repeated="2"/>
          <table:table-cell office:value-type="float" office:value="-0.26135145">
            <text:p>-0,2614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284258462221573">
            <text:p>-0,2843</text:p>
          </table:table-cell>
          <table:table-cell table:formula="oooc:=[.F455]*COS(RADIANS(30))" office:value-type="float" office:value="-0.231882935099194">
            <text:p>-0,2319</text:p>
          </table:table-cell>
          <table:table-cell table:number-columns-repeated="2"/>
          <table:table-cell office:value-type="float" office:value="-0.26775535">
            <text:p>-0,267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285226453456399">
            <text:p>-0,2852</text:p>
          </table:table-cell>
          <table:table-cell table:formula="oooc:=[.F456]*COS(RADIANS(30))" office:value-type="float" office:value="-0.23285092633402">
            <text:p>-0,2329</text:p>
          </table:table-cell>
          <table:table-cell table:number-columns-repeated="2"/>
          <table:table-cell office:value-type="float" office:value="-0.26887309">
            <text:p>-0,2689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291325038990865">
            <text:p>-0,2913</text:p>
          </table:table-cell>
          <table:table-cell table:formula="oooc:=[.F457]*COS(RADIANS(30))" office:value-type="float" office:value="-0.238949511868486">
            <text:p>-0,2389</text:p>
          </table:table-cell>
          <table:table-cell table:number-columns-repeated="2"/>
          <table:table-cell office:value-type="float" office:value="-0.27591513">
            <text:p>-0,2759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28892022500862">
            <text:p>-0,2889</text:p>
          </table:table-cell>
          <table:table-cell table:formula="oooc:=[.F458]*COS(RADIANS(30))" office:value-type="float" office:value="-0.236544697886241">
            <text:p>-0,2365</text:p>
          </table:table-cell>
          <table:table-cell table:number-columns-repeated="2"/>
          <table:table-cell office:value-type="float" office:value="-0.27313829">
            <text:p>-0,2731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293426804703564">
            <text:p>-0,2934</text:p>
          </table:table-cell>
          <table:table-cell table:formula="oooc:=[.F459]*COS(RADIANS(30))" office:value-type="float" office:value="-0.241051277581184">
            <text:p>-0,2411</text:p>
          </table:table-cell>
          <table:table-cell table:number-columns-repeated="2"/>
          <table:table-cell office:value-type="float" office:value="-0.27834204">
            <text:p>-0,2783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312889946230756">
            <text:p>-0,3129</text:p>
          </table:table-cell>
          <table:table-cell table:formula="oooc:=[.F460]*COS(RADIANS(30))" office:value-type="float" office:value="-0.260514419108376">
            <text:p>-0,2605</text:p>
          </table:table-cell>
          <table:table-cell table:number-columns-repeated="2"/>
          <table:table-cell office:value-type="float" office:value="-0.30081614">
            <text:p>-0,3008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321470655835262">
            <text:p>-0,3215</text:p>
          </table:table-cell>
          <table:table-cell table:formula="oooc:=[.F461]*COS(RADIANS(30))" office:value-type="float" office:value="-0.269095128712883">
            <text:p>-0,2691</text:p>
          </table:table-cell>
          <table:table-cell office:value-type="float" office:value="-0.07331501">
            <text:p>-0,0733</text:p>
          </table:table-cell>
          <table:table-cell/>
          <table:table-cell office:value-type="float" office:value="-0.31072429">
            <text:p>-0,3107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326630452511518">
            <text:p>-0,3266</text:p>
          </table:table-cell>
          <table:table-cell table:formula="oooc:=[.F462]*COS(RADIANS(30))" office:value-type="float" office:value="-0.274254925389139">
            <text:p>-0,2743</text:p>
          </table:table-cell>
          <table:table-cell office:value-type="float" office:value="-0.05494178">
            <text:p>-0,0549</text:p>
          </table:table-cell>
          <table:table-cell/>
          <table:table-cell office:value-type="float" office:value="-0.31668231">
            <text:p>-0,3167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324517679615938">
            <text:p>-0,3245</text:p>
          </table:table-cell>
          <table:table-cell table:formula="oooc:=[.F463]*COS(RADIANS(30))" office:value-type="float" office:value="-0.272142152493558">
            <text:p>-0,2721</text:p>
          </table:table-cell>
          <table:table-cell office:value-type="float" office:value="-0.0742096400000001">
            <text:p>-0,0742</text:p>
          </table:table-cell>
          <table:table-cell/>
          <table:table-cell office:value-type="float" office:value="-0.31424269">
            <text:p>-0,3142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325513842657149">
            <text:p>-0,3255</text:p>
          </table:table-cell>
          <table:table-cell table:formula="oooc:=[.F464]*COS(RADIANS(30))" office:value-type="float" office:value="-0.273138315534769">
            <text:p>-0,2731</text:p>
          </table:table-cell>
          <table:table-cell office:value-type="float" office:value="-0.08045386">
            <text:p>-0,0805</text:p>
          </table:table-cell>
          <table:table-cell/>
          <table:table-cell office:value-type="float" office:value="-0.31539296">
            <text:p>-0,3154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330725652819156">
            <text:p>-0,3307</text:p>
          </table:table-cell>
          <table:table-cell table:formula="oooc:=[.F465]*COS(RADIANS(30))" office:value-type="float" office:value="-0.278350125696776">
            <text:p>-0,2784</text:p>
          </table:table-cell>
          <table:table-cell office:value-type="float" office:value="-0.10496131">
            <text:p>-0,105</text:p>
          </table:table-cell>
          <table:table-cell/>
          <table:table-cell office:value-type="float" office:value="-0.32141104">
            <text:p>-0,3214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328104029377074">
            <text:p>-0,3281</text:p>
          </table:table-cell>
          <table:table-cell table:formula="oooc:=[.F466]*COS(RADIANS(30))" office:value-type="float" office:value="-0.275728502254694">
            <text:p>-0,2757</text:p>
          </table:table-cell>
          <table:table-cell table:formula="oooc:=[.G466]*COS(RADIANS(60))" office:value-type="float" office:value="-0.042612075">
            <text:p>-0,0426</text:p>
          </table:table-cell>
          <table:table-cell table:formula="oooc:=[.B466]-[.D466]" office:value-type="float" office:value="-0.285491954377074">
            <text:p>-0,2855</text:p>
          </table:table-cell>
          <table:table-cell office:value-type="float" office:value="-0.31838385">
            <text:p>-0,3184</text:p>
          </table:table-cell>
          <table:table-cell office:value-type="float" office:value="-0.0852241499999999">
            <text:p>-0,0852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324888049377074">
            <text:p>-0,3249</text:p>
          </table:table-cell>
          <table:table-cell/>
          <table:table-cell table:formula="oooc:=[.G467]*COS(RADIANS(60))" office:value-type="float" office:value="-0.039396095">
            <text:p>-0,0394</text:p>
          </table:table-cell>
          <table:table-cell table:number-columns-repeated="2"/>
          <table:table-cell office:value-type="float" office:value="-0.07879219">
            <text:p>-0,0788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334009974377074">
            <text:p>-0,334</text:p>
          </table:table-cell>
          <table:table-cell/>
          <table:table-cell table:formula="oooc:=[.G468]*COS(RADIANS(60))" office:value-type="float" office:value="-0.04851802">
            <text:p>-0,0485</text:p>
          </table:table-cell>
          <table:table-cell table:number-columns-repeated="2"/>
          <table:table-cell office:value-type="float" office:value="-0.09703604">
            <text:p>-0,097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329143564377074">
            <text:p>-0,3291</text:p>
          </table:table-cell>
          <table:table-cell/>
          <table:table-cell table:formula="oooc:=[.G469]*COS(RADIANS(60))" office:value-type="float" office:value="-0.0436516100000001">
            <text:p>-0,0437</text:p>
          </table:table-cell>
          <table:table-cell table:number-columns-repeated="2"/>
          <table:table-cell office:value-type="float" office:value="-0.0873032200000001">
            <text:p>-0,0873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339891959377074">
            <text:p>-0,3399</text:p>
          </table:table-cell>
          <table:table-cell/>
          <table:table-cell table:formula="oooc:=[.G470]*COS(RADIANS(60))" office:value-type="float" office:value="-0.054400005">
            <text:p>-0,0544</text:p>
          </table:table-cell>
          <table:table-cell table:number-columns-repeated="2"/>
          <table:table-cell office:value-type="float" office:value="-0.10880001">
            <text:p>-0,1088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336716314377074">
            <text:p>-0,3367</text:p>
          </table:table-cell>
          <table:table-cell/>
          <table:table-cell table:formula="oooc:=[.G471]*COS(RADIANS(60))" office:value-type="float" office:value="-0.05122436">
            <text:p>-0,0512</text:p>
          </table:table-cell>
          <table:table-cell table:number-columns-repeated="2"/>
          <table:table-cell office:value-type="float" office:value="-0.10244872">
            <text:p>-0,1024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355274124377074">
            <text:p>-0,3553</text:p>
          </table:table-cell>
          <table:table-cell/>
          <table:table-cell table:formula="oooc:=[.G472]*COS(RADIANS(60))" office:value-type="float" office:value="-0.06978217">
            <text:p>-0,0698</text:p>
          </table:table-cell>
          <table:table-cell table:number-columns-repeated="2"/>
          <table:table-cell office:value-type="float" office:value="-0.13956434">
            <text:p>-0,1396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348121524377074">
            <text:p>-0,3481</text:p>
          </table:table-cell>
          <table:table-cell/>
          <table:table-cell table:formula="oooc:=[.G473]*COS(RADIANS(60))" office:value-type="float" office:value="-0.06262957">
            <text:p>-0,0626</text:p>
          </table:table-cell>
          <table:table-cell table:number-columns-repeated="2"/>
          <table:table-cell office:value-type="float" office:value="-0.12525914">
            <text:p>-0,1253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345736394377074">
            <text:p>-0,3457</text:p>
          </table:table-cell>
          <table:table-cell/>
          <table:table-cell table:formula="oooc:=[.G474]*COS(RADIANS(60))" office:value-type="float" office:value="-0.06024444">
            <text:p>-0,0602</text:p>
          </table:table-cell>
          <table:table-cell table:number-columns-repeated="2"/>
          <table:table-cell office:value-type="float" office:value="-0.12048888">
            <text:p>-0,1205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331643579377074">
            <text:p>-0,3316</text:p>
          </table:table-cell>
          <table:table-cell/>
          <table:table-cell table:formula="oooc:=[.G475]*COS(RADIANS(60))" office:value-type="float" office:value="-0.046151625">
            <text:p>-0,0462</text:p>
          </table:table-cell>
          <table:table-cell table:number-columns-repeated="2"/>
          <table:table-cell office:value-type="float" office:value="-0.09230325">
            <text:p>-0,0923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335934014377074">
            <text:p>-0,3359</text:p>
          </table:table-cell>
          <table:table-cell/>
          <table:table-cell table:formula="oooc:=[.G476]*COS(RADIANS(60))" office:value-type="float" office:value="-0.05044206">
            <text:p>-0,0504</text:p>
          </table:table-cell>
          <table:table-cell table:number-columns-repeated="2"/>
          <table:table-cell office:value-type="float" office:value="-0.10088412">
            <text:p>-0,1009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337916509377074">
            <text:p>-0,3379</text:p>
          </table:table-cell>
          <table:table-cell/>
          <table:table-cell table:formula="oooc:=[.G477]*COS(RADIANS(60))" office:value-type="float" office:value="-0.052424555">
            <text:p>-0,0524</text:p>
          </table:table-cell>
          <table:table-cell table:number-columns-repeated="2"/>
          <table:table-cell office:value-type="float" office:value="-0.10484911">
            <text:p>-0,1048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334378549377074">
            <text:p>-0,3344</text:p>
          </table:table-cell>
          <table:table-cell/>
          <table:table-cell table:formula="oooc:=[.G478]*COS(RADIANS(60))" office:value-type="float" office:value="-0.048886595">
            <text:p>-0,0489</text:p>
          </table:table-cell>
          <table:table-cell table:number-columns-repeated="2"/>
          <table:table-cell office:value-type="float" office:value="-0.09777319">
            <text:p>-0,097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338108249377074">
            <text:p>-0,3381</text:p>
          </table:table-cell>
          <table:table-cell/>
          <table:table-cell table:formula="oooc:=[.G479]*COS(RADIANS(60))" office:value-type="float" office:value="-0.052616295">
            <text:p>-0,0526</text:p>
          </table:table-cell>
          <table:table-cell table:number-columns-repeated="2"/>
          <table:table-cell office:value-type="float" office:value="-0.10523259">
            <text:p>-0,1052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344816679377074">
            <text:p>-0,3448</text:p>
          </table:table-cell>
          <table:table-cell/>
          <table:table-cell table:formula="oooc:=[.G480]*COS(RADIANS(60))" office:value-type="float" office:value="-0.059324725">
            <text:p>-0,0593</text:p>
          </table:table-cell>
          <table:table-cell table:number-columns-repeated="2"/>
          <table:table-cell office:value-type="float" office:value="-0.11864945">
            <text:p>-0,1186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342937504377074">
            <text:p>-0,3429</text:p>
          </table:table-cell>
          <table:table-cell/>
          <table:table-cell table:formula="oooc:=[.G481]*COS(RADIANS(60))" office:value-type="float" office:value="-0.05744555">
            <text:p>-0,0574</text:p>
          </table:table-cell>
          <table:table-cell table:number-columns-repeated="2"/>
          <table:table-cell office:value-type="float" office:value="-0.1148911">
            <text:p>-0,1149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339994464377074">
            <text:p>-0,34</text:p>
          </table:table-cell>
          <table:table-cell/>
          <table:table-cell table:formula="oooc:=[.G482]*COS(RADIANS(60))" office:value-type="float" office:value="-0.05450251">
            <text:p>-0,0545</text:p>
          </table:table-cell>
          <table:table-cell table:number-columns-repeated="2"/>
          <table:table-cell office:value-type="float" office:value="-0.10900502">
            <text:p>-0,109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334485184377074">
            <text:p>-0,3345</text:p>
          </table:table-cell>
          <table:table-cell/>
          <table:table-cell table:formula="oooc:=[.G483]*COS(RADIANS(60))" office:value-type="float" office:value="-0.0489932300000001">
            <text:p>-0,049</text:p>
          </table:table-cell>
          <table:table-cell table:number-columns-repeated="2"/>
          <table:table-cell office:value-type="float" office:value="-0.0979864600000001">
            <text:p>-0,098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338928679377074">
            <text:p>-0,3389</text:p>
          </table:table-cell>
          <table:table-cell/>
          <table:table-cell table:formula="oooc:=[.G484]*COS(RADIANS(60))" office:value-type="float" office:value="-0.053436725">
            <text:p>-0,0534</text:p>
          </table:table-cell>
          <table:table-cell table:number-columns-repeated="2"/>
          <table:table-cell office:value-type="float" office:value="-0.10687345">
            <text:p>-0,1069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334221064377074">
            <text:p>-0,3342</text:p>
          </table:table-cell>
          <table:table-cell/>
          <table:table-cell table:formula="oooc:=[.G485]*COS(RADIANS(60))" office:value-type="float" office:value="-0.04872911">
            <text:p>-0,0487</text:p>
          </table:table-cell>
          <table:table-cell table:number-columns-repeated="2"/>
          <table:table-cell office:value-type="float" office:value="-0.09745822">
            <text:p>-0,0975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339904719377074">
            <text:p>-0,3399</text:p>
          </table:table-cell>
          <table:table-cell/>
          <table:table-cell table:formula="oooc:=[.G486]*COS(RADIANS(60))" office:value-type="float" office:value="-0.054412765">
            <text:p>-0,0544</text:p>
          </table:table-cell>
          <table:table-cell table:number-columns-repeated="2"/>
          <table:table-cell office:value-type="float" office:value="-0.10882553">
            <text:p>-0,1088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329466299377074">
            <text:p>-0,3295</text:p>
          </table:table-cell>
          <table:table-cell/>
          <table:table-cell table:formula="oooc:=[.G487]*COS(RADIANS(60))" office:value-type="float" office:value="-0.0439743450000001">
            <text:p>-0,044</text:p>
          </table:table-cell>
          <table:table-cell table:number-columns-repeated="2"/>
          <table:table-cell office:value-type="float" office:value="-0.0879486900000001">
            <text:p>-0,0879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333344244377074">
            <text:p>-0,3333</text:p>
          </table:table-cell>
          <table:table-cell/>
          <table:table-cell table:formula="oooc:=[.G488]*COS(RADIANS(60))" office:value-type="float" office:value="-0.04785229">
            <text:p>-0,0479</text:p>
          </table:table-cell>
          <table:table-cell table:number-columns-repeated="2"/>
          <table:table-cell office:value-type="float" office:value="-0.09570458">
            <text:p>-0,0957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342535894377074">
            <text:p>-0,3425</text:p>
          </table:table-cell>
          <table:table-cell/>
          <table:table-cell table:formula="oooc:=[.G489]*COS(RADIANS(60))" office:value-type="float" office:value="-0.05704394">
            <text:p>-0,057</text:p>
          </table:table-cell>
          <table:table-cell table:number-columns-repeated="2"/>
          <table:table-cell office:value-type="float" office:value="-0.11408788">
            <text:p>-0,1141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340580379377074">
            <text:p>-0,3406</text:p>
          </table:table-cell>
          <table:table-cell/>
          <table:table-cell table:formula="oooc:=[.G490]*COS(RADIANS(60))" office:value-type="float" office:value="-0.055088425">
            <text:p>-0,0551</text:p>
          </table:table-cell>
          <table:table-cell table:number-columns-repeated="2"/>
          <table:table-cell office:value-type="float" office:value="-0.11017685">
            <text:p>-0,1102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336222229377074">
            <text:p>-0,3362</text:p>
          </table:table-cell>
          <table:table-cell/>
          <table:table-cell table:formula="oooc:=[.G491]*COS(RADIANS(60))" office:value-type="float" office:value="-0.050730275">
            <text:p>-0,0507</text:p>
          </table:table-cell>
          <table:table-cell table:number-columns-repeated="2"/>
          <table:table-cell office:value-type="float" office:value="-0.10146055">
            <text:p>-0,1015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344117384377074">
            <text:p>-0,3441</text:p>
          </table:table-cell>
          <table:table-cell/>
          <table:table-cell table:formula="oooc:=[.G492]*COS(RADIANS(60))" office:value-type="float" office:value="-0.05862543">
            <text:p>-0,0586</text:p>
          </table:table-cell>
          <table:table-cell table:number-columns-repeated="2"/>
          <table:table-cell office:value-type="float" office:value="-0.11725086">
            <text:p>-0,1173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337158304377074">
            <text:p>-0,3372</text:p>
          </table:table-cell>
          <table:table-cell/>
          <table:table-cell table:formula="oooc:=[.G493]*COS(RADIANS(60))" office:value-type="float" office:value="-0.05166635">
            <text:p>-0,0517</text:p>
          </table:table-cell>
          <table:table-cell table:number-columns-repeated="2"/>
          <table:table-cell office:value-type="float" office:value="-0.1033327">
            <text:p>-0,1033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338995409377074">
            <text:p>-0,339</text:p>
          </table:table-cell>
          <table:table-cell/>
          <table:table-cell table:formula="oooc:=[.G494]*COS(RADIANS(60))" office:value-type="float" office:value="-0.053503455">
            <text:p>-0,0535</text:p>
          </table:table-cell>
          <table:table-cell table:number-columns-repeated="2"/>
          <table:table-cell office:value-type="float" office:value="-0.10700691">
            <text:p>-0,107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351841664377074">
            <text:p>-0,3518</text:p>
          </table:table-cell>
          <table:table-cell/>
          <table:table-cell table:formula="oooc:=[.G495]*COS(RADIANS(60))" office:value-type="float" office:value="-0.06634971">
            <text:p>-0,0663</text:p>
          </table:table-cell>
          <table:table-cell table:number-columns-repeated="2"/>
          <table:table-cell office:value-type="float" office:value="-0.13269942">
            <text:p>-0,1327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336695169377074">
            <text:p>-0,3367</text:p>
          </table:table-cell>
          <table:table-cell/>
          <table:table-cell table:formula="oooc:=[.G496]*COS(RADIANS(60))" office:value-type="float" office:value="-0.051203215">
            <text:p>-0,0512</text:p>
          </table:table-cell>
          <table:table-cell table:number-columns-repeated="2"/>
          <table:table-cell office:value-type="float" office:value="-0.10240643">
            <text:p>-0,1024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13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13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13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13"/>
        </table:table-row>
        <table:table-row table:style-name="ro1">
          <table:table-cell table:number-columns-repeated="3"/>
          <table:table-cell>
            <draw:frame table:end-cell-address="Feuille1.J532" table:end-x="0.531cm" table:end-y="0.427cm" draw:z-index="12" svg:width="13.938cm" svg:height="12.592cm" svg:x="0.141cm" svg:y="0.028cm">
              <draw:object draw:notify-on-update-of-ranges="Feuille1.A507:Feuille1.A602 Feuille1.C507:Feuille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 table:number-columns-repeated="9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0.000330607078620755">
            <text:p>0,0003</text:p>
            <draw:frame table:end-cell-address="Feuille1.F522" table:end-x="0.919cm" table:end-y="0.331cm" draw:z-index="7" svg:width="7.999cm" svg:height="6.999cm" svg:x="1.951cm" svg:y="0.106cm">
              <draw:object draw:notify-on-update-of-ranges="Feuille1.A507:Feuille1.A602 Feuille1.E507:Feuille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formula="oooc:=[.$B$501]/2*(([.B301]-[.B201])*COS(RADIANS([.A507]))+([.B101]-[.B1])*SIN(RADIANS([.A507])))" office:value-type="float" office:value="-0.00558958169037791">
            <text:p>-0,0056</text:p>
          </table:table-cell>
          <table:table-cell table:formula="oooc:=-[.B401]*[.$B$502]" office:value-type="float" office:value="0.0190351512">
            <text:p>0,019</text:p>
          </table:table-cell>
          <table:table-cell table:formula="oooc:=([.B301]+[.B201])*SIN(RADIANS([.A507]))-([.B101]+[.B1])*COS(RADIANS([.A507]))" office:value-type="float" office:value="0.324065941571883">
            <text:p>0,3241</text:p>
          </table:table-cell>
          <table:table-cell table:formula="oooc:=-([.B301]+[.B201])*COS(RADIANS([.A507]))-([.B1]+[.B101])*SIN(RADIANS([.A507]))-[.B401]" office:value-type="float" office:value="0.249272467946218">
            <text:p>0,2493</text:p>
          </table:table-cell>
          <table:table-cell>
            <draw:frame table:end-cell-address="Feuille1.J522" table:end-x="1.711cm" table:end-y="0.344cm" draw:z-index="5" svg:width="7.999cm" svg:height="6.999cm" svg:x="0.486cm" svg:y="0.119cm">
              <draw:object draw:notify-on-update-of-ranges="Feuille1.A507:Feuille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0.000292372148582962">
            <text:p>0,0003</text:p>
          </table:table-cell>
          <table:table-cell table:formula="oooc:=[.$B$501]/2*(([.B302]-[.B202])*COS(RADIANS([.A508]))+([.B102]-[.B2])*SIN(RADIANS([.A508])))" office:value-type="float" office:value="-0.00567017258031763">
            <text:p>-0,0057</text:p>
          </table:table-cell>
          <table:table-cell table:formula="oooc:=-[.B402]*[.$B$502]" office:value-type="float" office:value="0.0133160688">
            <text:p>0,0133</text:p>
          </table:table-cell>
          <table:table-cell table:formula="oooc:=([.B302]+[.B202])*SIN(RADIANS([.A508]))-([.B102]+[.B2])*COS(RADIANS([.A508]))" office:value-type="float" office:value="0.32545430119066">
            <text:p>0,3255</text:p>
          </table:table-cell>
          <table:table-cell table:formula="oooc:=-([.B302]+[.B202])*COS(RADIANS([.A508]))-([.B2]+[.B102])*SIN(RADIANS([.A508]))-[.B402]" office:value-type="float" office:value="0.176738806504696">
            <text:p>0,1767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0.000216090894088733">
            <text:p>0,0002</text:p>
          </table:table-cell>
          <table:table-cell table:formula="oooc:=[.$B$501]/2*(([.B303]-[.B203])*COS(RADIANS([.A509]))+([.B103]-[.B3])*SIN(RADIANS([.A509])))" office:value-type="float" office:value="-0.00567048250061436">
            <text:p>-0,0057</text:p>
          </table:table-cell>
          <table:table-cell table:formula="oooc:=-[.B403]*[.$B$502]" office:value-type="float" office:value="0.0163209816">
            <text:p>0,0163</text:p>
          </table:table-cell>
          <table:table-cell table:formula="oooc:=([.B303]+[.B203])*SIN(RADIANS([.A509]))-([.B103]+[.B3])*COS(RADIANS([.A509]))" office:value-type="float" office:value="0.322883603016743">
            <text:p>0,3229</text:p>
          </table:table-cell>
          <table:table-cell table:formula="oooc:=-([.B303]+[.B203])*COS(RADIANS([.A509]))-([.B3]+[.B103])*SIN(RADIANS([.A509]))-[.B403]" office:value-type="float" office:value="0.210473072185805">
            <text:p>0,210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0.000288521685843677">
            <text:p>0,0003</text:p>
          </table:table-cell>
          <table:table-cell table:formula="oooc:=[.$B$501]/2*(([.B304]-[.B204])*COS(RADIANS([.A510]))+([.B104]-[.B4])*SIN(RADIANS([.A510])))" office:value-type="float" office:value="-0.00570506368402695">
            <text:p>-0,0057</text:p>
          </table:table-cell>
          <table:table-cell table:formula="oooc:=-[.B404]*[.$B$502]" office:value-type="float" office:value="0.0119205528">
            <text:p>0,0119</text:p>
          </table:table-cell>
          <table:table-cell table:formula="oooc:=([.B304]+[.B204])*SIN(RADIANS([.A510]))-([.B104]+[.B4])*COS(RADIANS([.A510]))" office:value-type="float" office:value="0.324347657634237">
            <text:p>0,3243</text:p>
          </table:table-cell>
          <table:table-cell table:formula="oooc:=-([.B304]+[.B204])*COS(RADIANS([.A510]))-([.B4]+[.B104])*SIN(RADIANS([.A510]))-[.B404]" office:value-type="float" office:value="0.153694765706965">
            <text:p>0,1537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0.000148944139058613">
            <text:p>0,0001</text:p>
          </table:table-cell>
          <table:table-cell table:formula="oooc:=[.$B$501]/2*(([.B305]-[.B205])*COS(RADIANS([.A511]))+([.B105]-[.B5])*SIN(RADIANS([.A511])))" office:value-type="float" office:value="-0.00572902249922447">
            <text:p>-0,0057</text:p>
          </table:table-cell>
          <table:table-cell table:formula="oooc:=-[.B405]*[.$B$502]" office:value-type="float" office:value="0.0129646584">
            <text:p>0,013</text:p>
          </table:table-cell>
          <table:table-cell table:formula="oooc:=([.B305]+[.B205])*SIN(RADIANS([.A511]))-([.B105]+[.B5])*COS(RADIANS([.A511]))" office:value-type="float" office:value="0.32720012986868">
            <text:p>0,3272</text:p>
          </table:table-cell>
          <table:table-cell table:formula="oooc:=-([.B305]+[.B205])*COS(RADIANS([.A511]))-([.B5]+[.B105])*SIN(RADIANS([.A511]))-[.B405]" office:value-type="float" office:value="0.164207257654521">
            <text:p>0,1642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0.00050265085">
            <text:p>0,0005</text:p>
          </table:table-cell>
          <table:table-cell table:formula="oooc:=[.$B$501]/2*(([.B306]-[.B206])*COS(RADIANS([.A512]))+([.B106]-[.B6])*SIN(RADIANS([.A512])))" office:value-type="float" office:value="-0.005628913225">
            <text:p>-0,0056</text:p>
          </table:table-cell>
          <table:table-cell table:formula="oooc:=-[.B406]*[.$B$502]" office:value-type="float" office:value="0.01896054">
            <text:p>0,019</text:p>
          </table:table-cell>
          <table:table-cell table:formula="oooc:=([.B306]+[.B206])*SIN(RADIANS([.A512]))-([.B106]+[.B6])*COS(RADIANS([.A512]))" office:value-type="float" office:value="0.32185126">
            <text:p>0,3219</text:p>
          </table:table-cell>
          <table:table-cell table:formula="oooc:=-([.B306]+[.B206])*COS(RADIANS([.A512]))-([.B6]+[.B106])*SIN(RADIANS([.A512]))-[.B406]" office:value-type="float" office:value="0.23730322">
            <text:p>0,2373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0.000627094821761495">
            <text:p>0,0006</text:p>
          </table:table-cell>
          <table:table-cell table:formula="oooc:=[.$B$501]/2*(([.B307]-[.B207])*COS(RADIANS([.A513]))+([.B107]-[.B7])*SIN(RADIANS([.A513])))" office:value-type="float" office:value="-0.00558415185707938">
            <text:p>-0,0056</text:p>
          </table:table-cell>
          <table:table-cell table:formula="oooc:=-[.B407]*[.$B$502]" office:value-type="float" office:value="0.0174675232">
            <text:p>0,0175</text:p>
          </table:table-cell>
          <table:table-cell table:formula="oooc:=([.B307]+[.B207])*SIN(RADIANS([.A513]))-([.B107]+[.B7])*COS(RADIANS([.A513]))" office:value-type="float" office:value="0.320089937895374">
            <text:p>0,3201</text:p>
          </table:table-cell>
          <table:table-cell table:formula="oooc:=-([.B307]+[.B207])*COS(RADIANS([.A513]))-([.B7]+[.B107])*SIN(RADIANS([.A513]))-[.B407]" office:value-type="float" office:value="0.218158011359572">
            <text:p>0,218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603710233407608">
            <text:p>0,0006</text:p>
          </table:table-cell>
          <table:table-cell table:formula="oooc:=[.$B$501]/2*(([.B308]-[.B208])*COS(RADIANS([.A514]))+([.B108]-[.B8])*SIN(RADIANS([.A514])))" office:value-type="float" office:value="-0.00557272808868163">
            <text:p>-0,0056</text:p>
          </table:table-cell>
          <table:table-cell table:formula="oooc:=-[.B408]*[.$B$502]" office:value-type="float" office:value="0.0201013128">
            <text:p>0,0201</text:p>
          </table:table-cell>
          <table:table-cell table:formula="oooc:=([.B308]+[.B208])*SIN(RADIANS([.A514]))-([.B108]+[.B8])*COS(RADIANS([.A514]))" office:value-type="float" office:value="0.323770440445206">
            <text:p>0,3238</text:p>
          </table:table-cell>
          <table:table-cell table:formula="oooc:=-([.B308]+[.B208])*COS(RADIANS([.A514]))-([.B8]+[.B108])*SIN(RADIANS([.A514]))-[.B408]" office:value-type="float" office:value="0.249248666263718">
            <text:p>0,249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731726033775257">
            <text:p>0,0007</text:p>
          </table:table-cell>
          <table:table-cell table:formula="oooc:=[.$B$501]/2*(([.B309]-[.B209])*COS(RADIANS([.A515]))+([.B109]-[.B9])*SIN(RADIANS([.A515])))" office:value-type="float" office:value="-0.00553934841617216">
            <text:p>-0,0055</text:p>
          </table:table-cell>
          <table:table-cell table:formula="oooc:=-[.B409]*[.$B$502]" office:value-type="float" office:value="0.0203038656">
            <text:p>0,0203</text:p>
          </table:table-cell>
          <table:table-cell table:formula="oooc:=([.B309]+[.B209])*SIN(RADIANS([.A515]))-([.B109]+[.B9])*COS(RADIANS([.A515]))" office:value-type="float" office:value="0.326748878471394">
            <text:p>0,3267</text:p>
          </table:table-cell>
          <table:table-cell table:formula="oooc:=-([.B309]+[.B209])*COS(RADIANS([.A515]))-([.B9]+[.B109])*SIN(RADIANS([.A515]))-[.B409]" office:value-type="float" office:value="0.250462363193246">
            <text:p>0,250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0.000713814293419059">
            <text:p>0,0007</text:p>
          </table:table-cell>
          <table:table-cell table:formula="oooc:=[.$B$501]/2*(([.B310]-[.B210])*COS(RADIANS([.A516]))+([.B110]-[.B10])*SIN(RADIANS([.A516])))" office:value-type="float" office:value="-0.00546470925009497">
            <text:p>-0,0055</text:p>
          </table:table-cell>
          <table:table-cell table:formula="oooc:=-[.B410]*[.$B$502]" office:value-type="float" office:value="0.0162784264">
            <text:p>0,0163</text:p>
          </table:table-cell>
          <table:table-cell table:formula="oooc:=([.B310]+[.B210])*SIN(RADIANS([.A516]))-([.B110]+[.B10])*COS(RADIANS([.A516]))" office:value-type="float" office:value="0.328033487550844">
            <text:p>0,328</text:p>
          </table:table-cell>
          <table:table-cell table:formula="oooc:=-([.B310]+[.B210])*COS(RADIANS([.A516]))-([.B10]+[.B110])*SIN(RADIANS([.A516]))-[.B410]" office:value-type="float" office:value="0.1988578993528">
            <text:p>0,198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0.000805220296137327">
            <text:p>0,0008</text:p>
          </table:table-cell>
          <table:table-cell table:formula="oooc:=[.$B$501]/2*(([.B311]-[.B211])*COS(RADIANS([.A517]))+([.B111]-[.B11])*SIN(RADIANS([.A517])))" office:value-type="float" office:value="-0.00539493578241306">
            <text:p>-0,0054</text:p>
          </table:table-cell>
          <table:table-cell table:formula="oooc:=-[.B411]*[.$B$502]" office:value-type="float" office:value="0.0169731024">
            <text:p>0,017</text:p>
          </table:table-cell>
          <table:table-cell table:formula="oooc:=([.B311]+[.B211])*SIN(RADIANS([.A517]))-([.B111]+[.B11])*COS(RADIANS([.A517]))" office:value-type="float" office:value="0.327751290863748">
            <text:p>0,3278</text:p>
          </table:table-cell>
          <table:table-cell table:formula="oooc:=-([.B311]+[.B211])*COS(RADIANS([.A517]))-([.B11]+[.B111])*SIN(RADIANS([.A517]))-[.B411]" office:value-type="float" office:value="0.203674743846259">
            <text:p>0,203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0.000898702693966253">
            <text:p>0,0009</text:p>
          </table:table-cell>
          <table:table-cell table:formula="oooc:=[.$B$501]/2*(([.B312]-[.B212])*COS(RADIANS([.A518]))+([.B112]-[.B12])*SIN(RADIANS([.A518])))" office:value-type="float" office:value="-0.00533696589411873">
            <text:p>-0,0053</text:p>
          </table:table-cell>
          <table:table-cell table:formula="oooc:=-[.B412]*[.$B$502]" office:value-type="float" office:value="0.0163196064">
            <text:p>0,0163</text:p>
          </table:table-cell>
          <table:table-cell table:formula="oooc:=([.B312]+[.B212])*SIN(RADIANS([.A518]))-([.B112]+[.B12])*COS(RADIANS([.A518]))" office:value-type="float" office:value="0.326839579955881">
            <text:p>0,3268</text:p>
          </table:table-cell>
          <table:table-cell table:formula="oooc:=-([.B312]+[.B212])*COS(RADIANS([.A518]))-([.B12]+[.B112])*SIN(RADIANS([.A518]))-[.B412]" office:value-type="float" office:value="0.194308163083406">
            <text:p>0,194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106519653672242">
            <text:p>0,0011</text:p>
          </table:table-cell>
          <table:table-cell table:formula="oooc:=[.$B$501]/2*(([.B313]-[.B213])*COS(RADIANS([.A519]))+([.B113]-[.B13])*SIN(RADIANS([.A519])))" office:value-type="float" office:value="-0.00544432306104045">
            <text:p>-0,0054</text:p>
          </table:table-cell>
          <table:table-cell table:formula="oooc:=-[.B413]*[.$B$502]" office:value-type="float" office:value="0.0168969152">
            <text:p>0,0169</text:p>
          </table:table-cell>
          <table:table-cell table:formula="oooc:=([.B313]+[.B213])*SIN(RADIANS([.A519]))-([.B113]+[.B13])*COS(RADIANS([.A519]))" office:value-type="float" office:value="0.332374228074989">
            <text:p>0,3324</text:p>
          </table:table-cell>
          <table:table-cell table:formula="oooc:=-([.B313]+[.B213])*COS(RADIANS([.A519]))-([.B13]+[.B113])*SIN(RADIANS([.A519]))-[.B413]" office:value-type="float" office:value="0.1971998688134">
            <text:p>0,197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112475151462415">
            <text:p>0,0011</text:p>
          </table:table-cell>
          <table:table-cell table:formula="oooc:=[.$B$501]/2*(([.B314]-[.B214])*COS(RADIANS([.A520]))+([.B114]-[.B14])*SIN(RADIANS([.A520])))" office:value-type="float" office:value="-0.00548900351094558">
            <text:p>-0,0055</text:p>
          </table:table-cell>
          <table:table-cell table:formula="oooc:=-[.B414]*[.$B$502]" office:value-type="float" office:value="0.0162309944">
            <text:p>0,0162</text:p>
          </table:table-cell>
          <table:table-cell table:formula="oooc:=([.B314]+[.B214])*SIN(RADIANS([.A520]))-([.B114]+[.B14])*COS(RADIANS([.A520]))" office:value-type="float" office:value="0.335282971363684">
            <text:p>0,3353</text:p>
          </table:table-cell>
          <table:table-cell table:formula="oooc:=-([.B314]+[.B214])*COS(RADIANS([.A520]))-([.B14]+[.B114])*SIN(RADIANS([.A520]))-[.B414]" office:value-type="float" office:value="0.185810994123702">
            <text:p>0,185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808660006294713">
            <text:p>0,0008</text:p>
          </table:table-cell>
          <table:table-cell table:formula="oooc:=[.$B$501]/2*(([.B315]-[.B215])*COS(RADIANS([.A521]))+([.B115]-[.B15])*SIN(RADIANS([.A521])))" office:value-type="float" office:value="-0.00550252746449288">
            <text:p>-0,0055</text:p>
          </table:table-cell>
          <table:table-cell table:formula="oooc:=-[.B415]*[.$B$502]" office:value-type="float" office:value="0.016204372">
            <text:p>0,0162</text:p>
          </table:table-cell>
          <table:table-cell table:formula="oooc:=([.B315]+[.B215])*SIN(RADIANS([.A521]))-([.B115]+[.B15])*COS(RADIANS([.A521]))" office:value-type="float" office:value="0.335629212063541">
            <text:p>0,3356</text:p>
          </table:table-cell>
          <table:table-cell table:formula="oooc:=-([.B315]+[.B215])*COS(RADIANS([.A521]))-([.B15]+[.B115])*SIN(RADIANS([.A521]))-[.B415]" office:value-type="float" office:value="0.18282306772049">
            <text:p>0,182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487177995438139">
            <text:p>0,0005</text:p>
          </table:table-cell>
          <table:table-cell table:formula="oooc:=[.$B$501]/2*(([.B316]-[.B216])*COS(RADIANS([.A522]))+([.B116]-[.B16])*SIN(RADIANS([.A522])))" office:value-type="float" office:value="-0.00550659857674784">
            <text:p>-0,0055</text:p>
          </table:table-cell>
          <table:table-cell table:formula="oooc:=-[.B416]*[.$B$502]" office:value-type="float" office:value="0.016299248">
            <text:p>0,0163</text:p>
          </table:table-cell>
          <table:table-cell table:formula="oooc:=([.B316]+[.B216])*SIN(RADIANS([.A522]))-([.B116]+[.B16])*COS(RADIANS([.A522]))" office:value-type="float" office:value="0.336381951456735">
            <text:p>0,3364</text:p>
          </table:table-cell>
          <table:table-cell table:formula="oooc:=-([.B316]+[.B216])*COS(RADIANS([.A522]))-([.B16]+[.B116])*SIN(RADIANS([.A522]))-[.B416]" office:value-type="float" office:value="0.181464387142829">
            <text:p>0,181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155119961456157">
            <text:p>0,0002</text:p>
          </table:table-cell>
          <table:table-cell table:formula="oooc:=[.$B$501]/2*(([.B317]-[.B217])*COS(RADIANS([.A523]))+([.B117]-[.B17])*SIN(RADIANS([.A523])))" office:value-type="float" office:value="-0.00549752293946739">
            <text:p>-0,0055</text:p>
          </table:table-cell>
          <table:table-cell table:formula="oooc:=-[.B417]*[.$B$502]" office:value-type="float" office:value="0.0165438392">
            <text:p>0,0165</text:p>
          </table:table-cell>
          <table:table-cell table:formula="oooc:=([.B317]+[.B217])*SIN(RADIANS([.A523]))-([.B117]+[.B17])*COS(RADIANS([.A523]))" office:value-type="float" office:value="0.336480212771881">
            <text:p>0,3365</text:p>
          </table:table-cell>
          <table:table-cell table:formula="oooc:=-([.B317]+[.B217])*COS(RADIANS([.A523]))-([.B17]+[.B117])*SIN(RADIANS([.A523]))-[.B417]" office:value-type="float" office:value="0.182971002492621">
            <text:p>0,183</text:p>
          </table:table-cell>
          <table:table-cell>
            <draw:frame table:end-cell-address="Feuille1.J538" table:end-x="1.671cm" table:end-y="0.332cm" draw:z-index="6" svg:width="7.999cm" svg:height="6.999cm" svg:x="0.446cm" svg:y="0.107cm">
              <draw:object draw:notify-on-update-of-ranges="Feuille1.A507:Feuille1.A602 Feuille1.D507:Feuille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  <table:table-cell>
            <draw:frame table:end-cell-address="Feuille1.O547" table:end-x="1.006cm" table:end-y="0.241cm" draw:z-index="9" svg:width="13.577cm" svg:height="10.892cm" svg:x="0.976cm" svg:y="0.187cm">
              <draw:object draw:notify-on-update-of-ranges="Feuille1.A507:Feuille1.A602 Feuille1.E507:Feuille1.E60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0082710939259688">
            <text:p>0</text:p>
          </table:table-cell>
          <table:table-cell table:formula="oooc:=[.$B$501]/2*(([.B318]-[.B218])*COS(RADIANS([.A524]))+([.B118]-[.B18])*SIN(RADIANS([.A524])))" office:value-type="float" office:value="-0.00545273630290747">
            <text:p>-0,0055</text:p>
          </table:table-cell>
          <table:table-cell table:formula="oooc:=-[.B418]*[.$B$502]" office:value-type="float" office:value="0.016759808">
            <text:p>0,0168</text:p>
          </table:table-cell>
          <table:table-cell table:formula="oooc:=([.B318]+[.B218])*SIN(RADIANS([.A524]))-([.B118]+[.B18])*COS(RADIANS([.A524]))" office:value-type="float" office:value="0.341049027836867">
            <text:p>0,341</text:p>
          </table:table-cell>
          <table:table-cell table:formula="oooc:=-([.B318]+[.B218])*COS(RADIANS([.A524]))-([.B18]+[.B118])*SIN(RADIANS([.A524]))-[.B418]" office:value-type="float" office:value="0.18249941490925">
            <text:p>0,18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533903026640388">
            <text:p>-0,0005</text:p>
          </table:table-cell>
          <table:table-cell table:formula="oooc:=[.$B$501]/2*(([.B319]-[.B219])*COS(RADIANS([.A525]))+([.B119]-[.B19])*SIN(RADIANS([.A525])))" office:value-type="float" office:value="-0.00543857353869741">
            <text:p>-0,0054</text:p>
          </table:table-cell>
          <table:table-cell table:formula="oooc:=-[.B419]*[.$B$502]" office:value-type="float" office:value="0.016934216">
            <text:p>0,0169</text:p>
          </table:table-cell>
          <table:table-cell table:formula="oooc:=([.B319]+[.B219])*SIN(RADIANS([.A525]))-([.B119]+[.B19])*COS(RADIANS([.A525]))" office:value-type="float" office:value="0.341854621716773">
            <text:p>0,3419</text:p>
          </table:table-cell>
          <table:table-cell table:formula="oooc:=-([.B319]+[.B219])*COS(RADIANS([.A525]))-([.B19]+[.B119])*SIN(RADIANS([.A525]))-[.B419]" office:value-type="float" office:value="0.182630048152519">
            <text:p>0,1826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765608558974677">
            <text:p>-0,0008</text:p>
          </table:table-cell>
          <table:table-cell table:formula="oooc:=[.$B$501]/2*(([.B320]-[.B220])*COS(RADIANS([.A526]))+([.B120]-[.B20])*SIN(RADIANS([.A526])))" office:value-type="float" office:value="-0.00547761193540877">
            <text:p>-0,0055</text:p>
          </table:table-cell>
          <table:table-cell table:formula="oooc:=-[.B420]*[.$B$502]" office:value-type="float" office:value="0.0172119688">
            <text:p>0,0172</text:p>
          </table:table-cell>
          <table:table-cell table:formula="oooc:=([.B320]+[.B220])*SIN(RADIANS([.A526]))-([.B120]+[.B20])*COS(RADIANS([.A526]))" office:value-type="float" office:value="0.34688300491212">
            <text:p>0,3469</text:p>
          </table:table-cell>
          <table:table-cell table:formula="oooc:=-([.B320]+[.B220])*COS(RADIANS([.A526]))-([.B20]+[.B120])*SIN(RADIANS([.A526]))-[.B420]" office:value-type="float" office:value="0.183568850577346">
            <text:p>0,183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0940208665185591">
            <text:p>-0,0009</text:p>
          </table:table-cell>
          <table:table-cell table:formula="oooc:=[.$B$501]/2*(([.B321]-[.B221])*COS(RADIANS([.A527]))+([.B121]-[.B21])*SIN(RADIANS([.A527])))" office:value-type="float" office:value="-0.00550161013552733">
            <text:p>-0,0055</text:p>
          </table:table-cell>
          <table:table-cell table:formula="oooc:=-[.B421]*[.$B$502]" office:value-type="float" office:value="0.017292132">
            <text:p>0,0173</text:p>
          </table:table-cell>
          <table:table-cell table:formula="oooc:=([.B321]+[.B221])*SIN(RADIANS([.A527]))-([.B121]+[.B21])*COS(RADIANS([.A527]))" office:value-type="float" office:value="0.350825868657785">
            <text:p>0,3508</text:p>
          </table:table-cell>
          <table:table-cell table:formula="oooc:=-([.B321]+[.B221])*COS(RADIANS([.A527]))-([.B21]+[.B121])*SIN(RADIANS([.A527]))-[.B421]" office:value-type="float" office:value="0.18103496427368">
            <text:p>0,1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11198324405859">
            <text:p>-0,0011</text:p>
          </table:table-cell>
          <table:table-cell table:formula="oooc:=[.$B$501]/2*(([.B322]-[.B222])*COS(RADIANS([.A528]))+([.B122]-[.B22])*SIN(RADIANS([.A528])))" office:value-type="float" office:value="-0.00547442082562341">
            <text:p>-0,0055</text:p>
          </table:table-cell>
          <table:table-cell table:formula="oooc:=-[.B422]*[.$B$502]" office:value-type="float" office:value="0.0176161632">
            <text:p>0,0176</text:p>
          </table:table-cell>
          <table:table-cell table:formula="oooc:=([.B322]+[.B222])*SIN(RADIANS([.A528]))-([.B122]+[.B22])*COS(RADIANS([.A528]))" office:value-type="float" office:value="0.355256507279131">
            <text:p>0,3553</text:p>
          </table:table-cell>
          <table:table-cell table:formula="oooc:=-([.B322]+[.B222])*COS(RADIANS([.A528]))-([.B22]+[.B122])*SIN(RADIANS([.A528]))-[.B422]" office:value-type="float" office:value="0.181485761327864">
            <text:p>0,181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135799655799461">
            <text:p>-0,0014</text:p>
          </table:table-cell>
          <table:table-cell table:formula="oooc:=[.$B$501]/2*(([.B323]-[.B223])*COS(RADIANS([.A529]))+([.B123]-[.B23])*SIN(RADIANS([.A529])))" office:value-type="float" office:value="-0.00542735887693538">
            <text:p>-0,0054</text:p>
          </table:table-cell>
          <table:table-cell table:formula="oooc:=-[.B423]*[.$B$502]" office:value-type="float" office:value="0.017691748">
            <text:p>0,0177</text:p>
          </table:table-cell>
          <table:table-cell table:formula="oooc:=([.B323]+[.B223])*SIN(RADIANS([.A529]))-([.B123]+[.B23])*COS(RADIANS([.A529]))" office:value-type="float" office:value="0.355332294767343">
            <text:p>0,3553</text:p>
          </table:table-cell>
          <table:table-cell table:formula="oooc:=-([.B323]+[.B223])*COS(RADIANS([.A529]))-([.B23]+[.B123])*SIN(RADIANS([.A529]))-[.B423]" office:value-type="float" office:value="0.181832226705077">
            <text:p>0,1818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155893187616747">
            <text:p>-0,0016</text:p>
          </table:table-cell>
          <table:table-cell table:formula="oooc:=[.$B$501]/2*(([.B324]-[.B224])*COS(RADIANS([.A530]))+([.B124]-[.B24])*SIN(RADIANS([.A530])))" office:value-type="float" office:value="-0.00542047112223514">
            <text:p>-0,0054</text:p>
          </table:table-cell>
          <table:table-cell table:formula="oooc:=-[.B424]*[.$B$502]" office:value-type="float" office:value="0.0180046672">
            <text:p>0,018</text:p>
          </table:table-cell>
          <table:table-cell table:formula="oooc:=([.B324]+[.B224])*SIN(RADIANS([.A530]))-([.B124]+[.B24])*COS(RADIANS([.A530]))" office:value-type="float" office:value="0.357793313105047">
            <text:p>0,3578</text:p>
          </table:table-cell>
          <table:table-cell table:formula="oooc:=-([.B324]+[.B224])*COS(RADIANS([.A530]))-([.B24]+[.B124])*SIN(RADIANS([.A530]))-[.B424]" office:value-type="float" office:value="0.181257603594661">
            <text:p>0,1813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172803187062368">
            <text:p>-0,0017</text:p>
          </table:table-cell>
          <table:table-cell table:formula="oooc:=[.$B$501]/2*(([.B325]-[.B225])*COS(RADIANS([.A531]))+([.B125]-[.B25])*SIN(RADIANS([.A531])))" office:value-type="float" office:value="-0.00546192389690967">
            <text:p>-0,0055</text:p>
          </table:table-cell>
          <table:table-cell table:formula="oooc:=-[.B425]*[.$B$502]" office:value-type="float" office:value="0.0182746912">
            <text:p>0,0183</text:p>
          </table:table-cell>
          <table:table-cell table:formula="oooc:=([.B325]+[.B225])*SIN(RADIANS([.A531]))-([.B125]+[.B25])*COS(RADIANS([.A531]))" office:value-type="float" office:value="0.364396978082728">
            <text:p>0,3644</text:p>
          </table:table-cell>
          <table:table-cell table:formula="oooc:=-([.B325]+[.B225])*COS(RADIANS([.A531]))-([.B25]+[.B125])*SIN(RADIANS([.A531]))-[.B425]" office:value-type="float" office:value="0.182773671523467">
            <text:p>0,182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175573972035993">
            <text:p>-0,0018</text:p>
          </table:table-cell>
          <table:table-cell table:formula="oooc:=[.$B$501]/2*(([.B326]-[.B226])*COS(RADIANS([.A532]))+([.B126]-[.B26])*SIN(RADIANS([.A532])))" office:value-type="float" office:value="-0.00542101516657597">
            <text:p>-0,0054</text:p>
          </table:table-cell>
          <table:table-cell table:formula="oooc:=-[.B426]*[.$B$502]" office:value-type="float" office:value="0.018404576">
            <text:p>0,0184</text:p>
          </table:table-cell>
          <table:table-cell table:formula="oooc:=([.B326]+[.B226])*SIN(RADIANS([.A532]))-([.B126]+[.B26])*COS(RADIANS([.A532]))" office:value-type="float" office:value="0.367944876040743">
            <text:p>0,3679</text:p>
          </table:table-cell>
          <table:table-cell table:formula="oooc:=-([.B326]+[.B226])*COS(RADIANS([.A532]))-([.B26]+[.B126])*SIN(RADIANS([.A532]))-[.B426]" office:value-type="float" office:value="0.180426395491187">
            <text:p>0,18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178024108233396">
            <text:p>-0,0018</text:p>
          </table:table-cell>
          <table:table-cell table:formula="oooc:=[.$B$501]/2*(([.B327]-[.B227])*COS(RADIANS([.A533]))+([.B127]-[.B27])*SIN(RADIANS([.A533])))" office:value-type="float" office:value="-0.00548307955944813">
            <text:p>-0,0055</text:p>
          </table:table-cell>
          <table:table-cell table:formula="oooc:=-[.B427]*[.$B$502]" office:value-type="float" office:value="0.0183938432">
            <text:p>0,0184</text:p>
          </table:table-cell>
          <table:table-cell table:formula="oooc:=([.B327]+[.B227])*SIN(RADIANS([.A533]))-([.B127]+[.B27])*COS(RADIANS([.A533]))" office:value-type="float" office:value="0.372367456278387">
            <text:p>0,3724</text:p>
          </table:table-cell>
          <table:table-cell table:formula="oooc:=-([.B327]+[.B227])*COS(RADIANS([.A533]))-([.B27]+[.B127])*SIN(RADIANS([.A533]))-[.B427]" office:value-type="float" office:value="0.180317910220371">
            <text:p>0,1803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183118075770549">
            <text:p>-0,0018</text:p>
          </table:table-cell>
          <table:table-cell table:formula="oooc:=[.$B$501]/2*(([.B328]-[.B228])*COS(RADIANS([.A534]))+([.B128]-[.B28])*SIN(RADIANS([.A534])))" office:value-type="float" office:value="-0.00551820061277678">
            <text:p>-0,0055</text:p>
          </table:table-cell>
          <table:table-cell table:formula="oooc:=-[.B428]*[.$B$502]" office:value-type="float" office:value="0.0185585072">
            <text:p>0,0186</text:p>
          </table:table-cell>
          <table:table-cell table:formula="oooc:=([.B328]+[.B228])*SIN(RADIANS([.A534]))-([.B128]+[.B28])*COS(RADIANS([.A534]))" office:value-type="float" office:value="0.372550889814281">
            <text:p>0,3726</text:p>
          </table:table-cell>
          <table:table-cell table:formula="oooc:=-([.B328]+[.B228])*COS(RADIANS([.A534]))-([.B28]+[.B128])*SIN(RADIANS([.A534]))-[.B428]" office:value-type="float" office:value="0.177212763042486">
            <text:p>0,177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191634545554087">
            <text:p>-0,0019</text:p>
          </table:table-cell>
          <table:table-cell table:formula="oooc:=[.$B$501]/2*(([.B329]-[.B229])*COS(RADIANS([.A535]))+([.B129]-[.B29])*SIN(RADIANS([.A535])))" office:value-type="float" office:value="-0.00553306189367569">
            <text:p>-0,0055</text:p>
          </table:table-cell>
          <table:table-cell table:formula="oooc:=-[.B429]*[.$B$502]" office:value-type="float" office:value="0.018771844">
            <text:p>0,0188</text:p>
          </table:table-cell>
          <table:table-cell table:formula="oooc:=([.B329]+[.B229])*SIN(RADIANS([.A535]))-([.B129]+[.B29])*COS(RADIANS([.A535]))" office:value-type="float" office:value="0.37547522107562">
            <text:p>0,3755</text:p>
          </table:table-cell>
          <table:table-cell table:formula="oooc:=-([.B329]+[.B229])*COS(RADIANS([.A535]))-([.B29]+[.B129])*SIN(RADIANS([.A535]))-[.B429]" office:value-type="float" office:value="0.175376311296254">
            <text:p>0,175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195588853263272">
            <text:p>-0,002</text:p>
          </table:table-cell>
          <table:table-cell table:formula="oooc:=[.$B$501]/2*(([.B330]-[.B230])*COS(RADIANS([.A536]))+([.B130]-[.B30])*SIN(RADIANS([.A536])))" office:value-type="float" office:value="-0.00547288158698559">
            <text:p>-0,0055</text:p>
          </table:table-cell>
          <table:table-cell table:formula="oooc:=-[.B430]*[.$B$502]" office:value-type="float" office:value="0.0188671392">
            <text:p>0,0189</text:p>
          </table:table-cell>
          <table:table-cell table:formula="oooc:=([.B330]+[.B230])*SIN(RADIANS([.A536]))-([.B130]+[.B30])*COS(RADIANS([.A536]))" office:value-type="float" office:value="0.379834823685331">
            <text:p>0,3798</text:p>
          </table:table-cell>
          <table:table-cell table:formula="oooc:=-([.B330]+[.B230])*COS(RADIANS([.A536]))-([.B30]+[.B130])*SIN(RADIANS([.A536]))-[.B430]" office:value-type="float" office:value="0.173769204604866">
            <text:p>0,1738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191959719137917">
            <text:p>-0,0019</text:p>
          </table:table-cell>
          <table:table-cell table:formula="oooc:=[.$B$501]/2*(([.B331]-[.B231])*COS(RADIANS([.A537]))+([.B131]-[.B31])*SIN(RADIANS([.A537])))" office:value-type="float" office:value="-0.00553820384590167">
            <text:p>-0,0055</text:p>
          </table:table-cell>
          <table:table-cell table:formula="oooc:=-[.B431]*[.$B$502]" office:value-type="float" office:value="0.0189417904">
            <text:p>0,0189</text:p>
          </table:table-cell>
          <table:table-cell table:formula="oooc:=([.B331]+[.B231])*SIN(RADIANS([.A537]))-([.B131]+[.B31])*COS(RADIANS([.A537]))" office:value-type="float" office:value="0.383023029219361">
            <text:p>0,383</text:p>
          </table:table-cell>
          <table:table-cell table:formula="oooc:=-([.B331]+[.B231])*COS(RADIANS([.A537]))-([.B31]+[.B131])*SIN(RADIANS([.A537]))-[.B431]" office:value-type="float" office:value="0.171812446932277">
            <text:p>0,1718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1996249596809">
            <text:p>-0,002</text:p>
          </table:table-cell>
          <table:table-cell table:formula="oooc:=[.$B$501]/2*(([.B332]-[.B232])*COS(RADIANS([.A538]))+([.B132]-[.B32])*SIN(RADIANS([.A538])))" office:value-type="float" office:value="-0.00554230751803571">
            <text:p>-0,0055</text:p>
          </table:table-cell>
          <table:table-cell table:formula="oooc:=-[.B432]*[.$B$502]" office:value-type="float" office:value="0.0192709616">
            <text:p>0,0193</text:p>
          </table:table-cell>
          <table:table-cell table:formula="oooc:=([.B332]+[.B232])*SIN(RADIANS([.A538]))-([.B132]+[.B32])*COS(RADIANS([.A538]))" office:value-type="float" office:value="0.385723927123138">
            <text:p>0,3857</text:p>
          </table:table-cell>
          <table:table-cell table:formula="oooc:=-([.B332]+[.B232])*COS(RADIANS([.A538]))-([.B32]+[.B132])*SIN(RADIANS([.A538]))-[.B432]" office:value-type="float" office:value="0.170720656545861">
            <text:p>0,1707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217117889887952">
            <text:p>-0,0022</text:p>
          </table:table-cell>
          <table:table-cell table:formula="oooc:=[.$B$501]/2*(([.B333]-[.B233])*COS(RADIANS([.A539]))+([.B133]-[.B33])*SIN(RADIANS([.A539])))" office:value-type="float" office:value="-0.00553211188454963">
            <text:p>-0,0055</text:p>
          </table:table-cell>
          <table:table-cell table:formula="oooc:=-[.B433]*[.$B$502]" office:value-type="float" office:value="0.0195210824">
            <text:p>0,0195</text:p>
          </table:table-cell>
          <table:table-cell table:formula="oooc:=([.B333]+[.B233])*SIN(RADIANS([.A539]))-([.B133]+[.B33])*COS(RADIANS([.A539]))" office:value-type="float" office:value="0.390770369970408">
            <text:p>0,3908</text:p>
          </table:table-cell>
          <table:table-cell table:formula="oooc:=-([.B333]+[.B233])*COS(RADIANS([.A539]))-([.B33]+[.B133])*SIN(RADIANS([.A539]))-[.B433]" office:value-type="float" office:value="0.172888871837195">
            <text:p>0,172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235912469064752">
            <text:p>-0,0024</text:p>
          </table:table-cell>
          <table:table-cell table:formula="oooc:=[.$B$501]/2*(([.B334]-[.B234])*COS(RADIANS([.A540]))+([.B134]-[.B34])*SIN(RADIANS([.A540])))" office:value-type="float" office:value="-0.00554967957249739">
            <text:p>-0,0055</text:p>
          </table:table-cell>
          <table:table-cell table:formula="oooc:=-[.B434]*[.$B$502]" office:value-type="float" office:value="0.0196425768">
            <text:p>0,0196</text:p>
          </table:table-cell>
          <table:table-cell table:formula="oooc:=([.B334]+[.B234])*SIN(RADIANS([.A540]))-([.B134]+[.B34])*COS(RADIANS([.A540]))" office:value-type="float" office:value="0.396063865929371">
            <text:p>0,3961</text:p>
          </table:table-cell>
          <table:table-cell table:formula="oooc:=-([.B334]+[.B234])*COS(RADIANS([.A540]))-([.B34]+[.B134])*SIN(RADIANS([.A540]))-[.B434]" office:value-type="float" office:value="0.173991035404817">
            <text:p>0,174</text:p>
          </table:table-cell>
          <table:table-cell>
            <draw:frame table:end-cell-address="Feuille1.J556" table:end-x="1.755cm" table:end-y="0.198cm" draw:z-index="8" svg:width="7.999cm" svg:height="6.999cm" svg:x="0.53cm" svg:y="0.424cm">
              <draw:object draw:notify-on-update-of-ranges="Feuille1.A507:Feuille1.A602 Feuille1.F507:Feuille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262779665559271">
            <text:p>-0,0026</text:p>
          </table:table-cell>
          <table:table-cell table:formula="oooc:=[.$B$501]/2*(([.B335]-[.B235])*COS(RADIANS([.A541]))+([.B135]-[.B35])*SIN(RADIANS([.A541])))" office:value-type="float" office:value="-0.00558866383459899">
            <text:p>-0,0056</text:p>
          </table:table-cell>
          <table:table-cell table:formula="oooc:=-[.B435]*[.$B$502]" office:value-type="float" office:value="0.0199508264">
            <text:p>0,02</text:p>
          </table:table-cell>
          <table:table-cell table:formula="oooc:=([.B335]+[.B235])*SIN(RADIANS([.A541]))-([.B135]+[.B35])*COS(RADIANS([.A541]))" office:value-type="float" office:value="0.40417514528715">
            <text:p>0,4042</text:p>
          </table:table-cell>
          <table:table-cell table:formula="oooc:=-([.B335]+[.B235])*COS(RADIANS([.A541]))-([.B35]+[.B135])*SIN(RADIANS([.A541]))-[.B435]" office:value-type="float" office:value="0.175060511144794">
            <text:p>0,175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283117652438172">
            <text:p>-0,0028</text:p>
          </table:table-cell>
          <table:table-cell table:formula="oooc:=[.$B$501]/2*(([.B336]-[.B236])*COS(RADIANS([.A542]))+([.B136]-[.B36])*SIN(RADIANS([.A542])))" office:value-type="float" office:value="-0.00565198193542541">
            <text:p>-0,0057</text:p>
          </table:table-cell>
          <table:table-cell table:formula="oooc:=-[.B436]*[.$B$502]" office:value-type="float" office:value="0.0212553672">
            <text:p>0,0213</text:p>
          </table:table-cell>
          <table:table-cell table:formula="oooc:=([.B336]+[.B236])*SIN(RADIANS([.A542]))-([.B136]+[.B36])*COS(RADIANS([.A542]))" office:value-type="float" office:value="0.411970493053552">
            <text:p>0,412</text:p>
          </table:table-cell>
          <table:table-cell table:formula="oooc:=-([.B336]+[.B236])*COS(RADIANS([.A542]))-([.B36]+[.B136])*SIN(RADIANS([.A542]))-[.B436]" office:value-type="float" office:value="0.189088524812047">
            <text:p>0,189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37511059367468">
            <text:p>-0,0038</text:p>
          </table:table-cell>
          <table:table-cell table:formula="oooc:=[.$B$501]/2*(([.B337]-[.B237])*COS(RADIANS([.A543]))+([.B137]-[.B37])*SIN(RADIANS([.A543])))" office:value-type="float" office:value="-0.00593002765083398">
            <text:p>-0,0059</text:p>
          </table:table-cell>
          <table:table-cell table:formula="oooc:=-[.B437]*[.$B$502]" office:value-type="float" office:value="0.021693771429646">
            <text:p>0,0217</text:p>
          </table:table-cell>
          <table:table-cell table:formula="oooc:=([.B337]+[.B237])*SIN(RADIANS([.A543]))-([.B137]+[.B37])*COS(RADIANS([.A543]))" office:value-type="float" office:value="0.416550349180274">
            <text:p>0,4166</text:p>
          </table:table-cell>
          <table:table-cell table:formula="oooc:=-([.B337]+[.B237])*COS(RADIANS([.A543]))-([.B37]+[.B137])*SIN(RADIANS([.A543]))-[.B437]" office:value-type="float" office:value="0.18421964247301">
            <text:p>0,1842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36198019440133">
            <text:p>-0,0036</text:p>
          </table:table-cell>
          <table:table-cell table:formula="oooc:=[.$B$501]/2*(([.B338]-[.B238])*COS(RADIANS([.A544]))+([.B138]-[.B38])*SIN(RADIANS([.A544])))" office:value-type="float" office:value="-0.00582908615627236">
            <text:p>-0,0058</text:p>
          </table:table-cell>
          <table:table-cell table:formula="oooc:=-[.B438]*[.$B$502]" office:value-type="float" office:value="0.0219481812876446">
            <text:p>0,0219</text:p>
          </table:table-cell>
          <table:table-cell table:formula="oooc:=([.B338]+[.B238])*SIN(RADIANS([.A544]))-([.B138]+[.B38])*COS(RADIANS([.A544]))" office:value-type="float" office:value="0.418939620053932">
            <text:p>0,4189</text:p>
          </table:table-cell>
          <table:table-cell table:formula="oooc:=-([.B338]+[.B238])*COS(RADIANS([.A544]))-([.B38]+[.B138])*SIN(RADIANS([.A544]))-[.B438]" office:value-type="float" office:value="0.189368967259653">
            <text:p>0,1894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363591980339058">
            <text:p>-0,0036</text:p>
          </table:table-cell>
          <table:table-cell table:formula="oooc:=[.$B$501]/2*(([.B339]-[.B239])*COS(RADIANS([.A545]))+([.B139]-[.B39])*SIN(RADIANS([.A545])))" office:value-type="float" office:value="-0.00578230726967028">
            <text:p>-0,0058</text:p>
          </table:table-cell>
          <table:table-cell table:formula="oooc:=-[.B439]*[.$B$502]" office:value-type="float" office:value="0.021970700026604">
            <text:p>0,022</text:p>
          </table:table-cell>
          <table:table-cell table:formula="oooc:=([.B339]+[.B239])*SIN(RADIANS([.A545]))-([.B139]+[.B39])*COS(RADIANS([.A545]))" office:value-type="float" office:value="0.418720882374275">
            <text:p>0,4187</text:p>
          </table:table-cell>
          <table:table-cell table:formula="oooc:=-([.B339]+[.B239])*COS(RADIANS([.A545]))-([.B39]+[.B139])*SIN(RADIANS([.A545]))-[.B439]" office:value-type="float" office:value="0.191215546144911">
            <text:p>0,1912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34677153386197">
            <text:p>-0,0035</text:p>
          </table:table-cell>
          <table:table-cell table:formula="oooc:=[.$B$501]/2*(([.B340]-[.B240])*COS(RADIANS([.A546]))+([.B140]-[.B40])*SIN(RADIANS([.A546])))" office:value-type="float" office:value="-0.00573054774435062">
            <text:p>-0,0057</text:p>
          </table:table-cell>
          <table:table-cell table:formula="oooc:=-[.B440]*[.$B$502]" office:value-type="float" office:value="0.0221132076244882">
            <text:p>0,0221</text:p>
          </table:table-cell>
          <table:table-cell table:formula="oooc:=([.B340]+[.B240])*SIN(RADIANS([.A546]))-([.B140]+[.B40])*COS(RADIANS([.A546]))" office:value-type="float" office:value="0.419146431316183">
            <text:p>0,4191</text:p>
          </table:table-cell>
          <table:table-cell table:formula="oooc:=-([.B340]+[.B240])*COS(RADIANS([.A546]))-([.B40]+[.B140])*SIN(RADIANS([.A546]))-[.B440]" office:value-type="float" office:value="0.187786699530924">
            <text:p>0,1878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326207256653735">
            <text:p>-0,0033</text:p>
          </table:table-cell>
          <table:table-cell table:formula="oooc:=[.$B$501]/2*(([.B341]-[.B241])*COS(RADIANS([.A547]))+([.B141]-[.B41])*SIN(RADIANS([.A547])))" office:value-type="float" office:value="-0.00566687747351737">
            <text:p>-0,0057</text:p>
          </table:table-cell>
          <table:table-cell table:formula="oooc:=-[.B441]*[.$B$502]" office:value-type="float" office:value="0.0221428949753299">
            <text:p>0,0221</text:p>
          </table:table-cell>
          <table:table-cell table:formula="oooc:=([.B341]+[.B241])*SIN(RADIANS([.A547]))-([.B141]+[.B41])*COS(RADIANS([.A547]))" office:value-type="float" office:value="0.419195309995561">
            <text:p>0,4192</text:p>
          </table:table-cell>
          <table:table-cell table:formula="oooc:=-([.B341]+[.B241])*COS(RADIANS([.A547]))-([.B41]+[.B141])*SIN(RADIANS([.A547]))-[.B441]" office:value-type="float" office:value="0.183397544031887">
            <text:p>0,1834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302446723518091">
            <text:p>-0,003</text:p>
          </table:table-cell>
          <table:table-cell table:formula="oooc:=[.$B$501]/2*(([.B342]-[.B242])*COS(RADIANS([.A548]))+([.B142]-[.B42])*SIN(RADIANS([.A548])))" office:value-type="float" office:value="-0.00566396546052675">
            <text:p>-0,0057</text:p>
          </table:table-cell>
          <table:table-cell table:formula="oooc:=-[.B442]*[.$B$502]" office:value-type="float" office:value="0.0220150911031614">
            <text:p>0,022</text:p>
          </table:table-cell>
          <table:table-cell table:formula="oooc:=([.B342]+[.B242])*SIN(RADIANS([.A548]))-([.B142]+[.B42])*COS(RADIANS([.A548]))" office:value-type="float" office:value="0.418053335072109">
            <text:p>0,4181</text:p>
          </table:table-cell>
          <table:table-cell table:formula="oooc:=-([.B342]+[.B242])*COS(RADIANS([.A548]))-([.B42]+[.B142])*SIN(RADIANS([.A548]))-[.B442]" office:value-type="float" office:value="0.179957221515699">
            <text:p>0,18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303538079720566">
            <text:p>-0,003</text:p>
          </table:table-cell>
          <table:table-cell table:formula="oooc:=[.$B$501]/2*(([.B343]-[.B243])*COS(RADIANS([.A549]))+([.B143]-[.B43])*SIN(RADIANS([.A549])))" office:value-type="float" office:value="-0.00584477859615581">
            <text:p>-0,0058</text:p>
          </table:table-cell>
          <table:table-cell table:formula="oooc:=-[.B443]*[.$B$502]" office:value-type="float" office:value="0.0221005006069435">
            <text:p>0,0221</text:p>
          </table:table-cell>
          <table:table-cell table:formula="oooc:=([.B343]+[.B243])*SIN(RADIANS([.A549]))-([.B143]+[.B43])*COS(RADIANS([.A549]))" office:value-type="float" office:value="0.422689018682494">
            <text:p>0,4227</text:p>
          </table:table-cell>
          <table:table-cell table:formula="oooc:=-([.B343]+[.B243])*COS(RADIANS([.A549]))-([.B43]+[.B143])*SIN(RADIANS([.A549]))-[.B443]" office:value-type="float" office:value="0.173444051765122">
            <text:p>0,1734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323508497279695">
            <text:p>-0,0032</text:p>
          </table:table-cell>
          <table:table-cell table:formula="oooc:=[.$B$501]/2*(([.B344]-[.B244])*COS(RADIANS([.A550]))+([.B144]-[.B44])*SIN(RADIANS([.A550])))" office:value-type="float" office:value="-0.00581583210237661">
            <text:p>-0,0058</text:p>
          </table:table-cell>
          <table:table-cell table:formula="oooc:=-[.B444]*[.$B$502]" office:value-type="float" office:value="0.0219567002063366">
            <text:p>0,022</text:p>
          </table:table-cell>
          <table:table-cell table:formula="oooc:=([.B344]+[.B244])*SIN(RADIANS([.A550]))-([.B144]+[.B44])*COS(RADIANS([.A550]))" office:value-type="float" office:value="0.422853084082029">
            <text:p>0,4229</text:p>
          </table:table-cell>
          <table:table-cell table:formula="oooc:=-([.B344]+[.B244])*COS(RADIANS([.A550]))-([.B44]+[.B144])*SIN(RADIANS([.A550]))-[.B444]" office:value-type="float" office:value="0.16750031829099">
            <text:p>0,1675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359987491715984">
            <text:p>-0,0036</text:p>
          </table:table-cell>
          <table:table-cell table:formula="oooc:=[.$B$501]/2*(([.B345]-[.B245])*COS(RADIANS([.A551]))+([.B145]-[.B45])*SIN(RADIANS([.A551])))" office:value-type="float" office:value="-0.00598300807056296">
            <text:p>-0,006</text:p>
          </table:table-cell>
          <table:table-cell table:formula="oooc:=-[.B445]*[.$B$502]" office:value-type="float" office:value="0.02177300790435">
            <text:p>0,0218</text:p>
          </table:table-cell>
          <table:table-cell table:formula="oooc:=([.B345]+[.B245])*SIN(RADIANS([.A551]))-([.B145]+[.B45])*COS(RADIANS([.A551]))" office:value-type="float" office:value="0.425088545441536">
            <text:p>0,4251</text:p>
          </table:table-cell>
          <table:table-cell table:formula="oooc:=-([.B345]+[.B245])*COS(RADIANS([.A551]))-([.B45]+[.B145])*SIN(RADIANS([.A551]))-[.B445]" office:value-type="float" office:value="0.156273081495326">
            <text:p>0,1563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381585366334244">
            <text:p>-0,0038</text:p>
          </table:table-cell>
          <table:table-cell table:formula="oooc:=[.$B$501]/2*(([.B346]-[.B246])*COS(RADIANS([.A552]))+([.B146]-[.B46])*SIN(RADIANS([.A552])))" office:value-type="float" office:value="-0.00596335902682996">
            <text:p>-0,006</text:p>
          </table:table-cell>
          <table:table-cell table:formula="oooc:=-[.B446]*[.$B$502]" office:value-type="float" office:value="0.0215450727893553">
            <text:p>0,0215</text:p>
          </table:table-cell>
          <table:table-cell table:formula="oooc:=([.B346]+[.B246])*SIN(RADIANS([.A552]))-([.B146]+[.B46])*COS(RADIANS([.A552]))" office:value-type="float" office:value="0.423528441989645">
            <text:p>0,4235</text:p>
          </table:table-cell>
          <table:table-cell table:formula="oooc:=-([.B346]+[.B246])*COS(RADIANS([.A552]))-([.B46]+[.B146])*SIN(RADIANS([.A552]))-[.B446]" office:value-type="float" office:value="0.145692063886491">
            <text:p>0,1457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380934657906378">
            <text:p>-0,0038</text:p>
          </table:table-cell>
          <table:table-cell table:formula="oooc:=[.$B$501]/2*(([.B347]-[.B247])*COS(RADIANS([.A553]))+([.B147]-[.B47])*SIN(RADIANS([.A553])))" office:value-type="float" office:value="-0.00598547643441562">
            <text:p>-0,006</text:p>
          </table:table-cell>
          <table:table-cell table:formula="oooc:=-[.B447]*[.$B$502]" office:value-type="float" office:value="0.0212160538035901">
            <text:p>0,0212</text:p>
          </table:table-cell>
          <table:table-cell table:formula="oooc:=([.B347]+[.B247])*SIN(RADIANS([.A553]))-([.B147]+[.B47])*COS(RADIANS([.A553]))" office:value-type="float" office:value="0.423595589566855">
            <text:p>0,4236</text:p>
          </table:table-cell>
          <table:table-cell table:formula="oooc:=-([.B347]+[.B247])*COS(RADIANS([.A553]))-([.B47]+[.B147])*SIN(RADIANS([.A553]))-[.B447]" office:value-type="float" office:value="0.140801882222916">
            <text:p>0,1408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410701544742101">
            <text:p>-0,0041</text:p>
          </table:table-cell>
          <table:table-cell table:formula="oooc:=[.$B$501]/2*(([.B348]-[.B248])*COS(RADIANS([.A554]))+([.B148]-[.B48])*SIN(RADIANS([.A554])))" office:value-type="float" office:value="-0.00607372800509298">
            <text:p>-0,0061</text:p>
          </table:table-cell>
          <table:table-cell table:formula="oooc:=-[.B448]*[.$B$502]" office:value-type="float" office:value="0.0214130662691072">
            <text:p>0,0214</text:p>
          </table:table-cell>
          <table:table-cell table:formula="oooc:=([.B348]+[.B248])*SIN(RADIANS([.A554]))-([.B148]+[.B48])*COS(RADIANS([.A554]))" office:value-type="float" office:value="0.430030291262174">
            <text:p>0,43</text:p>
          </table:table-cell>
          <table:table-cell table:formula="oooc:=-([.B348]+[.B248])*COS(RADIANS([.A554]))-([.B48]+[.B148])*SIN(RADIANS([.A554]))-[.B448]" office:value-type="float" office:value="0.13121867184628">
            <text:p>0,1312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448456644283869">
            <text:p>-0,0045</text:p>
          </table:table-cell>
          <table:table-cell table:formula="oooc:=[.$B$501]/2*(([.B349]-[.B249])*COS(RADIANS([.A555]))+([.B149]-[.B49])*SIN(RADIANS([.A555])))" office:value-type="float" office:value="-0.00610680349399305">
            <text:p>-0,0061</text:p>
          </table:table-cell>
          <table:table-cell table:formula="oooc:=-[.B449]*[.$B$502]" office:value-type="float" office:value="0.0215274758459707">
            <text:p>0,0215</text:p>
          </table:table-cell>
          <table:table-cell table:formula="oooc:=([.B349]+[.B249])*SIN(RADIANS([.A555]))-([.B149]+[.B49])*COS(RADIANS([.A555]))" office:value-type="float" office:value="0.436266810711656">
            <text:p>0,4363</text:p>
          </table:table-cell>
          <table:table-cell table:formula="oooc:=-([.B349]+[.B249])*COS(RADIANS([.A555]))-([.B49]+[.B149])*SIN(RADIANS([.A555]))-[.B449]" office:value-type="float" office:value="0.123649745103751">
            <text:p>0,1236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45924113068365">
            <text:p>-0,0046</text:p>
          </table:table-cell>
          <table:table-cell table:formula="oooc:=[.$B$501]/2*(([.B350]-[.B250])*COS(RADIANS([.A556]))+([.B150]-[.B50])*SIN(RADIANS([.A556])))" office:value-type="float" office:value="-0.00609970485165677">
            <text:p>-0,0061</text:p>
          </table:table-cell>
          <table:table-cell table:formula="oooc:=-[.B450]*[.$B$502]" office:value-type="float" office:value="0.0215607305286557">
            <text:p>0,0216</text:p>
          </table:table-cell>
          <table:table-cell table:formula="oooc:=([.B350]+[.B250])*SIN(RADIANS([.A556]))-([.B150]+[.B50])*COS(RADIANS([.A556]))" office:value-type="float" office:value="0.439760770707872">
            <text:p>0,4398</text:p>
          </table:table-cell>
          <table:table-cell table:formula="oooc:=-([.B350]+[.B250])*COS(RADIANS([.A556]))-([.B50]+[.B150])*SIN(RADIANS([.A556]))-[.B450]" office:value-type="float" office:value="0.119926848551398">
            <text:p>0,1199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471835815858171">
            <text:p>-0,0047</text:p>
          </table:table-cell>
          <table:table-cell table:formula="oooc:=[.$B$501]/2*(([.B351]-[.B251])*COS(RADIANS([.A557]))+([.B151]-[.B51])*SIN(RADIANS([.A557])))" office:value-type="float" office:value="-0.00610907915881006">
            <text:p>-0,0061</text:p>
          </table:table-cell>
          <table:table-cell table:formula="oooc:=-[.B451]*[.$B$502]" office:value-type="float" office:value="0.021754659250915">
            <text:p>0,0218</text:p>
          </table:table-cell>
          <table:table-cell table:formula="oooc:=([.B351]+[.B251])*SIN(RADIANS([.A557]))-([.B151]+[.B51])*COS(RADIANS([.A557]))" office:value-type="float" office:value="0.447092813152637">
            <text:p>0,4471</text:p>
          </table:table-cell>
          <table:table-cell table:formula="oooc:=-([.B351]+[.B251])*COS(RADIANS([.A557]))-([.B51]+[.B151])*SIN(RADIANS([.A557]))-[.B451]" office:value-type="float" office:value="0.117281803386042">
            <text:p>0,1173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473456408674137">
            <text:p>-0,0047</text:p>
          </table:table-cell>
          <table:table-cell table:formula="oooc:=[.$B$501]/2*(([.B352]-[.B252])*COS(RADIANS([.A558]))+([.B152]-[.B52])*SIN(RADIANS([.A558])))" office:value-type="float" office:value="-0.00600280388530788">
            <text:p>-0,006</text:p>
          </table:table-cell>
          <table:table-cell table:formula="oooc:=-[.B452]*[.$B$502]" office:value-type="float" office:value="0.0219029525913168">
            <text:p>0,0219</text:p>
          </table:table-cell>
          <table:table-cell table:formula="oooc:=([.B352]+[.B252])*SIN(RADIANS([.A558]))-([.B152]+[.B52])*COS(RADIANS([.A558]))" office:value-type="float" office:value="0.451809745931556">
            <text:p>0,4518</text:p>
          </table:table-cell>
          <table:table-cell table:formula="oooc:=-([.B352]+[.B252])*COS(RADIANS([.A558]))-([.B52]+[.B152])*SIN(RADIANS([.A558]))-[.B452]" office:value-type="float" office:value="0.11067543794257">
            <text:p>0,1107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494740057129124">
            <text:p>-0,0049</text:p>
          </table:table-cell>
          <table:table-cell table:formula="oooc:=[.$B$501]/2*(([.B353]-[.B253])*COS(RADIANS([.A559]))+([.B153]-[.B53])*SIN(RADIANS([.A559])))" office:value-type="float" office:value="-0.00602929111650142">
            <text:p>-0,006</text:p>
          </table:table-cell>
          <table:table-cell table:formula="oooc:=-[.B453]*[.$B$502]" office:value-type="float" office:value="0.0221125522164626">
            <text:p>0,0221</text:p>
          </table:table-cell>
          <table:table-cell table:formula="oooc:=([.B353]+[.B253])*SIN(RADIANS([.A559]))-([.B153]+[.B53])*COS(RADIANS([.A559]))" office:value-type="float" office:value="0.457612620212222">
            <text:p>0,4576</text:p>
          </table:table-cell>
          <table:table-cell table:formula="oooc:=-([.B353]+[.B253])*COS(RADIANS([.A559]))-([.B53]+[.B153])*SIN(RADIANS([.A559]))-[.B453]" office:value-type="float" office:value="0.105307889667906">
            <text:p>0,1053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512548820278203">
            <text:p>-0,0051</text:p>
          </table:table-cell>
          <table:table-cell table:formula="oooc:=[.$B$501]/2*(([.B354]-[.B254])*COS(RADIANS([.A560]))+([.B154]-[.B54])*SIN(RADIANS([.A560])))" office:value-type="float" office:value="-0.00594633835494174">
            <text:p>-0,0059</text:p>
          </table:table-cell>
          <table:table-cell table:formula="oooc:=-[.B454]*[.$B$502]" office:value-type="float" office:value="0.0222970017710622">
            <text:p>0,0223</text:p>
          </table:table-cell>
          <table:table-cell table:formula="oooc:=([.B354]+[.B254])*SIN(RADIANS([.A560]))-([.B154]+[.B54])*COS(RADIANS([.A560]))" office:value-type="float" office:value="0.462995914360294">
            <text:p>0,463</text:p>
          </table:table-cell>
          <table:table-cell table:formula="oooc:=-([.B354]+[.B254])*COS(RADIANS([.A560]))-([.B54]+[.B154])*SIN(RADIANS([.A560]))-[.B454]" office:value-type="float" office:value="0.10089932558848">
            <text:p>0,1009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537978134862907">
            <text:p>-0,0054</text:p>
          </table:table-cell>
          <table:table-cell table:formula="oooc:=[.$B$501]/2*(([.B355]-[.B255])*COS(RADIANS([.A561]))+([.B155]-[.B55])*SIN(RADIANS([.A561])))" office:value-type="float" office:value="-0.00588459003853099">
            <text:p>-0,0059</text:p>
          </table:table-cell>
          <table:table-cell table:formula="oooc:=-[.B455]*[.$B$502]" office:value-type="float" office:value="0.0227406769777258">
            <text:p>0,0227</text:p>
          </table:table-cell>
          <table:table-cell table:formula="oooc:=([.B355]+[.B255])*SIN(RADIANS([.A561]))-([.B155]+[.B55])*COS(RADIANS([.A561]))" office:value-type="float" office:value="0.469627264735847">
            <text:p>0,4696</text:p>
          </table:table-cell>
          <table:table-cell table:formula="oooc:=-([.B355]+[.B255])*COS(RADIANS([.A561]))-([.B55]+[.B155])*SIN(RADIANS([.A561]))-[.B455]" office:value-type="float" office:value="0.0963764596528325">
            <text:p>0,0964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560234539540466">
            <text:p>-0,0056</text:p>
          </table:table-cell>
          <table:table-cell table:formula="oooc:=[.$B$501]/2*(([.B356]-[.B256])*COS(RADIANS([.A562]))+([.B156]-[.B56])*SIN(RADIANS([.A562])))" office:value-type="float" office:value="-0.00578752162511538">
            <text:p>-0,0058</text:p>
          </table:table-cell>
          <table:table-cell table:formula="oooc:=-[.B456]*[.$B$502]" office:value-type="float" office:value="0.0228181162765119">
            <text:p>0,0228</text:p>
          </table:table-cell>
          <table:table-cell table:formula="oooc:=([.B356]+[.B256])*SIN(RADIANS([.A562]))-([.B156]+[.B56])*COS(RADIANS([.A562]))" office:value-type="float" office:value="0.472073009137489">
            <text:p>0,4721</text:p>
          </table:table-cell>
          <table:table-cell table:formula="oooc:=-([.B356]+[.B256])*COS(RADIANS([.A562]))-([.B56]+[.B156])*SIN(RADIANS([.A562]))-[.B456]" office:value-type="float" office:value="0.090409047649776">
            <text:p>0,0904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576776297009149">
            <text:p>-0,0058</text:p>
          </table:table-cell>
          <table:table-cell table:formula="oooc:=[.$B$501]/2*(([.B357]-[.B257])*COS(RADIANS([.A563]))+([.B157]-[.B57])*SIN(RADIANS([.A563])))" office:value-type="float" office:value="-0.00575065916760631">
            <text:p>-0,0058</text:p>
          </table:table-cell>
          <table:table-cell table:formula="oooc:=-[.B457]*[.$B$502]" office:value-type="float" office:value="0.0233060031192692">
            <text:p>0,0233</text:p>
          </table:table-cell>
          <table:table-cell table:formula="oooc:=([.B357]+[.B257])*SIN(RADIANS([.A563]))-([.B157]+[.B57])*COS(RADIANS([.A563]))" office:value-type="float" office:value="0.479638539567509">
            <text:p>0,4796</text:p>
          </table:table-cell>
          <table:table-cell table:formula="oooc:=-([.B357]+[.B257])*COS(RADIANS([.A563]))-([.B57]+[.B157])*SIN(RADIANS([.A563]))-[.B457]" office:value-type="float" office:value="0.0873557447465509">
            <text:p>0,0874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570993083714644">
            <text:p>-0,0057</text:p>
          </table:table-cell>
          <table:table-cell table:formula="oooc:=[.$B$501]/2*(([.B358]-[.B258])*COS(RADIANS([.A564]))+([.B158]-[.B58])*SIN(RADIANS([.A564])))" office:value-type="float" office:value="-0.00567480963646446">
            <text:p>-0,0057</text:p>
          </table:table-cell>
          <table:table-cell table:formula="oooc:=-[.B458]*[.$B$502]" office:value-type="float" office:value="0.0231136180006896">
            <text:p>0,0231</text:p>
          </table:table-cell>
          <table:table-cell table:formula="oooc:=([.B358]+[.B258])*SIN(RADIANS([.A564]))-([.B158]+[.B58])*COS(RADIANS([.A564]))" office:value-type="float" office:value="0.479534308274531">
            <text:p>0,4795</text:p>
          </table:table-cell>
          <table:table-cell table:formula="oooc:=-([.B358]+[.B258])*COS(RADIANS([.A564]))-([.B58]+[.B158])*SIN(RADIANS([.A564]))-[.B458]" office:value-type="float" office:value="0.0815170278396466">
            <text:p>0,0815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574322109953811">
            <text:p>-0,0057</text:p>
          </table:table-cell>
          <table:table-cell table:formula="oooc:=[.$B$501]/2*(([.B359]-[.B259])*COS(RADIANS([.A565]))+([.B159]-[.B59])*SIN(RADIANS([.A565])))" office:value-type="float" office:value="-0.00565571904474719">
            <text:p>-0,0057</text:p>
          </table:table-cell>
          <table:table-cell table:formula="oooc:=-[.B459]*[.$B$502]" office:value-type="float" office:value="0.0234741443762851">
            <text:p>0,0235</text:p>
          </table:table-cell>
          <table:table-cell table:formula="oooc:=([.B359]+[.B259])*SIN(RADIANS([.A565]))-([.B159]+[.B59])*COS(RADIANS([.A565]))" office:value-type="float" office:value="0.485055882344328">
            <text:p>0,4851</text:p>
          </table:table-cell>
          <table:table-cell table:formula="oooc:=-([.B359]+[.B259])*COS(RADIANS([.A565]))-([.B59]+[.B159])*SIN(RADIANS([.A565]))-[.B459]" office:value-type="float" office:value="0.0780485189910949">
            <text:p>0,078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568362356064182">
            <text:p>-0,0057</text:p>
          </table:table-cell>
          <table:table-cell table:formula="oooc:=[.$B$501]/2*(([.B360]-[.B260])*COS(RADIANS([.A566]))+([.B160]-[.B60])*SIN(RADIANS([.A566])))" office:value-type="float" office:value="-0.0057104060738509">
            <text:p>-0,0057</text:p>
          </table:table-cell>
          <table:table-cell table:formula="oooc:=-[.B460]*[.$B$502]" office:value-type="float" office:value="0.0250311956984604">
            <text:p>0,025</text:p>
          </table:table-cell>
          <table:table-cell table:formula="oooc:=([.B360]+[.B260])*SIN(RADIANS([.A566]))-([.B160]+[.B60])*COS(RADIANS([.A566]))" office:value-type="float" office:value="0.492798712393375">
            <text:p>0,4928</text:p>
          </table:table-cell>
          <table:table-cell table:formula="oooc:=-([.B360]+[.B260])*COS(RADIANS([.A566]))-([.B60]+[.B160])*SIN(RADIANS([.A566]))-[.B460]" office:value-type="float" office:value="0.0897076932633179">
            <text:p>0,0897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553833786611298">
            <text:p>-0,0055</text:p>
          </table:table-cell>
          <table:table-cell table:formula="oooc:=[.$B$501]/2*(([.B361]-[.B261])*COS(RADIANS([.A567]))+([.B161]-[.B61])*SIN(RADIANS([.A567])))" office:value-type="float" office:value="-0.00576140651110692">
            <text:p>-0,0058</text:p>
          </table:table-cell>
          <table:table-cell table:formula="oooc:=-[.B461]*[.$B$502]" office:value-type="float" office:value="0.025717652466821">
            <text:p>0,0257</text:p>
          </table:table-cell>
          <table:table-cell table:formula="oooc:=([.B361]+[.B261])*SIN(RADIANS([.A567]))-([.B161]+[.B61])*COS(RADIANS([.A567]))" office:value-type="float" office:value="0.503004427232088">
            <text:p>0,503</text:p>
          </table:table-cell>
          <table:table-cell table:formula="oooc:=-([.B361]+[.B261])*COS(RADIANS([.A567]))-([.B61]+[.B161])*SIN(RADIANS([.A567]))-[.B461]" office:value-type="float" office:value="0.0903405278442918">
            <text:p>0,0903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549286213014471">
            <text:p>-0,0055</text:p>
          </table:table-cell>
          <table:table-cell table:formula="oooc:=[.$B$501]/2*(([.B362]-[.B262])*COS(RADIANS([.A568]))+([.B162]-[.B62])*SIN(RADIANS([.A568])))" office:value-type="float" office:value="-0.00573106081703515">
            <text:p>-0,0057</text:p>
          </table:table-cell>
          <table:table-cell table:formula="oooc:=-[.B462]*[.$B$502]" office:value-type="float" office:value="0.0261304362009215">
            <text:p>0,0261</text:p>
          </table:table-cell>
          <table:table-cell table:formula="oooc:=([.B362]+[.B262])*SIN(RADIANS([.A568]))-([.B162]+[.B62])*COS(RADIANS([.A568]))" office:value-type="float" office:value="0.509599083559402">
            <text:p>0,5096</text:p>
          </table:table-cell>
          <table:table-cell table:formula="oooc:=-([.B362]+[.B262])*COS(RADIANS([.A568]))-([.B62]+[.B162])*SIN(RADIANS([.A568]))-[.B462]" office:value-type="float" office:value="0.0896355229137174">
            <text:p>0,0896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53570204738333">
            <text:p>-0,0054</text:p>
          </table:table-cell>
          <table:table-cell table:formula="oooc:=[.$B$501]/2*(([.B363]-[.B263])*COS(RADIANS([.A569]))+([.B163]-[.B63])*SIN(RADIANS([.A569])))" office:value-type="float" office:value="-0.00543780950558061">
            <text:p>-0,0054</text:p>
          </table:table-cell>
          <table:table-cell table:formula="oooc:=-[.B463]*[.$B$502]" office:value-type="float" office:value="0.025961414369275">
            <text:p>0,026</text:p>
          </table:table-cell>
          <table:table-cell table:formula="oooc:=([.B363]+[.B263])*SIN(RADIANS([.A569]))-([.B163]+[.B63])*COS(RADIANS([.A569]))" office:value-type="float" office:value="0.503740023007896">
            <text:p>0,5037</text:p>
          </table:table-cell>
          <table:table-cell table:formula="oooc:=-([.B363]+[.B263])*COS(RADIANS([.A569]))-([.B63]+[.B163])*SIN(RADIANS([.A569]))-[.B463]" office:value-type="float" office:value="0.0862757790816742">
            <text:p>0,0863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487173816873416">
            <text:p>-0,0049</text:p>
          </table:table-cell>
          <table:table-cell table:formula="oooc:=[.$B$501]/2*(([.B364]-[.B264])*COS(RADIANS([.A570]))+([.B164]-[.B64])*SIN(RADIANS([.A570])))" office:value-type="float" office:value="-0.00528992138092713">
            <text:p>-0,0053</text:p>
          </table:table-cell>
          <table:table-cell table:formula="oooc:=-[.B464]*[.$B$502]" office:value-type="float" office:value="0.0260411074125719">
            <text:p>0,026</text:p>
          </table:table-cell>
          <table:table-cell table:formula="oooc:=([.B364]+[.B264])*SIN(RADIANS([.A570]))-([.B164]+[.B64])*COS(RADIANS([.A570]))" office:value-type="float" office:value="0.502514070279882">
            <text:p>0,5025</text:p>
          </table:table-cell>
          <table:table-cell table:formula="oooc:=-([.B364]+[.B264])*COS(RADIANS([.A570]))-([.B64]+[.B164])*SIN(RADIANS([.A570]))-[.B464]" office:value-type="float" office:value="0.0938302302770945">
            <text:p>0,0938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445993565614629">
            <text:p>-0,0045</text:p>
          </table:table-cell>
          <table:table-cell table:formula="oooc:=[.$B$501]/2*(([.B365]-[.B265])*COS(RADIANS([.A571]))+([.B165]-[.B65])*SIN(RADIANS([.A571])))" office:value-type="float" office:value="-0.0052495614868632">
            <text:p>-0,0052</text:p>
          </table:table-cell>
          <table:table-cell table:formula="oooc:=-[.B465]*[.$B$502]" office:value-type="float" office:value="0.0264580522255325">
            <text:p>0,0265</text:p>
          </table:table-cell>
          <table:table-cell table:formula="oooc:=([.B365]+[.B265])*SIN(RADIANS([.A571]))-([.B165]+[.B65])*COS(RADIANS([.A571]))" office:value-type="float" office:value="0.506501778937495">
            <text:p>0,5065</text:p>
          </table:table-cell>
          <table:table-cell table:formula="oooc:=-([.B365]+[.B265])*COS(RADIANS([.A571]))-([.B65]+[.B165])*SIN(RADIANS([.A571]))-[.B465]" office:value-type="float" office:value="0.0985283781454057">
            <text:p>0,0985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437289723628017">
            <text:p>-0,0044</text:p>
          </table:table-cell>
          <table:table-cell table:formula="oooc:=[.$B$501]/2*(([.B366]-[.B266])*COS(RADIANS([.A572]))+([.B166]-[.B66])*SIN(RADIANS([.A572])))" office:value-type="float" office:value="-0.00512020011048522">
            <text:p>-0,0051</text:p>
          </table:table-cell>
          <table:table-cell table:formula="oooc:=-[.B466]*[.$B$502]" office:value-type="float" office:value="0.0262483223501659">
            <text:p>0,0262</text:p>
          </table:table-cell>
          <table:table-cell table:formula="oooc:=([.B366]+[.B266])*SIN(RADIANS([.A572]))-([.B166]+[.B66])*COS(RADIANS([.A572]))" office:value-type="float" office:value="0.500439307580388">
            <text:p>0,5004</text:p>
          </table:table-cell>
          <table:table-cell table:formula="oooc:=-([.B366]+[.B266])*COS(RADIANS([.A572]))-([.B66]+[.B166])*SIN(RADIANS([.A572]))-[.B466]" office:value-type="float" office:value="0.091963296210894">
            <text:p>0,092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369744413110456">
            <text:p>-0,0037</text:p>
          </table:table-cell>
          <table:table-cell table:formula="oooc:=[.$B$501]/2*(([.B367]-[.B267])*COS(RADIANS([.A573]))+([.B167]-[.B67])*SIN(RADIANS([.A573])))" office:value-type="float" office:value="-0.00539873161048072">
            <text:p>-0,0054</text:p>
          </table:table-cell>
          <table:table-cell table:formula="oooc:=-[.B467]*[.$B$502]" office:value-type="float" office:value="0.0259910439501659">
            <text:p>0,026</text:p>
          </table:table-cell>
          <table:table-cell table:formula="oooc:=([.B367]+[.B267])*SIN(RADIANS([.A573]))-([.B167]+[.B67])*COS(RADIANS([.A573]))" office:value-type="float" office:value="0.498568745112647">
            <text:p>0,4986</text:p>
          </table:table-cell>
          <table:table-cell table:formula="oooc:=-([.B367]+[.B267])*COS(RADIANS([.A573]))-([.B67]+[.B167])*SIN(RADIANS([.A573]))-[.B467]" office:value-type="float" office:value="0.0881066090616099">
            <text:p>0,0881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730824316439754">
            <text:p>-0,0073</text:p>
          </table:table-cell>
          <table:table-cell table:formula="oooc:=[.$B$501]/2*(([.B368]-[.B268])*COS(RADIANS([.A574]))+([.B168]-[.B68])*SIN(RADIANS([.A574])))" office:value-type="float" office:value="-0.00579080061598395">
            <text:p>-0,0058</text:p>
          </table:table-cell>
          <table:table-cell table:formula="oooc:=-[.B468]*[.$B$502]" office:value-type="float" office:value="0.0267207979501659">
            <text:p>0,0267</text:p>
          </table:table-cell>
          <table:table-cell table:formula="oooc:=([.B368]+[.B268])*SIN(RADIANS([.A574]))-([.B168]+[.B68])*COS(RADIANS([.A574]))" office:value-type="float" office:value="0.513303323793662">
            <text:p>0,5133</text:p>
          </table:table-cell>
          <table:table-cell table:formula="oooc:=-([.B368]+[.B268])*COS(RADIANS([.A574]))-([.B68]+[.B168])*SIN(RADIANS([.A574]))-[.B468]" office:value-type="float" office:value="0.09595262498897">
            <text:p>0,096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953636640187265">
            <text:p>-0,0095</text:p>
          </table:table-cell>
          <table:table-cell table:formula="oooc:=[.$B$501]/2*(([.B369]-[.B269])*COS(RADIANS([.A575]))+([.B169]-[.B69])*SIN(RADIANS([.A575])))" office:value-type="float" office:value="-0.00610749006966321">
            <text:p>-0,0061</text:p>
          </table:table-cell>
          <table:table-cell table:formula="oooc:=-[.B469]*[.$B$502]" office:value-type="float" office:value="0.0263314851501659">
            <text:p>0,0263</text:p>
          </table:table-cell>
          <table:table-cell table:formula="oooc:=([.B369]+[.B269])*SIN(RADIANS([.A575]))-([.B169]+[.B69])*COS(RADIANS([.A575]))" office:value-type="float" office:value="0.535321541574109">
            <text:p>0,5353</text:p>
          </table:table-cell>
          <table:table-cell table:formula="oooc:=-([.B369]+[.B269])*COS(RADIANS([.A575]))-([.B69]+[.B169])*SIN(RADIANS([.A575]))-[.B469]" office:value-type="float" office:value="0.0884920221497089">
            <text:p>0,0885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919866315346425">
            <text:p>-0,0092</text:p>
          </table:table-cell>
          <table:table-cell table:formula="oooc:=[.$B$501]/2*(([.B370]-[.B270])*COS(RADIANS([.A576]))+([.B170]-[.B70])*SIN(RADIANS([.A576])))" office:value-type="float" office:value="-0.00633549041513698">
            <text:p>-0,0063</text:p>
          </table:table-cell>
          <table:table-cell table:formula="oooc:=-[.B470]*[.$B$502]" office:value-type="float" office:value="0.0271913567501659">
            <text:p>0,0272</text:p>
          </table:table-cell>
          <table:table-cell table:formula="oooc:=([.B370]+[.B270])*SIN(RADIANS([.A576]))-([.B170]+[.B70])*COS(RADIANS([.A576]))" office:value-type="float" office:value="0.56260296755631">
            <text:p>0,5626</text:p>
          </table:table-cell>
          <table:table-cell table:formula="oooc:=-([.B370]+[.B270])*COS(RADIANS([.A576]))-([.B70]+[.B170])*SIN(RADIANS([.A576]))-[.B470]" office:value-type="float" office:value="0.0967619242212095">
            <text:p>0,0968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104666588604497">
            <text:p>-0,0105</text:p>
          </table:table-cell>
          <table:table-cell table:formula="oooc:=[.$B$501]/2*(([.B371]-[.B271])*COS(RADIANS([.A577]))+([.B171]-[.B71])*SIN(RADIANS([.A577])))" office:value-type="float" office:value="-0.00639858151036897">
            <text:p>-0,0064</text:p>
          </table:table-cell>
          <table:table-cell table:formula="oooc:=-[.B471]*[.$B$502]" office:value-type="float" office:value="0.0269373051501659">
            <text:p>0,0269</text:p>
          </table:table-cell>
          <table:table-cell table:formula="oooc:=([.B371]+[.B271])*SIN(RADIANS([.A577]))-([.B171]+[.B71])*COS(RADIANS([.A577]))" office:value-type="float" office:value="0.542851573144715">
            <text:p>0,5429</text:p>
          </table:table-cell>
          <table:table-cell table:formula="oooc:=-([.B371]+[.B271])*COS(RADIANS([.A577]))-([.B71]+[.B171])*SIN(RADIANS([.A577]))-[.B471]" office:value-type="float" office:value="0.0931108401843471">
            <text:p>0,0931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120802614447163">
            <text:p>-0,0121</text:p>
          </table:table-cell>
          <table:table-cell table:formula="oooc:=[.$B$501]/2*(([.B372]-[.B272])*COS(RADIANS([.A578]))+([.B172]-[.B72])*SIN(RADIANS([.A578])))" office:value-type="float" office:value="-0.00655957687969405">
            <text:p>-0,0066</text:p>
          </table:table-cell>
          <table:table-cell table:formula="oooc:=-[.B472]*[.$B$502]" office:value-type="float" office:value="0.0284219299501659">
            <text:p>0,0284</text:p>
          </table:table-cell>
          <table:table-cell table:formula="oooc:=([.B372]+[.B272])*SIN(RADIANS([.A578]))-([.B172]+[.B72])*COS(RADIANS([.A578]))" office:value-type="float" office:value="0.560968550040751">
            <text:p>0,561</text:p>
          </table:table-cell>
          <table:table-cell table:formula="oooc:=-([.B372]+[.B272])*COS(RADIANS([.A578]))-([.B72]+[.B172])*SIN(RADIANS([.A578]))-[.B472]" office:value-type="float" office:value="0.110517004691246">
            <text:p>0,1105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133660549767112">
            <text:p>-0,0134</text:p>
          </table:table-cell>
          <table:table-cell table:formula="oooc:=[.$B$501]/2*(([.B373]-[.B273])*COS(RADIANS([.A579]))+([.B173]-[.B73])*SIN(RADIANS([.A579])))" office:value-type="float" office:value="-0.00698262564330102">
            <text:p>-0,007</text:p>
          </table:table-cell>
          <table:table-cell table:formula="oooc:=-[.B473]*[.$B$502]" office:value-type="float" office:value="0.0278497219501659">
            <text:p>0,0278</text:p>
          </table:table-cell>
          <table:table-cell table:formula="oooc:=([.B373]+[.B273])*SIN(RADIANS([.A579]))-([.B173]+[.B73])*COS(RADIANS([.A579]))" office:value-type="float" office:value="0.561735965559341">
            <text:p>0,5617</text:p>
          </table:table-cell>
          <table:table-cell table:formula="oooc:=-([.B373]+[.B273])*COS(RADIANS([.A579]))-([.B73]+[.B173])*SIN(RADIANS([.A579]))-[.B473]" office:value-type="float" office:value="0.103208282594084">
            <text:p>0,1032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139767636025664">
            <text:p>-0,014</text:p>
          </table:table-cell>
          <table:table-cell table:formula="oooc:=[.$B$501]/2*(([.B374]-[.B274])*COS(RADIANS([.A580]))+([.B174]-[.B74])*SIN(RADIANS([.A580])))" office:value-type="float" office:value="-0.00714270963360469">
            <text:p>-0,0071</text:p>
          </table:table-cell>
          <table:table-cell table:formula="oooc:=-[.B474]*[.$B$502]" office:value-type="float" office:value="0.0276589115501659">
            <text:p>0,0277</text:p>
          </table:table-cell>
          <table:table-cell table:formula="oooc:=([.B374]+[.B274])*SIN(RADIANS([.A580]))-([.B174]+[.B74])*COS(RADIANS([.A580]))" office:value-type="float" office:value="0.571046105525644">
            <text:p>0,571</text:p>
          </table:table-cell>
          <table:table-cell table:formula="oooc:=-([.B374]+[.B274])*COS(RADIANS([.A580]))-([.B74]+[.B174])*SIN(RADIANS([.A580]))-[.B474]" office:value-type="float" office:value="0.101500221412014">
            <text:p>0,1015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129133145927954">
            <text:p>-0,0129</text:p>
          </table:table-cell>
          <table:table-cell table:formula="oooc:=[.$B$501]/2*(([.B375]-[.B275])*COS(RADIANS([.A581]))+([.B175]-[.B75])*SIN(RADIANS([.A581])))" office:value-type="float" office:value="-0.00718771177286848">
            <text:p>-0,0072</text:p>
          </table:table-cell>
          <table:table-cell table:formula="oooc:=-[.B475]*[.$B$502]" office:value-type="float" office:value="0.0265314863501659">
            <text:p>0,0265</text:p>
          </table:table-cell>
          <table:table-cell table:formula="oooc:=([.B375]+[.B275])*SIN(RADIANS([.A581]))-([.B175]+[.B75])*COS(RADIANS([.A581]))" office:value-type="float" office:value="0.561424281808969">
            <text:p>0,5614</text:p>
          </table:table-cell>
          <table:table-cell table:formula="oooc:=-([.B375]+[.B275])*COS(RADIANS([.A581]))-([.B75]+[.B175])*SIN(RADIANS([.A581]))-[.B475]" office:value-type="float" office:value="0.0878546756714051">
            <text:p>0,0879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139253671541222">
            <text:p>-0,0139</text:p>
          </table:table-cell>
          <table:table-cell table:formula="oooc:=[.$B$501]/2*(([.B376]-[.B276])*COS(RADIANS([.A582]))+([.B176]-[.B76])*SIN(RADIANS([.A582])))" office:value-type="float" office:value="-0.00722870872310811">
            <text:p>-0,0072</text:p>
          </table:table-cell>
          <table:table-cell table:formula="oooc:=-[.B476]*[.$B$502]" office:value-type="float" office:value="0.0268747211501659">
            <text:p>0,0269</text:p>
          </table:table-cell>
          <table:table-cell table:formula="oooc:=([.B376]+[.B276])*SIN(RADIANS([.A582]))-([.B176]+[.B76])*COS(RADIANS([.A582]))" office:value-type="float" office:value="0.577648257557692">
            <text:p>0,5776</text:p>
          </table:table-cell>
          <table:table-cell table:formula="oooc:=-([.B376]+[.B276])*COS(RADIANS([.A582]))-([.B76]+[.B176])*SIN(RADIANS([.A582]))-[.B476]" office:value-type="float" office:value="0.0918359500016548">
            <text:p>0,0918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139131409291029">
            <text:p>-0,0139</text:p>
          </table:table-cell>
          <table:table-cell table:formula="oooc:=[.$B$501]/2*(([.B377]-[.B277])*COS(RADIANS([.A583]))+([.B177]-[.B77])*SIN(RADIANS([.A583])))" office:value-type="float" office:value="-0.00734181936678534">
            <text:p>-0,0073</text:p>
          </table:table-cell>
          <table:table-cell table:formula="oooc:=-[.B477]*[.$B$502]" office:value-type="float" office:value="0.0270333207501659">
            <text:p>0,027</text:p>
          </table:table-cell>
          <table:table-cell table:formula="oooc:=([.B377]+[.B277])*SIN(RADIANS([.A583]))-([.B177]+[.B77])*COS(RADIANS([.A583]))" office:value-type="float" office:value="0.581079808645684">
            <text:p>0,5811</text:p>
          </table:table-cell>
          <table:table-cell table:formula="oooc:=-([.B377]+[.B277])*COS(RADIANS([.A583]))-([.B77]+[.B177])*SIN(RADIANS([.A583]))-[.B477]" office:value-type="float" office:value="0.09230797572569">
            <text:p>0,0923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127533822116568">
            <text:p>-0,0128</text:p>
          </table:table-cell>
          <table:table-cell table:formula="oooc:=[.$B$501]/2*(([.B378]-[.B278])*COS(RADIANS([.A584]))+([.B178]-[.B78])*SIN(RADIANS([.A584])))" office:value-type="float" office:value="-0.00744723974633178">
            <text:p>-0,0074</text:p>
          </table:table-cell>
          <table:table-cell table:formula="oooc:=-[.B478]*[.$B$502]" office:value-type="float" office:value="0.0267502839501659">
            <text:p>0,0268</text:p>
          </table:table-cell>
          <table:table-cell table:formula="oooc:=([.B378]+[.B278])*SIN(RADIANS([.A584]))-([.B178]+[.B78])*COS(RADIANS([.A584]))" office:value-type="float" office:value="0.597815273248589">
            <text:p>0,5978</text:p>
          </table:table-cell>
          <table:table-cell table:formula="oooc:=-([.B378]+[.B278])*COS(RADIANS([.A584]))-([.B78]+[.B178])*SIN(RADIANS([.A584]))-[.B478]" office:value-type="float" office:value="0.0896361235142553">
            <text:p>0,0896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111009194916412">
            <text:p>-0,0111</text:p>
          </table:table-cell>
          <table:table-cell table:formula="oooc:=[.$B$501]/2*(([.B379]-[.B279])*COS(RADIANS([.A585]))+([.B179]-[.B79])*SIN(RADIANS([.A585])))" office:value-type="float" office:value="-0.00719301709300178">
            <text:p>-0,0072</text:p>
          </table:table-cell>
          <table:table-cell table:formula="oooc:=-[.B479]*[.$B$502]" office:value-type="float" office:value="0.0270486599501659">
            <text:p>0,027</text:p>
          </table:table-cell>
          <table:table-cell table:formula="oooc:=([.B379]+[.B279])*SIN(RADIANS([.A585]))-([.B179]+[.B79])*COS(RADIANS([.A585]))" office:value-type="float" office:value="0.60872566391822">
            <text:p>0,6087</text:p>
          </table:table-cell>
          <table:table-cell table:formula="oooc:=-([.B379]+[.B279])*COS(RADIANS([.A585]))-([.B79]+[.B179])*SIN(RADIANS([.A585]))-[.B479]" office:value-type="float" office:value="0.09133490793259">
            <text:p>0,0913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118425603474922">
            <text:p>-0,0118</text:p>
          </table:table-cell>
          <table:table-cell table:formula="oooc:=[.$B$501]/2*(([.B380]-[.B280])*COS(RADIANS([.A586]))+([.B180]-[.B80])*SIN(RADIANS([.A586])))" office:value-type="float" office:value="-0.00718865908158418">
            <text:p>-0,0072</text:p>
          </table:table-cell>
          <table:table-cell table:formula="oooc:=-[.B480]*[.$B$502]" office:value-type="float" office:value="0.0275853343501659">
            <text:p>0,0276</text:p>
          </table:table-cell>
          <table:table-cell table:formula="oooc:=([.B380]+[.B280])*SIN(RADIANS([.A586]))-([.B180]+[.B80])*COS(RADIANS([.A586]))" office:value-type="float" office:value="0.618306172456201">
            <text:p>0,6183</text:p>
          </table:table-cell>
          <table:table-cell table:formula="oooc:=-([.B380]+[.B280])*COS(RADIANS([.A586]))-([.B80]+[.B180])*SIN(RADIANS([.A586]))-[.B480]" office:value-type="float" office:value="0.0984533014730062">
            <text:p>0,0985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128298147618699">
            <text:p>-0,0128</text:p>
          </table:table-cell>
          <table:table-cell table:formula="oooc:=[.$B$501]/2*(([.B381]-[.B281])*COS(RADIANS([.A587]))+([.B181]-[.B81])*SIN(RADIANS([.A587])))" office:value-type="float" office:value="-0.00706343933956228">
            <text:p>-0,0071</text:p>
          </table:table-cell>
          <table:table-cell table:formula="oooc:=-[.B481]*[.$B$502]" office:value-type="float" office:value="0.0274350003501659">
            <text:p>0,0274</text:p>
          </table:table-cell>
          <table:table-cell table:formula="oooc:=([.B381]+[.B281])*SIN(RADIANS([.A587]))-([.B181]+[.B81])*COS(RADIANS([.A587]))" office:value-type="float" office:value="0.620994494265509">
            <text:p>0,621</text:p>
          </table:table-cell>
          <table:table-cell table:formula="oooc:=-([.B381]+[.B281])*COS(RADIANS([.A587]))-([.B81]+[.B181])*SIN(RADIANS([.A587]))-[.B481]" office:value-type="float" office:value="0.0978023753895803">
            <text:p>0,0978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129313369247372">
            <text:p>-0,0129</text:p>
          </table:table-cell>
          <table:table-cell table:formula="oooc:=[.$B$501]/2*(([.B382]-[.B282])*COS(RADIANS([.A588]))+([.B182]-[.B82])*SIN(RADIANS([.A588])))" office:value-type="float" office:value="-0.00728001590152438">
            <text:p>-0,0073</text:p>
          </table:table-cell>
          <table:table-cell table:formula="oooc:=-[.B482]*[.$B$502]" office:value-type="float" office:value="0.0271995571501659">
            <text:p>0,0272</text:p>
          </table:table-cell>
          <table:table-cell table:formula="oooc:=([.B382]+[.B282])*SIN(RADIANS([.A588]))-([.B182]+[.B82])*COS(RADIANS([.A588]))" office:value-type="float" office:value="0.628351418238823">
            <text:p>0,6284</text:p>
          </table:table-cell>
          <table:table-cell table:formula="oooc:=-([.B382]+[.B282])*COS(RADIANS([.A588]))-([.B82]+[.B182])*SIN(RADIANS([.A588]))-[.B482]" office:value-type="float" office:value="0.0976769009415762">
            <text:p>0,0977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127288504288924">
            <text:p>-0,0127</text:p>
          </table:table-cell>
          <table:table-cell table:formula="oooc:=[.$B$501]/2*(([.B383]-[.B283])*COS(RADIANS([.A589]))+([.B183]-[.B83])*SIN(RADIANS([.A589])))" office:value-type="float" office:value="-0.00725599669990174">
            <text:p>-0,0073</text:p>
          </table:table-cell>
          <table:table-cell table:formula="oooc:=-[.B483]*[.$B$502]" office:value-type="float" office:value="0.0267588147501659">
            <text:p>0,0268</text:p>
          </table:table-cell>
          <table:table-cell table:formula="oooc:=([.B383]+[.B283])*SIN(RADIANS([.A589]))-([.B183]+[.B83])*COS(RADIANS([.A589]))" office:value-type="float" office:value="0.639370960035827">
            <text:p>0,6394</text:p>
          </table:table-cell>
          <table:table-cell table:formula="oooc:=-([.B383]+[.B283])*COS(RADIANS([.A589]))-([.B83]+[.B183])*SIN(RADIANS([.A589]))-[.B483]" office:value-type="float" office:value="0.0950247986268854">
            <text:p>0,095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112580463548134">
            <text:p>-0,0113</text:p>
          </table:table-cell>
          <table:table-cell table:formula="oooc:=[.$B$501]/2*(([.B384]-[.B284])*COS(RADIANS([.A590]))+([.B184]-[.B84])*SIN(RADIANS([.A590])))" office:value-type="float" office:value="-0.00765541051505559">
            <text:p>-0,0077</text:p>
          </table:table-cell>
          <table:table-cell table:formula="oooc:=-[.B484]*[.$B$502]" office:value-type="float" office:value="0.0271142943501659">
            <text:p>0,0271</text:p>
          </table:table-cell>
          <table:table-cell table:formula="oooc:=([.B384]+[.B284])*SIN(RADIANS([.A590]))-([.B184]+[.B84])*COS(RADIANS([.A590]))" office:value-type="float" office:value="0.655651429656296">
            <text:p>0,6557</text:p>
          </table:table-cell>
          <table:table-cell table:formula="oooc:=-([.B384]+[.B284])*COS(RADIANS([.A590]))-([.B84]+[.B184])*SIN(RADIANS([.A590]))-[.B484]" office:value-type="float" office:value="0.0968555330039831">
            <text:p>0,0969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127679336155617">
            <text:p>-0,0128</text:p>
          </table:table-cell>
          <table:table-cell table:formula="oooc:=[.$B$501]/2*(([.B385]-[.B285])*COS(RADIANS([.A591]))+([.B185]-[.B85])*SIN(RADIANS([.A591])))" office:value-type="float" office:value="-0.0074735863930065">
            <text:p>-0,0075</text:p>
          </table:table-cell>
          <table:table-cell table:formula="oooc:=-[.B485]*[.$B$502]" office:value-type="float" office:value="0.0267376851501659">
            <text:p>0,0267</text:p>
          </table:table-cell>
          <table:table-cell table:formula="oooc:=([.B385]+[.B285])*SIN(RADIANS([.A591]))-([.B185]+[.B85])*COS(RADIANS([.A591]))" office:value-type="float" office:value="0.654968949544503">
            <text:p>0,655</text:p>
          </table:table-cell>
          <table:table-cell table:formula="oooc:=-([.B385]+[.B285])*COS(RADIANS([.A591]))-([.B85]+[.B185])*SIN(RADIANS([.A591]))-[.B485]" office:value-type="float" office:value="0.0955979076275579">
            <text:p>0,0956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132273481797098">
            <text:p>-0,0132</text:p>
          </table:table-cell>
          <table:table-cell table:formula="oooc:=[.$B$501]/2*(([.B386]-[.B286])*COS(RADIANS([.A592]))+([.B186]-[.B86])*SIN(RADIANS([.A592])))" office:value-type="float" office:value="-0.00796721482723271">
            <text:p>-0,008</text:p>
          </table:table-cell>
          <table:table-cell table:formula="oooc:=-[.B486]*[.$B$502]" office:value-type="float" office:value="0.0271923775501659">
            <text:p>0,0272</text:p>
          </table:table-cell>
          <table:table-cell table:formula="oooc:=([.B386]+[.B286])*SIN(RADIANS([.A592]))-([.B186]+[.B86])*COS(RADIANS([.A592]))" office:value-type="float" office:value="0.6751830464534">
            <text:p>0,6752</text:p>
          </table:table-cell>
          <table:table-cell table:formula="oooc:=-([.B386]+[.B286])*COS(RADIANS([.A592]))-([.B86]+[.B186])*SIN(RADIANS([.A592]))-[.B486]" office:value-type="float" office:value="0.10515378966402">
            <text:p>0,1052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129471415144666">
            <text:p>-0,0129</text:p>
          </table:table-cell>
          <table:table-cell table:formula="oooc:=[.$B$501]/2*(([.B387]-[.B287])*COS(RADIANS([.A593]))+([.B187]-[.B87])*SIN(RADIANS([.A593])))" office:value-type="float" office:value="-0.00815291155179947">
            <text:p>-0,0082</text:p>
          </table:table-cell>
          <table:table-cell table:formula="oooc:=-[.B487]*[.$B$502]" office:value-type="float" office:value="0.0263573039501659">
            <text:p>0,0264</text:p>
          </table:table-cell>
          <table:table-cell table:formula="oooc:=([.B387]+[.B287])*SIN(RADIANS([.A593]))-([.B187]+[.B87])*COS(RADIANS([.A593]))" office:value-type="float" office:value="0.661856981615491">
            <text:p>0,6619</text:p>
          </table:table-cell>
          <table:table-cell table:formula="oooc:=-([.B387]+[.B287])*COS(RADIANS([.A593]))-([.B87]+[.B187])*SIN(RADIANS([.A593]))-[.B487]" office:value-type="float" office:value="0.0970026532902793">
            <text:p>0,097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136397950222799">
            <text:p>-0,0136</text:p>
          </table:table-cell>
          <table:table-cell table:formula="oooc:=[.$B$501]/2*(([.B388]-[.B288])*COS(RADIANS([.A594]))+([.B188]-[.B88])*SIN(RADIANS([.A594])))" office:value-type="float" office:value="-0.00826186951590527">
            <text:p>-0,0083</text:p>
          </table:table-cell>
          <table:table-cell table:formula="oooc:=-[.B488]*[.$B$502]" office:value-type="float" office:value="0.0266675395501659">
            <text:p>0,0267</text:p>
          </table:table-cell>
          <table:table-cell table:formula="oooc:=([.B388]+[.B288])*SIN(RADIANS([.A594]))-([.B188]+[.B88])*COS(RADIANS([.A594]))" office:value-type="float" office:value="0.666382989647753">
            <text:p>0,6664</text:p>
          </table:table-cell>
          <table:table-cell table:formula="oooc:=-([.B388]+[.B288])*COS(RADIANS([.A594]))-([.B88]+[.B188])*SIN(RADIANS([.A594]))-[.B488]" office:value-type="float" office:value="0.102720987599199">
            <text:p>0,1027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156850645571969">
            <text:p>-0,0157</text:p>
          </table:table-cell>
          <table:table-cell table:formula="oooc:=[.$B$501]/2*(([.B389]-[.B289])*COS(RADIANS([.A595]))+([.B189]-[.B89])*SIN(RADIANS([.A595])))" office:value-type="float" office:value="-0.00791901440135079">
            <text:p>-0,0079</text:p>
          </table:table-cell>
          <table:table-cell table:formula="oooc:=-[.B489]*[.$B$502]" office:value-type="float" office:value="0.0274028715501659">
            <text:p>0,0274</text:p>
          </table:table-cell>
          <table:table-cell table:formula="oooc:=([.B389]+[.B289])*SIN(RADIANS([.A595]))-([.B189]+[.B89])*COS(RADIANS([.A595]))" office:value-type="float" office:value="0.678265291589263">
            <text:p>0,6783</text:p>
          </table:table-cell>
          <table:table-cell table:formula="oooc:=-([.B389]+[.B289])*COS(RADIANS([.A595]))-([.B89]+[.B189])*SIN(RADIANS([.A595]))-[.B489]" office:value-type="float" office:value="0.114337774454954">
            <text:p>0,1143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158207552906076">
            <text:p>-0,0158</text:p>
          </table:table-cell>
          <table:table-cell table:formula="oooc:=[.$B$501]/2*(([.B390]-[.B290])*COS(RADIANS([.A596]))+([.B190]-[.B90])*SIN(RADIANS([.A596])))" office:value-type="float" office:value="-0.00794943703610793">
            <text:p>-0,0079</text:p>
          </table:table-cell>
          <table:table-cell table:formula="oooc:=-[.B490]*[.$B$502]" office:value-type="float" office:value="0.0272464303501659">
            <text:p>0,0272</text:p>
          </table:table-cell>
          <table:table-cell table:formula="oooc:=([.B390]+[.B290])*SIN(RADIANS([.A596]))-([.B190]+[.B90])*COS(RADIANS([.A596]))" office:value-type="float" office:value="0.680930396848282">
            <text:p>0,6809</text:p>
          </table:table-cell>
          <table:table-cell table:formula="oooc:=-([.B390]+[.B290])*COS(RADIANS([.A596]))-([.B90]+[.B190])*SIN(RADIANS([.A596]))-[.B490]" office:value-type="float" office:value="0.112202955981404">
            <text:p>0,1122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170693123596494">
            <text:p>-0,0171</text:p>
          </table:table-cell>
          <table:table-cell table:formula="oooc:=[.$B$501]/2*(([.B391]-[.B291])*COS(RADIANS([.A597]))+([.B191]-[.B91])*SIN(RADIANS([.A597])))" office:value-type="float" office:value="-0.00782441415501207">
            <text:p>-0,0078</text:p>
          </table:table-cell>
          <table:table-cell table:formula="oooc:=-[.B491]*[.$B$502]" office:value-type="float" office:value="0.0268977783501659">
            <text:p>0,0269</text:p>
          </table:table-cell>
          <table:table-cell table:formula="oooc:=([.B391]+[.B291])*SIN(RADIANS([.A597]))-([.B191]+[.B91])*COS(RADIANS([.A597]))" office:value-type="float" office:value="0.686734392291369">
            <text:p>0,6867</text:p>
          </table:table-cell>
          <table:table-cell table:formula="oooc:=-([.B391]+[.B291])*COS(RADIANS([.A597]))-([.B91]+[.B191])*SIN(RADIANS([.A597]))-[.B491]" office:value-type="float" office:value="0.107447867832011">
            <text:p>0,1074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-0.0162622155615705">
            <text:p>-0,0163</text:p>
          </table:table-cell>
          <table:table-cell table:formula="oooc:=[.$B$501]/2*(([.B392]-[.B292])*COS(RADIANS([.A598]))+([.B192]-[.B92])*SIN(RADIANS([.A598])))" office:value-type="float" office:value="-0.00806167331886848">
            <text:p>-0,0081</text:p>
          </table:table-cell>
          <table:table-cell table:formula="oooc:=-[.B492]*[.$B$502]" office:value-type="float" office:value="0.0275293907501659">
            <text:p>0,0275</text:p>
          </table:table-cell>
          <table:table-cell table:formula="oooc:=([.B392]+[.B292])*SIN(RADIANS([.A598]))-([.B192]+[.B92])*COS(RADIANS([.A598]))" office:value-type="float" office:value="0.696638787842728">
            <text:p>0,6966</text:p>
          </table:table-cell>
          <table:table-cell table:formula="oooc:=-([.B392]+[.B292])*COS(RADIANS([.A598]))-([.B92]+[.B192])*SIN(RADIANS([.A598]))-[.B492]" office:value-type="float" office:value="0.116465119588521">
            <text:p>0,1165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13326012804907">
            <text:p>-0,0133</text:p>
          </table:table-cell>
          <table:table-cell table:formula="oooc:=[.$B$501]/2*(([.B393]-[.B293])*COS(RADIANS([.A599]))+([.B193]-[.B93])*SIN(RADIANS([.A599])))" office:value-type="float" office:value="-0.0084325760754914">
            <text:p>-0,0084</text:p>
          </table:table-cell>
          <table:table-cell table:formula="oooc:=-[.B493]*[.$B$502]" office:value-type="float" office:value="0.0269726643501659">
            <text:p>0,027</text:p>
          </table:table-cell>
          <table:table-cell table:formula="oooc:=([.B393]+[.B293])*SIN(RADIANS([.A599]))-([.B193]+[.B93])*COS(RADIANS([.A599]))" office:value-type="float" office:value="0.710110964081202">
            <text:p>0,7101</text:p>
          </table:table-cell>
          <table:table-cell table:formula="oooc:=-([.B393]+[.B293])*COS(RADIANS([.A599]))-([.B93]+[.B193])*SIN(RADIANS([.A599]))-[.B493]" office:value-type="float" office:value="0.112842190595358">
            <text:p>0,1128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155266785485822">
            <text:p>-0,0155</text:p>
          </table:table-cell>
          <table:table-cell table:formula="oooc:=[.$B$501]/2*(([.B394]-[.B294])*COS(RADIANS([.A600]))+([.B194]-[.B94])*SIN(RADIANS([.A600])))" office:value-type="float" office:value="-0.00856265670591704">
            <text:p>-0,0086</text:p>
          </table:table-cell>
          <table:table-cell table:formula="oooc:=-[.B494]*[.$B$502]" office:value-type="float" office:value="0.0271196327501659">
            <text:p>0,0271</text:p>
          </table:table-cell>
          <table:table-cell table:formula="oooc:=([.B394]+[.B294])*SIN(RADIANS([.A600]))-([.B194]+[.B94])*COS(RADIANS([.A600]))" office:value-type="float" office:value="0.721814227815618">
            <text:p>0,7218</text:p>
          </table:table-cell>
          <table:table-cell table:formula="oooc:=-([.B394]+[.B294])*COS(RADIANS([.A600]))-([.B94]+[.B194])*SIN(RADIANS([.A600]))-[.B494]" office:value-type="float" office:value="0.117923685192389">
            <text:p>0,117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17533106523144">
            <text:p>-0,0175</text:p>
          </table:table-cell>
          <table:table-cell table:formula="oooc:=[.$B$501]/2*(([.B395]-[.B295])*COS(RADIANS([.A601]))+([.B195]-[.B95])*SIN(RADIANS([.A601])))" office:value-type="float" office:value="-0.00874908737953516">
            <text:p>-0,0087</text:p>
          </table:table-cell>
          <table:table-cell table:formula="oooc:=-[.B495]*[.$B$502]" office:value-type="float" office:value="0.0281473331501659">
            <text:p>0,0281</text:p>
          </table:table-cell>
          <table:table-cell table:formula="oooc:=([.B395]+[.B295])*SIN(RADIANS([.A601]))-([.B195]+[.B95])*COS(RADIANS([.A601]))" office:value-type="float" office:value="0.724408886820199">
            <text:p>0,7244</text:p>
          </table:table-cell>
          <table:table-cell table:formula="oooc:=-([.B395]+[.B295])*COS(RADIANS([.A601]))-([.B95]+[.B195])*SIN(RADIANS([.A601]))-[.B495]" office:value-type="float" office:value="0.133779234093166">
            <text:p>0,1338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1875097185">
            <text:p>-0,0188</text:p>
          </table:table-cell>
          <table:table-cell table:formula="oooc:=[.$B$501]/2*(([.B396]-[.B296])*COS(RADIANS([.A602]))+([.B196]-[.B96])*SIN(RADIANS([.A602])))" office:value-type="float" office:value="-0.00888614285">
            <text:p>-0,0089</text:p>
          </table:table-cell>
          <table:table-cell table:formula="oooc:=-[.B496]*[.$B$502]" office:value-type="float" office:value="0.0269356135501659">
            <text:p>0,0269</text:p>
          </table:table-cell>
          <table:table-cell table:formula="oooc:=([.B396]+[.B296])*SIN(RADIANS([.A602]))-([.B196]+[.B96])*COS(RADIANS([.A602]))" office:value-type="float" office:value="0.73053672">
            <text:p>0,7305</text:p>
          </table:table-cell>
          <table:table-cell table:formula="oooc:=-([.B396]+[.B296])*COS(RADIANS([.A602]))-([.B96]+[.B196])*SIN(RADIANS([.A602]))-[.B496]" office:value-type="float" office:value="0.121950729377074">
            <text:p>0,122</text:p>
          </table:table-cell>
          <table:table-cell table:number-columns-repeated="9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2465.17578125">
            <text:p>12465,1758</text:p>
          </table:table-cell>
          <table:table-cell table:number-columns-repeated="3"/>
          <table:table-cell office:value-type="float" office:value="0.324065941571883">
            <text:p>0,3241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2466.42578125">
            <text:p>12466,4258</text:p>
          </table:table-cell>
          <table:table-cell table:number-columns-repeated="3"/>
          <table:table-cell office:value-type="float" office:value="0.32545430119066">
            <text:p>0,3255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2476.81640625">
            <text:p>12476,8164</text:p>
          </table:table-cell>
          <table:table-cell table:number-columns-repeated="3"/>
          <table:table-cell office:value-type="float" office:value="0.322883603016743">
            <text:p>0,3229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2465.703125">
            <text:p>12465,7031</text:p>
          </table:table-cell>
          <table:table-cell table:number-columns-repeated="3"/>
          <table:table-cell office:value-type="float" office:value="0.324347657634237">
            <text:p>0,3243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465.76171875">
            <text:p>12465,7617</text:p>
          </table:table-cell>
          <table:table-cell table:number-columns-repeated="3"/>
          <table:table-cell office:value-type="float" office:value="0.32720012986868">
            <text:p>0,3272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468.75">
            <text:p>12468,75</text:p>
          </table:table-cell>
          <table:table-cell table:number-columns-repeated="3"/>
          <table:table-cell office:value-type="float" office:value="0.32185126">
            <text:p>0,3219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60.5078125">
            <text:p>12460,5078</text:p>
          </table:table-cell>
          <table:table-cell table:number-columns-repeated="3"/>
          <table:table-cell office:value-type="float" office:value="0.320089937895374">
            <text:p>0,320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58.57421875">
            <text:p>12458,5742</text:p>
          </table:table-cell>
          <table:table-cell table:number-columns-repeated="3"/>
          <table:table-cell office:value-type="float" office:value="0.323770440445206">
            <text:p>0,323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455.91796875">
            <text:p>12455,918</text:p>
          </table:table-cell>
          <table:table-cell table:number-columns-repeated="3"/>
          <table:table-cell office:value-type="float" office:value="0.326748878471394">
            <text:p>0,326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456.46484375">
            <text:p>12456,4648</text:p>
          </table:table-cell>
          <table:table-cell table:number-columns-repeated="3"/>
          <table:table-cell office:value-type="float" office:value="0.328033487550844">
            <text:p>0,32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49.0625">
            <text:p>12449,0625</text:p>
          </table:table-cell>
          <table:table-cell table:number-columns-repeated="3"/>
          <table:table-cell office:value-type="float" office:value="0.327751290863748">
            <text:p>0,327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55.1171875">
            <text:p>12455,1172</text:p>
          </table:table-cell>
          <table:table-cell table:number-columns-repeated="3"/>
          <table:table-cell office:value-type="float" office:value="0.326839579955881">
            <text:p>0,326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435.9375">
            <text:p>12435,9375</text:p>
          </table:table-cell>
          <table:table-cell table:number-columns-repeated="3"/>
          <table:table-cell office:value-type="float" office:value="0.332374228074989">
            <text:p>0,332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428.0078125">
            <text:p>12428,0078</text:p>
          </table:table-cell>
          <table:table-cell table:number-columns-repeated="3"/>
          <table:table-cell office:value-type="float" office:value="0.335282971363684">
            <text:p>0,335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26.69921875">
            <text:p>12426,6992</text:p>
          </table:table-cell>
          <table:table-cell table:number-columns-repeated="3"/>
          <table:table-cell office:value-type="float" office:value="0.335629212063541">
            <text:p>0,335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14.8828125">
            <text:p>12414,8828</text:p>
          </table:table-cell>
          <table:table-cell table:number-columns-repeated="3"/>
          <table:table-cell office:value-type="float" office:value="0.336381951456735">
            <text:p>0,336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404.53125">
            <text:p>12404,5313</text:p>
          </table:table-cell>
          <table:table-cell table:number-columns-repeated="3"/>
          <table:table-cell office:value-type="float" office:value="0.336480212771881">
            <text:p>0,336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76.09375">
            <text:p>12376,0938</text:p>
          </table:table-cell>
          <table:table-cell table:number-columns-repeated="3"/>
          <table:table-cell office:value-type="float" office:value="0.341049027836867">
            <text:p>0,34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346.69921875">
            <text:p>12346,6992</text:p>
          </table:table-cell>
          <table:table-cell table:number-columns-repeated="3"/>
          <table:table-cell office:value-type="float" office:value="0.341854621716773">
            <text:p>0,341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325.25390625">
            <text:p>12325,2539</text:p>
          </table:table-cell>
          <table:table-cell table:number-columns-repeated="3"/>
          <table:table-cell office:value-type="float" office:value="0.34688300491212">
            <text:p>0,34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335.625">
            <text:p>12335,625</text:p>
          </table:table-cell>
          <table:table-cell table:number-columns-repeated="3"/>
          <table:table-cell office:value-type="float" office:value="0.350825868657785">
            <text:p>0,3508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315.44921875">
            <text:p>12315,4492</text:p>
          </table:table-cell>
          <table:table-cell table:number-columns-repeated="3"/>
          <table:table-cell office:value-type="float" office:value="0.355256507279131">
            <text:p>0,355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316.66015625">
            <text:p>12316,6602</text:p>
          </table:table-cell>
          <table:table-cell table:number-columns-repeated="3"/>
          <table:table-cell office:value-type="float" office:value="0.355332294767343">
            <text:p>0,3553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289.55078125">
            <text:p>12289,5508</text:p>
          </table:table-cell>
          <table:table-cell table:number-columns-repeated="3"/>
          <table:table-cell office:value-type="float" office:value="0.357793313105047">
            <text:p>0,3578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265.5078125">
            <text:p>12265,5078</text:p>
          </table:table-cell>
          <table:table-cell table:number-columns-repeated="3"/>
          <table:table-cell office:value-type="float" office:value="0.364396978082728">
            <text:p>0,364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247.1875">
            <text:p>12247,1875</text:p>
          </table:table-cell>
          <table:table-cell table:number-columns-repeated="3"/>
          <table:table-cell office:value-type="float" office:value="0.367944876040743">
            <text:p>0,367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208.3203125">
            <text:p>12208,3203</text:p>
          </table:table-cell>
          <table:table-cell table:number-columns-repeated="3"/>
          <table:table-cell office:value-type="float" office:value="0.372367456278387">
            <text:p>0,372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207.03125">
            <text:p>12207,0313</text:p>
          </table:table-cell>
          <table:table-cell table:number-columns-repeated="3"/>
          <table:table-cell office:value-type="float" office:value="0.372550889814281">
            <text:p>0,372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187.265625">
            <text:p>12187,2656</text:p>
          </table:table-cell>
          <table:table-cell table:number-columns-repeated="3"/>
          <table:table-cell office:value-type="float" office:value="0.37547522107562">
            <text:p>0,375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156.6796875">
            <text:p>12156,6797</text:p>
          </table:table-cell>
          <table:table-cell table:number-columns-repeated="3"/>
          <table:table-cell office:value-type="float" office:value="0.379834823685331">
            <text:p>0,3798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133.28125">
            <text:p>12133,2813</text:p>
          </table:table-cell>
          <table:table-cell office:value-type="float" office:value="12122.7734375">
            <text:p>12122,7734</text:p>
          </table:table-cell>
          <table:table-cell table:number-columns-repeated="2"/>
          <table:table-cell office:value-type="float" office:value="0.383023029219361">
            <text:p>0,383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106.07421875">
            <text:p>12106,0742</text:p>
          </table:table-cell>
          <table:table-cell office:value-type="float" office:value="12095">
            <text:p>12095</text:p>
          </table:table-cell>
          <table:table-cell table:number-columns-repeated="2"/>
          <table:table-cell office:value-type="float" office:value="0.385723927123138">
            <text:p>0,3857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080.7421875">
            <text:p>12080,7422</text:p>
          </table:table-cell>
          <table:table-cell office:value-type="float" office:value="12044.21875">
            <text:p>12044,2188</text:p>
          </table:table-cell>
          <table:table-cell table:number-columns-repeated="2"/>
          <table:table-cell office:value-type="float" office:value="0.390770369970408">
            <text:p>0,3908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046.89453125">
            <text:p>12046,8945</text:p>
          </table:table-cell>
          <table:table-cell office:value-type="float" office:value="12016.40625">
            <text:p>12016,4063</text:p>
          </table:table-cell>
          <table:table-cell table:number-columns-repeated="2"/>
          <table:table-cell office:value-type="float" office:value="0.396063865929371">
            <text:p>0,396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018.18359375">
            <text:p>12018,1836</text:p>
          </table:table-cell>
          <table:table-cell office:value-type="float" office:value="11976.328125">
            <text:p>11976,3281</text:p>
          </table:table-cell>
          <table:table-cell table:number-columns-repeated="2"/>
          <table:table-cell office:value-type="float" office:value="0.40417514528715">
            <text:p>0,4042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986.07421875">
            <text:p>11986,0742</text:p>
          </table:table-cell>
          <table:table-cell office:value-type="float" office:value="11947.03125">
            <text:p>11947,0313</text:p>
          </table:table-cell>
          <table:table-cell table:number-columns-repeated="2"/>
          <table:table-cell office:value-type="float" office:value="0.411970493053552">
            <text:p>0,412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16.38671875">
            <text:p>11916,3867</text:p>
          </table:table-cell>
          <table:table-cell table:number-columns-repeated="3"/>
          <table:table-cell office:value-type="float" office:value="0.416550349180274">
            <text:p>0,416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877.01171875">
            <text:p>11877,0117</text:p>
          </table:table-cell>
          <table:table-cell table:number-columns-repeated="3"/>
          <table:table-cell office:value-type="float" office:value="0.418939620053932">
            <text:p>0,418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845.8984375">
            <text:p>11845,8984</text:p>
          </table:table-cell>
          <table:table-cell table:number-columns-repeated="3"/>
          <table:table-cell office:value-type="float" office:value="0.418720882374275">
            <text:p>0,4187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806.69921875">
            <text:p>11806,6992</text:p>
          </table:table-cell>
          <table:table-cell table:number-columns-repeated="3"/>
          <table:table-cell office:value-type="float" office:value="0.419146431316183">
            <text:p>0,419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777.3828125">
            <text:p>11777,3828</text:p>
          </table:table-cell>
          <table:table-cell table:number-columns-repeated="3"/>
          <table:table-cell office:value-type="float" office:value="0.419195309995561">
            <text:p>0,4192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737.5">
            <text:p>11737,5</text:p>
          </table:table-cell>
          <table:table-cell table:number-columns-repeated="3"/>
          <table:table-cell office:value-type="float" office:value="0.418053335072109">
            <text:p>0,41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697.0703125">
            <text:p>11697,0703</text:p>
          </table:table-cell>
          <table:table-cell table:number-columns-repeated="3"/>
          <table:table-cell office:value-type="float" office:value="0.422689018682494">
            <text:p>0,4227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655.13671875">
            <text:p>11655,1367</text:p>
          </table:table-cell>
          <table:table-cell table:number-columns-repeated="3"/>
          <table:table-cell office:value-type="float" office:value="0.422853084082029">
            <text:p>0,422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618.3203125">
            <text:p>11618,3203</text:p>
          </table:table-cell>
          <table:table-cell table:number-columns-repeated="3"/>
          <table:table-cell office:value-type="float" office:value="0.425088545441536">
            <text:p>0,4251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578.359375">
            <text:p>11578,3594</text:p>
          </table:table-cell>
          <table:table-cell table:number-columns-repeated="3"/>
          <table:table-cell office:value-type="float" office:value="0.423528441989645">
            <text:p>0,4235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538.359375">
            <text:p>11538,3594</text:p>
          </table:table-cell>
          <table:table-cell table:number-columns-repeated="3"/>
          <table:table-cell office:value-type="float" office:value="0.423595589566855">
            <text:p>0,4236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502.63671875">
            <text:p>11502,6367</text:p>
          </table:table-cell>
          <table:table-cell table:number-columns-repeated="3"/>
          <table:table-cell office:value-type="float" office:value="0.430030291262174">
            <text:p>0,43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463.45703125">
            <text:p>11463,457</text:p>
          </table:table-cell>
          <table:table-cell table:number-columns-repeated="3"/>
          <table:table-cell office:value-type="float" office:value="0.436266810711656">
            <text:p>0,4363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427.265625">
            <text:p>11427,2656</text:p>
          </table:table-cell>
          <table:table-cell table:number-columns-repeated="3"/>
          <table:table-cell office:value-type="float" office:value="0.439760770707872">
            <text:p>0,4398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397.71484375">
            <text:p>11397,7148</text:p>
          </table:table-cell>
          <table:table-cell table:number-columns-repeated="3"/>
          <table:table-cell office:value-type="float" office:value="0.447092813152637">
            <text:p>0,4471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357.79296875">
            <text:p>11357,793</text:p>
          </table:table-cell>
          <table:table-cell table:number-columns-repeated="3"/>
          <table:table-cell office:value-type="float" office:value="0.451809745931556">
            <text:p>0,4518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337.32421875">
            <text:p>11337,3242</text:p>
          </table:table-cell>
          <table:table-cell table:number-columns-repeated="3"/>
          <table:table-cell office:value-type="float" office:value="0.457612620212222">
            <text:p>0,4576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307.63671875">
            <text:p>11307,6367</text:p>
          </table:table-cell>
          <table:table-cell table:number-columns-repeated="3"/>
          <table:table-cell office:value-type="float" office:value="0.462995914360294">
            <text:p>0,463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277.01171875">
            <text:p>11277,0117</text:p>
          </table:table-cell>
          <table:table-cell table:number-columns-repeated="3"/>
          <table:table-cell office:value-type="float" office:value="0.469627264735847">
            <text:p>0,4696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238.80859375">
            <text:p>11238,8086</text:p>
          </table:table-cell>
          <table:table-cell table:number-columns-repeated="3"/>
          <table:table-cell office:value-type="float" office:value="0.472073009137489">
            <text:p>0,472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207.421875">
            <text:p>11207,4219</text:p>
          </table:table-cell>
          <table:table-cell table:number-columns-repeated="3"/>
          <table:table-cell office:value-type="float" office:value="0.479638539567509">
            <text:p>0,4796</text:p>
          </table:table-cell>
          <table:table-cell>
            <draw:frame table:end-cell-address="Feuille1.N698" table:end-x="2.26cm" table:end-y="0.188cm" draw:z-index="10" svg:width="16.532cm" svg:height="14.266cm" svg:x="1.534cm" svg:y="0.373cm">
              <draw:object draw:notify-on-update-of-ranges="Feuille1.B610:Feuille1.B705 Feuille1.F610:Feuille1.F70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166.5625">
            <text:p>11166,5625</text:p>
          </table:table-cell>
          <table:table-cell table:number-columns-repeated="3"/>
          <table:table-cell office:value-type="float" office:value="0.479534308274531">
            <text:p>0,4795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126.73828125">
            <text:p>11126,7383</text:p>
          </table:table-cell>
          <table:table-cell table:number-columns-repeated="3"/>
          <table:table-cell office:value-type="float" office:value="0.485055882344328">
            <text:p>0,4851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107.55859375">
            <text:p>11107,5586</text:p>
          </table:table-cell>
          <table:table-cell table:number-columns-repeated="3"/>
          <table:table-cell office:value-type="float" office:value="0.492798712393375">
            <text:p>0,4928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068.046875">
            <text:p>11068,0469</text:p>
          </table:table-cell>
          <table:table-cell/>
          <table:table-cell office:value-type="float" office:value="11040.859375">
            <text:p>11040,8594</text:p>
          </table:table-cell>
          <table:table-cell/>
          <table:table-cell office:value-type="float" office:value="0.503004427232088">
            <text:p>0,503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035.56640625">
            <text:p>11035,5664</text:p>
          </table:table-cell>
          <table:table-cell/>
          <table:table-cell office:value-type="float" office:value="10994.3359375">
            <text:p>10994,3359</text:p>
          </table:table-cell>
          <table:table-cell/>
          <table:table-cell office:value-type="float" office:value="0.509599083559402">
            <text:p>0,5096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997.75390625">
            <text:p>10997,7539</text:p>
          </table:table-cell>
          <table:table-cell/>
          <table:table-cell office:value-type="float" office:value="10966.81640625">
            <text:p>10966,8164</text:p>
          </table:table-cell>
          <table:table-cell/>
          <table:table-cell office:value-type="float" office:value="0.503740023007896">
            <text:p>0,5037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948.2421875">
            <text:p>10948,2422</text:p>
          </table:table-cell>
          <table:table-cell/>
          <table:table-cell office:value-type="float" office:value="10914.4921875">
            <text:p>10914,4922</text:p>
          </table:table-cell>
          <table:table-cell/>
          <table:table-cell office:value-type="float" office:value="0.502514070279882">
            <text:p>0,5025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897.1875">
            <text:p>10897,1875</text:p>
          </table:table-cell>
          <table:table-cell/>
          <table:table-cell office:value-type="float" office:value="10877.65625">
            <text:p>10877,6563</text:p>
          </table:table-cell>
          <table:table-cell/>
          <table:table-cell office:value-type="float" office:value="0.506501778937495">
            <text:p>0,5065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847.65625">
            <text:p>10847,6563</text:p>
          </table:table-cell>
          <table:table-cell/>
          <table:table-cell office:value-type="float" office:value="10844.4140625">
            <text:p>10844,4141</text:p>
          </table:table-cell>
          <table:table-cell/>
          <table:table-cell office:value-type="float" office:value="0.500439307580388">
            <text:p>0,5004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804.84375">
            <text:p>10804,8438</text:p>
          </table:table-cell>
          <table:table-cell table:number-columns-repeated="3"/>
          <table:table-cell office:value-type="float" office:value="0.498568745112647">
            <text:p>0,4986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767.20703125">
            <text:p>10767,207</text:p>
          </table:table-cell>
          <table:table-cell table:number-columns-repeated="3"/>
          <table:table-cell office:value-type="float" office:value="0.513303323793662">
            <text:p>0,5133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728.10546875">
            <text:p>10728,1055</text:p>
          </table:table-cell>
          <table:table-cell table:number-columns-repeated="3"/>
          <table:table-cell office:value-type="float" office:value="0.535321541574109">
            <text:p>0,5353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713.828125">
            <text:p>10713,8281</text:p>
          </table:table-cell>
          <table:table-cell table:number-columns-repeated="3"/>
          <table:table-cell office:value-type="float" office:value="0.56260296755631">
            <text:p>0,5626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673.7890625">
            <text:p>10673,7891</text:p>
          </table:table-cell>
          <table:table-cell table:number-columns-repeated="3"/>
          <table:table-cell office:value-type="float" office:value="0.542851573144715">
            <text:p>0,5429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620.64453125">
            <text:p>10620,6445</text:p>
          </table:table-cell>
          <table:table-cell table:number-columns-repeated="3"/>
          <table:table-cell office:value-type="float" office:value="0.560968550040751">
            <text:p>0,561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587.890625">
            <text:p>10587,8906</text:p>
          </table:table-cell>
          <table:table-cell table:number-columns-repeated="3"/>
          <table:table-cell office:value-type="float" office:value="0.561735965559341">
            <text:p>0,5617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555.64453125">
            <text:p>10555,6445</text:p>
          </table:table-cell>
          <table:table-cell table:number-columns-repeated="3"/>
          <table:table-cell office:value-type="float" office:value="0.571046105525644">
            <text:p>0,571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484.82421875">
            <text:p>10484,8242</text:p>
          </table:table-cell>
          <table:table-cell table:number-columns-repeated="3"/>
          <table:table-cell office:value-type="float" office:value="0.561424281808969">
            <text:p>0,5614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458.0859375">
            <text:p>10458,0859</text:p>
          </table:table-cell>
          <table:table-cell table:number-columns-repeated="3"/>
          <table:table-cell office:value-type="float" office:value="0.577648257557692">
            <text:p>0,5776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405.625">
            <text:p>10405,625</text:p>
          </table:table-cell>
          <table:table-cell table:number-columns-repeated="3"/>
          <table:table-cell office:value-type="float" office:value="0.581079808645684">
            <text:p>0,5811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355.21484375">
            <text:p>10355,2148</text:p>
          </table:table-cell>
          <table:table-cell table:number-columns-repeated="3"/>
          <table:table-cell office:value-type="float" office:value="0.597815273248589">
            <text:p>0,5978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300.78125">
            <text:p>10300,7813</text:p>
          </table:table-cell>
          <table:table-cell table:number-columns-repeated="3"/>
          <table:table-cell office:value-type="float" office:value="0.60872566391822">
            <text:p>0,6087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260.76171875">
            <text:p>10260,7617</text:p>
          </table:table-cell>
          <table:table-cell table:number-columns-repeated="3"/>
          <table:table-cell office:value-type="float" office:value="0.618306172456201">
            <text:p>0,6183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220.41015625">
            <text:p>10220,4102</text:p>
          </table:table-cell>
          <table:table-cell table:number-columns-repeated="3"/>
          <table:table-cell office:value-type="float" office:value="0.620994494265509">
            <text:p>0,621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185.17578125">
            <text:p>10185,1758</text:p>
          </table:table-cell>
          <table:table-cell table:number-columns-repeated="3"/>
          <table:table-cell office:value-type="float" office:value="0.628351418238823">
            <text:p>0,6284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151.8359375">
            <text:p>10151,8359</text:p>
          </table:table-cell>
          <table:table-cell table:number-columns-repeated="3"/>
          <table:table-cell office:value-type="float" office:value="0.639370960035827">
            <text:p>0,6394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13.57421875">
            <text:p>10113,5742</text:p>
          </table:table-cell>
          <table:table-cell table:number-columns-repeated="3"/>
          <table:table-cell office:value-type="float" office:value="0.655651429656296">
            <text:p>0,6557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062.51953125">
            <text:p>10062,5195</text:p>
          </table:table-cell>
          <table:table-cell table:number-columns-repeated="3"/>
          <table:table-cell office:value-type="float" office:value="0.654968949544503">
            <text:p>0,655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20.9375">
            <text:p>10020,9375</text:p>
          </table:table-cell>
          <table:table-cell table:number-columns-repeated="3"/>
          <table:table-cell office:value-type="float" office:value="0.6751830464534">
            <text:p>0,6752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33.3203125">
            <text:p>9933,3203</text:p>
          </table:table-cell>
          <table:table-cell table:number-columns-repeated="3"/>
          <table:table-cell office:value-type="float" office:value="0.661856981615491">
            <text:p>0,661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854.4921875">
            <text:p>9854,4922</text:p>
          </table:table-cell>
          <table:table-cell table:number-columns-repeated="3"/>
          <table:table-cell office:value-type="float" office:value="0.666382989647753">
            <text:p>0,6664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14.1015625">
            <text:p>9814,1016</text:p>
          </table:table-cell>
          <table:table-cell table:number-columns-repeated="3"/>
          <table:table-cell office:value-type="float" office:value="0.678265291589263">
            <text:p>0,6783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754.921875">
            <text:p>9754,9219</text:p>
          </table:table-cell>
          <table:table-cell table:number-columns-repeated="3"/>
          <table:table-cell office:value-type="float" office:value="0.680930396848282">
            <text:p>0,680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705.3125">
            <text:p>9705,3125</text:p>
          </table:table-cell>
          <table:table-cell table:number-columns-repeated="3"/>
          <table:table-cell office:value-type="float" office:value="0.686734392291369">
            <text:p>0,6867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625.1171875">
            <text:p>9625,1172</text:p>
          </table:table-cell>
          <table:table-cell table:number-columns-repeated="3"/>
          <table:table-cell office:value-type="float" office:value="0.696638787842728">
            <text:p>0,6966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553.61328125">
            <text:p>9553,6133</text:p>
          </table:table-cell>
          <table:table-cell table:number-columns-repeated="3"/>
          <table:table-cell office:value-type="float" office:value="0.710110964081202">
            <text:p>0,710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472.6171875">
            <text:p>9472,6172</text:p>
          </table:table-cell>
          <table:table-cell table:number-columns-repeated="3"/>
          <table:table-cell office:value-type="float" office:value="0.721814227815618">
            <text:p>0,7218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413.49609375">
            <text:p>9413,4961</text:p>
          </table:table-cell>
          <table:table-cell table:number-columns-repeated="3"/>
          <table:table-cell office:value-type="float" office:value="0.724408886820199">
            <text:p>0,7244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373.75">
            <text:p>9373,75</text:p>
          </table:table-cell>
          <table:table-cell table:number-columns-repeated="3"/>
          <table:table-cell office:value-type="float" office:value="0.73053672">
            <text:p>0,7305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formula="oooc:=[.E710]/(287.053*(273.15+[.F710]))" office:value-type="float" office:value="1.15946185624052">
            <text:p>1,1595</text:p>
          </table:table-cell>
          <table:table-cell table:number-columns-repeated="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78.36103821">
            <text:p>78,361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10]*2/[.$E$709])^(1/2)" office:value-type="float" office:value="11.6261749946079">
            <text:p>11,6262</text:p>
          </table:table-cell>
          <table:table-cell table:formula="oooc:=[.E507]/([.$E$709]*(2*3.1416/60*[.B610])^2*(0.045*2.5)^4)" office:value-type="float" office:value="0.00102402545677167">
            <text:p>0,001</text:p>
          </table:table-cell>
          <table:table-cell table:formula="oooc:=ABS([.C507])/([.$E$709]*(2*3.1416/60*[.B610])^2*(0.045*2.5)^5)" office:value-type="float" office:value="0.000157001625201152">
            <text:p>0,0002</text:p>
          </table:table-cell>
          <table:table-cell table:formula="oooc:=[.H710]/(2*3.1416/60*[.B610]*(0.045*2.5))" office:value-type="float" office:value="0.079169206549874">
            <text:p>0,0792</text:p>
          </table:table-cell>
          <table:table-cell/>
          <table:table-cell table:formula="oooc:=[.K710]*COS(RADIANS([.A710]))" office:value-type="float" office:value="0.0788679438171148">
            <text:p>0,0789</text:p>
          </table:table-cell>
          <table:table-cell office:value-type="float" office:value="0.00102402545677167">
            <text:p>0,001</text:p>
          </table:table-cell>
          <table:table-cell table:formula="oooc:=[.M710]*[.I710]/[.J710]" office:value-type="float" office:value="0.514407300488065">
            <text:p>0,514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78.25234222">
            <text:p>78,2523</text:p>
          </table:table-cell>
          <table:table-cell table:number-columns-repeated="5"/>
          <table:table-cell table:formula="oooc:=([.B711]*2/[.$E$709])^(1/2)" office:value-type="float" office:value="11.618108759361">
            <text:p>11,6181</text:p>
          </table:table-cell>
          <table:table-cell table:formula="oooc:=[.E508]/([.$E$709]*(2*3.1416/60*[.B611])^2*(0.045*2.5)^4)" office:value-type="float" office:value="0.0010282063488658">
            <text:p>0,001</text:p>
          </table:table-cell>
          <table:table-cell table:formula="oooc:=ABS([.C508])/([.$E$709]*(2*3.1416/60*[.B611])^2*(0.045*2.5)^5)" office:value-type="float" office:value="0.00015923334585035">
            <text:p>0,0002</text:p>
          </table:table-cell>
          <table:table-cell table:formula="oooc:=[.H711]/(2*3.1416/60*[.B611]*(0.045*2.5))" office:value-type="float" office:value="0.0791063462534461">
            <text:p>0,0791</text:p>
          </table:table-cell>
          <table:table-cell/>
          <table:table-cell table:formula="oooc:=[.K711]*COS(RADIANS([.A711]))" office:value-type="float" office:value="0.0789136471698437">
            <text:p>0,0789</text:p>
          </table:table-cell>
          <table:table-cell office:value-type="float" office:value="0.0010282063488658">
            <text:p>0,001</text:p>
          </table:table-cell>
          <table:table-cell table:formula="oooc:=[.M711]*[.I711]/[.J711]" office:value-type="float" office:value="0.509563575386055">
            <text:p>0,5096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8.61464691">
            <text:p>78,6146</text:p>
          </table:table-cell>
          <table:table-cell table:number-columns-repeated="5"/>
          <table:table-cell table:formula="oooc:=([.B712]*2/[.$E$709])^(1/2)" office:value-type="float" office:value="11.6449733503083">
            <text:p>11,645</text:p>
          </table:table-cell>
          <table:table-cell table:formula="oooc:=[.E509]/([.$E$709]*(2*3.1416/60*[.B612])^2*(0.045*2.5)^4)" office:value-type="float" office:value="0.00101838641876172">
            <text:p>0,001</text:p>
          </table:table-cell>
          <table:table-cell table:formula="oooc:=ABS([.C509])/([.$E$709]*(2*3.1416/60*[.B612])^2*(0.045*2.5)^5)" office:value-type="float" office:value="0.000158976927839492">
            <text:p>0,0002</text:p>
          </table:table-cell>
          <table:table-cell table:formula="oooc:=[.H712]/(2*3.1416/60*[.B612]*(0.045*2.5))" office:value-type="float" office:value="0.0792232324481461">
            <text:p>0,0792</text:p>
          </table:table-cell>
          <table:table-cell/>
          <table:table-cell table:formula="oooc:=[.K712]*COS(RADIANS([.A712]))" office:value-type="float" office:value="0.0791146597614456">
            <text:p>0,0791</text:p>
          </table:table-cell>
          <table:table-cell office:value-type="float" office:value="0.00101838641876172">
            <text:p>0,001</text:p>
          </table:table-cell>
          <table:table-cell table:formula="oooc:=[.M712]*[.I712]/[.J712]" office:value-type="float" office:value="0.506798666454012">
            <text:p>0,5068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8.53672028">
            <text:p>78,5367</text:p>
          </table:table-cell>
          <table:table-cell>
            <draw:frame table:end-cell-address="Feuille1.K739" table:end-x="0.614cm" table:end-y="0.428cm" draw:z-index="11" svg:width="18.037cm" svg:height="11.822cm" svg:x="0.641cm" svg:y="0.347cm">
              <draw:object draw:notify-on-update-of-ranges="Feuille1.M710:Feuille1.N80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 table:formula="oooc:=([.B713]*2/[.$E$709])^(1/2)" office:value-type="float" office:value="11.6392003897039">
            <text:p>11,6392</text:p>
          </table:table-cell>
          <table:table-cell table:formula="oooc:=[.E510]/([.$E$709]*(2*3.1416/60*[.B613])^2*(0.045*2.5)^4)" office:value-type="float" office:value="0.0010248289462558">
            <text:p>0,001</text:p>
          </table:table-cell>
          <table:table-cell table:formula="oooc:=ABS([.C510])/([.$E$709]*(2*3.1416/60*[.B613])^2*(0.045*2.5)^5)" office:value-type="float" office:value="0.00016023175588178">
            <text:p>0,0002</text:p>
          </table:table-cell>
          <table:table-cell table:formula="oooc:=[.H713]/(2*3.1416/60*[.B613]*(0.045*2.5))" office:value-type="float" office:value="0.0792545509458076">
            <text:p>0,0793</text:p>
          </table:table-cell>
          <table:table-cell/>
          <table:table-cell table:formula="oooc:=[.K713]*COS(RADIANS([.A713]))" office:value-type="float" office:value="0.0792062712147577">
            <text:p>0,0792</text:p>
          </table:table-cell>
          <table:table-cell office:value-type="float" office:value="0.0010248289462558">
            <text:p>0,001</text:p>
          </table:table-cell>
          <table:table-cell table:formula="oooc:=[.M713]*[.I713]/[.J713]" office:value-type="float" office:value="0.506596704374639">
            <text:p>0,506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8.45058441">
            <text:p>78,4506</text:p>
          </table:table-cell>
          <table:table-cell table:number-columns-repeated="5"/>
          <table:table-cell table:formula="oooc:=([.B714]*2/[.$E$709])^(1/2)" office:value-type="float" office:value="11.6328159386557">
            <text:p>11,6328</text:p>
          </table:table-cell>
          <table:table-cell table:formula="oooc:=[.E511]/([.$E$709]*(2*3.1416/60*[.B614])^2*(0.045*2.5)^4)" office:value-type="float" office:value="0.00103383207531976">
            <text:p>0,001</text:p>
          </table:table-cell>
          <table:table-cell table:formula="oooc:=ABS([.C511])/([.$E$709]*(2*3.1416/60*[.B614])^2*(0.045*2.5)^5)" office:value-type="float" office:value="0.000160903147761353">
            <text:p>0,0002</text:p>
          </table:table-cell>
          <table:table-cell table:formula="oooc:=[.H714]/(2*3.1416/60*[.B614]*(0.045*2.5))" office:value-type="float" office:value="0.0792107051221176">
            <text:p>0,0792</text:p>
          </table:table-cell>
          <table:table-cell/>
          <table:table-cell table:formula="oooc:=[.K714]*COS(RADIANS([.A714]))" office:value-type="float" office:value="0.0791986409480619">
            <text:p>0,0792</text:p>
          </table:table-cell>
          <table:table-cell office:value-type="float" office:value="0.00103383207531976">
            <text:p>0,001</text:p>
          </table:table-cell>
          <table:table-cell table:formula="oooc:=[.M714]*[.I714]/[.J714]" office:value-type="float" office:value="0.508865715015586">
            <text:p>0,50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62011719">
            <text:p>78,6201</text:p>
          </table:table-cell>
          <table:table-cell table:number-columns-repeated="5"/>
          <table:table-cell table:formula="oooc:=([.B715]*2/[.$E$709])^(1/2)" office:value-type="float" office:value="11.645378492093">
            <text:p>11,6454</text:p>
          </table:table-cell>
          <table:table-cell table:formula="oooc:=[.E512]/([.$E$709]*(2*3.1416/60*[.B615])^2*(0.045*2.5)^4)" office:value-type="float" office:value="0.00101644423308447">
            <text:p>0,001</text:p>
          </table:table-cell>
          <table:table-cell table:formula="oooc:=ABS([.C512])/([.$E$709]*(2*3.1416/60*[.B615])^2*(0.045*2.5)^5)" office:value-type="float" office:value="0.000158015748878235">
            <text:p>0,0002</text:p>
          </table:table-cell>
          <table:table-cell table:formula="oooc:=[.H715]/(2*3.1416/60*[.B615]*(0.045*2.5))" office:value-type="float" office:value="0.0792772423689258">
            <text:p>0,0793</text:p>
          </table:table-cell>
          <table:table-cell/>
          <table:table-cell table:formula="oooc:=[.K715]*COS(RADIANS([.A715]))" office:value-type="float" office:value="0.0792772423689258">
            <text:p>0,0793</text:p>
          </table:table-cell>
          <table:table-cell office:value-type="float" office:value="0.00101644423308447">
            <text:p>0,001</text:p>
          </table:table-cell>
          <table:table-cell table:formula="oooc:=[.M715]*[.I715]/[.J715]" office:value-type="float" office:value="0.509954839266236">
            <text:p>0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2414093">
            <text:p>78,2414</text:p>
          </table:table-cell>
          <table:table-cell table:number-columns-repeated="5"/>
          <table:table-cell table:formula="oooc:=([.B716]*2/[.$E$709])^(1/2)" office:value-type="float" office:value="11.6172971268467">
            <text:p>11,6173</text:p>
          </table:table-cell>
          <table:table-cell table:formula="oooc:=[.E513]/([.$E$709]*(2*3.1416/60*[.B616])^2*(0.045*2.5)^4)" office:value-type="float" office:value="0.00101221953791969">
            <text:p>0,001</text:p>
          </table:table-cell>
          <table:table-cell table:formula="oooc:=ABS([.C513])/([.$E$709]*(2*3.1416/60*[.B616])^2*(0.045*2.5)^5)" office:value-type="float" office:value="0.000156966650605524">
            <text:p>0,0002</text:p>
          </table:table-cell>
          <table:table-cell table:formula="oooc:=[.H716]/(2*3.1416/60*[.B616]*(0.045*2.5))" office:value-type="float" office:value="0.0791383879282023">
            <text:p>0,0791</text:p>
          </table:table-cell>
          <table:table-cell/>
          <table:table-cell table:formula="oooc:=[.K716]*COS(RADIANS([.A716]))" office:value-type="float" office:value="0.0791263347684054">
            <text:p>0,0791</text:p>
          </table:table-cell>
          <table:table-cell office:value-type="float" office:value="0.00101221953791969">
            <text:p>0,001</text:p>
          </table:table-cell>
          <table:table-cell table:formula="oooc:=[.M716]*[.I716]/[.J716]" office:value-type="float" office:value="0.510256297803271">
            <text:p>0,5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4208832">
            <text:p>78,2421</text:p>
          </table:table-cell>
          <table:table-cell table:number-columns-repeated="5"/>
          <table:table-cell table:formula="oooc:=([.B717]*2/[.$E$709])^(1/2)" office:value-type="float" office:value="11.6173475372371">
            <text:p>11,6173</text:p>
          </table:table-cell>
          <table:table-cell table:formula="oooc:=[.E514]/([.$E$709]*(2*3.1416/60*[.B617])^2*(0.045*2.5)^4)" office:value-type="float" office:value="0.00102417621518784">
            <text:p>0,001</text:p>
          </table:table-cell>
          <table:table-cell table:formula="oooc:=ABS([.C514])/([.$E$709]*(2*3.1416/60*[.B617])^2*(0.045*2.5)^5)" office:value-type="float" office:value="0.000156694163495422">
            <text:p>0,0002</text:p>
          </table:table-cell>
          <table:table-cell table:formula="oooc:=[.H717]/(2*3.1416/60*[.B617]*(0.045*2.5))" office:value-type="float" office:value="0.0791510138070831">
            <text:p>0,0792</text:p>
          </table:table-cell>
          <table:table-cell/>
          <table:table-cell table:formula="oooc:=[.K717]*COS(RADIANS([.A717]))" office:value-type="float" office:value="0.0791027971480607">
            <text:p>0,0791</text:p>
          </table:table-cell>
          <table:table-cell office:value-type="float" office:value="0.00102417621518784">
            <text:p>0,001</text:p>
          </table:table-cell>
          <table:table-cell table:formula="oooc:=[.M717]*[.I717]/[.J717]" office:value-type="float" office:value="0.517027575160699">
            <text:p>0,5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.34804535">
            <text:p>78,348</text:p>
          </table:table-cell>
          <table:table-cell table:number-columns-repeated="5"/>
          <table:table-cell table:formula="oooc:=([.B718]*2/[.$E$709])^(1/2)" office:value-type="float" office:value="11.625211100244">
            <text:p>11,6252</text:p>
          </table:table-cell>
          <table:table-cell table:formula="oooc:=[.E515]/([.$E$709]*(2*3.1416/60*[.B618])^2*(0.045*2.5)^4)" office:value-type="float" office:value="0.00103403872618218">
            <text:p>0,001</text:p>
          </table:table-cell>
          <table:table-cell table:formula="oooc:=ABS([.C515])/([.$E$709]*(2*3.1416/60*[.B618])^2*(0.045*2.5)^5)" office:value-type="float" office:value="0.000155822030176253">
            <text:p>0,0002</text:p>
          </table:table-cell>
          <table:table-cell table:formula="oooc:=[.H718]/(2*3.1416/60*[.B618]*(0.045*2.5))" office:value-type="float" office:value="0.079221480173402">
            <text:p>0,0792</text:p>
          </table:table-cell>
          <table:table-cell/>
          <table:table-cell table:formula="oooc:=[.K718]*COS(RADIANS([.A718]))" office:value-type="float" office:value="0.0791129098881331">
            <text:p>0,0791</text:p>
          </table:table-cell>
          <table:table-cell office:value-type="float" office:value="0.00103403872618218">
            <text:p>0,001</text:p>
          </table:table-cell>
          <table:table-cell table:formula="oooc:=[.M718]*[.I718]/[.J718]" office:value-type="float" office:value="0.524995165784705">
            <text:p>0,5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.45742035">
            <text:p>78,4574</text:p>
          </table:table-cell>
          <table:table-cell table:number-columns-repeated="5"/>
          <table:table-cell table:formula="oooc:=([.B719]*2/[.$E$709])^(1/2)" office:value-type="float" office:value="11.6333227513209">
            <text:p>11,6333</text:p>
          </table:table-cell>
          <table:table-cell table:formula="oooc:=[.E516]/([.$E$709]*(2*3.1416/60*[.B619])^2*(0.045*2.5)^4)" office:value-type="float" office:value="0.00103801288677836">
            <text:p>0,001</text:p>
          </table:table-cell>
          <table:table-cell table:formula="oooc:=ABS([.C516])/([.$E$709]*(2*3.1416/60*[.B619])^2*(0.045*2.5)^5)" office:value-type="float" office:value="0.000153708930862771">
            <text:p>0,0002</text:p>
          </table:table-cell>
          <table:table-cell table:formula="oooc:=[.H719]/(2*3.1416/60*[.B619]*(0.045*2.5))" office:value-type="float" office:value="0.0792732775717257">
            <text:p>0,0793</text:p>
          </table:table-cell>
          <table:table-cell/>
          <table:table-cell table:formula="oooc:=[.K719]*COS(RADIANS([.A719]))" office:value-type="float" office:value="0.079080171851822">
            <text:p>0,0791</text:p>
          </table:table-cell>
          <table:table-cell office:value-type="float" office:value="0.00103801288677836">
            <text:p>0,001</text:p>
          </table:table-cell>
          <table:table-cell table:formula="oooc:=[.M719]*[.I719]/[.J719]" office:value-type="float" office:value="0.53403687742857">
            <text:p>0,5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.53535461">
            <text:p>78,5354</text:p>
          </table:table-cell>
          <table:table-cell table:number-columns-repeated="5"/>
          <table:table-cell table:formula="oooc:=([.B720]*2/[.$E$709])^(1/2)" office:value-type="float" office:value="11.6390991926088">
            <text:p>11,6391</text:p>
          </table:table-cell>
          <table:table-cell table:formula="oooc:=[.E517]/([.$E$709]*(2*3.1416/60*[.B620])^2*(0.045*2.5)^4)" office:value-type="float" office:value="0.00103835364913801">
            <text:p>0,001</text:p>
          </table:table-cell>
          <table:table-cell table:formula="oooc:=ABS([.C517])/([.$E$709]*(2*3.1416/60*[.B620])^2*(0.045*2.5)^5)" office:value-type="float" office:value="0.000151926887183832">
            <text:p>0,0002</text:p>
          </table:table-cell>
          <table:table-cell table:formula="oooc:=[.H720]/(2*3.1416/60*[.B620]*(0.045*2.5))" office:value-type="float" office:value="0.0793598002692568">
            <text:p>0,0794</text:p>
          </table:table-cell>
          <table:table-cell/>
          <table:table-cell table:formula="oooc:=[.K720]*COS(RADIANS([.A720]))" office:value-type="float" office:value="0.0790578122698535">
            <text:p>0,0791</text:p>
          </table:table-cell>
          <table:table-cell office:value-type="float" office:value="0.00103835364913801">
            <text:p>0,001</text:p>
          </table:table-cell>
          <table:table-cell table:formula="oooc:=[.M720]*[.I720]/[.J720]" office:value-type="float" office:value="0.540325477503802">
            <text:p>0,54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.14443207">
            <text:p>79,1444</text:p>
          </table:table-cell>
          <table:table-cell table:number-columns-repeated="5"/>
          <table:table-cell table:formula="oooc:=([.B721]*2/[.$E$709])^(1/2)" office:value-type="float" office:value="11.6841452818795">
            <text:p>11,6841</text:p>
          </table:table-cell>
          <table:table-cell table:formula="oooc:=[.E518]/([.$E$709]*(2*3.1416/60*[.B621])^2*(0.045*2.5)^4)" office:value-type="float" office:value="0.00103445876747978">
            <text:p>0,001</text:p>
          </table:table-cell>
          <table:table-cell table:formula="oooc:=ABS([.C518])/([.$E$709]*(2*3.1416/60*[.B621])^2*(0.045*2.5)^5)" office:value-type="float" office:value="0.000150148309228153">
            <text:p>0,0002</text:p>
          </table:table-cell>
          <table:table-cell table:formula="oooc:=[.H721]/(2*3.1416/60*[.B621]*(0.045*2.5))" office:value-type="float" office:value="0.07962821388839">
            <text:p>0,0796</text:p>
          </table:table-cell>
          <table:table-cell/>
          <table:table-cell table:formula="oooc:=[.K721]*COS(RADIANS([.A721]))" office:value-type="float" office:value="0.0791920022010719">
            <text:p>0,0792</text:p>
          </table:table-cell>
          <table:table-cell office:value-type="float" office:value="0.00103445876747978">
            <text:p>0,001</text:p>
          </table:table-cell>
          <table:table-cell table:formula="oooc:=[.M721]*[.I721]/[.J721]" office:value-type="float" office:value="0.545599623547523">
            <text:p>0,5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.2844696">
            <text:p>78,2845</text:p>
          </table:table-cell>
          <table:table-cell table:number-columns-repeated="5"/>
          <table:table-cell table:formula="oooc:=([.B722]*2/[.$E$709])^(1/2)" office:value-type="float" office:value="11.6204934872861">
            <text:p>11,6205</text:p>
          </table:table-cell>
          <table:table-cell table:formula="oooc:=[.E519]/([.$E$709]*(2*3.1416/60*[.B622])^2*(0.045*2.5)^4)" office:value-type="float" office:value="0.00105522350746834">
            <text:p>0,0011</text:p>
          </table:table-cell>
          <table:table-cell table:formula="oooc:=ABS([.C519])/([.$E$709]*(2*3.1416/60*[.B622])^2*(0.045*2.5)^5)" office:value-type="float" office:value="0.000153641479753711">
            <text:p>0,0002</text:p>
          </table:table-cell>
          <table:table-cell table:formula="oooc:=[.H722]/(2*3.1416/60*[.B622]*(0.045*2.5))" office:value-type="float" office:value="0.0793165626567582">
            <text:p>0,0793</text:p>
          </table:table-cell>
          <table:table-cell/>
          <table:table-cell table:formula="oooc:=[.K722]*COS(RADIANS([.A722]))" office:value-type="float" office:value="0.0787253490263831">
            <text:p>0,0787</text:p>
          </table:table-cell>
          <table:table-cell office:value-type="float" office:value="0.00105522350746834">
            <text:p>0,0011</text:p>
          </table:table-cell>
          <table:table-cell table:formula="oooc:=[.M722]*[.I722]/[.J722]" office:value-type="float" office:value="0.540692780748114">
            <text:p>0,54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.49023438">
            <text:p>78,4902</text:p>
          </table:table-cell>
          <table:table-cell table:number-columns-repeated="5"/>
          <table:table-cell table:formula="oooc:=([.B723]*2/[.$E$709])^(1/2)" office:value-type="float" office:value="11.6357552573482">
            <text:p>11,6358</text:p>
          </table:table-cell>
          <table:table-cell table:formula="oooc:=[.E520]/([.$E$709]*(2*3.1416/60*[.B623])^2*(0.045*2.5)^4)" office:value-type="float" office:value="0.00106581698945105">
            <text:p>0,0011</text:p>
          </table:table-cell>
          <table:table-cell table:formula="oooc:=ABS([.C520])/([.$E$709]*(2*3.1416/60*[.B623])^2*(0.045*2.5)^5)" office:value-type="float" office:value="0.000155100117990953">
            <text:p>0,0002</text:p>
          </table:table-cell>
          <table:table-cell table:formula="oooc:=[.H723]/(2*3.1416/60*[.B623]*(0.045*2.5))" office:value-type="float" office:value="0.0794714074100645">
            <text:p>0,0795</text:p>
          </table:table-cell>
          <table:table-cell/>
          <table:table-cell table:formula="oooc:=[.K723]*COS(RADIANS([.A723]))" office:value-type="float" office:value="0.0786979971361391">
            <text:p>0,0787</text:p>
          </table:table-cell>
          <table:table-cell office:value-type="float" office:value="0.00106581698945105">
            <text:p>0,0011</text:p>
          </table:table-cell>
          <table:table-cell table:formula="oooc:=[.M723]*[.I723]/[.J723]" office:value-type="float" office:value="0.540796896030472">
            <text:p>0,54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.66386414">
            <text:p>78,6639</text:p>
          </table:table-cell>
          <table:table-cell table:number-columns-repeated="5"/>
          <table:table-cell table:formula="oooc:=([.B724]*2/[.$E$709])^(1/2)" office:value-type="float" office:value="11.6486179870192">
            <text:p>11,6486</text:p>
          </table:table-cell>
          <table:table-cell table:formula="oooc:=[.E521]/([.$E$709]*(2*3.1416/60*[.B624])^2*(0.045*2.5)^4)" office:value-type="float" office:value="0.00106714235489217">
            <text:p>0,0011</text:p>
          </table:table-cell>
          <table:table-cell table:formula="oooc:=ABS([.C521])/([.$E$709]*(2*3.1416/60*[.B624])^2*(0.045*2.5)^5)" office:value-type="float" office:value="0.000155515005654012">
            <text:p>0,0002</text:p>
          </table:table-cell>
          <table:table-cell table:formula="oooc:=[.H724]/(2*3.1416/60*[.B624]*(0.045*2.5))" office:value-type="float" office:value="0.0795676369572302">
            <text:p>0,0796</text:p>
          </table:table-cell>
          <table:table-cell/>
          <table:table-cell table:formula="oooc:=[.K724]*COS(RADIANS([.A724]))" office:value-type="float" office:value="0.078588027311363">
            <text:p>0,0786</text:p>
          </table:table-cell>
          <table:table-cell office:value-type="float" office:value="0.00106714235489217">
            <text:p>0,0011</text:p>
          </table:table-cell>
          <table:table-cell table:formula="oooc:=[.M724]*[.I724]/[.J724]" office:value-type="float" office:value="0.539270227838711">
            <text:p>0,53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9.01660156">
            <text:p>79,0166</text:p>
          </table:table-cell>
          <table:table-cell table:number-columns-repeated="5"/>
          <table:table-cell table:formula="oooc:=([.B725]*2/[.$E$709])^(1/2)" office:value-type="float" office:value="11.6747056169933">
            <text:p>11,6747</text:p>
          </table:table-cell>
          <table:table-cell table:formula="oooc:=[.E522]/([.$E$709]*(2*3.1416/60*[.B625])^2*(0.045*2.5)^4)" office:value-type="float" office:value="0.00107157263402982">
            <text:p>0,0011</text:p>
          </table:table-cell>
          <table:table-cell table:formula="oooc:=ABS([.C522])/([.$E$709]*(2*3.1416/60*[.B625])^2*(0.045*2.5)^5)" office:value-type="float" office:value="0.000155926461726734">
            <text:p>0,0002</text:p>
          </table:table-cell>
          <table:table-cell table:formula="oooc:=[.H725]/(2*3.1416/60*[.B625]*(0.045*2.5))" office:value-type="float" office:value="0.0798217340115092">
            <text:p>0,0798</text:p>
          </table:table-cell>
          <table:table-cell/>
          <table:table-cell table:formula="oooc:=[.K725]*COS(RADIANS([.A725]))" office:value-type="float" office:value="0.0786090625134125">
            <text:p>0,0786</text:p>
          </table:table-cell>
          <table:table-cell office:value-type="float" office:value="0.00107157263402982">
            <text:p>0,0011</text:p>
          </table:table-cell>
          <table:table-cell table:formula="oooc:=[.M725]*[.I725]/[.J725]" office:value-type="float" office:value="0.540224662595995">
            <text:p>0,54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.06718445">
            <text:p>79,0672</text:p>
          </table:table-cell>
          <table:table-cell table:number-columns-repeated="5"/>
          <table:table-cell table:formula="oooc:=([.B726]*2/[.$E$709])^(1/2)" office:value-type="float" office:value="11.6784418310243">
            <text:p>11,6784</text:p>
          </table:table-cell>
          <table:table-cell table:formula="oooc:=[.E523]/([.$E$709]*(2*3.1416/60*[.B626])^2*(0.045*2.5)^4)" office:value-type="float" office:value="0.0010736753739572">
            <text:p>0,0011</text:p>
          </table:table-cell>
          <table:table-cell table:formula="oooc:=ABS([.C523])/([.$E$709]*(2*3.1416/60*[.B626])^2*(0.045*2.5)^5)" office:value-type="float" office:value="0.000155929393602117">
            <text:p>0,0002</text:p>
          </table:table-cell>
          <table:table-cell table:formula="oooc:=[.H726]/(2*3.1416/60*[.B626]*(0.045*2.5))" office:value-type="float" office:value="0.0799139115070246">
            <text:p>0,0799</text:p>
          </table:table-cell>
          <table:table-cell/>
          <table:table-cell table:formula="oooc:=[.K726]*COS(RADIANS([.A726]))" office:value-type="float" office:value="0.0784456678709264">
            <text:p>0,0784</text:p>
          </table:table-cell>
          <table:table-cell office:value-type="float" office:value="0.0010736753739572">
            <text:p>0,0011</text:p>
          </table:table-cell>
          <table:table-cell table:formula="oooc:=[.M726]*[.I726]/[.J726]" office:value-type="float" office:value="0.540149485872791">
            <text:p>0,54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.68369293">
            <text:p>78,6837</text:p>
          </table:table-cell>
          <table:table-cell table:number-columns-repeated="5"/>
          <table:table-cell table:formula="oooc:=([.B727]*2/[.$E$709])^(1/2)" office:value-type="float" office:value="11.6500860273232">
            <text:p>11,6501</text:p>
          </table:table-cell>
          <table:table-cell table:formula="oooc:=[.E524]/([.$E$709]*(2*3.1416/60*[.B627])^2*(0.045*2.5)^4)" office:value-type="float" office:value="0.00109326089015401">
            <text:p>0,0011</text:p>
          </table:table-cell>
          <table:table-cell table:formula="oooc:=ABS([.C524])/([.$E$709]*(2*3.1416/60*[.B627])^2*(0.045*2.5)^5)" office:value-type="float" office:value="0.000155370645214568">
            <text:p>0,0002</text:p>
          </table:table-cell>
          <table:table-cell table:formula="oooc:=[.H727]/(2*3.1416/60*[.B627]*(0.045*2.5))" office:value-type="float" office:value="0.079903055263622">
            <text:p>0,0799</text:p>
          </table:table-cell>
          <table:table-cell/>
          <table:table-cell table:formula="oooc:=[.K727]*COS(RADIANS([.A727]))" office:value-type="float" office:value="0.0781569817974125">
            <text:p>0,0782</text:p>
          </table:table-cell>
          <table:table-cell office:value-type="float" office:value="0.00109326089015401">
            <text:p>0,0011</text:p>
          </table:table-cell>
          <table:table-cell table:formula="oooc:=[.M727]*[.I727]/[.J727]" office:value-type="float" office:value="0.549949260837455">
            <text:p>0,54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.89902496">
            <text:p>78,899</text:p>
          </table:table-cell>
          <table:table-cell table:number-columns-repeated="5"/>
          <table:table-cell table:formula="oooc:=([.B728]*2/[.$E$709])^(1/2)" office:value-type="float" office:value="11.6660164100468">
            <text:p>11,666</text:p>
          </table:table-cell>
          <table:table-cell table:formula="oooc:=[.E525]/([.$E$709]*(2*3.1416/60*[.B628])^2*(0.045*2.5)^4)" office:value-type="float" office:value="0.00110106737965788">
            <text:p>0,0011</text:p>
          </table:table-cell>
          <table:table-cell table:formula="oooc:=ABS([.C525])/([.$E$709]*(2*3.1416/60*[.B628])^2*(0.045*2.5)^5)" office:value-type="float" office:value="0.000155705847779716">
            <text:p>0,0002</text:p>
          </table:table-cell>
          <table:table-cell table:formula="oooc:=[.H728]/(2*3.1416/60*[.B628]*(0.045*2.5))" office:value-type="float" office:value="0.0802028052219221">
            <text:p>0,0802</text:p>
          </table:table-cell>
          <table:table-cell/>
          <table:table-cell table:formula="oooc:=[.K728]*COS(RADIANS([.A728]))" office:value-type="float" office:value="0.0781472125200418">
            <text:p>0,0781</text:p>
          </table:table-cell>
          <table:table-cell office:value-type="float" office:value="0.00110106737965788">
            <text:p>0,0011</text:p>
          </table:table-cell>
          <table:table-cell table:formula="oooc:=[.M728]*[.I728]/[.J728]" office:value-type="float" office:value="0.55261473954878">
            <text:p>0,55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.28788757">
            <text:p>78,2879</text:p>
          </table:table-cell>
          <table:table-cell table:number-columns-repeated="5"/>
          <table:table-cell table:formula="oooc:=([.B729]*2/[.$E$709])^(1/2)" office:value-type="float" office:value="11.6207471650896">
            <text:p>11,6207</text:p>
          </table:table-cell>
          <table:table-cell table:formula="oooc:=[.E526]/([.$E$709]*(2*3.1416/60*[.B629])^2*(0.045*2.5)^4)" office:value-type="float" office:value="0.00112115446405641">
            <text:p>0,0011</text:p>
          </table:table-cell>
          <table:table-cell table:formula="oooc:=ABS([.C526])/([.$E$709]*(2*3.1416/60*[.B629])^2*(0.045*2.5)^5)" office:value-type="float" office:value="0.000157369717981442">
            <text:p>0,0002</text:p>
          </table:table-cell>
          <table:table-cell table:formula="oooc:=[.H729]/(2*3.1416/60*[.B629]*(0.045*2.5))" office:value-type="float" office:value="0.0800305905425991">
            <text:p>0,08</text:p>
          </table:table-cell>
          <table:table-cell/>
          <table:table-cell table:formula="oooc:=[.K729]*COS(RADIANS([.A729]))" office:value-type="float" office:value="0.0776533399748281">
            <text:p>0,0777</text:p>
          </table:table-cell>
          <table:table-cell office:value-type="float" office:value="0.00112115446405641">
            <text:p>0,0011</text:p>
          </table:table-cell>
          <table:table-cell table:formula="oooc:=[.M729]*[.I729]/[.J729]" office:value-type="float" office:value="0.553228345824041">
            <text:p>0,55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8.43076324">
            <text:p>78,4308</text:p>
          </table:table-cell>
          <table:table-cell table:number-columns-repeated="5"/>
          <table:table-cell table:formula="oooc:=([.B730]*2/[.$E$709])^(1/2)" office:value-type="float" office:value="11.6313462836487">
            <text:p>11,6313</text:p>
          </table:table-cell>
          <table:table-cell table:formula="oooc:=[.E527]/([.$E$709]*(2*3.1416/60*[.B630])^2*(0.045*2.5)^4)" office:value-type="float" office:value="0.00113199229172839">
            <text:p>0,0011</text:p>
          </table:table-cell>
          <table:table-cell table:formula="oooc:=ABS([.C527])/([.$E$709]*(2*3.1416/60*[.B630])^2*(0.045*2.5)^5)" office:value-type="float" office:value="0.00015779351453284">
            <text:p>0,0002</text:p>
          </table:table-cell>
          <table:table-cell table:formula="oooc:=[.H730]/(2*3.1416/60*[.B630]*(0.045*2.5))" office:value-type="float" office:value="0.0800362387578039">
            <text:p>0,08</text:p>
          </table:table-cell>
          <table:table-cell/>
          <table:table-cell table:formula="oooc:=[.K730]*COS(RADIANS([.A730]))" office:value-type="float" office:value="0.0773090700552009">
            <text:p>0,0773</text:p>
          </table:table-cell>
          <table:table-cell office:value-type="float" office:value="0.00113199229172839">
            <text:p>0,0011</text:p>
          </table:table-cell>
          <table:table-cell table:formula="oooc:=[.M730]*[.I730]/[.J730]" office:value-type="float" office:value="0.554606262762238">
            <text:p>0,55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.23320007">
            <text:p>78,2332</text:p>
          </table:table-cell>
          <table:table-cell table:number-columns-repeated="5"/>
          <table:table-cell table:formula="oooc:=([.B731]*2/[.$E$709])^(1/2)" office:value-type="float" office:value="11.6166876569595">
            <text:p>11,6167</text:p>
          </table:table-cell>
          <table:table-cell table:formula="oooc:=[.E528]/([.$E$709]*(2*3.1416/60*[.B631])^2*(0.045*2.5)^4)" office:value-type="float" office:value="0.00115004730169166">
            <text:p>0,0012</text:p>
          </table:table-cell>
          <table:table-cell table:formula="oooc:=ABS([.C528])/([.$E$709]*(2*3.1416/60*[.B631])^2*(0.045*2.5)^5)" office:value-type="float" office:value="0.000157528565537729">
            <text:p>0,0002</text:p>
          </table:table-cell>
          <table:table-cell table:formula="oooc:=[.H731]/(2*3.1416/60*[.B631]*(0.045*2.5))" office:value-type="float" office:value="0.0800663256567996">
            <text:p>0,0801</text:p>
          </table:table-cell>
          <table:table-cell/>
          <table:table-cell table:formula="oooc:=[.K731]*COS(RADIANS([.A731]))" office:value-type="float" office:value="0.076964691988405">
            <text:p>0,077</text:p>
          </table:table-cell>
          <table:table-cell office:value-type="float" office:value="0.00115004730169166">
            <text:p>0,0012</text:p>
          </table:table-cell>
          <table:table-cell table:formula="oooc:=[.M731]*[.I731]/[.J731]" office:value-type="float" office:value="0.561885624011448">
            <text:p>0,56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.00224304">
            <text:p>79,0022</text:p>
          </table:table-cell>
          <table:table-cell table:number-columns-repeated="5"/>
          <table:table-cell table:formula="oooc:=([.B732]*2/[.$E$709])^(1/2)" office:value-type="float" office:value="11.6736448328873">
            <text:p>11,6736</text:p>
          </table:table-cell>
          <table:table-cell table:formula="oooc:=[.E529]/([.$E$709]*(2*3.1416/60*[.B632])^2*(0.045*2.5)^4)" office:value-type="float" office:value="0.00115006646767786">
            <text:p>0,0012</text:p>
          </table:table-cell>
          <table:table-cell table:formula="oooc:=ABS([.C529])/([.$E$709]*(2*3.1416/60*[.B632])^2*(0.045*2.5)^5)" office:value-type="float" office:value="0.000156143632170909">
            <text:p>0,0002</text:p>
          </table:table-cell>
          <table:table-cell table:formula="oooc:=[.H732]/(2*3.1416/60*[.B632]*(0.045*2.5))" office:value-type="float" office:value="0.0804509842061115">
            <text:p>0,0805</text:p>
          </table:table-cell>
          <table:table-cell/>
          <table:table-cell table:formula="oooc:=[.K732]*COS(RADIANS([.A732]))" office:value-type="float" office:value="0.0769356588182115">
            <text:p>0,0769</text:p>
          </table:table-cell>
          <table:table-cell office:value-type="float" office:value="0.00115006646767786">
            <text:p>0,0012</text:p>
          </table:table-cell>
          <table:table-cell table:formula="oooc:=[.M732]*[.I732]/[.J732]" office:value-type="float" office:value="0.566664936285595">
            <text:p>0,56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.91748047">
            <text:p>78,9175</text:p>
          </table:table-cell>
          <table:table-cell table:number-columns-repeated="5"/>
          <table:table-cell table:formula="oooc:=([.B733]*2/[.$E$709])^(1/2)" office:value-type="float" office:value="11.6673807468913">
            <text:p>11,6674</text:p>
          </table:table-cell>
          <table:table-cell table:formula="oooc:=[.E530]/([.$E$709]*(2*3.1416/60*[.B633])^2*(0.045*2.5)^4)" office:value-type="float" office:value="0.00116314639772598">
            <text:p>0,0012</text:p>
          </table:table-cell>
          <table:table-cell table:formula="oooc:=ABS([.C530])/([.$E$709]*(2*3.1416/60*[.B633])^2*(0.045*2.5)^5)" office:value-type="float" office:value="0.000156634228729315">
            <text:p>0,0002</text:p>
          </table:table-cell>
          <table:table-cell table:formula="oooc:=[.H733]/(2*3.1416/60*[.B633]*(0.045*2.5))" office:value-type="float" office:value="0.0805851847997084">
            <text:p>0,0806</text:p>
          </table:table-cell>
          <table:table-cell/>
          <table:table-cell table:formula="oooc:=[.K733]*COS(RADIANS([.A733]))" office:value-type="float" office:value="0.0766410651206118">
            <text:p>0,0766</text:p>
          </table:table-cell>
          <table:table-cell office:value-type="float" office:value="0.00116314639772598">
            <text:p>0,0012</text:p>
          </table:table-cell>
          <table:table-cell table:formula="oooc:=[.M733]*[.I733]/[.J733]" office:value-type="float" office:value="0.569127064602053">
            <text:p>0,56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.41572571">
            <text:p>78,4157</text:p>
          </table:table-cell>
          <table:table-cell table:number-columns-repeated="5"/>
          <table:table-cell table:formula="oooc:=([.B734]*2/[.$E$709])^(1/2)" office:value-type="float" office:value="11.6302311912029">
            <text:p>11,6302</text:p>
          </table:table-cell>
          <table:table-cell table:formula="oooc:=[.E531]/([.$E$709]*(2*3.1416/60*[.B634])^2*(0.045*2.5)^4)" office:value-type="float" office:value="0.00118926291698493">
            <text:p>0,0012</text:p>
          </table:table-cell>
          <table:table-cell table:formula="oooc:=ABS([.C531])/([.$E$709]*(2*3.1416/60*[.B634])^2*(0.045*2.5)^5)" office:value-type="float" office:value="0.000158451455398155">
            <text:p>0,0002</text:p>
          </table:table-cell>
          <table:table-cell table:formula="oooc:=[.H734]/(2*3.1416/60*[.B634]*(0.045*2.5))" office:value-type="float" office:value="0.0804860582254465">
            <text:p>0,0805</text:p>
          </table:table-cell>
          <table:table-cell/>
          <table:table-cell table:formula="oooc:=[.K734]*COS(RADIANS([.A734]))" office:value-type="float" office:value="0.0761010631289279">
            <text:p>0,0761</text:p>
          </table:table-cell>
          <table:table-cell office:value-type="float" office:value="0.00118926291698493">
            <text:p>0,0012</text:p>
          </table:table-cell>
          <table:table-cell table:formula="oooc:=[.M734]*[.I734]/[.J734]" office:value-type="float" office:value="0.571179179736441">
            <text:p>0,57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.95849609">
            <text:p>78,9585</text:p>
          </table:table-cell>
          <table:table-cell table:number-columns-repeated="5"/>
          <table:table-cell table:formula="oooc:=([.B735]*2/[.$E$709])^(1/2)" office:value-type="float" office:value="11.670412284962">
            <text:p>11,6704</text:p>
          </table:table-cell>
          <table:table-cell table:formula="oooc:=[.E532]/([.$E$709]*(2*3.1416/60*[.B635])^2*(0.045*2.5)^4)" office:value-type="float" office:value="0.00120443731779709">
            <text:p>0,0012</text:p>
          </table:table-cell>
          <table:table-cell table:formula="oooc:=ABS([.C532])/([.$E$709]*(2*3.1416/60*[.B635])^2*(0.045*2.5)^5)" office:value-type="float" office:value="0.000157735535151681">
            <text:p>0,0002</text:p>
          </table:table-cell>
          <table:table-cell table:formula="oooc:=[.H735]/(2*3.1416/60*[.B635]*(0.045*2.5))" office:value-type="float" office:value="0.0808849415552941">
            <text:p>0,0809</text:p>
          </table:table-cell>
          <table:table-cell/>
          <table:table-cell table:formula="oooc:=[.K735]*COS(RADIANS([.A735]))" office:value-type="float" office:value="0.0760069827122094">
            <text:p>0,076</text:p>
          </table:table-cell>
          <table:table-cell office:value-type="float" office:value="0.00120443731779709">
            <text:p>0,0012</text:p>
          </table:table-cell>
          <table:table-cell table:formula="oooc:=[.M735]*[.I735]/[.J735]" office:value-type="float" office:value="0.580374272060585">
            <text:p>0,58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.25166321">
            <text:p>78,2517</text:p>
          </table:table-cell>
          <table:table-cell table:number-columns-repeated="5"/>
          <table:table-cell table:formula="oooc:=([.B736]*2/[.$E$709])^(1/2)" office:value-type="float" office:value="11.6180583530159">
            <text:p>11,6181</text:p>
          </table:table-cell>
          <table:table-cell table:formula="oooc:=[.E533]/([.$E$709]*(2*3.1416/60*[.B636])^2*(0.045*2.5)^4)" office:value-type="float" office:value="0.00122668785186178">
            <text:p>0,0012</text:p>
          </table:table-cell>
          <table:table-cell table:formula="oooc:=ABS([.C533])/([.$E$709]*(2*3.1416/60*[.B636])^2*(0.045*2.5)^5)" office:value-type="float" office:value="0.000160558895323208">
            <text:p>0,0002</text:p>
          </table:table-cell>
          <table:table-cell table:formula="oooc:=[.H736]/(2*3.1416/60*[.B636]*(0.045*2.5))" office:value-type="float" office:value="0.0807784437611176">
            <text:p>0,0808</text:p>
          </table:table-cell>
          <table:table-cell/>
          <table:table-cell table:formula="oooc:=[.K736]*COS(RADIANS([.A736]))" office:value-type="float" office:value="0.0754131739782844">
            <text:p>0,0754</text:p>
          </table:table-cell>
          <table:table-cell office:value-type="float" office:value="0.00122668785186178">
            <text:p>0,0012</text:p>
          </table:table-cell>
          <table:table-cell table:formula="oooc:=[.M736]*[.I736]/[.J736]" office:value-type="float" office:value="0.576165052725853">
            <text:p>0,57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8.7780304">
            <text:p>78,778</text:p>
          </table:table-cell>
          <table:table-cell table:number-columns-repeated="5"/>
          <table:table-cell table:formula="oooc:=([.B737]*2/[.$E$709])^(1/2)" office:value-type="float" office:value="11.6570678451264">
            <text:p>11,6571</text:p>
          </table:table-cell>
          <table:table-cell table:formula="oooc:=[.E534]/([.$E$709]*(2*3.1416/60*[.B637])^2*(0.045*2.5)^4)" office:value-type="float" office:value="0.00122755135363116">
            <text:p>0,0012</text:p>
          </table:table-cell>
          <table:table-cell table:formula="oooc:=ABS([.C534])/([.$E$709]*(2*3.1416/60*[.B637])^2*(0.045*2.5)^5)" office:value-type="float" office:value="0.00016162146057294">
            <text:p>0,0002</text:p>
          </table:table-cell>
          <table:table-cell table:formula="oooc:=[.H737]/(2*3.1416/60*[.B637]*(0.045*2.5))" office:value-type="float" office:value="0.0810582291717809">
            <text:p>0,0811</text:p>
          </table:table-cell>
          <table:table-cell/>
          <table:table-cell table:formula="oooc:=[.K737]*COS(RADIANS([.A737]))" office:value-type="float" office:value="0.0751558813678498">
            <text:p>0,0752</text:p>
          </table:table-cell>
          <table:table-cell office:value-type="float" office:value="0.00122755135363116">
            <text:p>0,0012</text:p>
          </table:table-cell>
          <table:table-cell table:formula="oooc:=[.M737]*[.I737]/[.J737]" office:value-type="float" office:value="0.570825827086314">
            <text:p>0,570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.90449524">
            <text:p>78,9045</text:p>
          </table:table-cell>
          <table:table-cell table:number-columns-repeated="5"/>
          <table:table-cell table:formula="oooc:=([.B738]*2/[.$E$709])^(1/2)" office:value-type="float" office:value="11.6664208210657">
            <text:p>11,6664</text:p>
          </table:table-cell>
          <table:table-cell table:formula="oooc:=[.E535]/([.$E$709]*(2*3.1416/60*[.B638])^2*(0.045*2.5)^4)" office:value-type="float" office:value="0.00124120325350579">
            <text:p>0,0012</text:p>
          </table:table-cell>
          <table:table-cell table:formula="oooc:=ABS([.C535])/([.$E$709]*(2*3.1416/60*[.B638])^2*(0.045*2.5)^5)" office:value-type="float" office:value="0.000162582811536341">
            <text:p>0,0002</text:p>
          </table:table-cell>
          <table:table-cell table:formula="oooc:=[.H738]/(2*3.1416/60*[.B638]*(0.045*2.5))" office:value-type="float" office:value="0.0812548335647053">
            <text:p>0,0813</text:p>
          </table:table-cell>
          <table:table-cell/>
          <table:table-cell table:formula="oooc:=[.K738]*COS(RADIANS([.A738]))" office:value-type="float" office:value="0.0747954686627815">
            <text:p>0,0748</text:p>
          </table:table-cell>
          <table:table-cell office:value-type="float" office:value="0.00124120325350579">
            <text:p>0,0012</text:p>
          </table:table-cell>
          <table:table-cell table:formula="oooc:=[.M738]*[.I738]/[.J738]" office:value-type="float" office:value="0.571009802170774">
            <text:p>0,5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.82314301">
            <text:p>78,8231</text:p>
          </table:table-cell>
          <table:table-cell table:number-columns-repeated="2"/>
          <table:table-cell table:formula="oooc:=[.E740]/(287.053*(273.15+[.F740]))" office:value-type="float" office:value="1.15946185624052">
            <text:p>1,1595</text:p>
          </table:table-cell>
          <table:table-cell table:number-columns-repeated="2"/>
          <table:table-cell table:formula="oooc:=([.B739]*2/[.$E$709])^(1/2)" office:value-type="float" office:value="11.6604051048122">
            <text:p>11,6604</text:p>
          </table:table-cell>
          <table:table-cell table:formula="oooc:=[.E536]/([.$E$709]*(2*3.1416/60*[.B639])^2*(0.045*2.5)^4)" office:value-type="float" office:value="0.00126194087772133">
            <text:p>0,0013</text:p>
          </table:table-cell>
          <table:table-cell table:formula="oooc:=ABS([.C536])/([.$E$709]*(2*3.1416/60*[.B639])^2*(0.045*2.5)^5)" office:value-type="float" office:value="0.000161624710131418">
            <text:p>0,0002</text:p>
          </table:table-cell>
          <table:table-cell table:formula="oooc:=[.H739]/(2*3.1416/60*[.B639]*(0.045*2.5))" office:value-type="float" office:value="0.0814172649728602">
            <text:p>0,0814</text:p>
          </table:table-cell>
          <table:table-cell/>
          <table:table-cell table:formula="oooc:=[.K739]*COS(RADIANS([.A739]))" office:value-type="float" office:value="0.0743783725896405">
            <text:p>0,0744</text:p>
          </table:table-cell>
          <table:table-cell office:value-type="float" office:value="0.00126194087772133">
            <text:p>0,0013</text:p>
          </table:table-cell>
          <table:table-cell table:formula="oooc:=[.M739]*[.I739]/[.J739]" office:value-type="float" office:value="0.580734893277989">
            <text:p>0,58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8.92978668">
            <text:p>78,9298</text:p>
          </table:table-cell>
          <table:table-cell office:value-type="float" office:value="79.45751953">
            <text:p>79,4575</text:p>
          </table:table-cell>
          <table:table-cell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40]*2/[.$E$709])^(1/2)" office:value-type="float" office:value="11.6682904036604">
            <text:p>11,6683</text:p>
          </table:table-cell>
          <table:table-cell table:formula="oooc:=[.E537]/([.$E$709]*(2*3.1416/60*[.B640])^2*(0.045*2.5)^4)" office:value-type="float" office:value="0.00127744595232506">
            <text:p>0,0013</text:p>
          </table:table-cell>
          <table:table-cell table:formula="oooc:=ABS([.C537])/([.$E$709]*(2*3.1416/60*[.B640])^2*(0.045*2.5)^5)" office:value-type="float" office:value="0.000164185221169303">
            <text:p>0,0002</text:p>
          </table:table-cell>
          <table:table-cell table:formula="oooc:=[.H740]/(2*3.1416/60*[.B640]*(0.045*2.5))" office:value-type="float" office:value="0.0816294384255355">
            <text:p>0,0816</text:p>
          </table:table-cell>
          <table:table-cell/>
          <table:table-cell table:formula="oooc:=[.K740]*COS(RADIANS([.A740]))" office:value-type="float" office:value="0.0739813956964916">
            <text:p>0,074</text:p>
          </table:table-cell>
          <table:table-cell office:value-type="float" office:value="0.00127744595232506">
            <text:p>0,0013</text:p>
          </table:table-cell>
          <table:table-cell table:formula="oooc:=[.M740]*[.I740]/[.J740]" office:value-type="float" office:value="0.575613528469708">
            <text:p>0,57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.99404144">
            <text:p>78,994</text:p>
          </table:table-cell>
          <table:table-cell office:value-type="float" office:value="79.33925629">
            <text:p>79,3393</text:p>
          </table:table-cell>
          <table:table-cell table:number-columns-repeated="4"/>
          <table:table-cell table:formula="oooc:=([.B741]*2/[.$E$709])^(1/2)" office:value-type="float" office:value="11.6730388687603">
            <text:p>11,673</text:p>
          </table:table-cell>
          <table:table-cell table:formula="oooc:=[.E538]/([.$E$709]*(2*3.1416/60*[.B641])^2*(0.045*2.5)^4)" office:value-type="float" office:value="0.00129224271573454">
            <text:p>0,0013</text:p>
          </table:table-cell>
          <table:table-cell table:formula="oooc:=ABS([.C538])/([.$E$709]*(2*3.1416/60*[.B641])^2*(0.045*2.5)^5)" office:value-type="float" office:value="0.000165046230446829">
            <text:p>0,0002</text:p>
          </table:table-cell>
          <table:table-cell table:formula="oooc:=[.H741]/(2*3.1416/60*[.B641]*(0.045*2.5))" office:value-type="float" office:value="0.0818461854839421">
            <text:p>0,0818</text:p>
          </table:table-cell>
          <table:table-cell/>
          <table:table-cell table:formula="oooc:=[.K741]*COS(RADIANS([.A741]))" office:value-type="float" office:value="0.0735628642252645">
            <text:p>0,0736</text:p>
          </table:table-cell>
          <table:table-cell office:value-type="float" office:value="0.00129224271573454">
            <text:p>0,0013</text:p>
          </table:table-cell>
          <table:table-cell table:formula="oooc:=[.M741]*[.I741]/[.J741]" office:value-type="float" office:value="0.575966353101844">
            <text:p>0,5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8.75136566">
            <text:p>78,7514</text:p>
          </table:table-cell>
          <table:table-cell office:value-type="float" office:value="78.65293121">
            <text:p>78,6529</text:p>
          </table:table-cell>
          <table:table-cell table:number-columns-repeated="4"/>
          <table:table-cell table:formula="oooc:=([.B742]*2/[.$E$709])^(1/2)" office:value-type="float" office:value="11.655094839526">
            <text:p>11,6551</text:p>
          </table:table-cell>
          <table:table-cell table:formula="oooc:=[.E539]/([.$E$709]*(2*3.1416/60*[.B642])^2*(0.045*2.5)^4)" office:value-type="float" office:value="0.00131464523258854">
            <text:p>0,0013</text:p>
          </table:table-cell>
          <table:table-cell table:formula="oooc:=ABS([.C539])/([.$E$709]*(2*3.1416/60*[.B642])^2*(0.045*2.5)^5)" office:value-type="float" office:value="0.000165434231094061">
            <text:p>0,0002</text:p>
          </table:table-cell>
          <table:table-cell table:formula="oooc:=[.H742]/(2*3.1416/60*[.B642]*(0.045*2.5))" office:value-type="float" office:value="0.0818917288101756">
            <text:p>0,0819</text:p>
          </table:table-cell>
          <table:table-cell/>
          <table:table-cell table:formula="oooc:=[.K742]*COS(RADIANS([.A742]))" office:value-type="float" office:value="0.072966064646931">
            <text:p>0,073</text:p>
          </table:table-cell>
          <table:table-cell office:value-type="float" office:value="0.00131464523258854">
            <text:p>0,0013</text:p>
          </table:table-cell>
          <table:table-cell table:formula="oooc:=[.M742]*[.I742]/[.J742]" office:value-type="float" office:value="0.579834586799">
            <text:p>0,579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.53603363">
            <text:p>78,536</text:p>
          </table:table-cell>
          <table:table-cell office:value-type="float" office:value="79.2141571">
            <text:p>79,2142</text:p>
          </table:table-cell>
          <table:table-cell table:number-columns-repeated="4"/>
          <table:table-cell table:formula="oooc:=([.B743]*2/[.$E$709])^(1/2)" office:value-type="float" office:value="11.6391495085722">
            <text:p>11,6391</text:p>
          </table:table-cell>
          <table:table-cell table:formula="oooc:=[.E540]/([.$E$709]*(2*3.1416/60*[.B643])^2*(0.045*2.5)^4)" office:value-type="float" office:value="0.00133995182069224">
            <text:p>0,0013</text:p>
          </table:table-cell>
          <table:table-cell table:formula="oooc:=ABS([.C540])/([.$E$709]*(2*3.1416/60*[.B643])^2*(0.045*2.5)^5)" office:value-type="float" office:value="0.000166893470969262">
            <text:p>0,0002</text:p>
          </table:table-cell>
          <table:table-cell table:formula="oooc:=[.H743]/(2*3.1416/60*[.B643]*(0.045*2.5))" office:value-type="float" office:value="0.0820094657522178">
            <text:p>0,082</text:p>
          </table:table-cell>
          <table:table-cell/>
          <table:table-cell table:formula="oooc:=[.K743]*COS(RADIANS([.A743]))" office:value-type="float" office:value="0.0724100603775673">
            <text:p>0,0724</text:p>
          </table:table-cell>
          <table:table-cell office:value-type="float" office:value="0.00133995182069224">
            <text:p>0,0013</text:p>
          </table:table-cell>
          <table:table-cell table:formula="oooc:=[.M743]*[.I743]/[.J743]" office:value-type="float" office:value="0.581364817184649">
            <text:p>0,58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8.70761871">
            <text:p>78,7076</text:p>
          </table:table-cell>
          <table:table-cell office:value-type="float" office:value="79.06103516">
            <text:p>79,061</text:p>
          </table:table-cell>
          <table:table-cell table:number-columns-repeated="4"/>
          <table:table-cell table:formula="oooc:=([.B744]*2/[.$E$709])^(1/2)" office:value-type="float" office:value="11.6518571453199">
            <text:p>11,6519</text:p>
          </table:table-cell>
          <table:table-cell table:formula="oooc:=[.E541]/([.$E$709]*(2*3.1416/60*[.B644])^2*(0.045*2.5)^4)" office:value-type="float" office:value="0.00137393476284793">
            <text:p>0,0014</text:p>
          </table:table-cell>
          <table:table-cell table:formula="oooc:=ABS([.C541])/([.$E$709]*(2*3.1416/60*[.B644])^2*(0.045*2.5)^5)" office:value-type="float" office:value="0.000168869793971705">
            <text:p>0,0002</text:p>
          </table:table-cell>
          <table:table-cell table:formula="oooc:=[.H744]/(2*3.1416/60*[.B644]*(0.045*2.5))" office:value-type="float" office:value="0.0822951348639403">
            <text:p>0,0823</text:p>
          </table:table-cell>
          <table:table-cell/>
          <table:table-cell table:formula="oooc:=[.K744]*COS(RADIANS([.A744]))" office:value-type="float" office:value="0.0719769467536965">
            <text:p>0,072</text:p>
          </table:table-cell>
          <table:table-cell office:value-type="float" office:value="0.00137393476284793">
            <text:p>0,0014</text:p>
          </table:table-cell>
          <table:table-cell table:formula="oooc:=[.M744]*[.I744]/[.J744]" office:value-type="float" office:value="0.58560875182407">
            <text:p>0,58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.6871109">
            <text:p>78,6871</text:p>
          </table:table-cell>
          <table:table-cell office:value-type="float" office:value="78.93662262">
            <text:p>78,9366</text:p>
          </table:table-cell>
          <table:table-cell table:number-columns-repeated="4"/>
          <table:table-cell table:formula="oooc:=([.B745]*2/[.$E$709])^(1/2)" office:value-type="float" office:value="11.6503390607703">
            <text:p>11,6503</text:p>
          </table:table-cell>
          <table:table-cell table:formula="oooc:=[.E542]/([.$E$709]*(2*3.1416/60*[.B645])^2*(0.045*2.5)^4)" office:value-type="float" office:value="0.00140794718364295">
            <text:p>0,0014</text:p>
          </table:table-cell>
          <table:table-cell table:formula="oooc:=ABS([.C542])/([.$E$709]*(2*3.1416/60*[.B645])^2*(0.045*2.5)^5)" office:value-type="float" office:value="0.000171699288223832">
            <text:p>0,0002</text:p>
          </table:table-cell>
          <table:table-cell table:formula="oooc:=[.H745]/(2*3.1416/60*[.B645]*(0.045*2.5))" office:value-type="float" office:value="0.0825048437797003">
            <text:p>0,0825</text:p>
          </table:table-cell>
          <table:table-cell/>
          <table:table-cell table:formula="oooc:=[.K745]*COS(RADIANS([.A745]))" office:value-type="float" office:value="0.0714512906484869">
            <text:p>0,0715</text:p>
          </table:table-cell>
          <table:table-cell office:value-type="float" office:value="0.00140794718364295">
            <text:p>0,0014</text:p>
          </table:table-cell>
          <table:table-cell table:formula="oooc:=[.M745]*[.I745]/[.J745]" office:value-type="float" office:value="0.585906001573208">
            <text:p>0,58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8.85322571">
            <text:p>78,8532</text:p>
          </table:table-cell>
          <table:table-cell table:number-columns-repeated="5"/>
          <table:table-cell table:formula="oooc:=([.B746]*2/[.$E$739])^(1/2)" office:value-type="float" office:value="11.662629978075">
            <text:p>11,6626</text:p>
          </table:table-cell>
          <table:table-cell table:formula="oooc:=[.E543]/([.$E$739]*(2*3.1416/60*[.B646])^2*(0.045*2.5)^4)" office:value-type="float" office:value="0.00144029848054883">
            <text:p>0,0014</text:p>
          </table:table-cell>
          <table:table-cell table:formula="oooc:=ABS([.C543])/([.$E$739]*(2*3.1416/60*[.B646])^2*(0.045*2.5)^5)" office:value-type="float" office:value="0.000182259089194893">
            <text:p>0,0002</text:p>
          </table:table-cell>
          <table:table-cell table:formula="oooc:=[.H746]/(2*3.1416/60*[.B646]*(0.045*2.5))" office:value-type="float" office:value="0.0830748856460083">
            <text:p>0,0831</text:p>
          </table:table-cell>
          <table:table-cell/>
          <table:table-cell table:formula="oooc:=[.K746]*COS(RADIANS([.A746]))" office:value-type="float" office:value="0.0712090754853256">
            <text:p>0,0712</text:p>
          </table:table-cell>
          <table:table-cell office:value-type="float" office:value="0.00144029848054883">
            <text:p>0,0014</text:p>
          </table:table-cell>
          <table:table-cell table:formula="oooc:=[.M746]*[.I746]/[.J746]" office:value-type="float" office:value="0.56272816722534">
            <text:p>0,562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.67343903">
            <text:p>78,6734</text:p>
          </table:table-cell>
          <table:table-cell table:number-columns-repeated="5"/>
          <table:table-cell table:formula="oooc:=([.B747]*2/[.$E$739])^(1/2)" office:value-type="float" office:value="11.6493268947454">
            <text:p>11,6493</text:p>
          </table:table-cell>
          <table:table-cell table:formula="oooc:=[.E544]/([.$E$739]*(2*3.1416/60*[.B647])^2*(0.045*2.5)^4)" office:value-type="float" office:value="0.00145818035093909">
            <text:p>0,0015</text:p>
          </table:table-cell>
          <table:table-cell table:formula="oooc:=ABS([.C544])/([.$E$739]*(2*3.1416/60*[.B647])^2*(0.045*2.5)^5)" office:value-type="float" office:value="0.000180346516992129">
            <text:p>0,0002</text:p>
          </table:table-cell>
          <table:table-cell table:formula="oooc:=[.H747]/(2*3.1416/60*[.B647]*(0.045*2.5))" office:value-type="float" office:value="0.0832552235567094">
            <text:p>0,0833</text:p>
          </table:table-cell>
          <table:table-cell/>
          <table:table-cell table:formula="oooc:=[.K747]*COS(RADIANS([.A747]))" office:value-type="float" office:value="0.070604433832345">
            <text:p>0,0706</text:p>
          </table:table-cell>
          <table:table-cell office:value-type="float" office:value="0.00145818035093909">
            <text:p>0,0015</text:p>
          </table:table-cell>
          <table:table-cell table:formula="oooc:=[.M747]*[.I747]/[.J747]" office:value-type="float" office:value="0.570867681952504">
            <text:p>0,570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.68505859">
            <text:p>78,6851</text:p>
          </table:table-cell>
          <table:table-cell table:number-columns-repeated="5"/>
          <table:table-cell table:formula="oooc:=([.B748]*2/[.$E$739])^(1/2)" office:value-type="float" office:value="11.6501871282429">
            <text:p>11,6502</text:p>
          </table:table-cell>
          <table:table-cell table:formula="oooc:=[.E545]/([.$E$739]*(2*3.1416/60*[.B648])^2*(0.045*2.5)^4)" office:value-type="float" office:value="0.00146508488577827">
            <text:p>0,0015</text:p>
          </table:table-cell>
          <table:table-cell table:formula="oooc:=ABS([.C545])/([.$E$739]*(2*3.1416/60*[.B648])^2*(0.045*2.5)^5)" office:value-type="float" office:value="0.000179840214272113">
            <text:p>0,0002</text:p>
          </table:table-cell>
          <table:table-cell table:formula="oooc:=[.H748]/(2*3.1416/60*[.B648]*(0.045*2.5))" office:value-type="float" office:value="0.0834800576557409">
            <text:p>0,0835</text:p>
          </table:table-cell>
          <table:table-cell/>
          <table:table-cell table:formula="oooc:=[.K748]*COS(RADIANS([.A748]))" office:value-type="float" office:value="0.070012267366257">
            <text:p>0,07</text:p>
          </table:table-cell>
          <table:table-cell office:value-type="float" office:value="0.00146508488577827">
            <text:p>0,0015</text:p>
          </table:table-cell>
          <table:table-cell table:formula="oooc:=[.M748]*[.I748]/[.J748]" office:value-type="float" office:value="0.570361390818673">
            <text:p>0,57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.92431641">
            <text:p>78,9243</text:p>
          </table:table-cell>
          <table:table-cell table:number-columns-repeated="5"/>
          <table:table-cell table:formula="oooc:=([.B749]*2/[.$E$739])^(1/2)" office:value-type="float" office:value="11.6678860581808">
            <text:p>11,6679</text:p>
          </table:table-cell>
          <table:table-cell table:formula="oooc:=[.E546]/([.$E$739]*(2*3.1416/60*[.B649])^2*(0.045*2.5)^4)" office:value-type="float" office:value="0.00147632832094067">
            <text:p>0,0015</text:p>
          </table:table-cell>
          <table:table-cell table:formula="oooc:=ABS([.C546])/([.$E$739]*(2*3.1416/60*[.B649])^2*(0.045*2.5)^5)" office:value-type="float" office:value="0.000179415843403913">
            <text:p>0,0002</text:p>
          </table:table-cell>
          <table:table-cell table:formula="oooc:=[.H749]/(2*3.1416/60*[.B649]*(0.045*2.5))" office:value-type="float" office:value="0.083884462076726">
            <text:p>0,0839</text:p>
          </table:table-cell>
          <table:table-cell/>
          <table:table-cell table:formula="oooc:=[.K749]*COS(RADIANS([.A749]))" office:value-type="float" office:value="0.0695433708151744">
            <text:p>0,0695</text:p>
          </table:table-cell>
          <table:table-cell office:value-type="float" office:value="0.00147632832094067">
            <text:p>0,0015</text:p>
          </table:table-cell>
          <table:table-cell table:formula="oooc:=[.M749]*[.I749]/[.J749]" office:value-type="float" office:value="0.57223958553641">
            <text:p>0,57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9.28935242">
            <text:p>79,2894</text:p>
          </table:table-cell>
          <table:table-cell table:number-columns-repeated="5"/>
          <table:table-cell table:formula="oooc:=([.B750]*2/[.$E$739])^(1/2)" office:value-type="float" office:value="11.694837733369">
            <text:p>11,6948</text:p>
          </table:table-cell>
          <table:table-cell table:formula="oooc:=[.E547]/([.$E$739]*(2*3.1416/60*[.B650])^2*(0.045*2.5)^4)" office:value-type="float" office:value="0.00148386027768748">
            <text:p>0,0015</text:p>
          </table:table-cell>
          <table:table-cell table:formula="oooc:=ABS([.C547])/([.$E$739]*(2*3.1416/60*[.B650])^2*(0.045*2.5)^5)" office:value-type="float" office:value="0.000178306795179946">
            <text:p>0,0002</text:p>
          </table:table-cell>
          <table:table-cell table:formula="oooc:=[.H750]/(2*3.1416/60*[.B650]*(0.045*2.5))" office:value-type="float" office:value="0.0842875155341267">
            <text:p>0,0843</text:p>
          </table:table-cell>
          <table:table-cell/>
          <table:table-cell table:formula="oooc:=[.K750]*COS(RADIANS([.A750]))" office:value-type="float" office:value="0.06904429065782">
            <text:p>0,069</text:p>
          </table:table-cell>
          <table:table-cell office:value-type="float" office:value="0.00148386027768748">
            <text:p>0,0015</text:p>
          </table:table-cell>
          <table:table-cell table:formula="oooc:=[.M750]*[.I750]/[.J750]" office:value-type="float" office:value="0.57458315149938">
            <text:p>0,574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9.11914063">
            <text:p>79,1191</text:p>
          </table:table-cell>
          <table:table-cell table:number-columns-repeated="5"/>
          <table:table-cell table:formula="oooc:=([.B751]*2/[.$E$739])^(1/2)" office:value-type="float" office:value="11.682278236633">
            <text:p>11,6823</text:p>
          </table:table-cell>
          <table:table-cell table:formula="oooc:=[.E548]/([.$E$739]*(2*3.1416/60*[.B651])^2*(0.045*2.5)^4)" office:value-type="float" office:value="0.00148989155717391">
            <text:p>0,0015</text:p>
          </table:table-cell>
          <table:table-cell table:formula="oooc:=ABS([.C548])/([.$E$739]*(2*3.1416/60*[.B651])^2*(0.045*2.5)^5)" office:value-type="float" office:value="0.000179428340555485">
            <text:p>0,0002</text:p>
          </table:table-cell>
          <table:table-cell table:formula="oooc:=[.H751]/(2*3.1416/60*[.B651]*(0.045*2.5))" office:value-type="float" office:value="0.084483088908129">
            <text:p>0,0845</text:p>
          </table:table-cell>
          <table:table-cell/>
          <table:table-cell table:formula="oooc:=[.K751]*COS(RADIANS([.A751]))" office:value-type="float" office:value="0.0683482546639659">
            <text:p>0,0683</text:p>
          </table:table-cell>
          <table:table-cell office:value-type="float" office:value="0.00148989155717391">
            <text:p>0,0015</text:p>
          </table:table-cell>
          <table:table-cell table:formula="oooc:=[.M751]*[.I751]/[.J751]" office:value-type="float" office:value="0.56753290620734">
            <text:p>0,56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9.53955078">
            <text:p>79,5396</text:p>
          </table:table-cell>
          <table:table-cell table:number-columns-repeated="5"/>
          <table:table-cell table:formula="oooc:=([.B752]*2/[.$E$739])^(1/2)" office:value-type="float" office:value="11.7132747900991">
            <text:p>11,7133</text:p>
          </table:table-cell>
          <table:table-cell table:formula="oooc:=[.E549]/([.$E$739]*(2*3.1416/60*[.B652])^2*(0.045*2.5)^4)" office:value-type="float" office:value="0.00151684408161196">
            <text:p>0,0015</text:p>
          </table:table-cell>
          <table:table-cell table:formula="oooc:=ABS([.C549])/([.$E$739]*(2*3.1416/60*[.B652])^2*(0.045*2.5)^5)" office:value-type="float" office:value="0.000186438464845753">
            <text:p>0,0002</text:p>
          </table:table-cell>
          <table:table-cell table:formula="oooc:=[.H752]/(2*3.1416/60*[.B652]*(0.045*2.5))" office:value-type="float" office:value="0.0850000292824603">
            <text:p>0,085</text:p>
          </table:table-cell>
          <table:table-cell/>
          <table:table-cell table:formula="oooc:=[.K752]*COS(RADIANS([.A752]))" office:value-type="float" office:value="0.0678840417400325">
            <text:p>0,0679</text:p>
          </table:table-cell>
          <table:table-cell office:value-type="float" office:value="0.00151684408161196">
            <text:p>0,0015</text:p>
          </table:table-cell>
          <table:table-cell table:formula="oooc:=[.M752]*[.I752]/[.J752]" office:value-type="float" office:value="0.552297547796577">
            <text:p>0,552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.97011566">
            <text:p>78,9701</text:p>
          </table:table-cell>
          <table:table-cell table:number-columns-repeated="5"/>
          <table:table-cell table:formula="oooc:=([.B753]*2/[.$E$739])^(1/2)" office:value-type="float" office:value="11.6712709650954">
            <text:p>11,6713</text:p>
          </table:table-cell>
          <table:table-cell table:formula="oooc:=[.E550]/([.$E$739]*(2*3.1416/60*[.B653])^2*(0.045*2.5)^4)" office:value-type="float" office:value="0.00152837151559474">
            <text:p>0,0015</text:p>
          </table:table-cell>
          <table:table-cell table:formula="oooc:=ABS([.C550])/([.$E$739]*(2*3.1416/60*[.B653])^2*(0.045*2.5)^5)" office:value-type="float" office:value="0.000186852438759758">
            <text:p>0,0002</text:p>
          </table:table-cell>
          <table:table-cell table:formula="oooc:=[.H753]/(2*3.1416/60*[.B653]*(0.045*2.5))" office:value-type="float" office:value="0.0849999408778718">
            <text:p>0,085</text:p>
          </table:table-cell>
          <table:table-cell/>
          <table:table-cell table:formula="oooc:=[.K753]*COS(RADIANS([.A753]))" office:value-type="float" office:value="0.0669808674676985">
            <text:p>0,067</text:p>
          </table:table-cell>
          <table:table-cell office:value-type="float" office:value="0.00152837151559474">
            <text:p>0,0015</text:p>
          </table:table-cell>
          <table:table-cell table:formula="oooc:=[.M753]*[.I753]/[.J753]" office:value-type="float" office:value="0.547874304488362">
            <text:p>0,547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8.99745941">
            <text:p>78,9975</text:p>
          </table:table-cell>
          <table:table-cell table:number-columns-repeated="5"/>
          <table:table-cell table:formula="oooc:=([.B754]*2/[.$E$739])^(1/2)" office:value-type="float" office:value="11.6732914046754">
            <text:p>11,6733</text:p>
          </table:table-cell>
          <table:table-cell table:formula="oooc:=[.E551]/([.$E$739]*(2*3.1416/60*[.B654])^2*(0.045*2.5)^4)" office:value-type="float" office:value="0.00154620434193792">
            <text:p>0,0015</text:p>
          </table:table-cell>
          <table:table-cell table:formula="oooc:=ABS([.C551])/([.$E$739]*(2*3.1416/60*[.B654])^2*(0.045*2.5)^5)" office:value-type="float" office:value="0.000193443683011086">
            <text:p>0,0002</text:p>
          </table:table-cell>
          <table:table-cell table:formula="oooc:=[.H754]/(2*3.1416/60*[.B654]*(0.045*2.5))" office:value-type="float" office:value="0.0852840518425236">
            <text:p>0,0853</text:p>
          </table:table-cell>
          <table:table-cell/>
          <table:table-cell table:formula="oooc:=[.K754]*COS(RADIANS([.A754]))" office:value-type="float" office:value="0.0662781564661041">
            <text:p>0,0663</text:p>
          </table:table-cell>
          <table:table-cell office:value-type="float" office:value="0.00154620434193792">
            <text:p>0,0015</text:p>
          </table:table-cell>
          <table:table-cell table:formula="oooc:=[.M754]*[.I754]/[.J754]" office:value-type="float" office:value="0.529764382627362">
            <text:p>0,529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9.00634766">
            <text:p>79,0063</text:p>
          </table:table-cell>
          <table:table-cell table:number-columns-repeated="5"/>
          <table:table-cell table:formula="oooc:=([.B755]*2/[.$E$739])^(1/2)" office:value-type="float" office:value="11.6739480853764">
            <text:p>11,6739</text:p>
          </table:table-cell>
          <table:table-cell table:formula="oooc:=[.E552]/([.$E$739]*(2*3.1416/60*[.B655])^2*(0.045*2.5)^4)" office:value-type="float" office:value="0.0015511818241768">
            <text:p>0,0016</text:p>
          </table:table-cell>
          <table:table-cell table:formula="oooc:=ABS([.C552])/([.$E$739]*(2*3.1416/60*[.B655])^2*(0.045*2.5)^5)" office:value-type="float" office:value="0.000194141580669369">
            <text:p>0,0002</text:p>
          </table:table-cell>
          <table:table-cell table:formula="oooc:=[.H755]/(2*3.1416/60*[.B655]*(0.045*2.5))" office:value-type="float" office:value="0.0855832109212851">
            <text:p>0,0856</text:p>
          </table:table-cell>
          <table:table-cell/>
          <table:table-cell table:formula="oooc:=[.K755]*COS(RADIANS([.A755]))" office:value-type="float" office:value="0.0655605431505299">
            <text:p>0,0656</text:p>
          </table:table-cell>
          <table:table-cell office:value-type="float" office:value="0.0015511818241768">
            <text:p>0,0016</text:p>
          </table:table-cell>
          <table:table-cell table:formula="oooc:=[.M755]*[.I755]/[.J755]" office:value-type="float" office:value="0.523825563630564">
            <text:p>0,523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8.35009766">
            <text:p>78,3501</text:p>
          </table:table-cell>
          <table:table-cell table:number-columns-repeated="5"/>
          <table:table-cell table:formula="oooc:=([.B756]*2/[.$E$739])^(1/2)" office:value-type="float" office:value="11.6253633591845">
            <text:p>11,6254</text:p>
          </table:table-cell>
          <table:table-cell table:formula="oooc:=[.E553]/([.$E$739]*(2*3.1416/60*[.B656])^2*(0.045*2.5)^4)" office:value-type="float" office:value="0.00156220305963387">
            <text:p>0,0016</text:p>
          </table:table-cell>
          <table:table-cell table:formula="oooc:=ABS([.C553])/([.$E$739]*(2*3.1416/60*[.B656])^2*(0.045*2.5)^5)" office:value-type="float" office:value="0.000196215023732042">
            <text:p>0,0002</text:p>
          </table:table-cell>
          <table:table-cell table:formula="oooc:=[.H756]/(2*3.1416/60*[.B656]*(0.045*2.5))" office:value-type="float" office:value="0.0855224863814662">
            <text:p>0,0855</text:p>
          </table:table-cell>
          <table:table-cell/>
          <table:table-cell table:formula="oooc:=[.K756]*COS(RADIANS([.A756]))" office:value-type="float" office:value="0.0645446397965641">
            <text:p>0,0645</text:p>
          </table:table-cell>
          <table:table-cell office:value-type="float" office:value="0.00156220305963387">
            <text:p>0,0016</text:p>
          </table:table-cell>
          <table:table-cell table:formula="oooc:=[.M756]*[.I756]/[.J756]" office:value-type="float" office:value="0.513884369582514">
            <text:p>0,513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8.90653992">
            <text:p>78,9065</text:p>
          </table:table-cell>
          <table:table-cell table:number-columns-repeated="5"/>
          <table:table-cell table:formula="oooc:=([.B757]*2/[.$E$739])^(1/2)" office:value-type="float" office:value="11.6665719781241">
            <text:p>11,6666</text:p>
          </table:table-cell>
          <table:table-cell table:formula="oooc:=[.E554]/([.$E$739]*(2*3.1416/60*[.B657])^2*(0.045*2.5)^4)" office:value-type="float" office:value="0.00159579984178656">
            <text:p>0,0016</text:p>
          </table:table-cell>
          <table:table-cell table:formula="oooc:=ABS([.C554])/([.$E$739]*(2*3.1416/60*[.B657])^2*(0.045*2.5)^5)" office:value-type="float" office:value="0.000200346696738426">
            <text:p>0,0002</text:p>
          </table:table-cell>
          <table:table-cell table:formula="oooc:=[.H757]/(2*3.1416/60*[.B657]*(0.045*2.5))" office:value-type="float" office:value="0.0860921799724069">
            <text:p>0,0861</text:p>
          </table:table-cell>
          <table:table-cell/>
          <table:table-cell table:formula="oooc:=[.K757]*COS(RADIANS([.A757]))" office:value-type="float" office:value="0.0639789580605628">
            <text:p>0,064</text:p>
          </table:table-cell>
          <table:table-cell office:value-type="float" office:value="0.00159579984178656">
            <text:p>0,0016</text:p>
          </table:table-cell>
          <table:table-cell table:formula="oooc:=[.M757]*[.I757]/[.J757]" office:value-type="float" office:value="0.509604664378441">
            <text:p>0,50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8.49707031">
            <text:p>78,4971</text:p>
          </table:table-cell>
          <table:table-cell table:number-columns-repeated="5"/>
          <table:table-cell table:formula="oooc:=([.B758]*2/[.$E$739])^(1/2)" office:value-type="float" office:value="11.6362619412515">
            <text:p>11,6363</text:p>
          </table:table-cell>
          <table:table-cell table:formula="oooc:=[.E555]/([.$E$739]*(2*3.1416/60*[.B658])^2*(0.045*2.5)^4)" office:value-type="float" office:value="0.00163002827311133">
            <text:p>0,0016</text:p>
          </table:table-cell>
          <table:table-cell table:formula="oooc:=ABS([.C555])/([.$E$739]*(2*3.1416/60*[.B658])^2*(0.045*2.5)^5)" office:value-type="float" office:value="0.00020281701440264">
            <text:p>0,0002</text:p>
          </table:table-cell>
          <table:table-cell table:formula="oooc:=[.H758]/(2*3.1416/60*[.B658]*(0.045*2.5))" office:value-type="float" office:value="0.0861619909277807">
            <text:p>0,0862</text:p>
          </table:table-cell>
          <table:table-cell/>
          <table:table-cell table:formula="oooc:=[.K758]*COS(RADIANS([.A758]))" office:value-type="float" office:value="0.0630148910039098">
            <text:p>0,063</text:p>
          </table:table-cell>
          <table:table-cell office:value-type="float" office:value="0.00163002827311133">
            <text:p>0,0016</text:p>
          </table:table-cell>
          <table:table-cell table:formula="oooc:=[.M758]*[.I758]/[.J758]" office:value-type="float" office:value="0.506446928360191">
            <text:p>0,50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8.56884766">
            <text:p>78,5688</text:p>
          </table:table-cell>
          <table:table-cell table:number-columns-repeated="5"/>
          <table:table-cell table:formula="oooc:=([.B759]*2/[.$E$739])^(1/2)" office:value-type="float" office:value="11.6415807970997">
            <text:p>11,6416</text:p>
          </table:table-cell>
          <table:table-cell table:formula="oooc:=[.E556]/([.$E$739]*(2*3.1416/60*[.B659])^2*(0.045*2.5)^4)" office:value-type="float" office:value="0.001653506921277">
            <text:p>0,0017</text:p>
          </table:table-cell>
          <table:table-cell table:formula="oooc:=ABS([.C556])/([.$E$739]*(2*3.1416/60*[.B659])^2*(0.045*2.5)^5)" office:value-type="float" office:value="0.000203866483006736">
            <text:p>0,0002</text:p>
          </table:table-cell>
          <table:table-cell table:formula="oooc:=[.H759]/(2*3.1416/60*[.B659]*(0.045*2.5))" office:value-type="float" office:value="0.0864743842145874">
            <text:p>0,0865</text:p>
          </table:table-cell>
          <table:table-cell/>
          <table:table-cell table:formula="oooc:=[.K759]*COS(RADIANS([.A759]))" office:value-type="float" office:value="0.0622044662753291">
            <text:p>0,0622</text:p>
          </table:table-cell>
          <table:table-cell office:value-type="float" office:value="0.001653506921277">
            <text:p>0,0017</text:p>
          </table:table-cell>
          <table:table-cell table:formula="oooc:=[.M759]*[.I759]/[.J759]" office:value-type="float" office:value="0.504523911942896">
            <text:p>0,504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8.43623352">
            <text:p>78,4362</text:p>
          </table:table-cell>
          <table:table-cell table:number-columns-repeated="5"/>
          <table:table-cell table:formula="oooc:=([.B760]*2/[.$E$739])^(1/2)" office:value-type="float" office:value="11.6317519000734">
            <text:p>11,6318</text:p>
          </table:table-cell>
          <table:table-cell table:formula="oooc:=[.E557]/([.$E$739]*(2*3.1416/60*[.B660])^2*(0.045*2.5)^4)" office:value-type="float" office:value="0.00168980383535806">
            <text:p>0,0017</text:p>
          </table:table-cell>
          <table:table-cell table:formula="oooc:=ABS([.C557])/([.$E$739]*(2*3.1416/60*[.B660])^2*(0.045*2.5)^5)" office:value-type="float" office:value="0.000205239918163159">
            <text:p>0,0002</text:p>
          </table:table-cell>
          <table:table-cell table:formula="oooc:=[.H760]/(2*3.1416/60*[.B660]*(0.045*2.5))" office:value-type="float" office:value="0.0866253868405119">
            <text:p>0,0866</text:p>
          </table:table-cell>
          <table:table-cell/>
          <table:table-cell table:formula="oooc:=[.K760]*COS(RADIANS([.A760]))" office:value-type="float" office:value="0.0612533984578339">
            <text:p>0,0613</text:p>
          </table:table-cell>
          <table:table-cell office:value-type="float" office:value="0.00168980383535806">
            <text:p>0,0017</text:p>
          </table:table-cell>
          <table:table-cell table:formula="oooc:=[.M760]*[.I760]/[.J760]" office:value-type="float" office:value="0.50431820753543">
            <text:p>0,504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8.37675476">
            <text:p>78,3768</text:p>
          </table:table-cell>
          <table:table-cell table:number-columns-repeated="5"/>
          <table:table-cell table:formula="oooc:=([.B761]*2/[.$E$739])^(1/2)" office:value-type="float" office:value="11.6273408431194">
            <text:p>11,6273</text:p>
          </table:table-cell>
          <table:table-cell table:formula="oooc:=[.E558]/([.$E$739]*(2*3.1416/60*[.B661])^2*(0.045*2.5)^4)" office:value-type="float" office:value="0.00171965717457452">
            <text:p>0,0017</text:p>
          </table:table-cell>
          <table:table-cell table:formula="oooc:=ABS([.C558])/([.$E$739]*(2*3.1416/60*[.B661])^2*(0.045*2.5)^5)" office:value-type="float" office:value="0.00020308970730146">
            <text:p>0,0002</text:p>
          </table:table-cell>
          <table:table-cell table:formula="oooc:=[.H761]/(2*3.1416/60*[.B661]*(0.045*2.5))" office:value-type="float" office:value="0.0868969031999074">
            <text:p>0,0869</text:p>
          </table:table-cell>
          <table:table-cell/>
          <table:table-cell table:formula="oooc:=[.K761]*COS(RADIANS([.A761]))" office:value-type="float" office:value="0.0603636611747809">
            <text:p>0,0604</text:p>
          </table:table-cell>
          <table:table-cell office:value-type="float" office:value="0.00171965717457452">
            <text:p>0,0017</text:p>
          </table:table-cell>
          <table:table-cell table:formula="oooc:=[.M761]*[.I761]/[.J761]" office:value-type="float" office:value="0.511127838048004">
            <text:p>0,511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8.76094055">
            <text:p>78,7609</text:p>
          </table:table-cell>
          <table:table-cell table:number-columns-repeated="5"/>
          <table:table-cell table:formula="oooc:=([.B762]*2/[.$E$739])^(1/2)" office:value-type="float" office:value="11.6558033533291">
            <text:p>11,6558</text:p>
          </table:table-cell>
          <table:table-cell table:formula="oooc:=[.E559]/([.$E$739]*(2*3.1416/60*[.B662])^2*(0.045*2.5)^4)" office:value-type="float" office:value="0.0017480386757514">
            <text:p>0,0017</text:p>
          </table:table-cell>
          <table:table-cell table:formula="oooc:=ABS([.C559])/([.$E$739]*(2*3.1416/60*[.B662])^2*(0.045*2.5)^5)" office:value-type="float" office:value="0.000204723065239884">
            <text:p>0,0002</text:p>
          </table:table-cell>
          <table:table-cell table:formula="oooc:=[.H762]/(2*3.1416/60*[.B662]*(0.045*2.5))" office:value-type="float" office:value="0.0872668880534421">
            <text:p>0,0873</text:p>
          </table:table-cell>
          <table:table-cell/>
          <table:table-cell table:formula="oooc:=[.K762]*COS(RADIANS([.A762]))" office:value-type="float" office:value="0.0595158745402051">
            <text:p>0,0595</text:p>
          </table:table-cell>
          <table:table-cell office:value-type="float" office:value="0.0017480386757514">
            <text:p>0,0017</text:p>
          </table:table-cell>
          <table:table-cell table:formula="oooc:=[.M762]*[.I762]/[.J762]" office:value-type="float" office:value="0.50817942958964">
            <text:p>0,50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8.41640472">
            <text:p>78,4164</text:p>
          </table:table-cell>
          <table:table-cell table:number-columns-repeated="5"/>
          <table:table-cell table:formula="oooc:=([.B763]*2/[.$E$739])^(1/2)" office:value-type="float" office:value="11.6302815447903">
            <text:p>11,6303</text:p>
          </table:table-cell>
          <table:table-cell table:formula="oooc:=[.E560]/([.$E$739]*(2*3.1416/60*[.B663])^2*(0.045*2.5)^4)" office:value-type="float" office:value="0.00177790127366064">
            <text:p>0,0018</text:p>
          </table:table-cell>
          <table:table-cell table:formula="oooc:=ABS([.C560])/([.$E$739]*(2*3.1416/60*[.B663])^2*(0.045*2.5)^5)" office:value-type="float" office:value="0.000202968002418193">
            <text:p>0,0002</text:p>
          </table:table-cell>
          <table:table-cell table:formula="oooc:=[.H763]/(2*3.1416/60*[.B663]*(0.045*2.5))" office:value-type="float" office:value="0.0873044186553882">
            <text:p>0,0873</text:p>
          </table:table-cell>
          <table:table-cell/>
          <table:table-cell table:formula="oooc:=[.K763]*COS(RADIANS([.A763]))" office:value-type="float" office:value="0.0584180585926875">
            <text:p>0,0584</text:p>
          </table:table-cell>
          <table:table-cell office:value-type="float" office:value="0.00177790127366064">
            <text:p>0,0018</text:p>
          </table:table-cell>
          <table:table-cell table:formula="oooc:=[.M763]*[.I763]/[.J763]" office:value-type="float" office:value="0.511713863955392">
            <text:p>0,51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8.89902496">
            <text:p>78,899</text:p>
          </table:table-cell>
          <table:table-cell table:number-columns-repeated="5"/>
          <table:table-cell table:formula="oooc:=([.B764]*2/[.$E$739])^(1/2)" office:value-type="float" office:value="11.6660164100468">
            <text:p>11,666</text:p>
          </table:table-cell>
          <table:table-cell table:formula="oooc:=[.E561]/([.$E$739]*(2*3.1416/60*[.B664])^2*(0.045*2.5)^4)" office:value-type="float" office:value="0.00181317372165316">
            <text:p>0,0018</text:p>
          </table:table-cell>
          <table:table-cell table:formula="oooc:=ABS([.C561])/([.$E$739]*(2*3.1416/60*[.B664])^2*(0.045*2.5)^5)" office:value-type="float" office:value="0.000201952764988214">
            <text:p>0,0002</text:p>
          </table:table-cell>
          <table:table-cell table:formula="oooc:=[.H764]/(2*3.1416/60*[.B664]*(0.045*2.5))" office:value-type="float" office:value="0.0878104889195617">
            <text:p>0,0878</text:p>
          </table:table-cell>
          <table:table-cell/>
          <table:table-cell table:formula="oooc:=[.K764]*COS(RADIANS([.A764]))" office:value-type="float" office:value="0.0576088640957493">
            <text:p>0,0576</text:p>
          </table:table-cell>
          <table:table-cell office:value-type="float" office:value="0.00181317372165316">
            <text:p>0,0018</text:p>
          </table:table-cell>
          <table:table-cell table:formula="oooc:=[.M764]*[.I764]/[.J764]" office:value-type="float" office:value="0.517224304994273">
            <text:p>0,51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8.46152496">
            <text:p>78,4615</text:p>
          </table:table-cell>
          <table:table-cell table:number-columns-repeated="5"/>
          <table:table-cell table:formula="oooc:=([.B765]*2/[.$E$739])^(1/2)" office:value-type="float" office:value="11.63362705414">
            <text:p>11,6336</text:p>
          </table:table-cell>
          <table:table-cell table:formula="oooc:=[.E562]/([.$E$739]*(2*3.1416/60*[.B665])^2*(0.045*2.5)^4)" office:value-type="float" office:value="0.00183502843262582">
            <text:p>0,0018</text:p>
          </table:table-cell>
          <table:table-cell table:formula="oooc:=ABS([.C562])/([.$E$739]*(2*3.1416/60*[.B665])^2*(0.045*2.5)^5)" office:value-type="float" office:value="0.000199974091219068">
            <text:p>0,0002</text:p>
          </table:table-cell>
          <table:table-cell table:formula="oooc:=[.H765]/(2*3.1416/60*[.B665]*(0.045*2.5))" office:value-type="float" office:value="0.0878643511764504">
            <text:p>0,0879</text:p>
          </table:table-cell>
          <table:table-cell/>
          <table:table-cell table:formula="oooc:=[.K765]*COS(RADIANS([.A765]))" office:value-type="float" office:value="0.0564781162693692">
            <text:p>0,0565</text:p>
          </table:table-cell>
          <table:table-cell office:value-type="float" office:value="0.00183502843262582">
            <text:p>0,0018</text:p>
          </table:table-cell>
          <table:table-cell table:formula="oooc:=[.M765]*[.I765]/[.J765]" office:value-type="float" office:value="0.518261883545229">
            <text:p>0,518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8.66113281">
            <text:p>78,6611</text:p>
          </table:table-cell>
          <table:table-cell table:number-columns-repeated="5"/>
          <table:table-cell table:formula="oooc:=([.B766]*2/[.$E$739])^(1/2)" office:value-type="float" office:value="11.6484157563235">
            <text:p>11,6484</text:p>
          </table:table-cell>
          <table:table-cell table:formula="oooc:=[.E563]/([.$E$739]*(2*3.1416/60*[.B666])^2*(0.045*2.5)^4)" office:value-type="float" office:value="0.00187489438694233">
            <text:p>0,0019</text:p>
          </table:table-cell>
          <table:table-cell table:formula="oooc:=ABS([.C563])/([.$E$739]*(2*3.1416/60*[.B666])^2*(0.045*2.5)^5)" office:value-type="float" office:value="0.000199814887533814">
            <text:p>0,0002</text:p>
          </table:table-cell>
          <table:table-cell table:formula="oooc:=[.H766]/(2*3.1416/60*[.B666]*(0.045*2.5))" office:value-type="float" office:value="0.0882224241406759">
            <text:p>0,0882</text:p>
          </table:table-cell>
          <table:table-cell/>
          <table:table-cell table:formula="oooc:=[.K766]*COS(RADIANS([.A766]))" office:value-type="float" office:value="0.0555201704595748">
            <text:p>0,0555</text:p>
          </table:table-cell>
          <table:table-cell office:value-type="float" office:value="0.00187489438694233">
            <text:p>0,0019</text:p>
          </table:table-cell>
          <table:table-cell table:formula="oooc:=[.M766]*[.I766]/[.J766]" office:value-type="float" office:value="0.520954455603927">
            <text:p>0,52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8.55859375">
            <text:p>78,5586</text:p>
          </table:table-cell>
          <table:table-cell table:number-columns-repeated="5"/>
          <table:table-cell table:formula="oooc:=([.B767]*2/[.$E$739])^(1/2)" office:value-type="float" office:value="11.6408211091297">
            <text:p>11,6408</text:p>
          </table:table-cell>
          <table:table-cell table:formula="oooc:=[.E564]/([.$E$739]*(2*3.1416/60*[.B667])^2*(0.045*2.5)^4)" office:value-type="float" office:value="0.00188822985217659">
            <text:p>0,0019</text:p>
          </table:table-cell>
          <table:table-cell table:formula="oooc:=ABS([.C564])/([.$E$739]*(2*3.1416/60*[.B667])^2*(0.045*2.5)^5)" office:value-type="float" office:value="0.000198625018316397">
            <text:p>0,0002</text:p>
          </table:table-cell>
          <table:table-cell table:formula="oooc:=[.H767]/(2*3.1416/60*[.B667]*(0.045*2.5))" office:value-type="float" office:value="0.0884875066979226">
            <text:p>0,0885</text:p>
          </table:table-cell>
          <table:table-cell/>
          <table:table-cell table:formula="oooc:=[.K767]*COS(RADIANS([.A767]))" office:value-type="float" office:value="0.0544783489215321">
            <text:p>0,0545</text:p>
          </table:table-cell>
          <table:table-cell office:value-type="float" office:value="0.00188822985217659">
            <text:p>0,0019</text:p>
          </table:table-cell>
          <table:table-cell table:formula="oooc:=[.M767]*[.I767]/[.J767]" office:value-type="float" office:value="0.517898729993154">
            <text:p>0,517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7.61045074">
            <text:p>77,6105</text:p>
          </table:table-cell>
          <table:table-cell table:number-columns-repeated="5"/>
          <table:table-cell table:formula="oooc:=([.B768]*2/[.$E$739])^(1/2)" office:value-type="float" office:value="11.5703598922594">
            <text:p>11,5704</text:p>
          </table:table-cell>
          <table:table-cell table:formula="oooc:=[.E565]/([.$E$739]*(2*3.1416/60*[.B668])^2*(0.045*2.5)^4)" office:value-type="float" office:value="0.00192366838369506">
            <text:p>0,0019</text:p>
          </table:table-cell>
          <table:table-cell table:formula="oooc:=ABS([.C565])/([.$E$739]*(2*3.1416/60*[.B668])^2*(0.045*2.5)^5)" office:value-type="float" office:value="0.000199376393698242">
            <text:p>0,0002</text:p>
          </table:table-cell>
          <table:table-cell table:formula="oooc:=[.H768]/(2*3.1416/60*[.B668]*(0.045*2.5))" office:value-type="float" office:value="0.088266689601799">
            <text:p>0,0883</text:p>
          </table:table-cell>
          <table:table-cell/>
          <table:table-cell table:formula="oooc:=[.K768]*COS(RADIANS([.A768]))" office:value-type="float" office:value="0.0531202198462614">
            <text:p>0,0531</text:p>
          </table:table-cell>
          <table:table-cell office:value-type="float" office:value="0.00192366838369506">
            <text:p>0,0019</text:p>
          </table:table-cell>
          <table:table-cell table:formula="oooc:=[.M768]*[.I768]/[.J768]" office:value-type="float" office:value="0.512526511076548">
            <text:p>0,512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8.53808594">
            <text:p>78,5381</text:p>
          </table:table-cell>
          <table:table-cell table:number-columns-repeated="2"/>
          <table:table-cell table:formula="oooc:=[.E770]/(287.053*(273.15+[.F770]))" office:value-type="float" office:value="1.15789844905192">
            <text:p>1,1579</text:p>
          </table:table-cell>
          <table:table-cell table:number-columns-repeated="2"/>
          <table:table-cell table:formula="oooc:=([.B769]*2/[.$E$739])^(1/2)" office:value-type="float" office:value="11.6393015851781">
            <text:p>11,6393</text:p>
          </table:table-cell>
          <table:table-cell table:formula="oooc:=[.E566]/([.$E$739]*(2*3.1416/60*[.B669])^2*(0.045*2.5)^4)" office:value-type="float" office:value="0.0019611305989823">
            <text:p>0,002</text:p>
          </table:table-cell>
          <table:table-cell table:formula="oooc:=ABS([.C566])/([.$E$739]*(2*3.1416/60*[.B669])^2*(0.045*2.5)^5)" office:value-type="float" office:value="0.000202000024258792">
            <text:p>0,0002</text:p>
          </table:table-cell>
          <table:table-cell table:formula="oooc:=[.H769]/(2*3.1416/60*[.B669]*(0.045*2.5))" office:value-type="float" office:value="0.0889459447614425">
            <text:p>0,0889</text:p>
          </table:table-cell>
          <table:table-cell/>
          <table:table-cell table:formula="oooc:=[.K769]*COS(RADIANS([.A769]))" office:value-type="float" office:value="0.0522811145819969">
            <text:p>0,0523</text:p>
          </table:table-cell>
          <table:table-cell office:value-type="float" office:value="0.0019611305989823">
            <text:p>0,002</text:p>
          </table:table-cell>
          <table:table-cell table:formula="oooc:=[.M769]*[.I769]/[.J769]" office:value-type="float" office:value="0.507574659616364">
            <text:p>0,507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8.01445007">
            <text:p>78,0145</text:p>
          </table:table-cell>
          <table:table-cell/>
          <table:table-cell office:value-type="float" office:value="75.76747894">
            <text:p>75,7675</text:p>
          </table:table-cell>
          <table:table-cell office:value-type="float" office:value="98600">
            <text:p>98600</text:p>
          </table:table-cell>
          <table:table-cell office:value-type="float" office:value="23.5">
            <text:p>23,5</text:p>
          </table:table-cell>
          <table:table-cell/>
          <table:table-cell table:formula="oooc:=([.B770]*2/[.$E$739])^(1/2)" office:value-type="float" office:value="11.6004354184239">
            <text:p>11,6004</text:p>
          </table:table-cell>
          <table:table-cell table:formula="oooc:=[.E567]/([.$E$739]*(2*3.1416/60*[.B670])^2*(0.045*2.5)^4)" office:value-type="float" office:value="0.00201606256353025">
            <text:p>0,002</text:p>
          </table:table-cell>
          <table:table-cell table:formula="oooc:=ABS([.C567])/([.$E$739]*(2*3.1416/60*[.B670])^2*(0.045*2.5)^5)" office:value-type="float" office:value="0.000205261828970613">
            <text:p>0,0002</text:p>
          </table:table-cell>
          <table:table-cell table:formula="oooc:=[.H770]/(2*3.1416/60*[.B670]*(0.045*2.5))" office:value-type="float" office:value="0.0889654018682699">
            <text:p>0,089</text:p>
          </table:table-cell>
          <table:table-cell/>
          <table:table-cell table:formula="oooc:=[.K770]*COS(RADIANS([.A770]))" office:value-type="float" office:value="0.051028458162141">
            <text:p>0,051</text:p>
          </table:table-cell>
          <table:table-cell office:value-type="float" office:value="0.00201606256353025">
            <text:p>0,002</text:p>
          </table:table-cell>
          <table:table-cell table:formula="oooc:=[.M770]*[.I770]/[.J770]" office:value-type="float" office:value="0.501196762648405">
            <text:p>0,50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8.2113266">
            <text:p>78,2113</text:p>
          </table:table-cell>
          <table:table-cell/>
          <table:table-cell office:value-type="float" office:value="75.42568207">
            <text:p>75,4257</text:p>
          </table:table-cell>
          <table:table-cell table:number-columns-repeated="3"/>
          <table:table-cell table:formula="oooc:=([.B771]*2/[.$E$739])^(1/2)" office:value-type="float" office:value="11.615063570049">
            <text:p>11,6151</text:p>
          </table:table-cell>
          <table:table-cell table:formula="oooc:=[.E568]/([.$E$739]*(2*3.1416/60*[.B671])^2*(0.045*2.5)^4)" office:value-type="float" office:value="0.00205453506889757">
            <text:p>0,0021</text:p>
          </table:table-cell>
          <table:table-cell table:formula="oooc:=ABS([.C568])/([.$E$739]*(2*3.1416/60*[.B671])^2*(0.045*2.5)^5)" office:value-type="float" office:value="0.0002053843817482">
            <text:p>0,0002</text:p>
          </table:table-cell>
          <table:table-cell table:formula="oooc:=[.H771]/(2*3.1416/60*[.B671]*(0.045*2.5))" office:value-type="float" office:value="0.0893397651745029">
            <text:p>0,0893</text:p>
          </table:table-cell>
          <table:table-cell/>
          <table:table-cell table:formula="oooc:=[.K771]*COS(RADIANS([.A771]))" office:value-type="float" office:value="0.049958162683325">
            <text:p>0,05</text:p>
          </table:table-cell>
          <table:table-cell office:value-type="float" office:value="0.00205453506889757">
            <text:p>0,0021</text:p>
          </table:table-cell>
          <table:table-cell table:formula="oooc:=[.M771]*[.I771]/[.J771]" office:value-type="float" office:value="0.499749768394842">
            <text:p>0,499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8.16074371">
            <text:p>78,1607</text:p>
          </table:table-cell>
          <table:table-cell/>
          <table:table-cell office:value-type="float" office:value="75.68066406">
            <text:p>75,6807</text:p>
          </table:table-cell>
          <table:table-cell table:number-columns-repeated="3"/>
          <table:table-cell table:formula="oooc:=([.B772]*2/[.$E$739])^(1/2)" office:value-type="float" office:value="11.6113069625737">
            <text:p>11,6113</text:p>
          </table:table-cell>
          <table:table-cell table:formula="oooc:=[.E569]/([.$E$739]*(2*3.1416/60*[.B672])^2*(0.045*2.5)^4)" office:value-type="float" office:value="0.00204490266157838">
            <text:p>0,002</text:p>
          </table:table-cell>
          <table:table-cell table:formula="oooc:=ABS([.C569])/([.$E$739]*(2*3.1416/60*[.B672])^2*(0.045*2.5)^5)" office:value-type="float" office:value="0.000196217460034163">
            <text:p>0,0002</text:p>
          </table:table-cell>
          <table:table-cell table:formula="oooc:=[.H772]/(2*3.1416/60*[.B672]*(0.045*2.5))" office:value-type="float" office:value="0.0896179392358883">
            <text:p>0,0896</text:p>
          </table:table-cell>
          <table:table-cell/>
          <table:table-cell table:formula="oooc:=[.K772]*COS(RADIANS([.A772]))" office:value-type="float" office:value="0.0488094279454695">
            <text:p>0,0488</text:p>
          </table:table-cell>
          <table:table-cell office:value-type="float" office:value="0.00204490266157838">
            <text:p>0,002</text:p>
          </table:table-cell>
          <table:table-cell table:formula="oooc:=[.M772]*[.I772]/[.J772]" office:value-type="float" office:value="0.508673025827728">
            <text:p>0,508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8.12724304">
            <text:p>78,1272</text:p>
          </table:table-cell>
          <table:table-cell/>
          <table:table-cell office:value-type="float" office:value="76.32871246">
            <text:p>76,3287</text:p>
          </table:table-cell>
          <table:table-cell table:number-columns-repeated="3"/>
          <table:table-cell table:formula="oooc:=([.B773]*2/[.$E$739])^(1/2)" office:value-type="float" office:value="11.6088183203576">
            <text:p>11,6088</text:p>
          </table:table-cell>
          <table:table-cell table:formula="oooc:=[.E570]/([.$E$739]*(2*3.1416/60*[.B673])^2*(0.045*2.5)^4)" office:value-type="float" office:value="0.00205841819368199">
            <text:p>0,0021</text:p>
          </table:table-cell>
          <table:table-cell table:formula="oooc:=ABS([.C570])/([.$E$739]*(2*3.1416/60*[.B673])^2*(0.045*2.5)^5)" office:value-type="float" office:value="0.000192611441065752">
            <text:p>0,0002</text:p>
          </table:table-cell>
          <table:table-cell table:formula="oooc:=[.H773]/(2*3.1416/60*[.B673]*(0.045*2.5))" office:value-type="float" office:value="0.0900039277911151">
            <text:p>0,09</text:p>
          </table:table-cell>
          <table:table-cell/>
          <table:table-cell table:formula="oooc:=[.K773]*COS(RADIANS([.A773]))" office:value-type="float" office:value="0.0476948151931662">
            <text:p>0,0477</text:p>
          </table:table-cell>
          <table:table-cell office:value-type="float" office:value="0.00205841819368199">
            <text:p>0,0021</text:p>
          </table:table-cell>
          <table:table-cell table:formula="oooc:=[.M773]*[.I773]/[.J773]" office:value-type="float" office:value="0.509709468942706">
            <text:p>0,509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7.62890625">
            <text:p>77,6289</text:p>
          </table:table-cell>
          <table:table-cell/>
          <table:table-cell office:value-type="float" office:value="75.16249847">
            <text:p>75,1625</text:p>
          </table:table-cell>
          <table:table-cell table:number-columns-repeated="3"/>
          <table:table-cell table:formula="oooc:=([.B774]*2/[.$E$739])^(1/2)" office:value-type="float" office:value="11.5717355072544">
            <text:p>11,5717</text:p>
          </table:table-cell>
          <table:table-cell table:formula="oooc:=[.E571]/([.$E$739]*(2*3.1416/60*[.B674])^2*(0.045*2.5)^4)" office:value-type="float" office:value="0.00209423929991398">
            <text:p>0,0021</text:p>
          </table:table-cell>
          <table:table-cell table:formula="oooc:=ABS([.C571])/([.$E$739]*(2*3.1416/60*[.B674])^2*(0.045*2.5)^5)" office:value-type="float" office:value="0.00019293713915549">
            <text:p>0,0002</text:p>
          </table:table-cell>
          <table:table-cell table:formula="oooc:=[.H774]/(2*3.1416/60*[.B674]*(0.045*2.5))" office:value-type="float" office:value="0.0901367549843324">
            <text:p>0,0901</text:p>
          </table:table-cell>
          <table:table-cell/>
          <table:table-cell table:formula="oooc:=[.K774]*COS(RADIANS([.A774]))" office:value-type="float" office:value="0.0464238607657698">
            <text:p>0,0464</text:p>
          </table:table-cell>
          <table:table-cell office:value-type="float" office:value="0.00209423929991398">
            <text:p>0,0021</text:p>
          </table:table-cell>
          <table:table-cell table:formula="oooc:=[.M774]*[.I774]/[.J774]" office:value-type="float" office:value="0.503908548115544">
            <text:p>0,503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8.0110321">
            <text:p>78,011</text:p>
          </table:table-cell>
          <table:table-cell/>
          <table:table-cell office:value-type="float" office:value="75.7141571">
            <text:p>75,7142</text:p>
          </table:table-cell>
          <table:table-cell table:number-columns-repeated="3"/>
          <table:table-cell table:formula="oooc:=([.B775]*2/[.$E$739])^(1/2)" office:value-type="float" office:value="11.6001812964343">
            <text:p>11,6002</text:p>
          </table:table-cell>
          <table:table-cell table:formula="oooc:=[.E572]/([.$E$739]*(2*3.1416/60*[.B675])^2*(0.045*2.5)^4)" office:value-type="float" office:value="0.00208811187356374">
            <text:p>0,0021</text:p>
          </table:table-cell>
          <table:table-cell table:formula="oooc:=ABS([.C572])/([.$E$739]*(2*3.1416/60*[.B675])^2*(0.045*2.5)^5)" office:value-type="float" office:value="0.000189905157928718">
            <text:p>0,0002</text:p>
          </table:table-cell>
          <table:table-cell table:formula="oooc:=[.H775]/(2*3.1416/60*[.B675]*(0.045*2.5))" office:value-type="float" office:value="0.0907709135452407">
            <text:p>0,0908</text:p>
          </table:table-cell>
          <table:table-cell/>
          <table:table-cell table:formula="oooc:=[.K775]*COS(RADIANS([.A775]))" office:value-type="float" office:value="0.0453854567726204">
            <text:p>0,0454</text:p>
          </table:table-cell>
          <table:table-cell office:value-type="float" office:value="0.00208811187356374">
            <text:p>0,0021</text:p>
          </table:table-cell>
          <table:table-cell table:formula="oooc:=[.M775]*[.I775]/[.J775]" office:value-type="float" office:value="0.499038110431919">
            <text:p>0,49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4.8207016">
            <text:p>74,8207</text:p>
          </table:table-cell>
          <table:table-cell table:number-columns-repeated="5"/>
          <table:table-cell table:formula="oooc:=([.B776]*2/[.$E$769])^(1/2)" office:value-type="float" office:value="11.3681723676526">
            <text:p>11,3682</text:p>
          </table:table-cell>
          <table:table-cell table:formula="oooc:=[.E573]/([.$E$769]*(2*3.1416/60*[.B676])^2*(0.045*2.5)^4)" office:value-type="float" office:value="0.00209965644112081">
            <text:p>0,0021</text:p>
          </table:table-cell>
          <table:table-cell table:formula="oooc:=ABS([.C573])/([.$E$769]*(2*3.1416/60*[.B676])^2*(0.045*2.5)^5)" office:value-type="float" office:value="0.000202098180904127">
            <text:p>0,0002</text:p>
          </table:table-cell>
          <table:table-cell table:formula="oooc:=[.H776]/(2*3.1416/60*[.B676]*(0.045*2.5))" office:value-type="float" office:value="0.0893079258240456">
            <text:p>0,0893</text:p>
          </table:table-cell>
          <table:table-cell/>
          <table:table-cell table:formula="oooc:=[.K776]*COS(RADIANS([.A776]))" office:value-type="float" office:value="0.0432973416037436">
            <text:p>0,0433</text:p>
          </table:table-cell>
          <table:table-cell office:value-type="float" office:value="0.00209965644112081">
            <text:p>0,0021</text:p>
          </table:table-cell>
          <table:table-cell table:formula="oooc:=[.M776]*[.I776]/[.J776]" office:value-type="float" office:value="0.449828601994369">
            <text:p>0,449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.54667664">
            <text:p>75,5467</text:p>
          </table:table-cell>
          <table:table-cell table:number-columns-repeated="5"/>
          <table:table-cell table:formula="oooc:=([.B777]*2/[.$E$769])^(1/2)" office:value-type="float" office:value="11.4231911411725">
            <text:p>11,4232</text:p>
          </table:table-cell>
          <table:table-cell table:formula="oooc:=[.E574]/([.$E$769]*(2*3.1416/60*[.B677])^2*(0.045*2.5)^4)" office:value-type="float" office:value="0.00217684807393691">
            <text:p>0,0022</text:p>
          </table:table-cell>
          <table:table-cell table:formula="oooc:=ABS([.C574])/([.$E$769]*(2*3.1416/60*[.B677])^2*(0.045*2.5)^5)" office:value-type="float" office:value="0.000218293162617424">
            <text:p>0,0002</text:p>
          </table:table-cell>
          <table:table-cell table:formula="oooc:=[.H777]/(2*3.1416/60*[.B677]*(0.045*2.5))" office:value-type="float" office:value="0.0900538374504781">
            <text:p>0,0901</text:p>
          </table:table-cell>
          <table:table-cell/>
          <table:table-cell table:formula="oooc:=[.K777]*COS(RADIANS([.A777]))" office:value-type="float" office:value="0.0422777158027426">
            <text:p>0,0423</text:p>
          </table:table-cell>
          <table:table-cell office:value-type="float" office:value="0.00217684807393691">
            <text:p>0,0022</text:p>
          </table:table-cell>
          <table:table-cell table:formula="oooc:=[.M777]*[.I777]/[.J777]" office:value-type="float" office:value="0.42159893196905">
            <text:p>0,42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4.95058441">
            <text:p>74,9506</text:p>
          </table:table-cell>
          <table:table-cell table:number-columns-repeated="5"/>
          <table:table-cell table:formula="oooc:=([.B778]*2/[.$E$769])^(1/2)" office:value-type="float" office:value="11.3780352124993">
            <text:p>11,378</text:p>
          </table:table-cell>
          <table:table-cell table:formula="oooc:=[.E575]/([.$E$769]*(2*3.1416/60*[.B678])^2*(0.045*2.5)^4)" office:value-type="float" office:value="0.00228680336161618">
            <text:p>0,0023</text:p>
          </table:table-cell>
          <table:table-cell table:formula="oooc:=ABS([.C575])/([.$E$769]*(2*3.1416/60*[.B678])^2*(0.045*2.5)^5)" office:value-type="float" office:value="0.000231912602263505">
            <text:p>0,0002</text:p>
          </table:table-cell>
          <table:table-cell table:formula="oooc:=[.H778]/(2*3.1416/60*[.B678]*(0.045*2.5))" office:value-type="float" office:value="0.0900247829677979">
            <text:p>0,09</text:p>
          </table:table-cell>
          <table:table-cell/>
          <table:table-cell table:formula="oooc:=[.K778]*COS(RADIANS([.A778]))" office:value-type="float" office:value="0.0408703962084948">
            <text:p>0,0409</text:p>
          </table:table-cell>
          <table:table-cell office:value-type="float" office:value="0.00228680336161618">
            <text:p>0,0023</text:p>
          </table:table-cell>
          <table:table-cell table:formula="oooc:=[.M778]*[.I778]/[.J778]" office:value-type="float" office:value="0.403007678444213">
            <text:p>0,40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00390625">
            <text:p>75,0039</text:p>
          </table:table-cell>
          <table:table-cell table:number-columns-repeated="5"/>
          <table:table-cell table:formula="oooc:=([.B779]*2/[.$E$769])^(1/2)" office:value-type="float" office:value="11.3820818114086">
            <text:p>11,3821</text:p>
          </table:table-cell>
          <table:table-cell table:formula="oooc:=[.E576]/([.$E$769]*(2*3.1416/60*[.B679])^2*(0.045*2.5)^4)" office:value-type="float" office:value="0.00240975471966338">
            <text:p>0,0024</text:p>
          </table:table-cell>
          <table:table-cell table:formula="oooc:=ABS([.C576])/([.$E$769]*(2*3.1416/60*[.B679])^2*(0.045*2.5)^5)" office:value-type="float" office:value="0.000241211792877212">
            <text:p>0,0002</text:p>
          </table:table-cell>
          <table:table-cell table:formula="oooc:=[.H779]/(2*3.1416/60*[.B679]*(0.045*2.5))" office:value-type="float" office:value="0.0901768107895774">
            <text:p>0,0902</text:p>
          </table:table-cell>
          <table:table-cell/>
          <table:table-cell table:formula="oooc:=[.K779]*COS(RADIANS([.A779]))" office:value-type="float" office:value="0.0395309119596087">
            <text:p>0,0395</text:p>
          </table:table-cell>
          <table:table-cell office:value-type="float" office:value="0.00240975471966338">
            <text:p>0,0024</text:p>
          </table:table-cell>
          <table:table-cell table:formula="oooc:=[.M779]*[.I779]/[.J779]" office:value-type="float" office:value="0.394921825881691">
            <text:p>0,394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.11806488">
            <text:p>75,1181</text:p>
          </table:table-cell>
          <table:table-cell table:number-columns-repeated="5"/>
          <table:table-cell table:formula="oooc:=([.B780]*2/[.$E$769])^(1/2)" office:value-type="float" office:value="11.3907404859216">
            <text:p>11,3907</text:p>
          </table:table-cell>
          <table:table-cell table:formula="oooc:=[.E577]/([.$E$769]*(2*3.1416/60*[.B680])^2*(0.045*2.5)^4)" office:value-type="float" office:value="0.00234263182934111">
            <text:p>0,0023</text:p>
          </table:table-cell>
          <table:table-cell table:formula="oooc:=ABS([.C577])/([.$E$769]*(2*3.1416/60*[.B680])^2*(0.045*2.5)^5)" office:value-type="float" office:value="0.000245444962619487">
            <text:p>0,0002</text:p>
          </table:table-cell>
          <table:table-cell table:formula="oooc:=[.H780]/(2*3.1416/60*[.B680]*(0.045*2.5))" office:value-type="float" office:value="0.0905839356014689">
            <text:p>0,0906</text:p>
          </table:table-cell>
          <table:table-cell/>
          <table:table-cell table:formula="oooc:=[.K780]*COS(RADIANS([.A780]))" office:value-type="float" office:value="0.0382824254055242">
            <text:p>0,0383</text:p>
          </table:table-cell>
          <table:table-cell office:value-type="float" office:value="0.00234263182934111">
            <text:p>0,0023</text:p>
          </table:table-cell>
          <table:table-cell table:formula="oooc:=[.M780]*[.I780]/[.J780]" office:value-type="float" office:value="0.365383861629261">
            <text:p>0,365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.1139679">
            <text:p>75,114</text:p>
          </table:table-cell>
          <table:table-cell table:number-columns-repeated="5"/>
          <table:table-cell table:formula="oooc:=([.B781]*2/[.$E$769])^(1/2)" office:value-type="float" office:value="11.390429853104">
            <text:p>11,3904</text:p>
          </table:table-cell>
          <table:table-cell table:formula="oooc:=[.E578]/([.$E$769]*(2*3.1416/60*[.B681])^2*(0.045*2.5)^4)" office:value-type="float" office:value="0.00244510175778048">
            <text:p>0,0024</text:p>
          </table:table-cell>
          <table:table-cell table:formula="oooc:=ABS([.C578])/([.$E$769]*(2*3.1416/60*[.B681])^2*(0.045*2.5)^5)" office:value-type="float" office:value="0.000254145092569248">
            <text:p>0,0003</text:p>
          </table:table-cell>
          <table:table-cell table:formula="oooc:=[.H781]/(2*3.1416/60*[.B681]*(0.045*2.5))" office:value-type="float" office:value="0.0910347249590645">
            <text:p>0,091</text:p>
          </table:table-cell>
          <table:table-cell/>
          <table:table-cell table:formula="oooc:=[.K781]*COS(RADIANS([.A781]))" office:value-type="float" office:value="0.0370271584331787">
            <text:p>0,037</text:p>
          </table:table-cell>
          <table:table-cell office:value-type="float" office:value="0.00244510175778048">
            <text:p>0,0024</text:p>
          </table:table-cell>
          <table:table-cell table:formula="oooc:=[.M781]*[.I781]/[.J781]" office:value-type="float" office:value="0.356234185973562">
            <text:p>0,356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.26982117">
            <text:p>75,2698</text:p>
          </table:table-cell>
          <table:table-cell table:number-columns-repeated="5"/>
          <table:table-cell table:formula="oooc:=([.B782]*2/[.$E$769])^(1/2)" office:value-type="float" office:value="11.4022406779612">
            <text:p>11,4022</text:p>
          </table:table-cell>
          <table:table-cell table:formula="oooc:=[.E579]/([.$E$769]*(2*3.1416/60*[.B682])^2*(0.045*2.5)^4)" office:value-type="float" office:value="0.00246361879737471">
            <text:p>0,0025</text:p>
          </table:table-cell>
          <table:table-cell table:formula="oooc:=ABS([.C579])/([.$E$769]*(2*3.1416/60*[.B682])^2*(0.045*2.5)^5)" office:value-type="float" office:value="0.000272212155723183">
            <text:p>0,0003</text:p>
          </table:table-cell>
          <table:table-cell table:formula="oooc:=[.H782]/(2*3.1416/60*[.B682]*(0.045*2.5))" office:value-type="float" office:value="0.091411029795836">
            <text:p>0,0914</text:p>
          </table:table-cell>
          <table:table-cell/>
          <table:table-cell table:formula="oooc:=[.K782]*COS(RADIANS([.A782]))" office:value-type="float" office:value="0.0357171348284936">
            <text:p>0,0357</text:p>
          </table:table-cell>
          <table:table-cell office:value-type="float" office:value="0.00246361879737471">
            <text:p>0,0025</text:p>
          </table:table-cell>
          <table:table-cell table:formula="oooc:=[.M782]*[.I782]/[.J782]" office:value-type="float" office:value="0.323253032246384">
            <text:p>0,32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.88906097">
            <text:p>74,8891</text:p>
          </table:table-cell>
          <table:table-cell table:number-columns-repeated="5"/>
          <table:table-cell table:formula="oooc:=([.B783]*2/[.$E$769])^(1/2)" office:value-type="float" office:value="11.3733644045008">
            <text:p>11,3734</text:p>
          </table:table-cell>
          <table:table-cell table:formula="oooc:=[.E580]/([.$E$769]*(2*3.1416/60*[.B683])^2*(0.045*2.5)^4)" office:value-type="float" office:value="0.00251977540002253">
            <text:p>0,0025</text:p>
          </table:table-cell>
          <table:table-cell table:formula="oooc:=ABS([.C580])/([.$E$769]*(2*3.1416/60*[.B683])^2*(0.045*2.5)^5)" office:value-type="float" office:value="0.000280156775824513">
            <text:p>0,0003</text:p>
          </table:table-cell>
          <table:table-cell table:formula="oooc:=[.H783]/(2*3.1416/60*[.B683]*(0.045*2.5))" office:value-type="float" office:value="0.0914580719398314">
            <text:p>0,0915</text:p>
          </table:table-cell>
          <table:table-cell/>
          <table:table-cell table:formula="oooc:=[.K783]*COS(RADIANS([.A783]))" office:value-type="float" office:value="0.0342607967697677">
            <text:p>0,0343</text:p>
          </table:table-cell>
          <table:table-cell office:value-type="float" office:value="0.00251977540002253">
            <text:p>0,0025</text:p>
          </table:table-cell>
          <table:table-cell table:formula="oooc:=[.M783]*[.I783]/[.J783]" office:value-type="float" office:value="0.308147153077274">
            <text:p>0,308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4.85556793">
            <text:p>74,8556</text:p>
          </table:table-cell>
          <table:table-cell table:number-columns-repeated="5"/>
          <table:table-cell table:formula="oooc:=([.B784]*2/[.$E$769])^(1/2)" office:value-type="float" office:value="11.3708208344206">
            <text:p>11,3708</text:p>
          </table:table-cell>
          <table:table-cell table:formula="oooc:=[.E581]/([.$E$769]*(2*3.1416/60*[.B684])^2*(0.045*2.5)^4)" office:value-type="float" office:value="0.00251089791143683">
            <text:p>0,0025</text:p>
          </table:table-cell>
          <table:table-cell table:formula="oooc:=ABS([.C581])/([.$E$769]*(2*3.1416/60*[.B684])^2*(0.045*2.5)^5)" office:value-type="float" office:value="0.000285743259512182">
            <text:p>0,0003</text:p>
          </table:table-cell>
          <table:table-cell table:formula="oooc:=[.H784]/(2*3.1416/60*[.B684]*(0.045*2.5))" office:value-type="float" office:value="0.0920552383467838">
            <text:p>0,0921</text:p>
          </table:table-cell>
          <table:table-cell/>
          <table:table-cell table:formula="oooc:=[.K784]*COS(RADIANS([.A784]))" office:value-type="float" office:value="0.0329896470112408">
            <text:p>0,033</text:p>
          </table:table-cell>
          <table:table-cell office:value-type="float" office:value="0.00251089791143683">
            <text:p>0,0025</text:p>
          </table:table-cell>
          <table:table-cell table:formula="oooc:=[.M784]*[.I784]/[.J784]" office:value-type="float" office:value="0.289888328148056">
            <text:p>0,289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.99033356">
            <text:p>75,9903</text:p>
          </table:table-cell>
          <table:table-cell table:number-columns-repeated="5"/>
          <table:table-cell table:formula="oooc:=([.B785]*2/[.$E$769])^(1/2)" office:value-type="float" office:value="11.456684070408">
            <text:p>11,4567</text:p>
          </table:table-cell>
          <table:table-cell table:formula="oooc:=[.E582]/([.$E$769]*(2*3.1416/60*[.B685])^2*(0.045*2.5)^4)" office:value-type="float" office:value="0.00259668474209357">
            <text:p>0,0026</text:p>
          </table:table-cell>
          <table:table-cell table:formula="oooc:=ABS([.C582])/([.$E$769]*(2*3.1416/60*[.B685])^2*(0.045*2.5)^5)" office:value-type="float" office:value="0.000288844406235823">
            <text:p>0,0003</text:p>
          </table:table-cell>
          <table:table-cell table:formula="oooc:=[.H785]/(2*3.1416/60*[.B685]*(0.045*2.5))" office:value-type="float" office:value="0.0929875006844386">
            <text:p>0,093</text:p>
          </table:table-cell>
          <table:table-cell/>
          <table:table-cell table:formula="oooc:=[.K785]*COS(RADIANS([.A785]))" office:value-type="float" office:value="0.0318035983115874">
            <text:p>0,0318</text:p>
          </table:table-cell>
          <table:table-cell office:value-type="float" office:value="0.00259668474209357">
            <text:p>0,0026</text:p>
          </table:table-cell>
          <table:table-cell table:formula="oooc:=[.M785]*[.I785]/[.J785]" office:value-type="float" office:value="0.285911434310234">
            <text:p>0,285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.83095551">
            <text:p>74,831</text:p>
          </table:table-cell>
          <table:table-cell table:number-columns-repeated="5"/>
          <table:table-cell table:formula="oooc:=([.B786]*2/[.$E$769])^(1/2)" office:value-type="float" office:value="11.3689513246811">
            <text:p>11,369</text:p>
          </table:table-cell>
          <table:table-cell table:formula="oooc:=[.E583]/([.$E$769]*(2*3.1416/60*[.B686])^2*(0.045*2.5)^4)" office:value-type="float" office:value="0.00263851528529767">
            <text:p>0,0026</text:p>
          </table:table-cell>
          <table:table-cell table:formula="oooc:=ABS([.C583])/([.$E$769]*(2*3.1416/60*[.B686])^2*(0.045*2.5)^5)" office:value-type="float" office:value="0.000296329577879523">
            <text:p>0,0003</text:p>
          </table:table-cell>
          <table:table-cell table:formula="oooc:=[.H786]/(2*3.1416/60*[.B686]*(0.045*2.5))" office:value-type="float" office:value="0.0927406382544964">
            <text:p>0,0927</text:p>
          </table:table-cell>
          <table:table-cell/>
          <table:table-cell table:formula="oooc:=[.K786]*COS(RADIANS([.A786]))" office:value-type="float" office:value="0.0301933984396952">
            <text:p>0,0302</text:p>
          </table:table-cell>
          <table:table-cell office:value-type="float" office:value="0.00263851528529767">
            <text:p>0,0026</text:p>
          </table:table-cell>
          <table:table-cell table:formula="oooc:=[.M786]*[.I786]/[.J786]" office:value-type="float" office:value="0.268841685896802">
            <text:p>0,268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.63954926">
            <text:p>74,6395</text:p>
          </table:table-cell>
          <table:table-cell table:number-columns-repeated="5"/>
          <table:table-cell table:formula="oooc:=([.B787]*2/[.$E$769])^(1/2)" office:value-type="float" office:value="11.3544019872228">
            <text:p>11,3544</text:p>
          </table:table-cell>
          <table:table-cell table:formula="oooc:=[.E584]/([.$E$769]*(2*3.1416/60*[.B687])^2*(0.045*2.5)^4)" office:value-type="float" office:value="0.00274099945821256">
            <text:p>0,0027</text:p>
          </table:table-cell>
          <table:table-cell table:formula="oooc:=ABS([.C584])/([.$E$769]*(2*3.1416/60*[.B687])^2*(0.045*2.5)^5)" office:value-type="float" office:value="0.000303518212595804">
            <text:p>0,0003</text:p>
          </table:table-cell>
          <table:table-cell table:formula="oooc:=[.H787]/(2*3.1416/60*[.B687]*(0.045*2.5))" office:value-type="float" office:value="0.0930728464109527">
            <text:p>0,0931</text:p>
          </table:table-cell>
          <table:table-cell/>
          <table:table-cell table:formula="oooc:=[.K787]*COS(RADIANS([.A787]))" office:value-type="float" office:value="0.0287610912558337">
            <text:p>0,0288</text:p>
          </table:table-cell>
          <table:table-cell office:value-type="float" office:value="0.00274099945821256">
            <text:p>0,0027</text:p>
          </table:table-cell>
          <table:table-cell table:formula="oooc:=[.M787]*[.I787]/[.J787]" office:value-type="float" office:value="0.25973444847221">
            <text:p>0,259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.53359222">
            <text:p>74,5336</text:p>
          </table:table-cell>
          <table:table-cell table:number-columns-repeated="5"/>
          <table:table-cell table:formula="oooc:=([.B788]*2/[.$E$769])^(1/2)" office:value-type="float" office:value="11.3463398666153">
            <text:p>11,3463</text:p>
          </table:table-cell>
          <table:table-cell table:formula="oooc:=[.E585]/([.$E$769]*(2*3.1416/60*[.B688])^2*(0.045*2.5)^4)" office:value-type="float" office:value="0.00282059969085967">
            <text:p>0,0028</text:p>
          </table:table-cell>
          <table:table-cell table:formula="oooc:=ABS([.C585])/([.$E$769]*(2*3.1416/60*[.B688])^2*(0.045*2.5)^5)" office:value-type="float" office:value="0.000296263679157408">
            <text:p>0,0003</text:p>
          </table:table-cell>
          <table:table-cell table:formula="oooc:=[.H788]/(2*3.1416/60*[.B688]*(0.045*2.5))" office:value-type="float" office:value="0.0934982468687577">
            <text:p>0,0935</text:p>
          </table:table-cell>
          <table:table-cell/>
          <table:table-cell table:formula="oooc:=[.K788]*COS(RADIANS([.A788]))" office:value-type="float" office:value="0.027336241825606">
            <text:p>0,0273</text:p>
          </table:table-cell>
          <table:table-cell office:value-type="float" office:value="0.00282059969085967">
            <text:p>0,0028</text:p>
          </table:table-cell>
          <table:table-cell table:formula="oooc:=[.M788]*[.I788]/[.J788]" office:value-type="float" office:value="0.26025665873677">
            <text:p>0,260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.67304993">
            <text:p>74,673</text:p>
          </table:table-cell>
          <table:table-cell table:number-columns-repeated="5"/>
          <table:table-cell table:formula="oooc:=([.B789]*2/[.$E$769])^(1/2)" office:value-type="float" office:value="11.3569498147862">
            <text:p>11,3569</text:p>
          </table:table-cell>
          <table:table-cell table:formula="oooc:=[.E586]/([.$E$769]*(2*3.1416/60*[.B689])^2*(0.045*2.5)^4)" office:value-type="float" office:value="0.00288738401842563">
            <text:p>0,0029</text:p>
          </table:table-cell>
          <table:table-cell table:formula="oooc:=ABS([.C586])/([.$E$769]*(2*3.1416/60*[.B689])^2*(0.045*2.5)^5)" office:value-type="float" office:value="0.000298398291198568">
            <text:p>0,0003</text:p>
          </table:table-cell>
          <table:table-cell table:formula="oooc:=[.H789]/(2*3.1416/60*[.B689]*(0.045*2.5))" office:value-type="float" office:value="0.0939506844562933">
            <text:p>0,094</text:p>
          </table:table-cell>
          <table:table-cell/>
          <table:table-cell table:formula="oooc:=[.K789]*COS(RADIANS([.A789]))" office:value-type="float" office:value="0.0258963182407299">
            <text:p>0,0259</text:p>
          </table:table-cell>
          <table:table-cell office:value-type="float" office:value="0.00288738401842563">
            <text:p>0,0029</text:p>
          </table:table-cell>
          <table:table-cell table:formula="oooc:=[.M789]*[.I789]/[.J789]" office:value-type="float" office:value="0.250579904878177">
            <text:p>0,25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.96572113">
            <text:p>75,9657</text:p>
          </table:table-cell>
          <table:table-cell table:number-columns-repeated="5"/>
          <table:table-cell table:formula="oooc:=([.B790]*2/[.$E$769])^(1/2)" office:value-type="float" office:value="11.4548285734158">
            <text:p>11,4548</text:p>
          </table:table-cell>
          <table:table-cell table:formula="oooc:=[.E587]/([.$E$769]*(2*3.1416/60*[.B690])^2*(0.045*2.5)^4)" office:value-type="float" office:value="0.00292288192036912">
            <text:p>0,0029</text:p>
          </table:table-cell>
          <table:table-cell table:formula="oooc:=ABS([.C587])/([.$E$769]*(2*3.1416/60*[.B690])^2*(0.045*2.5)^5)" office:value-type="float" office:value="0.000295520231669679">
            <text:p>0,0003</text:p>
          </table:table-cell>
          <table:table-cell table:formula="oooc:=[.H790]/(2*3.1416/60*[.B690]*(0.045*2.5))" office:value-type="float" office:value="0.0951345160613284">
            <text:p>0,0951</text:p>
          </table:table-cell>
          <table:table-cell/>
          <table:table-cell table:formula="oooc:=[.K790]*COS(RADIANS([.A790]))" office:value-type="float" office:value="0.0246226246032834">
            <text:p>0,0246</text:p>
          </table:table-cell>
          <table:table-cell office:value-type="float" office:value="0.00292288192036912">
            <text:p>0,0029</text:p>
          </table:table-cell>
          <table:table-cell table:formula="oooc:=[.M790]*[.I790]/[.J790]" office:value-type="float" office:value="0.243533323855191">
            <text:p>0,243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.58076477">
            <text:p>74,5808</text:p>
          </table:table-cell>
          <table:table-cell table:number-columns-repeated="5"/>
          <table:table-cell table:formula="oooc:=([.B791]*2/[.$E$769])^(1/2)" office:value-type="float" office:value="11.3499298661539">
            <text:p>11,3499</text:p>
          </table:table-cell>
          <table:table-cell table:formula="oooc:=[.E588]/([.$E$769]*(2*3.1416/60*[.B691])^2*(0.045*2.5)^4)" office:value-type="float" office:value="0.00297800699267815">
            <text:p>0,003</text:p>
          </table:table-cell>
          <table:table-cell table:formula="oooc:=ABS([.C588])/([.$E$769]*(2*3.1416/60*[.B691])^2*(0.045*2.5)^5)" office:value-type="float" office:value="0.000306692332874823">
            <text:p>0,0003</text:p>
          </table:table-cell>
          <table:table-cell table:formula="oooc:=[.H791]/(2*3.1416/60*[.B691]*(0.045*2.5))" office:value-type="float" office:value="0.0945894049211933">
            <text:p>0,0946</text:p>
          </table:table-cell>
          <table:table-cell/>
          <table:table-cell table:formula="oooc:=[.K791]*COS(RADIANS([.A791]))" office:value-type="float" office:value="0.0228832481421796">
            <text:p>0,0229</text:p>
          </table:table-cell>
          <table:table-cell office:value-type="float" office:value="0.00297800699267815">
            <text:p>0,003</text:p>
          </table:table-cell>
          <table:table-cell table:formula="oooc:=[.M791]*[.I791]/[.J791]" office:value-type="float" office:value="0.22219816303792">
            <text:p>0,222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.2574234">
            <text:p>74,2574</text:p>
          </table:table-cell>
          <table:table-cell table:number-columns-repeated="5"/>
          <table:table-cell table:formula="oooc:=([.B792]*2/[.$E$769])^(1/2)" office:value-type="float" office:value="11.3252995998849">
            <text:p>11,3253</text:p>
          </table:table-cell>
          <table:table-cell table:formula="oooc:=[.E589]/([.$E$769]*(2*3.1416/60*[.B692])^2*(0.045*2.5)^4)" office:value-type="float" office:value="0.00305016895658631">
            <text:p>0,0031</text:p>
          </table:table-cell>
          <table:table-cell table:formula="oooc:=ABS([.C589])/([.$E$769]*(2*3.1416/60*[.B692])^2*(0.045*2.5)^5)" office:value-type="float" office:value="0.000307691531785037">
            <text:p>0,0003</text:p>
          </table:table-cell>
          <table:table-cell table:formula="oooc:=[.H792]/(2*3.1416/60*[.B692]*(0.045*2.5))" office:value-type="float" office:value="0.0946941070599853">
            <text:p>0,0947</text:p>
          </table:table-cell>
          <table:table-cell/>
          <table:table-cell table:formula="oooc:=[.K792]*COS(RADIANS([.A792]))" office:value-type="float" office:value="0.0213015392232945">
            <text:p>0,0213</text:p>
          </table:table-cell>
          <table:table-cell office:value-type="float" office:value="0.00305016895658631">
            <text:p>0,0031</text:p>
          </table:table-cell>
          <table:table-cell table:formula="oooc:=[.M792]*[.I792]/[.J792]" office:value-type="float" office:value="0.211163736907101">
            <text:p>0,21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4.34765625">
            <text:p>74,3477</text:p>
          </table:table-cell>
          <table:table-cell table:number-columns-repeated="5"/>
          <table:table-cell table:formula="oooc:=([.B793]*2/[.$E$769])^(1/2)" office:value-type="float" office:value="11.3321783990717">
            <text:p>11,3322</text:p>
          </table:table-cell>
          <table:table-cell table:formula="oooc:=[.E590]/([.$E$769]*(2*3.1416/60*[.B693])^2*(0.045*2.5)^4)" office:value-type="float" office:value="0.00315154745990014">
            <text:p>0,0032</text:p>
          </table:table-cell>
          <table:table-cell table:formula="oooc:=ABS([.C590])/([.$E$769]*(2*3.1416/60*[.B693])^2*(0.045*2.5)^5)" office:value-type="float" office:value="0.000327089649190425">
            <text:p>0,0003</text:p>
          </table:table-cell>
          <table:table-cell table:formula="oooc:=[.H793]/(2*3.1416/60*[.B693]*(0.045*2.5))" office:value-type="float" office:value="0.0951100874488063">
            <text:p>0,0951</text:p>
          </table:table-cell>
          <table:table-cell/>
          <table:table-cell table:formula="oooc:=[.K793]*COS(RADIANS([.A793]))" office:value-type="float" office:value="0.0197744990953063">
            <text:p>0,0198</text:p>
          </table:table-cell>
          <table:table-cell office:value-type="float" office:value="0.00315154745990014">
            <text:p>0,0032</text:p>
          </table:table-cell>
          <table:table-cell table:formula="oooc:=[.M793]*[.I793]/[.J793]" office:value-type="float" office:value="0.190529637819045">
            <text:p>0,19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4.59033203">
            <text:p>74,5903</text:p>
          </table:table-cell>
          <table:table-cell table:number-columns-repeated="5"/>
          <table:table-cell table:formula="oooc:=([.B794]*2/[.$E$769])^(1/2)" office:value-type="float" office:value="11.3506578303156">
            <text:p>11,3507</text:p>
          </table:table-cell>
          <table:table-cell table:formula="oooc:=[.E591]/([.$E$769]*(2*3.1416/60*[.B694])^2*(0.045*2.5)^4)" office:value-type="float" office:value="0.00318029502524841">
            <text:p>0,0032</text:p>
          </table:table-cell>
          <table:table-cell table:formula="oooc:=ABS([.C591])/([.$E$769]*(2*3.1416/60*[.B694])^2*(0.045*2.5)^5)" office:value-type="float" office:value="0.00032256945097046">
            <text:p>0,0003</text:p>
          </table:table-cell>
          <table:table-cell table:formula="oooc:=[.H794]/(2*3.1416/60*[.B694]*(0.045*2.5))" office:value-type="float" office:value="0.0957485353987876">
            <text:p>0,0957</text:p>
          </table:table-cell>
          <table:table-cell/>
          <table:table-cell table:formula="oooc:=[.K794]*COS(RADIANS([.A794]))" office:value-type="float" office:value="0.0182696818482182">
            <text:p>0,0183</text:p>
          </table:table-cell>
          <table:table-cell office:value-type="float" office:value="0.00318029502524841">
            <text:p>0,0032</text:p>
          </table:table-cell>
          <table:table-cell table:formula="oooc:=[.M794]*[.I794]/[.J794]" office:value-type="float" office:value="0.180125483426763">
            <text:p>0,18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4.40370941">
            <text:p>74,4037</text:p>
          </table:table-cell>
          <table:table-cell table:number-columns-repeated="5"/>
          <table:table-cell table:formula="oooc:=([.B795]*2/[.$E$769])^(1/2)" office:value-type="float" office:value="11.3364494464771">
            <text:p>11,3364</text:p>
          </table:table-cell>
          <table:table-cell table:formula="oooc:=[.E592]/([.$E$769]*(2*3.1416/60*[.B695])^2*(0.045*2.5)^4)" office:value-type="float" office:value="0.00330571183612605">
            <text:p>0,0033</text:p>
          </table:table-cell>
          <table:table-cell table:formula="oooc:=ABS([.C592])/([.$E$769]*(2*3.1416/60*[.B695])^2*(0.045*2.5)^5)" office:value-type="float" office:value="0.000346734829827084">
            <text:p>0,0003</text:p>
          </table:table-cell>
          <table:table-cell table:formula="oooc:=[.H795]/(2*3.1416/60*[.B695]*(0.045*2.5))" office:value-type="float" office:value="0.0960254931518272">
            <text:p>0,096</text:p>
          </table:table-cell>
          <table:table-cell/>
          <table:table-cell table:formula="oooc:=[.K795]*COS(RADIANS([.A795]))" office:value-type="float" office:value="0.0166746518953831">
            <text:p>0,0167</text:p>
          </table:table-cell>
          <table:table-cell office:value-type="float" office:value="0.00330571183612605">
            <text:p>0,0033</text:p>
          </table:table-cell>
          <table:table-cell table:formula="oooc:=[.M795]*[.I795]/[.J795]" office:value-type="float" office:value="0.158973340409265">
            <text:p>0,15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4.38456726">
            <text:p>74,3846</text:p>
          </table:table-cell>
          <table:table-cell table:number-columns-repeated="5"/>
          <table:table-cell table:formula="oooc:=([.B796]*2/[.$E$769])^(1/2)" office:value-type="float" office:value="11.3349910650559">
            <text:p>11,335</text:p>
          </table:table-cell>
          <table:table-cell table:formula="oooc:=[.E593]/([.$E$769]*(2*3.1416/60*[.B696])^2*(0.045*2.5)^4)" office:value-type="float" office:value="0.00329788452757977">
            <text:p>0,0033</text:p>
          </table:table-cell>
          <table:table-cell table:formula="oooc:=ABS([.C593])/([.$E$769]*(2*3.1416/60*[.B696])^2*(0.045*2.5)^5)" office:value-type="float" office:value="0.000361103334785617">
            <text:p>0,0004</text:p>
          </table:table-cell>
          <table:table-cell table:formula="oooc:=[.H796]/(2*3.1416/60*[.B696]*(0.045*2.5))" office:value-type="float" office:value="0.0968600270646742">
            <text:p>0,0969</text:p>
          </table:table-cell>
          <table:table-cell/>
          <table:table-cell table:formula="oooc:=[.K796]*COS(RADIANS([.A796]))" office:value-type="float" office:value="0.0151522465176446">
            <text:p>0,0152</text:p>
          </table:table-cell>
          <table:table-cell office:value-type="float" office:value="0.00329788452757977">
            <text:p>0,0033</text:p>
          </table:table-cell>
          <table:table-cell table:formula="oooc:=[.M796]*[.I796]/[.J796]" office:value-type="float" office:value="0.138382436645957">
            <text:p>0,138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4.27451324">
            <text:p>74,2745</text:p>
          </table:table-cell>
          <table:table-cell table:number-columns-repeated="5"/>
          <table:table-cell table:formula="oooc:=([.B797]*2/[.$E$769])^(1/2)" office:value-type="float" office:value="11.3266027451774">
            <text:p>11,3266</text:p>
          </table:table-cell>
          <table:table-cell table:formula="oooc:=[.E594]/([.$E$769]*(2*3.1416/60*[.B697])^2*(0.045*2.5)^4)" office:value-type="float" office:value="0.003373770794743">
            <text:p>0,0034</text:p>
          </table:table-cell>
          <table:table-cell table:formula="oooc:=ABS([.C594])/([.$E$769]*(2*3.1416/60*[.B697])^2*(0.045*2.5)^5)" office:value-type="float" office:value="0.000371806930725762">
            <text:p>0,0004</text:p>
          </table:table-cell>
          <table:table-cell table:formula="oooc:=[.H797]/(2*3.1416/60*[.B697]*(0.045*2.5))" office:value-type="float" office:value="0.0975625770437805">
            <text:p>0,0976</text:p>
          </table:table-cell>
          <table:table-cell/>
          <table:table-cell table:formula="oooc:=[.K797]*COS(RADIANS([.A797]))" office:value-type="float" office:value="0.0135780863848382">
            <text:p>0,0136</text:p>
          </table:table-cell>
          <table:table-cell office:value-type="float" office:value="0.003373770794743">
            <text:p>0,0034</text:p>
          </table:table-cell>
          <table:table-cell table:formula="oooc:=[.M797]*[.I797]/[.J797]" office:value-type="float" office:value="0.123207362499256">
            <text:p>0,12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4.12548828">
            <text:p>74,1255</text:p>
          </table:table-cell>
          <table:table-cell table:number-columns-repeated="5"/>
          <table:table-cell table:formula="oooc:=([.B798]*2/[.$E$769])^(1/2)" office:value-type="float" office:value="11.3152341479623">
            <text:p>11,3152</text:p>
          </table:table-cell>
          <table:table-cell table:formula="oooc:=[.E595]/([.$E$769]*(2*3.1416/60*[.B698])^2*(0.045*2.5)^4)" office:value-type="float" office:value="0.00346225195083052">
            <text:p>0,0035</text:p>
          </table:table-cell>
          <table:table-cell table:formula="oooc:=ABS([.C595])/([.$E$769]*(2*3.1416/60*[.B698])^2*(0.045*2.5)^5)" office:value-type="float" office:value="0.000359316933945337">
            <text:p>0,0004</text:p>
          </table:table-cell>
          <table:table-cell table:formula="oooc:=[.H798]/(2*3.1416/60*[.B698]*(0.045*2.5))" office:value-type="float" office:value="0.0978657753751008">
            <text:p>0,0979</text:p>
          </table:table-cell>
          <table:table-cell/>
          <table:table-cell table:formula="oooc:=[.K798]*COS(RADIANS([.A798]))" office:value-type="float" office:value="0.0119268377867992">
            <text:p>0,0119</text:p>
          </table:table-cell>
          <table:table-cell office:value-type="float" office:value="0.00346225195083052">
            <text:p>0,0035</text:p>
          </table:table-cell>
          <table:table-cell table:formula="oooc:=[.M798]*[.I798]/[.J798]" office:value-type="float" office:value="0.114922825766032">
            <text:p>0,114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3.8199234">
            <text:p>73,8199</text:p>
          </table:table-cell>
          <table:table-cell table:number-columns-repeated="5"/>
          <table:table-cell table:formula="oooc:=([.B799]*2/[.$E$769])^(1/2)" office:value-type="float" office:value="11.2918878683628">
            <text:p>11,2919</text:p>
          </table:table-cell>
          <table:table-cell table:formula="oooc:=[.E596]/([.$E$769]*(2*3.1416/60*[.B699])^2*(0.045*2.5)^4)" office:value-type="float" office:value="0.00351815768958704">
            <text:p>0,0035</text:p>
          </table:table-cell>
          <table:table-cell table:formula="oooc:=ABS([.C596])/([.$E$769]*(2*3.1416/60*[.B699])^2*(0.045*2.5)^5)" office:value-type="float" office:value="0.000365087052341841">
            <text:p>0,0004</text:p>
          </table:table-cell>
          <table:table-cell table:formula="oooc:=[.H799]/(2*3.1416/60*[.B699]*(0.045*2.5))" office:value-type="float" office:value="0.0982563450717053">
            <text:p>0,0983</text:p>
          </table:table-cell>
          <table:table-cell/>
          <table:table-cell table:formula="oooc:=[.K799]*COS(RADIANS([.A799]))" office:value-type="float" office:value="0.0102705847566416">
            <text:p>0,0103</text:p>
          </table:table-cell>
          <table:table-cell office:value-type="float" office:value="0.00351815768958704">
            <text:p>0,0035</text:p>
          </table:table-cell>
          <table:table-cell table:formula="oooc:=[.M799]*[.I799]/[.J799]" office:value-type="float" office:value="0.0989723861921607">
            <text:p>0,09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3.93476868">
            <text:p>73,9348</text:p>
          </table:table-cell>
          <table:table-cell table:number-columns-repeated="5"/>
          <table:table-cell table:formula="oooc:=([.B800]*2/[.$E$769])^(1/2)" office:value-type="float" office:value="11.3006681269609">
            <text:p>11,3007</text:p>
          </table:table-cell>
          <table:table-cell table:formula="oooc:=[.E597]/([.$E$769]*(2*3.1416/60*[.B700])^2*(0.045*2.5)^4)" office:value-type="float" office:value="0.00358451103115037">
            <text:p>0,0036</text:p>
          </table:table-cell>
          <table:table-cell table:formula="oooc:=ABS([.C597])/([.$E$769]*(2*3.1416/60*[.B700])^2*(0.045*2.5)^5)" office:value-type="float" office:value="0.00036302825748134">
            <text:p>0,0004</text:p>
          </table:table-cell>
          <table:table-cell table:formula="oooc:=[.H800]/(2*3.1416/60*[.B700]*(0.045*2.5))" office:value-type="float" office:value="0.0988353811020567">
            <text:p>0,0988</text:p>
          </table:table-cell>
          <table:table-cell/>
          <table:table-cell table:formula="oooc:=[.K800]*COS(RADIANS([.A800]))" office:value-type="float" office:value="0.00861407104969761">
            <text:p>0,0086</text:p>
          </table:table-cell>
          <table:table-cell office:value-type="float" office:value="0.00358451103115037">
            <text:p>0,0036</text:p>
          </table:table-cell>
          <table:table-cell table:formula="oooc:=[.M800]*[.I800]/[.J800]" office:value-type="float" office:value="0.0850546260915823">
            <text:p>0,085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3.73378754">
            <text:p>73,7338</text:p>
          </table:table-cell>
          <table:table-cell table:number-columns-repeated="5"/>
          <table:table-cell table:formula="oooc:=([.B801]*2/[.$E$769])^(1/2)" office:value-type="float" office:value="11.285298045991">
            <text:p>11,2853</text:p>
          </table:table-cell>
          <table:table-cell table:formula="oooc:=[.E598]/([.$E$769]*(2*3.1416/60*[.B701])^2*(0.045*2.5)^4)" office:value-type="float" office:value="0.00369705380356203">
            <text:p>0,0037</text:p>
          </table:table-cell>
          <table:table-cell table:formula="oooc:=ABS([.C598])/([.$E$769]*(2*3.1416/60*[.B701])^2*(0.045*2.5)^5)" office:value-type="float" office:value="0.000380295154730901">
            <text:p>0,0004</text:p>
          </table:table-cell>
          <table:table-cell table:formula="oooc:=[.H801]/(2*3.1416/60*[.B701]*(0.045*2.5))" office:value-type="float" office:value="0.0995233191502151">
            <text:p>0,0995</text:p>
          </table:table-cell>
          <table:table-cell/>
          <table:table-cell table:formula="oooc:=[.K801]*COS(RADIANS([.A801]))" office:value-type="float" office:value="0.00694239579923018">
            <text:p>0,0069</text:p>
          </table:table-cell>
          <table:table-cell office:value-type="float" office:value="0.00369705380356203">
            <text:p>0,0037</text:p>
          </table:table-cell>
          <table:table-cell table:formula="oooc:=[.M801]*[.I801]/[.J801]" office:value-type="float" office:value="0.0674907646760282">
            <text:p>0,067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3.42480469">
            <text:p>73,4248</text:p>
          </table:table-cell>
          <table:table-cell table:number-columns-repeated="5"/>
          <table:table-cell table:formula="oooc:=([.B802]*2/[.$E$769])^(1/2)" office:value-type="float" office:value="11.2616275931979">
            <text:p>11,2616</text:p>
          </table:table-cell>
          <table:table-cell table:formula="oooc:=[.E599]/([.$E$769]*(2*3.1416/60*[.B702])^2*(0.045*2.5)^4)" office:value-type="float" office:value="0.00382517293200623">
            <text:p>0,0038</text:p>
          </table:table-cell>
          <table:table-cell table:formula="oooc:=ABS([.C599])/([.$E$769]*(2*3.1416/60*[.B702])^2*(0.045*2.5)^5)" office:value-type="float" office:value="0.00040376865504285">
            <text:p>0,0004</text:p>
          </table:table-cell>
          <table:table-cell table:formula="oooc:=[.H802]/(2*3.1416/60*[.B702]*(0.045*2.5))" office:value-type="float" office:value="0.100057891797693">
            <text:p>0,1001</text:p>
          </table:table-cell>
          <table:table-cell/>
          <table:table-cell table:formula="oooc:=[.K802]*COS(RADIANS([.A802]))" office:value-type="float" office:value="0.00523662544688531">
            <text:p>0,0052</text:p>
          </table:table-cell>
          <table:table-cell office:value-type="float" office:value="0.00382517293200623">
            <text:p>0,0038</text:p>
          </table:table-cell>
          <table:table-cell table:formula="oooc:=[.M802]*[.I802]/[.J802]" office:value-type="float" office:value="0.0496100865292648">
            <text:p>0,049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3.61415863">
            <text:p>73,6142</text:p>
          </table:table-cell>
          <table:table-cell table:number-columns-repeated="5"/>
          <table:table-cell table:formula="oooc:=([.B803]*2/[.$E$769])^(1/2)" office:value-type="float" office:value="11.2761394499922">
            <text:p>11,2761</text:p>
          </table:table-cell>
          <table:table-cell table:formula="oooc:=[.E600]/([.$E$769]*(2*3.1416/60*[.B703])^2*(0.045*2.5)^4)" office:value-type="float" office:value="0.00395499224024922">
            <text:p>0,004</text:p>
          </table:table-cell>
          <table:table-cell table:formula="oooc:=ABS([.C600])/([.$E$769]*(2*3.1416/60*[.B703])^2*(0.045*2.5)^5)" office:value-type="float" office:value="0.00041703855550884">
            <text:p>0,0004</text:p>
          </table:table-cell>
          <table:table-cell table:formula="oooc:=[.H803]/(2*3.1416/60*[.B703]*(0.045*2.5))" office:value-type="float" office:value="0.101043480044502">
            <text:p>0,101</text:p>
          </table:table-cell>
          <table:table-cell/>
          <table:table-cell table:formula="oooc:=[.K803]*COS(RADIANS([.A803]))" office:value-type="float" office:value="0.00352636659862234">
            <text:p>0,0035</text:p>
          </table:table-cell>
          <table:table-cell office:value-type="float" office:value="0.00395499224024922">
            <text:p>0,004</text:p>
          </table:table-cell>
          <table:table-cell table:formula="oooc:=[.M803]*[.I803]/[.J803]" office:value-type="float" office:value="0.0334423576659683">
            <text:p>0,033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3.5628891">
            <text:p>73,5629</text:p>
          </table:table-cell>
          <table:table-cell table:number-columns-repeated="5"/>
          <table:table-cell table:formula="oooc:=([.B804]*2/[.$E$769])^(1/2)" office:value-type="float" office:value="11.2722120596923">
            <text:p>11,2722</text:p>
          </table:table-cell>
          <table:table-cell table:formula="oooc:=[.E601]/([.$E$769]*(2*3.1416/60*[.B704])^2*(0.045*2.5)^4)" office:value-type="float" office:value="0.00401922248121412">
            <text:p>0,004</text:p>
          </table:table-cell>
          <table:table-cell table:formula="oooc:=ABS([.C601])/([.$E$769]*(2*3.1416/60*[.B704])^2*(0.045*2.5)^5)" office:value-type="float" office:value="0.000431487788190261">
            <text:p>0,0004</text:p>
          </table:table-cell>
          <table:table-cell table:formula="oooc:=[.H804]/(2*3.1416/60*[.B704]*(0.045*2.5))" office:value-type="float" office:value="0.101642665993848">
            <text:p>0,1016</text:p>
          </table:table-cell>
          <table:table-cell/>
          <table:table-cell table:formula="oooc:=[.K804]*COS(RADIANS([.A804]))" office:value-type="float" office:value="0.0017739091182937">
            <text:p>0,0018</text:p>
          </table:table-cell>
          <table:table-cell office:value-type="float" office:value="0.00401922248121412">
            <text:p>0,004</text:p>
          </table:table-cell>
          <table:table-cell table:formula="oooc:=[.M804]*[.I804]/[.J804]" office:value-type="float" office:value="0.0165236087857322">
            <text:p>0,01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.4453125">
            <text:p>73,4453</text:p>
          </table:table-cell>
          <table:table-cell table:number-columns-repeated="5"/>
          <table:table-cell table:formula="oooc:=([.B805]*2/[.$E$769])^(1/2)" office:value-type="float" office:value="11.2632001897871">
            <text:p>11,2632</text:p>
          </table:table-cell>
          <table:table-cell table:formula="oooc:=[.E602]/([.$E$769]*(2*3.1416/60*[.B705])^2*(0.045*2.5)^4)" office:value-type="float" office:value="0.00408766680340074">
            <text:p>0,0041</text:p>
          </table:table-cell>
          <table:table-cell table:formula="oooc:=ABS([.C602])/([.$E$769]*(2*3.1416/60*[.B705])^2*(0.045*2.5)^5)" office:value-type="float" office:value="0.000441971439400176">
            <text:p>0,0004</text:p>
          </table:table-cell>
          <table:table-cell table:formula="oooc:=[.H805]/(2*3.1416/60*[.B705]*(0.045*2.5))" office:value-type="float" office:value="0.101992040517885">
            <text:p>0,102</text:p>
          </table:table-cell>
          <table:table-cell/>
          <table:table-cell table:formula="oooc:=[.K805]*COS(RADIANS([.A805]))" office:value-type="float" office:value="6.24500504287558E-018">
            <text:p>0</text:p>
          </table:table-cell>
          <table:table-cell office:value-type="float" office:value="0.00408766680340074">
            <text:p>0,0041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5">05/12/2006</text:date>, <text:time>23:4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0T22:44:59</meta:creation-date>
    <dc:date>2006-12-05T23:47:00</dc:date>
    <dc:language>fr-FR</dc:language>
    <meta:editing-cycles>11</meta:editing-cycles>
    <meta:editing-duration>PT5H33M15S</meta:editing-duration>
    <meta:user-defined meta:name="Info 1"/>
    <meta:user-defined meta:name="Info 2"/>
    <meta:user-defined meta:name="Info 3"/>
    <meta:user-defined meta:name="Info 4"/>
    <meta:document-statistic meta:table-count="3" meta:cell-count="317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34cm" svg:height="11.796cm" chart:class="chart:scatter" chart:style-name="ch1">
        <chart:title svg:x="7.569cm" svg:y="0.234cm" chart:style-name="ch2">
          <text:p>Trainée droite</text:p>
        </chart:title>
        <chart:legend chart:legend-position="end" svg:x="17.325cm" svg:y="5.569cm" chart:style-name="ch3"/>
        <chart:plot-area chart:style-name="ch4" table:cell-range-address="Feuille1.$A$1:.$B$96" chart:table-number-list="0" svg:x="0.398cm" svg:y="1.575cm" svg:width="16.132cm" svg:height="9.98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16335044">
                <text:p>-0.1633504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16356995">
                <text:p>-0.1635699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16229726">
                <text:p>-0.1622972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16062028">
                <text:p>-0.1606202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16280353">
                <text:p>-0.1628035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15319254">
                <text:p>-0.15319254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14887349">
                <text:p>-0.1488734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14947712">
                <text:p>-0.1494771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14736124">
                <text:p>-0.1473612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14663638">
                <text:p>-0.1466363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14330741">
                <text:p>-0.1433074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13968529">
                <text:p>-0.1396852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13762147">
                <text:p>-0.1376214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13593361">
                <text:p>-0.1359336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13867458">
                <text:p>-0.1386745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14160955">
                <text:p>-0.1416095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14439514">
                <text:p>-0.1443951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14642571">
                <text:p>-0.1464257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15246094">
                <text:p>-0.1524609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15551124">
                <text:p>-0.15551124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15695684">
                <text:p>-0.1569568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15875752">
                <text:p>-0.1587575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1597227">
                <text:p>-0.159722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16041347">
                <text:p>-0.1604134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16261869">
                <text:p>-0.1626186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16124801">
                <text:p>-0.1612480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16026809">
                <text:p>-0.1602680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15677151">
                <text:p>-0.15677151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15511166">
                <text:p>-0.1551116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15411775">
                <text:p>-0.15411775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15059867">
                <text:p>-0.1505986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1481888">
                <text:p>-0.1481888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14906772">
                <text:p>-0.1490677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15002111">
                <text:p>-0.15002111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15240823">
                <text:p>-0.1524082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15348187">
                <text:p>-0.1534818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15861375">
                <text:p>-0.1586137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15482827">
                <text:p>-0.15482827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15133063">
                <text:p>-0.1513306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14389288">
                <text:p>-0.14389288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13601337">
                <text:p>-0.13601337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1275437">
                <text:p>-0.1275437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12103007">
                <text:p>-0.1210300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11781511">
                <text:p>-0.11781511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11382594">
                <text:p>-0.11382594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10848875">
                <text:p>-0.10848875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10285665">
                <text:p>-0.1028566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09856836">
                <text:p>-0.0985683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09632071">
                <text:p>-0.09632071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0918497">
                <text:p>-0.091849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08826459">
                <text:p>-0.08826459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08242733">
                <text:p>-0.0824273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07754896">
                <text:p>-0.07754896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07361082">
                <text:p>-0.07361082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06912724">
                <text:p>-0.06912724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06429609">
                <text:p>-0.06429609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05875342">
                <text:p>-0.05875342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05118317">
                <text:p>-0.0511831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04363718">
                <text:p>-0.04363718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03487286">
                <text:p>-0.03487286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2585488">
                <text:p>-0.02585488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1840178">
                <text:p>-0.01840178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-0.0119998">
                <text:p>-0.0119998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-0.00560682999999998">
                <text:p>-0.0056068299999999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0.00297004000000002">
                <text:p>0.0029700400000000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0.01172326">
                <text:p>0.0117232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0.02775725">
                <text:p>0.02775725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0.01048175">
                <text:p>0.01048175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0.00280935000000002">
                <text:p>0.0028093500000000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0.01151473">
                <text:p>0.0115147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0.01684563">
                <text:p>0.0168456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1431494">
                <text:p>0.01431494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0.02151662">
                <text:p>0.02151662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0.02760275">
                <text:p>0.0276027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04523987">
                <text:p>0.04523987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0471358">
                <text:p>0.0471358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05863319">
                <text:p>0.0586331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07234877">
                <text:p>0.07234877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0.08490236">
                <text:p>0.0849023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0.08928694">
                <text:p>0.08928694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0.09190793">
                <text:p>0.09190793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0.1020984">
                <text:p>0.1020984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0.10946574">
                <text:p>0.10946574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12942425">
                <text:p>0.12942425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13001772">
                <text:p>0.13001772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1423435">
                <text:p>0.142343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15575768">
                <text:p>0.15575768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16448233">
                <text:p>0.16448233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0.16343346">
                <text:p>0.16343346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0.1741621">
                <text:p>0.174162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0.1810555">
                <text:p>0.1810555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0.19552272">
                <text:p>0.19552272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0.21224664">
                <text:p>0.21224664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22118947">
                <text:p>0.22118947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2325665">
                <text:p>0.232566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24408211">
                <text:p>0.2440821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26cm" svg:y="0.14cm" chart:style-name="ch2">
          <text:p>Portance</text:p>
        </chart:title>
        <chart:legend chart:legend-position="end" svg:x="6.543cm" svg:y="3.298cm" chart:style-name="ch3"/>
        <chart:plot-area chart:style-name="ch4" table:cell-range-address="Feuille1.$A$507:.$A$602 Feuille1.$F$507:.$F$602" chart:table-number-list="0 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49272467946218">
                <text:p>0.24927246794621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176738806504696">
                <text:p>0.17673880650469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10473072185805">
                <text:p>0.210473072185805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53694765706965">
                <text:p>0.153694765706965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64207257654521">
                <text:p>0.164207257654521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3730322">
                <text:p>0.23730322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18158011359572">
                <text:p>0.21815801135957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49248666263718">
                <text:p>0.24924866626371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50462363193246">
                <text:p>0.25046236319324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1988578993528">
                <text:p>0.198857899352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03674743846259">
                <text:p>0.203674743846259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194308163083406">
                <text:p>0.19430816308340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1971998688134">
                <text:p>0.197199868813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185810994123702">
                <text:p>0.18581099412370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18282306772049">
                <text:p>0.18282306772049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181464387142829">
                <text:p>0.181464387142829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82971002492621">
                <text:p>0.18297100249262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8249941490925">
                <text:p>0.18249941490925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182630048152519">
                <text:p>0.182630048152519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183568850577346">
                <text:p>0.18356885057734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18103496427368">
                <text:p>0.1810349642736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81485761327864">
                <text:p>0.181485761327864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81832226705077">
                <text:p>0.181832226705077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81257603594661">
                <text:p>0.181257603594661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82773671523467">
                <text:p>0.182773671523467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80426395491187">
                <text:p>0.180426395491187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80317910220371">
                <text:p>0.180317910220371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77212763042486">
                <text:p>0.17721276304248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75376311296254">
                <text:p>0.175376311296254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73769204604866">
                <text:p>0.173769204604866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71812446932277">
                <text:p>0.171812446932277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70720656545861">
                <text:p>0.170720656545861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72888871837195">
                <text:p>0.17288887183719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73991035404817">
                <text:p>0.173991035404817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75060511144794">
                <text:p>0.175060511144794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189088524812047">
                <text:p>0.189088524812047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18421964247301">
                <text:p>0.1842196424730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189368967259653">
                <text:p>0.189368967259653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191215546144911">
                <text:p>0.19121554614491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187786699530924">
                <text:p>0.18778669953092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183397544031887">
                <text:p>0.183397544031887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179957221515699">
                <text:p>0.17995722151569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173444051765122">
                <text:p>0.17344405176512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6750031829099">
                <text:p>0.1675003182909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56273081495326">
                <text:p>0.15627308149532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45692063886491">
                <text:p>0.14569206388649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40801882222916">
                <text:p>0.140801882222916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3121867184628">
                <text:p>0.13121867184628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23649745103751">
                <text:p>0.123649745103751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19926848551398">
                <text:p>0.119926848551398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17281803386042">
                <text:p>0.11728180338604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1067543794257">
                <text:p>0.11067543794257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05307889667906">
                <text:p>0.105307889667906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0089932558848">
                <text:p>0.10089932558848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963764596528325">
                <text:p>0.0963764596528325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90409047649776">
                <text:p>0.090409047649776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873557447465509">
                <text:p>0.087355744746550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815170278396466">
                <text:p>0.081517027839646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780485189910949">
                <text:p>0.0780485189910949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897076932633179">
                <text:p>0.0897076932633179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903405278442918">
                <text:p>0.0903405278442918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896355229137174">
                <text:p>0.0896355229137174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862757790816742">
                <text:p>0.0862757790816742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938302302770945">
                <text:p>0.0938302302770945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985283781454057">
                <text:p>0.0985283781454057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91963296210894">
                <text:p>0.091963296210894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881066090616099">
                <text:p>0.0881066090616099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9595262498897">
                <text:p>0.0959526249889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884920221497089">
                <text:p>0.0884920221497089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967619242212095">
                <text:p>0.0967619242212095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931108401843471">
                <text:p>0.0931108401843471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10517004691246">
                <text:p>0.110517004691246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03208282594084">
                <text:p>0.10320828259408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01500221412014">
                <text:p>0.10150022141201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878546756714051">
                <text:p>0.0878546756714051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918359500016548">
                <text:p>0.0918359500016548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9230797572569">
                <text:p>0.09230797572569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896361235142553">
                <text:p>0.089636123514255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9133490793259">
                <text:p>0.0913349079325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984533014730062">
                <text:p>0.0984533014730062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978023753895803">
                <text:p>0.0978023753895803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976769009415762">
                <text:p>0.0976769009415762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950247986268854">
                <text:p>0.0950247986268854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968555330039831">
                <text:p>0.096855533003983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955979076275579">
                <text:p>0.0955979076275579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10515378966402">
                <text:p>0.1051537896640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970026532902793">
                <text:p>0.0970026532902793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102720987599199">
                <text:p>0.10272098759919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114337774454954">
                <text:p>0.114337774454954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112202955981404">
                <text:p>0.11220295598140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107447867832011">
                <text:p>0.107447867832011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116465119588521">
                <text:p>0.116465119588521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112842190595358">
                <text:p>0.112842190595358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117923685192389">
                <text:p>0.117923685192389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133779234093166">
                <text:p>0.133779234093166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121950729377074">
                <text:p>0.121950729377074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2000007629395pt" style:font-family-asian="'Lucida Sans Unicode'" style:font-family-generic-asian="system" style:font-pitch-asian="variable" style:font-size-asian="20.2000007629395pt" style:font-family-complex="Tahoma" style:font-family-generic-complex="system" style:font-pitch-complex="variable" style:font-size-complex="20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578cm" svg:height="10.893cm" chart:class="chart:scatter" chart:style-name="ch1">
        <chart:title svg:x="5.48cm" svg:y="0.216cm" chart:style-name="ch2">
          <text:p>Poussée</text:p>
        </chart:title>
        <chart:plot-area chart:style-name="ch3" table:cell-range-address="Feuille1.$A$507:.$A$602 Feuille1.$E$507:.$E$602" chart:table-number-list="0 0" svg:x="0.27cm" svg:y="1.435cm" svg:width="12.284cm" svg:height="9.239cm">
          <chart:axis chart:dimension="x" chart:name="primary-x" chart:style-name="ch4">
            <chart:title svg:x="6.246cm" svg:y="10.112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7cm" svg:y="6.865cm" chart:style-name="ch5">
              <text:p>poussée en N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324065941571883">
                <text:p>0.324065941571883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32545430119066">
                <text:p>0.3254543011906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322883603016743">
                <text:p>0.32288360301674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324347657634237">
                <text:p>0.32434765763423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32720012986868">
                <text:p>0.3272001298686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32185126">
                <text:p>0.3218512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320089937895374">
                <text:p>0.32008993789537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323770440445206">
                <text:p>0.32377044044520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326748878471394">
                <text:p>0.32674887847139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328033487550844">
                <text:p>0.32803348755084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327751290863748">
                <text:p>0.32775129086374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326839579955881">
                <text:p>0.32683957995588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332374228074989">
                <text:p>0.332374228074989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335282971363684">
                <text:p>0.335282971363684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335629212063541">
                <text:p>0.335629212063541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336381951456735">
                <text:p>0.336381951456735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336480212771881">
                <text:p>0.33648021277188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341049027836867">
                <text:p>0.341049027836867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341854621716773">
                <text:p>0.341854621716773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34688300491212">
                <text:p>0.34688300491212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350825868657785">
                <text:p>0.350825868657785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355256507279131">
                <text:p>0.355256507279131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355332294767343">
                <text:p>0.355332294767343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357793313105047">
                <text:p>0.35779331310504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364396978082728">
                <text:p>0.36439697808272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367944876040743">
                <text:p>0.36794487604074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372367456278387">
                <text:p>0.37236745627838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372550889814281">
                <text:p>0.37255088981428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37547522107562">
                <text:p>0.37547522107562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379834823685331">
                <text:p>0.37983482368533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383023029219361">
                <text:p>0.383023029219361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385723927123138">
                <text:p>0.38572392712313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390770369970408">
                <text:p>0.39077036997040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396063865929371">
                <text:p>0.396063865929371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40417514528715">
                <text:p>0.4041751452871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411970493053552">
                <text:p>0.41197049305355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416550349180274">
                <text:p>0.41655034918027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418939620053932">
                <text:p>0.41893962005393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418720882374275">
                <text:p>0.41872088237427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419146431316183">
                <text:p>0.419146431316183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419195309995561">
                <text:p>0.419195309995561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418053335072109">
                <text:p>0.41805333507210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422689018682494">
                <text:p>0.42268901868249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422853084082029">
                <text:p>0.42285308408202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425088545441536">
                <text:p>0.42508854544153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423528441989645">
                <text:p>0.423528441989645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423595589566855">
                <text:p>0.42359558956685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430030291262174">
                <text:p>0.430030291262174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436266810711656">
                <text:p>0.43626681071165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439760770707872">
                <text:p>0.43976077070787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447092813152637">
                <text:p>0.44709281315263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451809745931556">
                <text:p>0.451809745931556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457612620212222">
                <text:p>0.457612620212222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462995914360294">
                <text:p>0.462995914360294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469627264735847">
                <text:p>0.46962726473584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472073009137489">
                <text:p>0.472073009137489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479638539567509">
                <text:p>0.47963853956750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479534308274531">
                <text:p>0.479534308274531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485055882344328">
                <text:p>0.48505588234432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492798712393375">
                <text:p>0.49279871239337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503004427232088">
                <text:p>0.503004427232088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509599083559402">
                <text:p>0.509599083559402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503740023007896">
                <text:p>0.503740023007896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502514070279882">
                <text:p>0.50251407027988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506501778937495">
                <text:p>0.50650177893749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500439307580388">
                <text:p>0.50043930758038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498568745112647">
                <text:p>0.49856874511264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513303323793662">
                <text:p>0.513303323793662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535321541574109">
                <text:p>0.535321541574109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56260296755631">
                <text:p>0.5626029675563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542851573144715">
                <text:p>0.54285157314471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560968550040751">
                <text:p>0.56096855004075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561735965559341">
                <text:p>0.56173596555934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571046105525644">
                <text:p>0.57104610552564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561424281808969">
                <text:p>0.56142428180896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577648257557692">
                <text:p>0.577648257557692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581079808645684">
                <text:p>0.581079808645684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597815273248589">
                <text:p>0.59781527324858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60872566391822">
                <text:p>0.6087256639182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618306172456201">
                <text:p>0.618306172456201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620994494265509">
                <text:p>0.620994494265509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628351418238823">
                <text:p>0.62835141823882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639370960035827">
                <text:p>0.63937096003582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655651429656296">
                <text:p>0.655651429656296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654968949544503">
                <text:p>0.654968949544503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6751830464534">
                <text:p>0.6751830464534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661856981615491">
                <text:p>0.66185698161549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666382989647753">
                <text:p>0.66638298964775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678265291589263">
                <text:p>0.67826529158926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680930396848282">
                <text:p>0.68093039684828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686734392291369">
                <text:p>0.686734392291369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696638787842728">
                <text:p>0.696638787842728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710110964081202">
                <text:p>0.71011096408120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721814227815618">
                <text:p>0.721814227815618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724408886820199">
                <text:p>0.72440888682019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73053672">
                <text:p>0.73053672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6.5pt" style:font-family-asian="'Lucida Sans Unicode'" style:font-family-generic-asian="system" style:font-pitch-asian="variable" style:font-size-asian="26.5pt" style:font-family-complex="Tahoma" style:font-family-generic-complex="system" style:font-pitch-complex="variable" style:font-size-complex="26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1999998092651pt" style:font-family-asian="'Lucida Sans Unicode'" style:font-family-generic-asian="system" style:font-pitch-asian="variable" style:font-size-asian="14.1999998092651pt" style:font-family-complex="Tahoma" style:font-family-generic-complex="system" style:font-pitch-complex="variable" style:font-size-complex="14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1999998092651pt" style:font-family-asian="'Lucida Sans Unicode'" style:font-family-generic-asian="system" style:font-pitch-asian="variable" style:font-size-asian="14.1999998092651pt" style:font-family-complex="Tahoma" style:font-family-generic-complex="system" style:font-pitch-complex="variable" style:font-size-complex="14.1999998092651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533cm" svg:height="14.267cm" chart:class="chart:scatter" chart:style-name="ch1">
        <chart:title svg:x="6.239cm" svg:y="0.284cm" chart:style-name="ch2">
          <text:p>Main Title</text:p>
        </chart:title>
        <chart:legend chart:legend-position="end" svg:x="13.608cm" svg:y="6.743cm" chart:style-name="ch3"/>
        <chart:plot-area chart:style-name="ch4" table:cell-range-address="Feuille1.$B$610:.$B$705 Feuille1.$F$610:.$F$705" chart:table-number-list="0 0" svg:x="0.33cm" svg:y="1.893cm" svg:width="12.619cm" svg:height="12.0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12465.17578125">
                <text:p>12465.17578125</text:p>
              </table:table-cell>
              <table:table-cell office:value-type="float" office:value="0.324065941571883">
                <text:p>0.324065941571883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2466.42578125">
                <text:p>12466.42578125</text:p>
              </table:table-cell>
              <table:table-cell office:value-type="float" office:value="0.32545430119066">
                <text:p>0.32545430119066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2476.81640625">
                <text:p>12476.81640625</text:p>
              </table:table-cell>
              <table:table-cell office:value-type="float" office:value="0.322883603016743">
                <text:p>0.322883603016743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2465.703125">
                <text:p>12465.703125</text:p>
              </table:table-cell>
              <table:table-cell office:value-type="float" office:value="0.324347657634237">
                <text:p>0.324347657634237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2465.76171875">
                <text:p>12465.76171875</text:p>
              </table:table-cell>
              <table:table-cell office:value-type="float" office:value="0.32720012986868">
                <text:p>0.32720012986868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2468.75">
                <text:p>12468.75</text:p>
              </table:table-cell>
              <table:table-cell office:value-type="float" office:value="0.32185126">
                <text:p>0.32185126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2460.5078125">
                <text:p>12460.5078125</text:p>
              </table:table-cell>
              <table:table-cell office:value-type="float" office:value="0.320089937895374">
                <text:p>0.320089937895374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2458.57421875">
                <text:p>12458.57421875</text:p>
              </table:table-cell>
              <table:table-cell office:value-type="float" office:value="0.323770440445206">
                <text:p>0.323770440445206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2455.91796875">
                <text:p>12455.91796875</text:p>
              </table:table-cell>
              <table:table-cell office:value-type="float" office:value="0.326748878471394">
                <text:p>0.326748878471394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2456.46484375">
                <text:p>12456.46484375</text:p>
              </table:table-cell>
              <table:table-cell office:value-type="float" office:value="0.328033487550844">
                <text:p>0.328033487550844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2449.0625">
                <text:p>12449.0625</text:p>
              </table:table-cell>
              <table:table-cell office:value-type="float" office:value="0.327751290863748">
                <text:p>0.327751290863748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2455.1171875">
                <text:p>12455.1171875</text:p>
              </table:table-cell>
              <table:table-cell office:value-type="float" office:value="0.326839579955881">
                <text:p>0.326839579955881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2435.9375">
                <text:p>12435.9375</text:p>
              </table:table-cell>
              <table:table-cell office:value-type="float" office:value="0.332374228074989">
                <text:p>0.332374228074989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2428.0078125">
                <text:p>12428.0078125</text:p>
              </table:table-cell>
              <table:table-cell office:value-type="float" office:value="0.335282971363684">
                <text:p>0.335282971363684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2426.69921875">
                <text:p>12426.69921875</text:p>
              </table:table-cell>
              <table:table-cell office:value-type="float" office:value="0.335629212063541">
                <text:p>0.335629212063541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2414.8828125">
                <text:p>12414.8828125</text:p>
              </table:table-cell>
              <table:table-cell office:value-type="float" office:value="0.336381951456735">
                <text:p>0.33638195145673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2404.53125">
                <text:p>12404.53125</text:p>
              </table:table-cell>
              <table:table-cell office:value-type="float" office:value="0.336480212771881">
                <text:p>0.336480212771881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376.09375">
                <text:p>12376.09375</text:p>
              </table:table-cell>
              <table:table-cell office:value-type="float" office:value="0.341049027836867">
                <text:p>0.341049027836867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2346.69921875">
                <text:p>12346.69921875</text:p>
              </table:table-cell>
              <table:table-cell office:value-type="float" office:value="0.341854621716773">
                <text:p>0.341854621716773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2325.25390625">
                <text:p>12325.25390625</text:p>
              </table:table-cell>
              <table:table-cell office:value-type="float" office:value="0.34688300491212">
                <text:p>0.34688300491212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2335.625">
                <text:p>12335.625</text:p>
              </table:table-cell>
              <table:table-cell office:value-type="float" office:value="0.350825868657785">
                <text:p>0.35082586865778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2315.44921875">
                <text:p>12315.44921875</text:p>
              </table:table-cell>
              <table:table-cell office:value-type="float" office:value="0.355256507279131">
                <text:p>0.355256507279131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2316.66015625">
                <text:p>12316.66015625</text:p>
              </table:table-cell>
              <table:table-cell office:value-type="float" office:value="0.355332294767343">
                <text:p>0.355332294767343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2289.55078125">
                <text:p>12289.55078125</text:p>
              </table:table-cell>
              <table:table-cell office:value-type="float" office:value="0.357793313105047">
                <text:p>0.357793313105047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2265.5078125">
                <text:p>12265.5078125</text:p>
              </table:table-cell>
              <table:table-cell office:value-type="float" office:value="0.364396978082728">
                <text:p>0.364396978082728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2247.1875">
                <text:p>12247.1875</text:p>
              </table:table-cell>
              <table:table-cell office:value-type="float" office:value="0.367944876040743">
                <text:p>0.367944876040743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2208.3203125">
                <text:p>12208.3203125</text:p>
              </table:table-cell>
              <table:table-cell office:value-type="float" office:value="0.372367456278387">
                <text:p>0.372367456278387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2207.03125">
                <text:p>12207.03125</text:p>
              </table:table-cell>
              <table:table-cell office:value-type="float" office:value="0.372550889814281">
                <text:p>0.372550889814281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2187.265625">
                <text:p>12187.265625</text:p>
              </table:table-cell>
              <table:table-cell office:value-type="float" office:value="0.37547522107562">
                <text:p>0.37547522107562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2156.6796875">
                <text:p>12156.6796875</text:p>
              </table:table-cell>
              <table:table-cell office:value-type="float" office:value="0.379834823685331">
                <text:p>0.379834823685331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2133.28125">
                <text:p>12133.28125</text:p>
              </table:table-cell>
              <table:table-cell office:value-type="float" office:value="0.383023029219361">
                <text:p>0.383023029219361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2106.07421875">
                <text:p>12106.07421875</text:p>
              </table:table-cell>
              <table:table-cell office:value-type="float" office:value="0.385723927123138">
                <text:p>0.385723927123138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2080.7421875">
                <text:p>12080.7421875</text:p>
              </table:table-cell>
              <table:table-cell office:value-type="float" office:value="0.390770369970408">
                <text:p>0.390770369970408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2046.89453125">
                <text:p>12046.89453125</text:p>
              </table:table-cell>
              <table:table-cell office:value-type="float" office:value="0.396063865929371">
                <text:p>0.396063865929371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2018.18359375">
                <text:p>12018.18359375</text:p>
              </table:table-cell>
              <table:table-cell office:value-type="float" office:value="0.40417514528715">
                <text:p>0.4041751452871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1986.07421875">
                <text:p>11986.07421875</text:p>
              </table:table-cell>
              <table:table-cell office:value-type="float" office:value="0.411970493053552">
                <text:p>0.411970493053552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1916.38671875">
                <text:p>11916.38671875</text:p>
              </table:table-cell>
              <table:table-cell office:value-type="float" office:value="0.416550349180274">
                <text:p>0.416550349180274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1877.01171875">
                <text:p>11877.01171875</text:p>
              </table:table-cell>
              <table:table-cell office:value-type="float" office:value="0.418939620053932">
                <text:p>0.418939620053932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1845.8984375">
                <text:p>11845.8984375</text:p>
              </table:table-cell>
              <table:table-cell office:value-type="float" office:value="0.418720882374275">
                <text:p>0.418720882374275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1806.69921875">
                <text:p>11806.69921875</text:p>
              </table:table-cell>
              <table:table-cell office:value-type="float" office:value="0.419146431316183">
                <text:p>0.419146431316183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1777.3828125">
                <text:p>11777.3828125</text:p>
              </table:table-cell>
              <table:table-cell office:value-type="float" office:value="0.419195309995561">
                <text:p>0.419195309995561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1737.5">
                <text:p>11737.5</text:p>
              </table:table-cell>
              <table:table-cell office:value-type="float" office:value="0.418053335072109">
                <text:p>0.418053335072109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1697.0703125">
                <text:p>11697.0703125</text:p>
              </table:table-cell>
              <table:table-cell office:value-type="float" office:value="0.422689018682494">
                <text:p>0.422689018682494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1655.13671875">
                <text:p>11655.13671875</text:p>
              </table:table-cell>
              <table:table-cell office:value-type="float" office:value="0.422853084082029">
                <text:p>0.422853084082029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1618.3203125">
                <text:p>11618.3203125</text:p>
              </table:table-cell>
              <table:table-cell office:value-type="float" office:value="0.425088545441536">
                <text:p>0.425088545441536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1578.359375">
                <text:p>11578.359375</text:p>
              </table:table-cell>
              <table:table-cell office:value-type="float" office:value="0.423528441989645">
                <text:p>0.423528441989645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1538.359375">
                <text:p>11538.359375</text:p>
              </table:table-cell>
              <table:table-cell office:value-type="float" office:value="0.423595589566855">
                <text:p>0.423595589566855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1502.63671875">
                <text:p>11502.63671875</text:p>
              </table:table-cell>
              <table:table-cell office:value-type="float" office:value="0.430030291262174">
                <text:p>0.430030291262174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1463.45703125">
                <text:p>11463.45703125</text:p>
              </table:table-cell>
              <table:table-cell office:value-type="float" office:value="0.436266810711656">
                <text:p>0.436266810711656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1427.265625">
                <text:p>11427.265625</text:p>
              </table:table-cell>
              <table:table-cell office:value-type="float" office:value="0.439760770707872">
                <text:p>0.439760770707872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1397.71484375">
                <text:p>11397.71484375</text:p>
              </table:table-cell>
              <table:table-cell office:value-type="float" office:value="0.447092813152637">
                <text:p>0.447092813152637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1357.79296875">
                <text:p>11357.79296875</text:p>
              </table:table-cell>
              <table:table-cell office:value-type="float" office:value="0.451809745931556">
                <text:p>0.451809745931556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1337.32421875">
                <text:p>11337.32421875</text:p>
              </table:table-cell>
              <table:table-cell office:value-type="float" office:value="0.457612620212222">
                <text:p>0.457612620212222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1307.63671875">
                <text:p>11307.63671875</text:p>
              </table:table-cell>
              <table:table-cell office:value-type="float" office:value="0.462995914360294">
                <text:p>0.462995914360294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1277.01171875">
                <text:p>11277.01171875</text:p>
              </table:table-cell>
              <table:table-cell office:value-type="float" office:value="0.469627264735847">
                <text:p>0.469627264735847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1238.80859375">
                <text:p>11238.80859375</text:p>
              </table:table-cell>
              <table:table-cell office:value-type="float" office:value="0.472073009137489">
                <text:p>0.472073009137489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1207.421875">
                <text:p>11207.421875</text:p>
              </table:table-cell>
              <table:table-cell office:value-type="float" office:value="0.479638539567509">
                <text:p>0.479638539567509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1166.5625">
                <text:p>11166.5625</text:p>
              </table:table-cell>
              <table:table-cell office:value-type="float" office:value="0.479534308274531">
                <text:p>0.479534308274531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1126.73828125">
                <text:p>11126.73828125</text:p>
              </table:table-cell>
              <table:table-cell office:value-type="float" office:value="0.485055882344328">
                <text:p>0.485055882344328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1107.55859375">
                <text:p>11107.55859375</text:p>
              </table:table-cell>
              <table:table-cell office:value-type="float" office:value="0.492798712393375">
                <text:p>0.492798712393375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1068.046875">
                <text:p>11068.046875</text:p>
              </table:table-cell>
              <table:table-cell office:value-type="float" office:value="0.503004427232088">
                <text:p>0.503004427232088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1035.56640625">
                <text:p>11035.56640625</text:p>
              </table:table-cell>
              <table:table-cell office:value-type="float" office:value="0.509599083559402">
                <text:p>0.509599083559402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0997.75390625">
                <text:p>10997.75390625</text:p>
              </table:table-cell>
              <table:table-cell office:value-type="float" office:value="0.503740023007896">
                <text:p>0.503740023007896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0948.2421875">
                <text:p>10948.2421875</text:p>
              </table:table-cell>
              <table:table-cell office:value-type="float" office:value="0.502514070279882">
                <text:p>0.502514070279882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0897.1875">
                <text:p>10897.1875</text:p>
              </table:table-cell>
              <table:table-cell office:value-type="float" office:value="0.506501778937495">
                <text:p>0.506501778937495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0847.65625">
                <text:p>10847.65625</text:p>
              </table:table-cell>
              <table:table-cell office:value-type="float" office:value="0.500439307580388">
                <text:p>0.500439307580388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0804.84375">
                <text:p>10804.84375</text:p>
              </table:table-cell>
              <table:table-cell office:value-type="float" office:value="0.498568745112647">
                <text:p>0.498568745112647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0767.20703125">
                <text:p>10767.20703125</text:p>
              </table:table-cell>
              <table:table-cell office:value-type="float" office:value="0.513303323793662">
                <text:p>0.513303323793662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0728.10546875">
                <text:p>10728.10546875</text:p>
              </table:table-cell>
              <table:table-cell office:value-type="float" office:value="0.535321541574109">
                <text:p>0.535321541574109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0713.828125">
                <text:p>10713.828125</text:p>
              </table:table-cell>
              <table:table-cell office:value-type="float" office:value="0.56260296755631">
                <text:p>0.56260296755631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0673.7890625">
                <text:p>10673.7890625</text:p>
              </table:table-cell>
              <table:table-cell office:value-type="float" office:value="0.542851573144715">
                <text:p>0.542851573144715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0620.64453125">
                <text:p>10620.64453125</text:p>
              </table:table-cell>
              <table:table-cell office:value-type="float" office:value="0.560968550040751">
                <text:p>0.560968550040751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0587.890625">
                <text:p>10587.890625</text:p>
              </table:table-cell>
              <table:table-cell office:value-type="float" office:value="0.561735965559341">
                <text:p>0.561735965559341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0555.64453125">
                <text:p>10555.64453125</text:p>
              </table:table-cell>
              <table:table-cell office:value-type="float" office:value="0.571046105525644">
                <text:p>0.571046105525644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0484.82421875">
                <text:p>10484.82421875</text:p>
              </table:table-cell>
              <table:table-cell office:value-type="float" office:value="0.561424281808969">
                <text:p>0.561424281808969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0458.0859375">
                <text:p>10458.0859375</text:p>
              </table:table-cell>
              <table:table-cell office:value-type="float" office:value="0.577648257557692">
                <text:p>0.577648257557692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0405.625">
                <text:p>10405.625</text:p>
              </table:table-cell>
              <table:table-cell office:value-type="float" office:value="0.581079808645684">
                <text:p>0.581079808645684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0355.21484375">
                <text:p>10355.21484375</text:p>
              </table:table-cell>
              <table:table-cell office:value-type="float" office:value="0.597815273248589">
                <text:p>0.597815273248589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0300.78125">
                <text:p>10300.78125</text:p>
              </table:table-cell>
              <table:table-cell office:value-type="float" office:value="0.60872566391822">
                <text:p>0.60872566391822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0260.76171875">
                <text:p>10260.76171875</text:p>
              </table:table-cell>
              <table:table-cell office:value-type="float" office:value="0.618306172456201">
                <text:p>0.618306172456201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0220.41015625">
                <text:p>10220.41015625</text:p>
              </table:table-cell>
              <table:table-cell office:value-type="float" office:value="0.620994494265509">
                <text:p>0.620994494265509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0185.17578125">
                <text:p>10185.17578125</text:p>
              </table:table-cell>
              <table:table-cell office:value-type="float" office:value="0.628351418238823">
                <text:p>0.628351418238823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0151.8359375">
                <text:p>10151.8359375</text:p>
              </table:table-cell>
              <table:table-cell office:value-type="float" office:value="0.639370960035827">
                <text:p>0.639370960035827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10113.57421875">
                <text:p>10113.57421875</text:p>
              </table:table-cell>
              <table:table-cell office:value-type="float" office:value="0.655651429656296">
                <text:p>0.655651429656296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10062.51953125">
                <text:p>10062.51953125</text:p>
              </table:table-cell>
              <table:table-cell office:value-type="float" office:value="0.654968949544503">
                <text:p>0.654968949544503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10020.9375">
                <text:p>10020.9375</text:p>
              </table:table-cell>
              <table:table-cell office:value-type="float" office:value="0.6751830464534">
                <text:p>0.6751830464534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9933.3203125">
                <text:p>9933.3203125</text:p>
              </table:table-cell>
              <table:table-cell office:value-type="float" office:value="0.661856981615491">
                <text:p>0.661856981615491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9854.4921875">
                <text:p>9854.4921875</text:p>
              </table:table-cell>
              <table:table-cell office:value-type="float" office:value="0.666382989647753">
                <text:p>0.666382989647753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9814.1015625">
                <text:p>9814.1015625</text:p>
              </table:table-cell>
              <table:table-cell office:value-type="float" office:value="0.678265291589263">
                <text:p>0.678265291589263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9754.921875">
                <text:p>9754.921875</text:p>
              </table:table-cell>
              <table:table-cell office:value-type="float" office:value="0.680930396848282">
                <text:p>0.680930396848282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9705.3125">
                <text:p>9705.3125</text:p>
              </table:table-cell>
              <table:table-cell office:value-type="float" office:value="0.686734392291369">
                <text:p>0.686734392291369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9625.1171875">
                <text:p>9625.1171875</text:p>
              </table:table-cell>
              <table:table-cell office:value-type="float" office:value="0.696638787842728">
                <text:p>0.696638787842728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9553.61328125">
                <text:p>9553.61328125</text:p>
              </table:table-cell>
              <table:table-cell office:value-type="float" office:value="0.710110964081202">
                <text:p>0.710110964081202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9472.6171875">
                <text:p>9472.6171875</text:p>
              </table:table-cell>
              <table:table-cell office:value-type="float" office:value="0.721814227815618">
                <text:p>0.721814227815618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9413.49609375">
                <text:p>9413.49609375</text:p>
              </table:table-cell>
              <table:table-cell office:value-type="float" office:value="0.724408886820199">
                <text:p>0.724408886820199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9373.75">
                <text:p>9373.75</text:p>
              </table:table-cell>
              <table:table-cell office:value-type="float" office:value="0.73053672">
                <text:p>0.73053672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graphic-properties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8.038cm" svg:height="11.823cm" chart:class="chart:scatter" chart:style-name="ch1">
        <chart:title svg:x="7.322cm" svg:y="0.236cm" chart:style-name="ch2">
          <text:p>Main Title</text:p>
        </chart:title>
        <chart:legend chart:legend-position="end" svg:x="15.467cm" svg:y="5.59cm" chart:style-name="ch3"/>
        <chart:plot-area chart:style-name="ch4" table:cell-range-address="Feuille1.$M$710:.$N$805" chart:table-number-list="0" svg:x="0.36cm" svg:y="1.572cm" svg:width="14.388cm" svg:height="10.01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788679438171148">
                <text:p>0.0788679438171148</text:p>
              </table:table-cell>
              <table:table-cell office:value-type="float" office:value="0.00102402545677167">
                <text:p>0.00102402545677167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789136471698437">
                <text:p>0.0789136471698437</text:p>
              </table:table-cell>
              <table:table-cell office:value-type="float" office:value="0.0010282063488658">
                <text:p>0.0010282063488658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791146597614456">
                <text:p>0.0791146597614456</text:p>
              </table:table-cell>
              <table:table-cell office:value-type="float" office:value="0.00101838641876172">
                <text:p>0.00101838641876172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792062712147577">
                <text:p>0.0792062712147577</text:p>
              </table:table-cell>
              <table:table-cell office:value-type="float" office:value="0.0010248289462558">
                <text:p>0.0010248289462558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791986409480619">
                <text:p>0.0791986409480619</text:p>
              </table:table-cell>
              <table:table-cell office:value-type="float" office:value="0.00103383207531976">
                <text:p>0.00103383207531976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792772423689258">
                <text:p>0.0792772423689258</text:p>
              </table:table-cell>
              <table:table-cell office:value-type="float" office:value="0.00101644423308447">
                <text:p>0.00101644423308447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791263347684054">
                <text:p>0.0791263347684054</text:p>
              </table:table-cell>
              <table:table-cell office:value-type="float" office:value="0.00101221953791969">
                <text:p>0.00101221953791969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791027971480607">
                <text:p>0.0791027971480607</text:p>
              </table:table-cell>
              <table:table-cell office:value-type="float" office:value="0.00102417621518784">
                <text:p>0.00102417621518784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791129098881331">
                <text:p>0.0791129098881331</text:p>
              </table:table-cell>
              <table:table-cell office:value-type="float" office:value="0.00103403872618218">
                <text:p>0.00103403872618218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79080171851822">
                <text:p>0.079080171851822</text:p>
              </table:table-cell>
              <table:table-cell office:value-type="float" office:value="0.00103801288677836">
                <text:p>0.00103801288677836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790578122698535">
                <text:p>0.0790578122698535</text:p>
              </table:table-cell>
              <table:table-cell office:value-type="float" office:value="0.00103835364913801">
                <text:p>0.00103835364913801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791920022010719">
                <text:p>0.0791920022010719</text:p>
              </table:table-cell>
              <table:table-cell office:value-type="float" office:value="0.00103445876747978">
                <text:p>0.00103445876747978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787253490263831">
                <text:p>0.0787253490263831</text:p>
              </table:table-cell>
              <table:table-cell office:value-type="float" office:value="0.00105522350746834">
                <text:p>0.00105522350746834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786979971361391">
                <text:p>0.0786979971361391</text:p>
              </table:table-cell>
              <table:table-cell office:value-type="float" office:value="0.00106581698945105">
                <text:p>0.00106581698945105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78588027311363">
                <text:p>0.078588027311363</text:p>
              </table:table-cell>
              <table:table-cell office:value-type="float" office:value="0.00106714235489217">
                <text:p>0.00106714235489217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786090625134125">
                <text:p>0.0786090625134125</text:p>
              </table:table-cell>
              <table:table-cell office:value-type="float" office:value="0.00107157263402982">
                <text:p>0.00107157263402982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784456678709264">
                <text:p>0.0784456678709264</text:p>
              </table:table-cell>
              <table:table-cell office:value-type="float" office:value="0.0010736753739572">
                <text:p>0.0010736753739572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781569817974125">
                <text:p>0.0781569817974125</text:p>
              </table:table-cell>
              <table:table-cell office:value-type="float" office:value="0.00109326089015401">
                <text:p>0.00109326089015401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781472125200418">
                <text:p>0.0781472125200418</text:p>
              </table:table-cell>
              <table:table-cell office:value-type="float" office:value="0.00110106737965788">
                <text:p>0.00110106737965788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776533399748281">
                <text:p>0.0776533399748281</text:p>
              </table:table-cell>
              <table:table-cell office:value-type="float" office:value="0.00112115446405641">
                <text:p>0.00112115446405641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773090700552009">
                <text:p>0.0773090700552009</text:p>
              </table:table-cell>
              <table:table-cell office:value-type="float" office:value="0.00113199229172839">
                <text:p>0.00113199229172839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76964691988405">
                <text:p>0.076964691988405</text:p>
              </table:table-cell>
              <table:table-cell office:value-type="float" office:value="0.00115004730169166">
                <text:p>0.00115004730169166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769356588182115">
                <text:p>0.0769356588182115</text:p>
              </table:table-cell>
              <table:table-cell office:value-type="float" office:value="0.00115006646767786">
                <text:p>0.00115006646767786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766410651206118">
                <text:p>0.0766410651206118</text:p>
              </table:table-cell>
              <table:table-cell office:value-type="float" office:value="0.00116314639772598">
                <text:p>0.00116314639772598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761010631289279">
                <text:p>0.0761010631289279</text:p>
              </table:table-cell>
              <table:table-cell office:value-type="float" office:value="0.00118926291698493">
                <text:p>0.00118926291698493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760069827122094">
                <text:p>0.0760069827122094</text:p>
              </table:table-cell>
              <table:table-cell office:value-type="float" office:value="0.00120443731779709">
                <text:p>0.00120443731779709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754131739782844">
                <text:p>0.0754131739782844</text:p>
              </table:table-cell>
              <table:table-cell office:value-type="float" office:value="0.00122668785186178">
                <text:p>0.00122668785186178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751558813678498">
                <text:p>0.0751558813678498</text:p>
              </table:table-cell>
              <table:table-cell office:value-type="float" office:value="0.00122755135363116">
                <text:p>0.00122755135363116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747954686627815">
                <text:p>0.0747954686627815</text:p>
              </table:table-cell>
              <table:table-cell office:value-type="float" office:value="0.00124120325350579">
                <text:p>0.00124120325350579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743783725896405">
                <text:p>0.0743783725896405</text:p>
              </table:table-cell>
              <table:table-cell office:value-type="float" office:value="0.00126194087772133">
                <text:p>0.00126194087772133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739813956964916">
                <text:p>0.0739813956964916</text:p>
              </table:table-cell>
              <table:table-cell office:value-type="float" office:value="0.00127744595232506">
                <text:p>0.00127744595232506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735628642252645">
                <text:p>0.0735628642252645</text:p>
              </table:table-cell>
              <table:table-cell office:value-type="float" office:value="0.00129224271573454">
                <text:p>0.00129224271573454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72966064646931">
                <text:p>0.072966064646931</text:p>
              </table:table-cell>
              <table:table-cell office:value-type="float" office:value="0.00131464523258854">
                <text:p>0.00131464523258854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724100603775673">
                <text:p>0.0724100603775673</text:p>
              </table:table-cell>
              <table:table-cell office:value-type="float" office:value="0.00133995182069224">
                <text:p>0.00133995182069224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719769467536965">
                <text:p>0.0719769467536965</text:p>
              </table:table-cell>
              <table:table-cell office:value-type="float" office:value="0.00137393476284793">
                <text:p>0.00137393476284793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714512906484869">
                <text:p>0.0714512906484869</text:p>
              </table:table-cell>
              <table:table-cell office:value-type="float" office:value="0.00140794718364295">
                <text:p>0.00140794718364295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712090754853256">
                <text:p>0.0712090754853256</text:p>
              </table:table-cell>
              <table:table-cell office:value-type="float" office:value="0.00144029848054883">
                <text:p>0.00144029848054883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70604433832345">
                <text:p>0.070604433832345</text:p>
              </table:table-cell>
              <table:table-cell office:value-type="float" office:value="0.00145818035093909">
                <text:p>0.00145818035093909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70012267366257">
                <text:p>0.070012267366257</text:p>
              </table:table-cell>
              <table:table-cell office:value-type="float" office:value="0.00146508488577827">
                <text:p>0.00146508488577827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695433708151744">
                <text:p>0.0695433708151744</text:p>
              </table:table-cell>
              <table:table-cell office:value-type="float" office:value="0.00147632832094067">
                <text:p>0.00147632832094067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6904429065782">
                <text:p>0.06904429065782</text:p>
              </table:table-cell>
              <table:table-cell office:value-type="float" office:value="0.00148386027768748">
                <text:p>0.00148386027768748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683482546639659">
                <text:p>0.0683482546639659</text:p>
              </table:table-cell>
              <table:table-cell office:value-type="float" office:value="0.00148989155717391">
                <text:p>0.00148989155717391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678840417400325">
                <text:p>0.0678840417400325</text:p>
              </table:table-cell>
              <table:table-cell office:value-type="float" office:value="0.00151684408161196">
                <text:p>0.00151684408161196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669808674676985">
                <text:p>0.0669808674676985</text:p>
              </table:table-cell>
              <table:table-cell office:value-type="float" office:value="0.00152837151559474">
                <text:p>0.00152837151559474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662781564661041">
                <text:p>0.0662781564661041</text:p>
              </table:table-cell>
              <table:table-cell office:value-type="float" office:value="0.00154620434193792">
                <text:p>0.00154620434193792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655605431505299">
                <text:p>0.0655605431505299</text:p>
              </table:table-cell>
              <table:table-cell office:value-type="float" office:value="0.0015511818241768">
                <text:p>0.0015511818241768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645446397965641">
                <text:p>0.0645446397965641</text:p>
              </table:table-cell>
              <table:table-cell office:value-type="float" office:value="0.00156220305963387">
                <text:p>0.00156220305963387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639789580605628">
                <text:p>0.0639789580605628</text:p>
              </table:table-cell>
              <table:table-cell office:value-type="float" office:value="0.00159579984178656">
                <text:p>0.00159579984178656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630148910039098">
                <text:p>0.0630148910039098</text:p>
              </table:table-cell>
              <table:table-cell office:value-type="float" office:value="0.00163002827311133">
                <text:p>0.00163002827311133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622044662753291">
                <text:p>0.0622044662753291</text:p>
              </table:table-cell>
              <table:table-cell office:value-type="float" office:value="0.001653506921277">
                <text:p>0.001653506921277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612533984578339">
                <text:p>0.0612533984578339</text:p>
              </table:table-cell>
              <table:table-cell office:value-type="float" office:value="0.00168980383535806">
                <text:p>0.00168980383535806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603636611747809">
                <text:p>0.0603636611747809</text:p>
              </table:table-cell>
              <table:table-cell office:value-type="float" office:value="0.00171965717457452">
                <text:p>0.00171965717457452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595158745402051">
                <text:p>0.0595158745402051</text:p>
              </table:table-cell>
              <table:table-cell office:value-type="float" office:value="0.0017480386757514">
                <text:p>0.0017480386757514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584180585926875">
                <text:p>0.0584180585926875</text:p>
              </table:table-cell>
              <table:table-cell office:value-type="float" office:value="0.00177790127366064">
                <text:p>0.00177790127366064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576088640957493">
                <text:p>0.0576088640957493</text:p>
              </table:table-cell>
              <table:table-cell office:value-type="float" office:value="0.00181317372165316">
                <text:p>0.00181317372165316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564781162693692">
                <text:p>0.0564781162693692</text:p>
              </table:table-cell>
              <table:table-cell office:value-type="float" office:value="0.00183502843262582">
                <text:p>0.00183502843262582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555201704595748">
                <text:p>0.0555201704595748</text:p>
              </table:table-cell>
              <table:table-cell office:value-type="float" office:value="0.00187489438694233">
                <text:p>0.00187489438694233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544783489215321">
                <text:p>0.0544783489215321</text:p>
              </table:table-cell>
              <table:table-cell office:value-type="float" office:value="0.00188822985217659">
                <text:p>0.00188822985217659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531202198462614">
                <text:p>0.0531202198462614</text:p>
              </table:table-cell>
              <table:table-cell office:value-type="float" office:value="0.00192366838369506">
                <text:p>0.00192366838369506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522811145819969">
                <text:p>0.0522811145819969</text:p>
              </table:table-cell>
              <table:table-cell office:value-type="float" office:value="0.0019611305989823">
                <text:p>0.0019611305989823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51028458162141">
                <text:p>0.051028458162141</text:p>
              </table:table-cell>
              <table:table-cell office:value-type="float" office:value="0.00201606256353025">
                <text:p>0.00201606256353025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49958162683325">
                <text:p>0.049958162683325</text:p>
              </table:table-cell>
              <table:table-cell office:value-type="float" office:value="0.00205453506889757">
                <text:p>0.00205453506889757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488094279454695">
                <text:p>0.0488094279454695</text:p>
              </table:table-cell>
              <table:table-cell office:value-type="float" office:value="0.00204490266157838">
                <text:p>0.00204490266157838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476948151931662">
                <text:p>0.0476948151931662</text:p>
              </table:table-cell>
              <table:table-cell office:value-type="float" office:value="0.00205841819368199">
                <text:p>0.00205841819368199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464238607657698">
                <text:p>0.0464238607657698</text:p>
              </table:table-cell>
              <table:table-cell office:value-type="float" office:value="0.00209423929991398">
                <text:p>0.00209423929991398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0453854567726204">
                <text:p>0.0453854567726204</text:p>
              </table:table-cell>
              <table:table-cell office:value-type="float" office:value="0.00208811187356374">
                <text:p>0.00208811187356374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0.0432973416037436">
                <text:p>0.0432973416037436</text:p>
              </table:table-cell>
              <table:table-cell office:value-type="float" office:value="0.00209965644112081">
                <text:p>0.00209965644112081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0.0422777158027426">
                <text:p>0.0422777158027426</text:p>
              </table:table-cell>
              <table:table-cell office:value-type="float" office:value="0.00217684807393691">
                <text:p>0.00217684807393691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0.0408703962084948">
                <text:p>0.0408703962084948</text:p>
              </table:table-cell>
              <table:table-cell office:value-type="float" office:value="0.00228680336161618">
                <text:p>0.00228680336161618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0.0395309119596087">
                <text:p>0.0395309119596087</text:p>
              </table:table-cell>
              <table:table-cell office:value-type="float" office:value="0.00240975471966338">
                <text:p>0.00240975471966338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0.0382824254055242">
                <text:p>0.0382824254055242</text:p>
              </table:table-cell>
              <table:table-cell office:value-type="float" office:value="0.00234263182934111">
                <text:p>0.00234263182934111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0.0370271584331787">
                <text:p>0.0370271584331787</text:p>
              </table:table-cell>
              <table:table-cell office:value-type="float" office:value="0.00244510175778048">
                <text:p>0.00244510175778048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0.0357171348284936">
                <text:p>0.0357171348284936</text:p>
              </table:table-cell>
              <table:table-cell office:value-type="float" office:value="0.00246361879737471">
                <text:p>0.00246361879737471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0.0342607967697677">
                <text:p>0.0342607967697677</text:p>
              </table:table-cell>
              <table:table-cell office:value-type="float" office:value="0.00251977540002253">
                <text:p>0.00251977540002253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0.0329896470112408">
                <text:p>0.0329896470112408</text:p>
              </table:table-cell>
              <table:table-cell office:value-type="float" office:value="0.00251089791143683">
                <text:p>0.00251089791143683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0.0318035983115874">
                <text:p>0.0318035983115874</text:p>
              </table:table-cell>
              <table:table-cell office:value-type="float" office:value="0.00259668474209357">
                <text:p>0.00259668474209357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0.0301933984396952">
                <text:p>0.0301933984396952</text:p>
              </table:table-cell>
              <table:table-cell office:value-type="float" office:value="0.00263851528529767">
                <text:p>0.00263851528529767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0.0287610912558337">
                <text:p>0.0287610912558337</text:p>
              </table:table-cell>
              <table:table-cell office:value-type="float" office:value="0.00274099945821256">
                <text:p>0.00274099945821256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0.027336241825606">
                <text:p>0.027336241825606</text:p>
              </table:table-cell>
              <table:table-cell office:value-type="float" office:value="0.00282059969085967">
                <text:p>0.00282059969085967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0.0258963182407299">
                <text:p>0.0258963182407299</text:p>
              </table:table-cell>
              <table:table-cell office:value-type="float" office:value="0.00288738401842563">
                <text:p>0.00288738401842563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0.0246226246032834">
                <text:p>0.0246226246032834</text:p>
              </table:table-cell>
              <table:table-cell office:value-type="float" office:value="0.00292288192036912">
                <text:p>0.00292288192036912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0.0228832481421796">
                <text:p>0.0228832481421796</text:p>
              </table:table-cell>
              <table:table-cell office:value-type="float" office:value="0.00297800699267815">
                <text:p>0.00297800699267815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0.0213015392232945">
                <text:p>0.0213015392232945</text:p>
              </table:table-cell>
              <table:table-cell office:value-type="float" office:value="0.00305016895658631">
                <text:p>0.00305016895658631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0.0197744990953063">
                <text:p>0.0197744990953063</text:p>
              </table:table-cell>
              <table:table-cell office:value-type="float" office:value="0.00315154745990014">
                <text:p>0.00315154745990014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0.0182696818482182">
                <text:p>0.0182696818482182</text:p>
              </table:table-cell>
              <table:table-cell office:value-type="float" office:value="0.00318029502524841">
                <text:p>0.00318029502524841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0.0166746518953831">
                <text:p>0.0166746518953831</text:p>
              </table:table-cell>
              <table:table-cell office:value-type="float" office:value="0.00330571183612605">
                <text:p>0.00330571183612605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0.0151522465176446">
                <text:p>0.0151522465176446</text:p>
              </table:table-cell>
              <table:table-cell office:value-type="float" office:value="0.00329788452757977">
                <text:p>0.00329788452757977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0.0135780863848382">
                <text:p>0.0135780863848382</text:p>
              </table:table-cell>
              <table:table-cell office:value-type="float" office:value="0.003373770794743">
                <text:p>0.003373770794743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0.0119268377867992">
                <text:p>0.0119268377867992</text:p>
              </table:table-cell>
              <table:table-cell office:value-type="float" office:value="0.00346225195083052">
                <text:p>0.00346225195083052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0.0102705847566416">
                <text:p>0.0102705847566416</text:p>
              </table:table-cell>
              <table:table-cell office:value-type="float" office:value="0.00351815768958704">
                <text:p>0.00351815768958704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0.00861407104969761">
                <text:p>0.00861407104969761</text:p>
              </table:table-cell>
              <table:table-cell office:value-type="float" office:value="0.00358451103115037">
                <text:p>0.00358451103115037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0.00694239579923018">
                <text:p>0.00694239579923018</text:p>
              </table:table-cell>
              <table:table-cell office:value-type="float" office:value="0.00369705380356203">
                <text:p>0.00369705380356203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0.00523662544688531">
                <text:p>0.00523662544688531</text:p>
              </table:table-cell>
              <table:table-cell office:value-type="float" office:value="0.00382517293200623">
                <text:p>0.00382517293200623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0.00352636659862234">
                <text:p>0.00352636659862234</text:p>
              </table:table-cell>
              <table:table-cell office:value-type="float" office:value="0.00395499224024922">
                <text:p>0.00395499224024922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0.0017739091182937">
                <text:p>0.0017739091182937</text:p>
              </table:table-cell>
              <table:table-cell office:value-type="float" office:value="0.00401922248121412">
                <text:p>0.00401922248121412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6.24500504287558E-018">
                <text:p>6.24500504287558E-018</text:p>
              </table:table-cell>
              <table:table-cell office:value-type="float" office:value="0.00408766680340074">
                <text:p>0.00408766680340074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073cm" svg:height="11.716cm" chart:class="chart:scatter" chart:style-name="ch1">
        <chart:title svg:x="7.255cm" svg:y="0.234cm" chart:style-name="ch2">
          <text:p>Trainée Gauche</text:p>
        </chart:title>
        <chart:legend chart:legend-position="end" svg:x="17.468cm" svg:y="5.53cm" chart:style-name="ch3"/>
        <chart:plot-area chart:style-name="ch4" table:cell-range-address="Feuille1.$A$101:.$B$196" chart:table-number-list="0" svg:x="0.4cm" svg:y="1.575cm" svg:width="16.269cm" svg:height="9.90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15849459">
                <text:p>-0.1584945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16037391">
                <text:p>-0.1603739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15980571">
                <text:p>-0.15980571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16336619">
                <text:p>-0.1633661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16430926">
                <text:p>-0.1643092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16865872">
                <text:p>-0.1686587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17116445">
                <text:p>-0.17116445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17402567">
                <text:p>-0.17402567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17876525">
                <text:p>-0.17876525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18027559">
                <text:p>-0.18027559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18245682">
                <text:p>-0.1824568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18435127">
                <text:p>-0.18435127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19056771">
                <text:p>-0.19056771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19370983">
                <text:p>-0.19370983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18973578">
                <text:p>-0.18973578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18579378">
                <text:p>-0.1857937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18135658">
                <text:p>-0.18135658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18155734">
                <text:p>-0.1815573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17409767">
                <text:p>-0.17409767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17342778">
                <text:p>-0.17342778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17282606">
                <text:p>-0.17282606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1720653">
                <text:p>-0.172065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16858878">
                <text:p>-0.16858878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16633302">
                <text:p>-0.16633302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16705999">
                <text:p>-0.16705999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16753234">
                <text:p>-0.16753234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16958999">
                <text:p>-0.16958999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16813499">
                <text:p>-0.16813499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16735579">
                <text:p>-0.16735579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16763247">
                <text:p>-0.16763247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16908483">
                <text:p>-0.16908483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16773866">
                <text:p>-0.16773866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16682131">
                <text:p>-0.16682131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16609598">
                <text:p>-0.16609598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16505793">
                <text:p>-0.16505793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16499326">
                <text:p>-0.16499326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15365574">
                <text:p>-0.15365574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15541839">
                <text:p>-0.15541839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15440544">
                <text:p>-0.15440544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15403489">
                <text:p>-0.15403489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1538058">
                <text:p>-0.1538058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15469293">
                <text:p>-0.1546929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15467046">
                <text:p>-0.15467046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14954748">
                <text:p>-0.14954748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14359827">
                <text:p>-0.14359827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13649059">
                <text:p>-0.13649059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13522205">
                <text:p>-0.13522205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12970713">
                <text:p>-0.12970713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12355227">
                <text:p>-0.12355227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12057914">
                <text:p>-0.12057914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11852269">
                <text:p>-0.11852269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11409352">
                <text:p>-0.11409352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1094082">
                <text:p>-0.1094082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10405296">
                <text:p>-0.10405296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09717962">
                <text:p>-0.09717962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0899078">
                <text:p>-0.0899078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08457898">
                <text:p>-0.08457898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08061168">
                <text:p>-0.08061168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07626799">
                <text:p>-0.07626799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07422872">
                <text:p>-0.07422872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07332589">
                <text:p>-0.07332589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07008471">
                <text:p>-0.07008471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06255021">
                <text:p>-0.06255021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06420621">
                <text:p>-0.06420621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06480583">
                <text:p>-0.06480583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05743904">
                <text:p>-0.05743904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06237446">
                <text:p>-0.06237446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0412709">
                <text:p>-0.0412709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03141815">
                <text:p>-0.03141815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03961981">
                <text:p>-0.03961981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02548308">
                <text:p>-0.02548308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01888465">
                <text:p>-0.01888465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01556052">
                <text:p>-0.01556052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01506855">
                <text:p>-0.01506855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01883979">
                <text:p>-0.01883979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01532599">
                <text:p>-0.01532599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-0.01558684">
                <text:p>-0.01558684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02431997">
                <text:p>-0.02431997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-0.026886">
                <text:p>-0.026886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-0.02289554">
                <text:p>-0.02289554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-0.01585078">
                <text:p>-0.01585078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-0.01899067">
                <text:p>-0.01899067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-0.01996988">
                <text:p>-0.01996988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-0.02895858">
                <text:p>-0.02895858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-0.02075271">
                <text:p>-0.02075271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-0.02840327">
                <text:p>-0.0284032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-0.02969329">
                <text:p>-0.02969329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-0.02884607">
                <text:p>-0.02884607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-0.01959604">
                <text:p>-0.01959604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-0.01821236">
                <text:p>-0.01821236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-0.01300454">
                <text:p>-0.0130045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-0.01702007">
                <text:p>-0.0170200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-0.02540228">
                <text:p>-0.02540228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-0.02544337">
                <text:p>-0.02544337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-0.02717996">
                <text:p>-0.02717996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-0.02933767">
                <text:p>-0.0293376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7000007629395pt" style:font-family-asian="'Lucida Sans Unicode'" style:font-family-generic-asian="system" style:font-pitch-asian="variable" style:font-size-asian="22.7000007629395pt" style:font-family-complex="Tahoma" style:font-family-generic-complex="system" style:font-pitch-complex="variable" style:font-size-complex="22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269cm" svg:height="12.195cm" chart:class="chart:scatter" chart:style-name="ch1">
        <chart:title svg:x="7.487cm" svg:y="0.241cm" chart:style-name="ch2">
          <text:p>Portance droite</text:p>
        </chart:title>
        <chart:legend chart:legend-position="end" svg:x="17.477cm" svg:y="5.764cm" chart:style-name="ch3"/>
        <chart:plot-area chart:style-name="ch4" table:cell-range-address="Feuille1.$A$201:.$B$296" chart:table-number-list="0" svg:x="0.404cm" svg:y="1.652cm" svg:width="16.266cm" svg:height="10.301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6634255">
                <text:p>0.06634255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7085198">
                <text:p>0.07085198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7561744">
                <text:p>0.07561744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7986937">
                <text:p>0.07986937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8423581">
                <text:p>0.08423581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8645043">
                <text:p>0.08645043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08861474">
                <text:p>0.08861474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09201588">
                <text:p>0.09201588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09473084">
                <text:p>0.09473084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09684842">
                <text:p>0.09684842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10011456">
                <text:p>0.10011456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10211109">
                <text:p>0.10211109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10834402">
                <text:p>0.10834402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11300246">
                <text:p>0.11300246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11766216">
                <text:p>0.11766216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12230331">
                <text:p>0.12230331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12636433">
                <text:p>0.12636433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13068678">
                <text:p>0.13068678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13597548">
                <text:p>0.13597548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14189788">
                <text:p>0.14189788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14786013">
                <text:p>0.14786013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1532772">
                <text:p>0.1532772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5670061">
                <text:p>0.15670061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628323">
                <text:p>0.1628323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6901101">
                <text:p>0.16901101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7385015">
                <text:p>0.17385015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17844481">
                <text:p>0.17844481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18443734">
                <text:p>0.18443734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1905116">
                <text:p>0.1905116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19475608">
                <text:p>0.19475608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20007425">
                <text:p>0.20007425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20617754">
                <text:p>0.20617754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21138686">
                <text:p>0.21138686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21697881">
                <text:p>0.21697881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225276">
                <text:p>0.225276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23324522">
                <text:p>0.23324522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25245896">
                <text:p>0.25245896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25259933">
                <text:p>0.25259933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2540786">
                <text:p>0.2540786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25685247">
                <text:p>0.25685247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25867129">
                <text:p>0.25867129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25923058">
                <text:p>0.25923058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26816174">
                <text:p>0.26816174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27345792">
                <text:p>0.27345792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28517683">
                <text:p>0.28517683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29148424">
                <text:p>0.29148424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29383976">
                <text:p>0.29383976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30629212">
                <text:p>0.30629212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31771664">
                <text:p>0.31771664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32312534">
                <text:p>0.32312534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33053571">
                <text:p>0.33053571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33570433">
                <text:p>0.33570433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34461014">
                <text:p>0.34461014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35133982">
                <text:p>0.35133982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36070557">
                <text:p>0.36070557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36668591">
                <text:p>0.36668591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37519253">
                <text:p>0.37519253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37575723">
                <text:p>0.37575723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38143017">
                <text:p>0.3814301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38731197">
                <text:p>0.38731197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39294007">
                <text:p>0.39294007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39686376">
                <text:p>0.39686376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39079725">
                <text:p>0.39079725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38115254">
                <text:p>0.38115254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37728337">
                <text:p>0.37728337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37338007">
                <text:p>0.37338007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36544467">
                <text:p>0.36544467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42358919">
                <text:p>0.42358919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46649436">
                <text:p>0.46649436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47604577">
                <text:p>0.47604577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48501247">
                <text:p>0.48501247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51684003">
                <text:p>0.51684003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53764715">
                <text:p>0.53764715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551013">
                <text:p>0.551013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53084986">
                <text:p>0.53084986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55250188">
                <text:p>0.55250188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55385197">
                <text:p>0.55385197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5441007">
                <text:p>0.5441007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52281373">
                <text:p>0.52281373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53674992">
                <text:p>0.53674992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5504217">
                <text:p>0.5504217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55428379">
                <text:p>0.55428379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55434624">
                <text:p>0.55434624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53972963">
                <text:p>0.53972963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55899305">
                <text:p>0.55899305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57453536">
                <text:p>0.57453536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56139283">
                <text:p>0.56139283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57148769">
                <text:p>0.57148769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60486745">
                <text:p>0.60486745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60538268">
                <text:p>0.60538268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62412702">
                <text:p>0.62412702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6136411">
                <text:p>0.6136411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57196305">
                <text:p>0.57196305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60786879">
                <text:p>0.60786879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63610027">
                <text:p>0.63610027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65374485">
                <text:p>0.6537448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000007629395pt" style:font-family-asian="'Lucida Sans Unicode'" style:font-family-generic-asian="system" style:font-pitch-asian="variable" style:font-size-asian="21.7000007629395pt" style:font-family-complex="Tahoma" style:font-family-generic-complex="system" style:font-pitch-complex="variable" style:font-size-complex="21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018cm" svg:height="11.691cm" chart:class="chart:scatter" chart:style-name="ch1">
        <chart:title svg:x="7.111cm" svg:y="0.232cm" chart:style-name="ch2">
          <text:p>Portance gauche</text:p>
        </chart:title>
        <chart:legend chart:legend-position="end" svg:x="17.413cm" svg:y="5.517cm" chart:style-name="ch3"/>
        <chart:plot-area chart:style-name="ch4" table:cell-range-address="Feuille1.$A$301:.$B$396" chart:table-number-list="0" svg:x="0.4cm" svg:y="1.569cm" svg:width="16.214cm" svg:height="9.8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0587671">
                <text:p>-0.10587671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0381741">
                <text:p>-0.10381741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09896781">
                <text:p>-0.09896781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09587394">
                <text:p>-0.09587394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09209494">
                <text:p>-0.09209494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0867469">
                <text:p>-0.0867469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0828424">
                <text:p>-0.0828424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07869994">
                <text:p>-0.07869994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07429874">
                <text:p>-0.07429874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06935479">
                <text:p>-0.06935479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06309242">
                <text:p>-0.06309242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0583132">
                <text:p>-0.0583132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05393066">
                <text:p>-0.05393066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04942984">
                <text:p>-0.04942984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04566953">
                <text:p>-0.04566953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04195341">
                <text:p>-0.04195341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3877166">
                <text:p>-0.03877166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3337049">
                <text:p>-0.03337049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3077176">
                <text:p>-0.03077176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2733661">
                <text:p>-0.02733661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231396">
                <text:p>-0.0231396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1813876">
                <text:p>-0.01813876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1521474">
                <text:p>-0.01521474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1061111">
                <text:p>-0.01061111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0720261">
                <text:p>-0.00720261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-0.00136788999999998">
                <text:p>-0.00136788999999998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0.00131012999999999">
                <text:p>0.00131012999999999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0.00590321999999999">
                <text:p>0.00590321999999999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0.01075818">
                <text:p>0.01075818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0.01644046">
                <text:p>0.01644046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0.02067197">
                <text:p>0.02067197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0.02597781">
                <text:p>0.02597781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0.02939171">
                <text:p>0.02939171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0.03212902">
                <text:p>0.03212902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0.03567795">
                <text:p>0.03567795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0.03908066">
                <text:p>0.03908066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0.03661317">
                <text:p>0.03661317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0.04147477">
                <text:p>0.04147477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0.04393353">
                <text:p>0.04393353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0.05100751">
                <text:p>0.05100751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0.05826876">
                <text:p>0.05826876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0.06353884">
                <text:p>0.06353884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0.06832834">
                <text:p>0.06832834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0.07116083">
                <text:p>0.07116083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0.07240313">
                <text:p>0.07240313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0.07545404">
                <text:p>0.07545404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0.07794891">
                <text:p>0.07794891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0.08285245">
                <text:p>0.08285245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0.0861874">
                <text:p>0.0861874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0.08995865">
                <text:p>0.08995865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09496173">
                <text:p>0.09496173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10260715">
                <text:p>0.10260715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10675579">
                <text:p>0.10675579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11171345">
                <text:p>0.11171345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11698831">
                <text:p>0.11698831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12016921">
                <text:p>0.12016921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12591866">
                <text:p>0.1259186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12981112">
                <text:p>0.12981112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13557057">
                <text:p>0.13557057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1425538">
                <text:p>0.1425538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15166783">
                <text:p>0.15166783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15813891">
                <text:p>0.15813891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16143052">
                <text:p>0.16143052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16777717">
                <text:p>0.16777717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17646383">
                <text:p>0.17646383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17808345">
                <text:p>0.17808345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1854073">
                <text:p>0.1854073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1413919">
                <text:p>0.1413919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11973414">
                <text:p>0.11973414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13619962">
                <text:p>0.13619962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10993026">
                <text:p>0.10993026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09518193">
                <text:p>0.09518193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07512876">
                <text:p>0.07512876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06994421">
                <text:p>0.06994421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08065099">
                <text:p>0.08065099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07379638">
                <text:p>0.07379638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0755321">
                <text:p>0.0755321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10008498">
                <text:p>0.10008498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13146306">
                <text:p>0.13146306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12551107">
                <text:p>0.12551107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11285856">
                <text:p>0.11285856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11402483">
                <text:p>0.11402483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12250455">
                <text:p>0.12250455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15192408">
                <text:p>0.15192408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12947372">
                <text:p>0.12947372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13115421">
                <text:p>0.13115421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12868092">
                <text:p>0.12868092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12050666">
                <text:p>0.12050666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09615251">
                <text:p>0.09615251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09568945">
                <text:p>0.09568945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07993314">
                <text:p>0.07993314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09718093">
                <text:p>0.09718093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14891453">
                <text:p>0.14891453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12122102">
                <text:p>0.12122102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092004">
                <text:p>0.092004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07679187">
                <text:p>0.0767918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073cm" svg:height="11.797cm" chart:class="chart:scatter" chart:style-name="ch1">
        <chart:title svg:x="8.179cm" svg:y="0.234cm" chart:style-name="ch2">
          <text:p>Portance 3</text:p>
        </chart:title>
        <chart:legend chart:legend-position="end" svg:x="17.462cm" svg:y="5.569cm" chart:style-name="ch3"/>
        <chart:plot-area chart:style-name="ch4" table:cell-range-address="Feuille1.$A$401:.$B$496" chart:table-number-list="0" svg:x="0.4cm" svg:y="1.575cm" svg:width="16.263cm" svg:height="9.98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3793939">
                <text:p>-0.23793939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6645086">
                <text:p>-0.16645086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20401227">
                <text:p>-0.20401227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4900691">
                <text:p>-0.14900691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6205823">
                <text:p>-0.16205823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3700675">
                <text:p>-0.23700675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21834404">
                <text:p>-0.21834404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5126641">
                <text:p>-0.25126641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5379832">
                <text:p>-0.25379832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20348033">
                <text:p>-0.20348033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21216378">
                <text:p>-0.21216378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20399508">
                <text:p>-0.20399508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21121144">
                <text:p>-0.21121144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20288743">
                <text:p>-0.20288743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20255465">
                <text:p>-0.20255465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2037406">
                <text:p>-0.2037406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20679799">
                <text:p>-0.20679799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2094976">
                <text:p>-0.2094976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2116777">
                <text:p>-0.2116777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21514961">
                <text:p>-0.21514961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21615165">
                <text:p>-0.21615165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22020204">
                <text:p>-0.22020204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22114685">
                <text:p>-0.22114685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22505834">
                <text:p>-0.22505834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22843364">
                <text:p>-0.22843364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2300572">
                <text:p>-0.2300572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22992304">
                <text:p>-0.22992304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23198134">
                <text:p>-0.23198134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23464805">
                <text:p>-0.23464805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23583924">
                <text:p>-0.23583924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23677238">
                <text:p>-0.23677238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24088702">
                <text:p>-0.24088702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24401353">
                <text:p>-0.24401353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24553221">
                <text:p>-0.24553221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24938533">
                <text:p>-0.24938533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6569209">
                <text:p>-0.26569209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71172142870575">
                <text:p>-0.271172142870575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74352266095558">
                <text:p>-0.274352266095558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7463375033255">
                <text:p>-0.27463375033255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76415095306102">
                <text:p>-0.276415095306102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76786187191624">
                <text:p>-0.276786187191624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75188638789517">
                <text:p>-0.275188638789517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76256257586794">
                <text:p>-0.276256257586794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74458752579207">
                <text:p>-0.274458752579207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72162598804375">
                <text:p>-0.272162598804375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69313409866941">
                <text:p>-0.269313409866941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65200672544877">
                <text:p>-0.265200672544877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6766332836384">
                <text:p>-0.26766332836384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69093448074634">
                <text:p>-0.269093448074634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269509131608196">
                <text:p>-0.269509131608196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271933240636437">
                <text:p>-0.271933240636437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273786907391459">
                <text:p>-0.273786907391459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276406902705783">
                <text:p>-0.276406902705783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278712522138278">
                <text:p>-0.278712522138278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284258462221573">
                <text:p>-0.284258462221573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285226453456399">
                <text:p>-0.285226453456399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291325038990865">
                <text:p>-0.291325038990865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28892022500862">
                <text:p>-0.28892022500862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293426804703564">
                <text:p>-0.293426804703564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312889946230756">
                <text:p>-0.312889946230756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321470655835262">
                <text:p>-0.321470655835262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326630452511518">
                <text:p>-0.326630452511518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324517679615938">
                <text:p>-0.324517679615938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325513842657149">
                <text:p>-0.325513842657149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330725652819156">
                <text:p>-0.330725652819156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328104029377074">
                <text:p>-0.328104029377074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324888049377074">
                <text:p>-0.324888049377074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334009974377074">
                <text:p>-0.334009974377074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329143564377074">
                <text:p>-0.329143564377074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339891959377074">
                <text:p>-0.339891959377074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336716314377074">
                <text:p>-0.336716314377074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355274124377074">
                <text:p>-0.355274124377074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348121524377074">
                <text:p>-0.348121524377074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345736394377074">
                <text:p>-0.345736394377074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331643579377074">
                <text:p>-0.331643579377074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335934014377074">
                <text:p>-0.335934014377074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337916509377074">
                <text:p>-0.337916509377074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334378549377074">
                <text:p>-0.334378549377074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338108249377074">
                <text:p>-0.338108249377074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344816679377074">
                <text:p>-0.344816679377074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342937504377074">
                <text:p>-0.342937504377074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339994464377074">
                <text:p>-0.339994464377074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334485184377074">
                <text:p>-0.334485184377074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338928679377074">
                <text:p>-0.338928679377074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334221064377074">
                <text:p>-0.334221064377074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339904719377074">
                <text:p>-0.339904719377074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329466299377074">
                <text:p>-0.329466299377074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333344244377074">
                <text:p>-0.333344244377074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342535894377074">
                <text:p>-0.342535894377074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340580379377074">
                <text:p>-0.340580379377074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336222229377074">
                <text:p>-0.336222229377074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344117384377074">
                <text:p>-0.344117384377074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337158304377074">
                <text:p>-0.337158304377074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338995409377074">
                <text:p>-0.338995409377074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351841664377074">
                <text:p>-0.351841664377074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336695169377074">
                <text:p>-0.33669516937707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424cm" svg:y="0.14cm" chart:style-name="ch2">
          <text:p>Couple de Lacet</text:p>
        </chart:title>
        <chart:legend chart:legend-position="end" svg:x="6.543cm" svg:y="3.298cm" chart:style-name="ch3"/>
        <chart:plot-area chart:style-name="ch4" table:cell-range-address="Feuille1.$A$507:.$B$602" chart:table-number-list="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0.000330607078620755">
                <text:p>0.000330607078620755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0.000292372148582962">
                <text:p>0.000292372148582962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0.000216090894088733">
                <text:p>0.000216090894088733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0.000288521685843677">
                <text:p>0.000288521685843677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0.000148944139058613">
                <text:p>0.000148944139058613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0.00050265085">
                <text:p>0.00050265085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0.000627094821761495">
                <text:p>0.000627094821761495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0.000603710233407608">
                <text:p>0.000603710233407608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0.000731726033775257">
                <text:p>0.000731726033775257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0.000713814293419059">
                <text:p>0.000713814293419059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0.000805220296137327">
                <text:p>0.000805220296137327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0.000898702693966253">
                <text:p>0.000898702693966253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0.00106519653672242">
                <text:p>0.00106519653672242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0.00112475151462415">
                <text:p>0.00112475151462415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0.000808660006294713">
                <text:p>0.000808660006294713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0.000487177995438139">
                <text:p>0.000487177995438139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0.000155119961456157">
                <text:p>0.000155119961456157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0.0000082710939259688">
                <text:p>0.0000082710939259688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0533903026640388">
                <text:p>-0.000533903026640388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0765608558974677">
                <text:p>-0.000765608558974677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0940208665185591">
                <text:p>-0.000940208665185591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11198324405859">
                <text:p>-0.0011198324405859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135799655799461">
                <text:p>-0.00135799655799461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155893187616747">
                <text:p>-0.00155893187616747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172803187062368">
                <text:p>-0.00172803187062368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175573972035993">
                <text:p>-0.00175573972035993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178024108233396">
                <text:p>-0.00178024108233396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183118075770549">
                <text:p>-0.00183118075770549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191634545554087">
                <text:p>-0.00191634545554087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195588853263272">
                <text:p>-0.00195588853263272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191959719137917">
                <text:p>-0.00191959719137917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1996249596809">
                <text:p>-0.001996249596809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217117889887952">
                <text:p>-0.00217117889887952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235912469064752">
                <text:p>-0.00235912469064752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262779665559271">
                <text:p>-0.00262779665559271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283117652438172">
                <text:p>-0.00283117652438172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37511059367468">
                <text:p>-0.0037511059367468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36198019440133">
                <text:p>-0.0036198019440133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363591980339058">
                <text:p>-0.00363591980339058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34677153386197">
                <text:p>-0.0034677153386197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326207256653735">
                <text:p>-0.00326207256653735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302446723518091">
                <text:p>-0.00302446723518091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303538079720566">
                <text:p>-0.00303538079720566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323508497279695">
                <text:p>-0.00323508497279695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359987491715984">
                <text:p>-0.00359987491715984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381585366334244">
                <text:p>-0.00381585366334244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380934657906378">
                <text:p>-0.00380934657906378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410701544742101">
                <text:p>-0.00410701544742101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448456644283869">
                <text:p>-0.00448456644283869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45924113068365">
                <text:p>-0.0045924113068365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471835815858171">
                <text:p>-0.00471835815858171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473456408674137">
                <text:p>-0.00473456408674137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494740057129124">
                <text:p>-0.00494740057129124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512548820278203">
                <text:p>-0.00512548820278203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537978134862907">
                <text:p>-0.00537978134862907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560234539540466">
                <text:p>-0.00560234539540466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576776297009149">
                <text:p>-0.00576776297009149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570993083714644">
                <text:p>-0.00570993083714644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574322109953811">
                <text:p>-0.00574322109953811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568362356064182">
                <text:p>-0.00568362356064182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553833786611298">
                <text:p>-0.00553833786611298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549286213014471">
                <text:p>-0.00549286213014471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53570204738333">
                <text:p>-0.0053570204738333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487173816873416">
                <text:p>-0.00487173816873416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445993565614629">
                <text:p>-0.00445993565614629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437289723628017">
                <text:p>-0.00437289723628017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369744413110456">
                <text:p>-0.00369744413110456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730824316439754">
                <text:p>-0.00730824316439754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953636640187265">
                <text:p>-0.00953636640187265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919866315346425">
                <text:p>-0.00919866315346425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104666588604497">
                <text:p>-0.0104666588604497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120802614447163">
                <text:p>-0.0120802614447163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133660549767112">
                <text:p>-0.0133660549767112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139767636025664">
                <text:p>-0.0139767636025664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129133145927954">
                <text:p>-0.0129133145927954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139253671541222">
                <text:p>-0.0139253671541222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139131409291029">
                <text:p>-0.0139131409291029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127533822116568">
                <text:p>-0.0127533822116568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111009194916412">
                <text:p>-0.0111009194916412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118425603474922">
                <text:p>-0.0118425603474922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128298147618699">
                <text:p>-0.0128298147618699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129313369247372">
                <text:p>-0.0129313369247372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127288504288924">
                <text:p>-0.0127288504288924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112580463548134">
                <text:p>-0.0112580463548134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127679336155617">
                <text:p>-0.0127679336155617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132273481797098">
                <text:p>-0.0132273481797098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129471415144666">
                <text:p>-0.0129471415144666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136397950222799">
                <text:p>-0.0136397950222799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156850645571969">
                <text:p>-0.0156850645571969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158207552906076">
                <text:p>-0.0158207552906076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170693123596494">
                <text:p>-0.0170693123596494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162622155615705">
                <text:p>-0.0162622155615705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13326012804907">
                <text:p>-0.013326012804907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155266785485822">
                <text:p>-0.0155266785485822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17533106523144">
                <text:p>-0.017533106523144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1875097185">
                <text:p>-0.0187509718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2999992370605pt" style:font-family-asian="'Lucida Sans Unicode'" style:font-family-generic-asian="system" style:font-pitch-asian="variable" style:font-size-asian="23.2999992370605pt" style:font-family-complex="Tahoma" style:font-family-generic-complex="system" style:font-pitch-complex="variable" style:font-size-complex="23.299999237060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5pt" style:font-family-asian="'Lucida Sans Unicode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6.2000007629395pt" style:font-family-asian="'Lucida Sans Unicode'" style:font-family-generic-asian="system" style:font-pitch-asian="variable" style:font-size-asian="16.2000007629395pt" style:font-family-complex="Tahoma" style:font-family-generic-complex="system" style:font-pitch-complex="variable" style:font-size-complex="16.2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5pt" style:font-family-asian="'Lucida Sans Unicode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8000001907349pt" style:font-family-asian="'Lucida Sans Unicode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939cm" svg:height="12.593cm" chart:class="chart:scatter" chart:style-name="ch1">
        <chart:title svg:x="3.977cm" svg:y="0.251cm" chart:style-name="ch2">
          <text:p>Couple de Roulis</text:p>
        </chart:title>
        <chart:plot-area chart:style-name="ch3" table:cell-range-address="Feuille1.$A$507:.$A$602 Feuille1.$C$507:.$C$602" chart:table-number-list="0 0" svg:x="0.278cm" svg:y="1.659cm" svg:width="12.922cm" svg:height="10.681cm">
          <chart:axis chart:dimension="x" chart:name="primary-x" chart:style-name="ch4">
            <chart:title svg:x="6.907cm" svg:y="11.702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78cm" svg:y="8.058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558958169037791">
                <text:p>-0.00558958169037791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567017258031763">
                <text:p>-0.00567017258031763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567048250061436">
                <text:p>-0.00567048250061436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570506368402695">
                <text:p>-0.00570506368402695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572902249922447">
                <text:p>-0.00572902249922447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5628913225">
                <text:p>-0.005628913225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558415185707938">
                <text:p>-0.00558415185707938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557272808868163">
                <text:p>-0.00557272808868163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-0.00553934841617216">
                <text:p>-0.00553934841617216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546470925009497">
                <text:p>-0.00546470925009497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539493578241306">
                <text:p>-0.00539493578241306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533696589411873">
                <text:p>-0.00533696589411873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-0.00544432306104045">
                <text:p>-0.00544432306104045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-0.00548900351094558">
                <text:p>-0.00548900351094558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-0.00550252746449288">
                <text:p>-0.00550252746449288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-0.00550659857674784">
                <text:p>-0.00550659857674784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-0.00549752293946739">
                <text:p>-0.00549752293946739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-0.00545273630290747">
                <text:p>-0.00545273630290747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543857353869741">
                <text:p>-0.00543857353869741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547761193540877">
                <text:p>-0.00547761193540877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550161013552733">
                <text:p>-0.00550161013552733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547442082562341">
                <text:p>-0.00547442082562341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542735887693538">
                <text:p>-0.00542735887693538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542047112223514">
                <text:p>-0.00542047112223514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546192389690967">
                <text:p>-0.00546192389690967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542101516657597">
                <text:p>-0.00542101516657597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548307955944813">
                <text:p>-0.00548307955944813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551820061277678">
                <text:p>-0.00551820061277678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553306189367569">
                <text:p>-0.00553306189367569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547288158698559">
                <text:p>-0.00547288158698559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553820384590167">
                <text:p>-0.00553820384590167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554230751803571">
                <text:p>-0.00554230751803571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553211188454963">
                <text:p>-0.00553211188454963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554967957249739">
                <text:p>-0.00554967957249739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558866383459899">
                <text:p>-0.00558866383459899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565198193542541">
                <text:p>-0.00565198193542541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593002765083398">
                <text:p>-0.00593002765083398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582908615627236">
                <text:p>-0.00582908615627236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578230726967028">
                <text:p>-0.00578230726967028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573054774435062">
                <text:p>-0.00573054774435062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566687747351737">
                <text:p>-0.00566687747351737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566396546052675">
                <text:p>-0.00566396546052675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584477859615581">
                <text:p>-0.00584477859615581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581583210237661">
                <text:p>-0.00581583210237661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598300807056296">
                <text:p>-0.00598300807056296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596335902682996">
                <text:p>-0.00596335902682996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598547643441562">
                <text:p>-0.00598547643441562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607372800509298">
                <text:p>-0.00607372800509298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610680349399305">
                <text:p>-0.00610680349399305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609970485165677">
                <text:p>-0.00609970485165677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610907915881006">
                <text:p>-0.00610907915881006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600280388530788">
                <text:p>-0.00600280388530788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602929111650142">
                <text:p>-0.00602929111650142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594633835494174">
                <text:p>-0.00594633835494174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588459003853099">
                <text:p>-0.00588459003853099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578752162511538">
                <text:p>-0.00578752162511538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575065916760631">
                <text:p>-0.00575065916760631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567480963646446">
                <text:p>-0.00567480963646446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565571904474719">
                <text:p>-0.00565571904474719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57104060738509">
                <text:p>-0.0057104060738509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576140651110692">
                <text:p>-0.00576140651110692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573106081703515">
                <text:p>-0.00573106081703515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543780950558061">
                <text:p>-0.00543780950558061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528992138092713">
                <text:p>-0.00528992138092713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52495614868632">
                <text:p>-0.0052495614868632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512020011048522">
                <text:p>-0.00512020011048522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539873161048072">
                <text:p>-0.00539873161048072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579080061598395">
                <text:p>-0.00579080061598395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610749006966321">
                <text:p>-0.00610749006966321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633549041513698">
                <text:p>-0.00633549041513698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639858151036897">
                <text:p>-0.00639858151036897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655957687969405">
                <text:p>-0.00655957687969405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698262564330102">
                <text:p>-0.00698262564330102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714270963360469">
                <text:p>-0.00714270963360469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718771177286848">
                <text:p>-0.00718771177286848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722870872310811">
                <text:p>-0.00722870872310811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734181936678534">
                <text:p>-0.00734181936678534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744723974633178">
                <text:p>-0.00744723974633178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719301709300178">
                <text:p>-0.00719301709300178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0718865908158418">
                <text:p>-0.00718865908158418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0706343933956228">
                <text:p>-0.00706343933956228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0728001590152438">
                <text:p>-0.00728001590152438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0725599669990174">
                <text:p>-0.00725599669990174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0765541051505559">
                <text:p>-0.00765541051505559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074735863930065">
                <text:p>-0.0074735863930065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0796721482723271">
                <text:p>-0.00796721482723271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0815291155179947">
                <text:p>-0.00815291155179947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0826186951590527">
                <text:p>-0.00826186951590527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0791901440135079">
                <text:p>-0.00791901440135079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0794943703610793">
                <text:p>-0.00794943703610793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0782441415501207">
                <text:p>-0.00782441415501207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0806167331886848">
                <text:p>-0.00806167331886848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084325760754914">
                <text:p>-0.0084325760754914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0856265670591704">
                <text:p>-0.00856265670591704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0874908737953516">
                <text:p>-0.00874908737953516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888614285">
                <text:p>-0.0088861428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12cm" svg:y="0.14cm" chart:style-name="ch2">
          <text:p>Couple de Tangage</text:p>
        </chart:title>
        <chart:legend chart:legend-position="end" svg:x="6.516cm" svg:y="3.298cm" chart:style-name="ch3"/>
        <chart:plot-area chart:style-name="ch4" table:cell-range-address="Feuille1.$A$507:.$A$602 Feuille1.$D$507:.$D$602" chart:table-number-list="0 0" svg:x="0.707cm" svg:y="1.05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90351512">
                <text:p>0.0190351512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33160688">
                <text:p>0.013316068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63209816">
                <text:p>0.0163209816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119205528">
                <text:p>0.0119205528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29646584">
                <text:p>0.0129646584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896054">
                <text:p>0.01896054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74675232">
                <text:p>0.017467523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201013128">
                <text:p>0.020101312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203038656">
                <text:p>0.020303865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62784264">
                <text:p>0.016278426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69731024">
                <text:p>0.0169731024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63196064">
                <text:p>0.0163196064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68969152">
                <text:p>0.016896915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62309944">
                <text:p>0.0162309944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6204372">
                <text:p>0.01620437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6299248">
                <text:p>0.01629924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65438392">
                <text:p>0.0165438392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6759808">
                <text:p>0.01675980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6934216">
                <text:p>0.01693421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72119688">
                <text:p>0.017211968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7292132">
                <text:p>0.017292132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76161632">
                <text:p>0.0176161632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7691748">
                <text:p>0.01769174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80046672">
                <text:p>0.018004667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82746912">
                <text:p>0.018274691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8404576">
                <text:p>0.01840457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83938432">
                <text:p>0.018393843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85585072">
                <text:p>0.0185585072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8771844">
                <text:p>0.018771844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88671392">
                <text:p>0.018867139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89417904">
                <text:p>0.0189417904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92709616">
                <text:p>0.0192709616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95210824">
                <text:p>0.0195210824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96425768">
                <text:p>0.019642576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99508264">
                <text:p>0.0199508264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212553672">
                <text:p>0.021255367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21693771429646">
                <text:p>0.021693771429646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219481812876446">
                <text:p>0.021948181287644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21970700026604">
                <text:p>0.021970700026604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221132076244882">
                <text:p>0.0221132076244882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221428949753299">
                <text:p>0.0221428949753299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220150911031614">
                <text:p>0.022015091103161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221005006069435">
                <text:p>0.0221005006069435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219567002063366">
                <text:p>0.0219567002063366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2177300790435">
                <text:p>0.02177300790435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215450727893553">
                <text:p>0.021545072789355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212160538035901">
                <text:p>0.021216053803590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214130662691072">
                <text:p>0.0214130662691072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215274758459707">
                <text:p>0.0215274758459707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215607305286557">
                <text:p>0.021560730528655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21754659250915">
                <text:p>0.021754659250915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219029525913168">
                <text:p>0.021902952591316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221125522164626">
                <text:p>0.0221125522164626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222970017710622">
                <text:p>0.022297001771062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27406769777258">
                <text:p>0.0227406769777258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28181162765119">
                <text:p>0.0228181162765119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33060031192692">
                <text:p>0.023306003119269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31136180006896">
                <text:p>0.023113618000689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34741443762851">
                <text:p>0.0234741443762851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50311956984604">
                <text:p>0.0250311956984604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5717652466821">
                <text:p>0.025717652466821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61304362009215">
                <text:p>0.026130436200921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5961414369275">
                <text:p>0.02596141436927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260411074125719">
                <text:p>0.0260411074125719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264580522255325">
                <text:p>0.026458052225532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262483223501659">
                <text:p>0.026248322350165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259910439501659">
                <text:p>0.0259910439501659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267207979501659">
                <text:p>0.0267207979501659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263314851501659">
                <text:p>0.0263314851501659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271913567501659">
                <text:p>0.0271913567501659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269373051501659">
                <text:p>0.0269373051501659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284219299501659">
                <text:p>0.0284219299501659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278497219501659">
                <text:p>0.0278497219501659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276589115501659">
                <text:p>0.0276589115501659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265314863501659">
                <text:p>0.026531486350165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268747211501659">
                <text:p>0.0268747211501659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270333207501659">
                <text:p>0.0270333207501659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267502839501659">
                <text:p>0.026750283950165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270486599501659">
                <text:p>0.027048659950165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275853343501659">
                <text:p>0.027585334350165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274350003501659">
                <text:p>0.0274350003501659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271995571501659">
                <text:p>0.0271995571501659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267588147501659">
                <text:p>0.0267588147501659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271142943501659">
                <text:p>0.0271142943501659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267376851501659">
                <text:p>0.0267376851501659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271923775501659">
                <text:p>0.0271923775501659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263573039501659">
                <text:p>0.0263573039501659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266675395501659">
                <text:p>0.026667539550165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274028715501659">
                <text:p>0.0274028715501659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272464303501659">
                <text:p>0.0272464303501659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268977783501659">
                <text:p>0.0268977783501659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275293907501659">
                <text:p>0.0275293907501659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269726643501659">
                <text:p>0.0269726643501659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71196327501659">
                <text:p>0.0271196327501659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281473331501659">
                <text:p>0.028147333150165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269356135501659">
                <text:p>0.0269356135501659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61cm" svg:y="0.14cm" chart:style-name="ch2">
          <text:p>Poussée</text:p>
        </chart:title>
        <chart:legend chart:legend-position="end" svg:x="6.543cm" svg:y="3.298cm" chart:style-name="ch3"/>
        <chart:plot-area chart:style-name="ch4" table:cell-range-address="Feuille1.$A$507:.$A$602 Feuille1.$E$507:.$E$602" chart:table-number-list="0 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324065941571883">
                <text:p>0.324065941571883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32545430119066">
                <text:p>0.3254543011906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322883603016743">
                <text:p>0.32288360301674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324347657634237">
                <text:p>0.32434765763423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32720012986868">
                <text:p>0.3272001298686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32185126">
                <text:p>0.3218512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320089937895374">
                <text:p>0.32008993789537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323770440445206">
                <text:p>0.32377044044520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326748878471394">
                <text:p>0.32674887847139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328033487550844">
                <text:p>0.32803348755084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327751290863748">
                <text:p>0.32775129086374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326839579955881">
                <text:p>0.32683957995588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332374228074989">
                <text:p>0.332374228074989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335282971363684">
                <text:p>0.335282971363684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335629212063541">
                <text:p>0.335629212063541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336381951456735">
                <text:p>0.336381951456735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336480212771881">
                <text:p>0.33648021277188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341049027836867">
                <text:p>0.341049027836867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341854621716773">
                <text:p>0.341854621716773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34688300491212">
                <text:p>0.34688300491212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350825868657785">
                <text:p>0.350825868657785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355256507279131">
                <text:p>0.355256507279131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355332294767343">
                <text:p>0.355332294767343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357793313105047">
                <text:p>0.35779331310504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364396978082728">
                <text:p>0.36439697808272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367944876040743">
                <text:p>0.36794487604074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372367456278387">
                <text:p>0.37236745627838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372550889814281">
                <text:p>0.37255088981428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37547522107562">
                <text:p>0.37547522107562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379834823685331">
                <text:p>0.37983482368533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383023029219361">
                <text:p>0.383023029219361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385723927123138">
                <text:p>0.38572392712313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390770369970408">
                <text:p>0.39077036997040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396063865929371">
                <text:p>0.396063865929371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40417514528715">
                <text:p>0.4041751452871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411970493053552">
                <text:p>0.41197049305355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416550349180274">
                <text:p>0.41655034918027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418939620053932">
                <text:p>0.41893962005393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418720882374275">
                <text:p>0.41872088237427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419146431316183">
                <text:p>0.419146431316183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419195309995561">
                <text:p>0.419195309995561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418053335072109">
                <text:p>0.41805333507210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422689018682494">
                <text:p>0.42268901868249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422853084082029">
                <text:p>0.42285308408202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425088545441536">
                <text:p>0.42508854544153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423528441989645">
                <text:p>0.423528441989645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423595589566855">
                <text:p>0.42359558956685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430030291262174">
                <text:p>0.430030291262174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436266810711656">
                <text:p>0.43626681071165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439760770707872">
                <text:p>0.43976077070787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447092813152637">
                <text:p>0.44709281315263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451809745931556">
                <text:p>0.451809745931556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457612620212222">
                <text:p>0.457612620212222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462995914360294">
                <text:p>0.462995914360294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469627264735847">
                <text:p>0.46962726473584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472073009137489">
                <text:p>0.472073009137489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479638539567509">
                <text:p>0.47963853956750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479534308274531">
                <text:p>0.479534308274531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485055882344328">
                <text:p>0.48505588234432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492798712393375">
                <text:p>0.49279871239337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503004427232088">
                <text:p>0.503004427232088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509599083559402">
                <text:p>0.509599083559402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503740023007896">
                <text:p>0.503740023007896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502514070279882">
                <text:p>0.50251407027988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506501778937495">
                <text:p>0.50650177893749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500439307580388">
                <text:p>0.50043930758038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498568745112647">
                <text:p>0.49856874511264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513303323793662">
                <text:p>0.513303323793662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535321541574109">
                <text:p>0.535321541574109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56260296755631">
                <text:p>0.5626029675563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542851573144715">
                <text:p>0.54285157314471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560968550040751">
                <text:p>0.56096855004075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561735965559341">
                <text:p>0.56173596555934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571046105525644">
                <text:p>0.57104610552564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561424281808969">
                <text:p>0.56142428180896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577648257557692">
                <text:p>0.577648257557692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581079808645684">
                <text:p>0.581079808645684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597815273248589">
                <text:p>0.59781527324858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60872566391822">
                <text:p>0.6087256639182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618306172456201">
                <text:p>0.618306172456201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620994494265509">
                <text:p>0.620994494265509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628351418238823">
                <text:p>0.62835141823882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639370960035827">
                <text:p>0.63937096003582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655651429656296">
                <text:p>0.655651429656296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654968949544503">
                <text:p>0.654968949544503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6751830464534">
                <text:p>0.6751830464534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661856981615491">
                <text:p>0.66185698161549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666382989647753">
                <text:p>0.66638298964775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678265291589263">
                <text:p>0.67826529158926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680930396848282">
                <text:p>0.68093039684828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686734392291369">
                <text:p>0.686734392291369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696638787842728">
                <text:p>0.696638787842728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710110964081202">
                <text:p>0.71011096408120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721814227815618">
                <text:p>0.721814227815618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724408886820199">
                <text:p>0.72440888682019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73053672">
                <text:p>0.73053672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